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61.99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250.36pt"/>
    </style:style>
    <style:style style:name="co6" style:family="table-column">
      <style:table-column-properties fo:break-before="auto" style:column-width="457.99pt"/>
    </style:style>
    <style:style style:name="co7" style:family="table-column">
      <style:table-column-properties fo:break-before="auto" style:column-width="84.36pt"/>
    </style:style>
    <style:style style:name="co8" style:family="table-column">
      <style:table-column-properties fo:break-before="auto" style:column-width="55.05pt"/>
    </style:style>
    <style:style style:name="co9" style:family="table-column">
      <style:table-column-properties fo:break-before="auto" style:column-width="88.7pt"/>
    </style:style>
    <style:style style:name="co10" style:family="table-column">
      <style:table-column-properties fo:break-before="auto" style:column-width="73.81pt"/>
    </style:style>
    <style:style style:name="co11" style:family="table-column">
      <style:table-column-properties fo:break-before="auto" style:column-width="123.76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80.85pt"/>
    </style:style>
    <style:style style:name="co15" style:family="table-column">
      <style:table-column-properties fo:break-before="auto" style:column-width="120.64pt"/>
    </style:style>
    <style:style style:name="co16" style:family="table-column">
      <style:table-column-properties fo:break-before="auto" style:column-width="134.56pt"/>
    </style:style>
    <style:style style:name="co17" style:family="table-column">
      <style:table-column-properties fo:break-before="auto" style:column-width="106.75pt"/>
    </style:style>
    <style:style style:name="co18" style:family="table-column">
      <style:table-column-properties fo:break-before="auto" style:column-width="477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za_po_oxalata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row table:style-name="ro1">
          <table:table-cell office:value-type="string" calcext:value-type="string">
            <text:p>№ истории болезни</text:p>
          </table:table-cell>
          <table:table-cell office:value-type="string" calcext:value-type="string">
            <text:p>№ в архиве</text:p>
          </table:table-cell>
          <table:table-cell office:value-type="string" calcext:value-type="string">
            <text:p>ЛПУ</text:p>
          </table:table-cell>
          <table:table-cell office:value-type="string" calcext:value-type="string">
            <text:p>Пол</text:p>
          </table:table-cell>
          <table:table-cell office:value-type="string" calcext:value-type="string">
            <text:p>Дата рождения</text:p>
          </table:table-cell>
          <table:table-cell office:value-type="string" calcext:value-type="string">
            <text:p>возраст</text:p>
          </table:table-cell>
          <table:table-cell office:value-type="string" calcext:value-type="string">
            <text:p>Адрес</text:p>
          </table:table-cell>
          <table:table-cell office:value-type="string" calcext:value-type="string">
            <text:p>Адрес 2</text:p>
          </table:table-cell>
          <table:table-cell office:value-type="string" calcext:value-type="string">
            <text:p>Поликлиника</text:p>
          </table:table-cell>
          <table:table-cell office:value-type="string" calcext:value-type="string">
            <text:p>Зона водоснабжения</text:p>
          </table:table-cell>
          <table:table-cell office:value-type="string" calcext:value-type="string">
            <text:p>долгота</text:p>
          </table:table-cell>
          <table:table-cell office:value-type="string" calcext:value-type="string">
            <text:p>широта</text:p>
          </table:table-cell>
          <table:table-cell office:value-type="string" calcext:value-type="string">
            <text:p>город/область</text:p>
          </table:table-cell>
          <table:table-cell office:value-type="string" calcext:value-type="string">
            <text:p>город/село</text:p>
          </table:table-cell>
          <table:table-cell office:value-type="string" calcext:value-type="string">
            <text:p>Экскреция оксалатов, мг</text:p>
          </table:table-cell>
          <table:table-cell office:value-type="string" calcext:value-type="string">
            <text:p>доля от нормы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Наличие оксалатов в общем анализе</text:p>
          </table:table-cell>
          <table:table-cell office:value-type="string" calcext:value-type="string">
            <text:p>Год начала заболевания</text:p>
          </table:table-cell>
          <table:table-cell office:value-type="string" calcext:value-type="string">
            <text:p>возраст начала заболевания</text:p>
          </table:table-cell>
          <table:table-cell office:value-type="string" calcext:value-type="string">
            <text:p>стаж заболевания</text:p>
          </table:table-cell>
          <table:table-cell office:value-type="string" calcext:value-type="string">
            <text:p>Диагноз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1999-05-30" calcext:value-type="date">
            <text:p>05/30/1999</text:p>
          </table:table-cell>
          <table:table-cell table:style-name="ce2" table:formula="of:=ROUND((DATE(2015;1;1)-[.E2])/365.25)" office:value-type="float" office:value="16" calcext:value-type="float">
            <text:p>16</text:p>
          </table:table-cell>
          <table:table-cell office:value-type="string" calcext:value-type="string">
            <text:p>г.Иваново, ул, Ермака 18-8</text:p>
          </table:table-cell>
          <table:table-cell office:value-type="string" calcext:value-type="string">
            <text:p>Россия, Иваново, улица Ермака, 18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18222" calcext:value-type="float">
            <text:p>57.018222</text:p>
          </table:table-cell>
          <table:table-cell office:value-type="float" office:value="40.964659" calcext:value-type="float">
            <text:p>40.964659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5.4" calcext:value-type="float">
            <text:p>15.4</text:p>
          </table:table-cell>
          <table:table-cell table:formula="of:=IF([.F2]&lt;[Лист2.$A$1];ROUND([.O2]/[Лист2.$C$1];2);IF([.F2]&lt;[Лист2.$A$2];ROUND([.O2]/[Лист2.$C$2];2);IF([.F2]&lt;[Лист2.$A$3];ROUND([.O2]/[Лист2.$C$3];2);IF([.F2]&lt;[Лист2.$A$4];ROUND([.O2]/[Лист2.$C$4];2);ROUND([.O2]/[Лист2.$C$5];2)))))" office:value-type="float" office:value="0.49" calcext:value-type="float">
            <text:p>0.49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да</text:p>
          </table:table-cell>
          <table:table-cell office:value-type="float" office:value="2012" calcext:value-type="float">
            <text:p>2012</text:p>
          </table:table-cell>
          <table:table-cell table:style-name="Default" table:formula="of:=[.S2]-YEAR([.E2])" office:value-type="float" office:value="13" calcext:value-type="float">
            <text:p>13</text:p>
          </table:table-cell>
          <table:table-cell table:formula="of:=2014-[.S2]" office:value-type="float" office:value="2" calcext:value-type="float">
            <text:p>2</text:p>
          </table:table-cell>
          <table:table-cell office:value-type="string" calcext:value-type="string">
            <text:p>Хронический пиелонефрит, вторичный.Дисметаболическая нефропатия.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6-08-19" calcext:value-type="date">
            <text:p>08/19/2006</text:p>
          </table:table-cell>
          <table:table-cell table:style-name="ce2" table:formula="of:=ROUND((DATE(2015;1;1)-[.E3])/365.25)" office:value-type="float" office:value="8" calcext:value-type="float">
            <text:p>8</text:p>
          </table:table-cell>
          <table:table-cell office:value-type="string" calcext:value-type="string">
            <text:p>г.Иваново, ул.Рабфаковская16</text:p>
          </table:table-cell>
          <table:table-cell office:value-type="string" calcext:value-type="string">
            <text:p>Россия, Иваново, Фрунзенский район, Рабфаковская улица, 16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05975" calcext:value-type="float">
            <text:p>57.005975</text:p>
          </table:table-cell>
          <table:table-cell office:value-type="float" office:value="40.948202" calcext:value-type="float">
            <text:p>40.948202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8.3" calcext:value-type="float">
            <text:p>18.3</text:p>
          </table:table-cell>
          <table:table-cell table:formula="of:=IF([.F3]&lt;[Лист2.$A$1];ROUND([.O3]/[Лист2.$C$1];2);IF([.F3]&lt;[Лист2.$A$2];ROUND([.O3]/[Лист2.$C$2];2);IF([.F3]&lt;[Лист2.$A$3];ROUND([.O3]/[Лист2.$C$3];2);IF([.F3]&lt;[Лист2.$A$4];ROUND([.O3]/[Лист2.$C$4];2);ROUND([.O3]/[Лист2.$C$5];2)))))" office:value-type="float" office:value="1.51" calcext:value-type="float">
            <text:p>1.51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3]-YEAR([.E3])" office:value-type="float" office:value="8" calcext:value-type="float">
            <text:p>8</text:p>
          </table:table-cell>
          <table:table-cell table:formula="of:=2014-[.S3]" office:value-type="float" office:value="0" calcext:value-type="float">
            <text:p>0</text:p>
          </table:table-cell>
          <table:table-cell office:value-type="string" calcext:value-type="string">
            <text:p>Острый пиелонефрит. Дисметаболическая нефропатия.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7-09-22" calcext:value-type="date">
            <text:p>09/22/2007</text:p>
          </table:table-cell>
          <table:table-cell table:style-name="ce2" table:formula="of:=ROUND((DATE(2015;1;1)-[.E4])/365.25)" office:value-type="float" office:value="7" calcext:value-type="float">
            <text:p>7</text:p>
          </table:table-cell>
          <table:table-cell office:value-type="string" calcext:value-type="string">
            <text:p>г.Иваново, ул Дзержинского23</text:p>
          </table:table-cell>
          <table:table-cell office:value-type="string" calcext:value-type="string">
            <text:p>Россия, Иваново, улица Дзержинского, 23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15954" calcext:value-type="float">
            <text:p>57.015954</text:p>
          </table:table-cell>
          <table:table-cell office:value-type="float" office:value="40.962333" calcext:value-type="float">
            <text:p>40.962333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5" calcext:value-type="float">
            <text:p>15</text:p>
          </table:table-cell>
          <table:table-cell table:formula="of:=IF([.F4]&lt;[Лист2.$A$1];ROUND([.O4]/[Лист2.$C$1];2);IF([.F4]&lt;[Лист2.$A$2];ROUND([.O4]/[Лист2.$C$2];2);IF([.F4]&lt;[Лист2.$A$3];ROUND([.O4]/[Лист2.$C$3];2);IF([.F4]&lt;[Лист2.$A$4];ROUND([.O4]/[Лист2.$C$4];2);ROUND([.O4]/[Лист2.$C$5];2)))))" office:value-type="float" office:value="1.24" calcext:value-type="float">
            <text:p>1.24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0" calcext:value-type="float">
            <text:p>2010</text:p>
          </table:table-cell>
          <table:table-cell table:style-name="Default" table:formula="of:=[.S4]-YEAR([.E4])" office:value-type="float" office:value="3" calcext:value-type="float">
            <text:p>3</text:p>
          </table:table-cell>
          <table:table-cell table:formula="of:=2014-[.S4]" office:value-type="float" office:value="4" calcext:value-type="float">
            <text:p>4</text:p>
          </table:table-cell>
          <table:table-cell office:value-type="string" calcext:value-type="string">
            <text:p>Хронический пиелонефри, вторичный.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8-09-24" calcext:value-type="date">
            <text:p>09/24/2008</text:p>
          </table:table-cell>
          <table:table-cell table:style-name="ce2" table:formula="of:=ROUND((DATE(2015;1;1)-[.E5])/365.25)" office:value-type="float" office:value="6" calcext:value-type="float">
            <text:p>6</text:p>
          </table:table-cell>
          <table:table-cell office:value-type="string" calcext:value-type="string">
            <text:p>г.Иваново пр.Ленина 112а</text:p>
          </table:table-cell>
          <table:table-cell office:value-type="string" calcext:value-type="string">
            <text:p>Россия, Иваново, проспект Ленина, 112А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19462" calcext:value-type="float">
            <text:p>57.019462</text:p>
          </table:table-cell>
          <table:table-cell office:value-type="float" office:value="40.970902" calcext:value-type="float">
            <text:p>40.970902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93.6" calcext:value-type="float">
            <text:p>93.6</text:p>
          </table:table-cell>
          <table:table-cell table:formula="of:=IF([.F5]&lt;[Лист2.$A$1];ROUND([.O5]/[Лист2.$C$1];2);IF([.F5]&lt;[Лист2.$A$2];ROUND([.O5]/[Лист2.$C$2];2);IF([.F5]&lt;[Лист2.$A$3];ROUND([.O5]/[Лист2.$C$3];2);IF([.F5]&lt;[Лист2.$A$4];ROUND([.O5]/[Лист2.$C$4];2);ROUND([.O5]/[Лист2.$C$5];2)))))" office:value-type="float" office:value="9.04" calcext:value-type="float">
            <text:p>9.04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5]-YEAR([.E5])" office:value-type="float" office:value="6" calcext:value-type="float">
            <text:p>6</text:p>
          </table:table-cell>
          <table:table-cell table:formula="of:=2014-[.S5]" office:value-type="float" office:value="0" calcext:value-type="float">
            <text:p>0</text:p>
          </table:table-cell>
          <table:table-cell office:value-type="string" calcext:value-type="string">
            <text:p>Инфекция мочевыводящих путей. Дисметаболическая нефропатия 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10-07-27" calcext:value-type="date">
            <text:p>07/27/2010</text:p>
          </table:table-cell>
          <table:table-cell table:style-name="ce2" table:formula="of:=ROUND((DATE(2015;1;1)-[.E6])/365.25)" office:value-type="float" office:value="4" calcext:value-type="float">
            <text:p>4</text:p>
          </table:table-cell>
          <table:table-cell office:value-type="string" calcext:value-type="string">
            <text:p>Ивановская область садовое товарищество «Востра» д 33</text:p>
          </table:table-cell>
          <table:table-cell office:value-type="string" calcext:value-type="string">
            <text:p>Россия, Ивановская область, Ивановский район, деревня Востра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910601" calcext:value-type="float">
            <text:p>56.910601</text:p>
          </table:table-cell>
          <table:table-cell office:value-type="float" office:value="40.945615" calcext:value-type="float">
            <text:p>40.945615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105.6" calcext:value-type="float">
            <text:p>105.6</text:p>
          </table:table-cell>
          <table:table-cell table:formula="of:=IF([.F6]&lt;[Лист2.$A$1];ROUND([.O6]/[Лист2.$C$1];2);IF([.F6]&lt;[Лист2.$A$2];ROUND([.O6]/[Лист2.$C$2];2);IF([.F6]&lt;[Лист2.$A$3];ROUND([.O6]/[Лист2.$C$3];2);IF([.F6]&lt;[Лист2.$A$4];ROUND([.O6]/[Лист2.$C$4];2);ROUND([.O6]/[Лист2.$C$5];2)))))" office:value-type="float" office:value="10.2" calcext:value-type="float">
            <text:p>10.2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6]-YEAR([.E6])" office:value-type="float" office:value="4" calcext:value-type="float">
            <text:p>4</text:p>
          </table:table-cell>
          <table:table-cell table:formula="of:=2014-[.S6]" office:value-type="float" office:value="0" calcext:value-type="float">
            <text:p>0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0-03-04" calcext:value-type="date">
            <text:p>03/04/2000</text:p>
          </table:table-cell>
          <table:table-cell table:style-name="ce2" table:formula="of:=ROUND((DATE(2015;1;1)-[.E7])/365.25)" office:value-type="float" office:value="15" calcext:value-type="float">
            <text:p>15</text:p>
          </table:table-cell>
          <table:table-cell office:value-type="string" calcext:value-type="string">
            <text:p>г.Иваново,ул Стефансона 12</text:p>
          </table:table-cell>
          <table:table-cell office:value-type="string" calcext:value-type="string">
            <text:p>Россия, Иваново, улица Стефенсона, 12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22764" calcext:value-type="float">
            <text:p>57.022764</text:p>
          </table:table-cell>
          <table:table-cell office:value-type="float" office:value="41.029697" calcext:value-type="float">
            <text:p>41.029697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7.2" calcext:value-type="float">
            <text:p>17.2</text:p>
          </table:table-cell>
          <table:table-cell table:formula="of:=IF([.F7]&lt;[Лист2.$A$1];ROUND([.O7]/[Лист2.$C$1];2);IF([.F7]&lt;[Лист2.$A$2];ROUND([.O7]/[Лист2.$C$2];2);IF([.F7]&lt;[Лист2.$A$3];ROUND([.O7]/[Лист2.$C$3];2);IF([.F7]&lt;[Лист2.$A$4];ROUND([.O7]/[Лист2.$C$4];2);ROUND([.O7]/[Лист2.$C$5];2)))))" office:value-type="float" office:value="0.55" calcext:value-type="float">
            <text:p>0.55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7]-YEAR([.E7])" office:value-type="float" office:value="13" calcext:value-type="float">
            <text:p>13</text:p>
          </table:table-cell>
          <table:table-cell table:formula="of:=2014-[.S7]" office:value-type="float" office:value="1" calcext:value-type="float">
            <text:p>1</text:p>
          </table:table-cell>
          <table:table-cell office:value-type="string" calcext:value-type="string">
            <text:p>Тубулоинтерстициальный нефрит, дисметаболический, поствирусный.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мужской</text:p>
          </table:table-cell>
          <table:table-cell office:value-type="date" office:date-value="2005-04-19" calcext:value-type="date">
            <text:p>04/19/2005</text:p>
          </table:table-cell>
          <table:table-cell table:style-name="ce2" table:formula="of:=ROUND((DATE(2015;1;1)-[.E8])/365.25)" office:value-type="float" office:value="10" calcext:value-type="float">
            <text:p>10</text:p>
          </table:table-cell>
          <table:table-cell office:value-type="string" calcext:value-type="string">
            <text:p>г.Иваново ул, Куликова 26</text:p>
          </table:table-cell>
          <table:table-cell office:value-type="string" calcext:value-type="string">
            <text:p>Россия, Иваново, улица Куликова, 26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66698" calcext:value-type="float">
            <text:p>56.966698</text:p>
          </table:table-cell>
          <table:table-cell office:value-type="float" office:value="40.966285" calcext:value-type="float">
            <text:p>40.966285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86.4" calcext:value-type="float">
            <text:p>86.4</text:p>
          </table:table-cell>
          <table:table-cell table:formula="of:=IF([.F8]&lt;[Лист2.$A$1];ROUND([.O8]/[Лист2.$C$1];2);IF([.F8]&lt;[Лист2.$A$2];ROUND([.O8]/[Лист2.$C$2];2);IF([.F8]&lt;[Лист2.$A$3];ROUND([.O8]/[Лист2.$C$3];2);IF([.F8]&lt;[Лист2.$A$4];ROUND([.O8]/[Лист2.$C$4];2);ROUND([.O8]/[Лист2.$C$5];2)))))" office:value-type="float" office:value="7.12" calcext:value-type="float">
            <text:p>7.12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8]-YEAR([.E8])" office:value-type="float" office:value="9" calcext:value-type="float">
            <text:p>9</text:p>
          </table:table-cell>
          <table:table-cell table:formula="of:=2014-[.S8]" office:value-type="float" office:value="0" calcext:value-type="float">
            <text:p>0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10-06-25" calcext:value-type="date">
            <text:p>06/25/2010</text:p>
          </table:table-cell>
          <table:table-cell table:style-name="ce2" table:formula="of:=ROUND((DATE(2015;1;1)-[.E9])/365.25)" office:value-type="float" office:value="5" calcext:value-type="float">
            <text:p>5</text:p>
          </table:table-cell>
          <table:table-cell office:value-type="string" calcext:value-type="string">
            <text:p>г.Иваново ул, 2 Талицкая 4</text:p>
          </table:table-cell>
          <table:table-cell office:value-type="string" calcext:value-type="string">
            <text:p>Россия, Иваново, 2-я Талицкая улица, 4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02774" calcext:value-type="float">
            <text:p>57.002774</text:p>
          </table:table-cell>
          <table:table-cell office:value-type="float" office:value="40.88505" calcext:value-type="float">
            <text:p>40.88505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84" calcext:value-type="float">
            <text:p>84</text:p>
          </table:table-cell>
          <table:table-cell table:formula="of:=IF([.F9]&lt;[Лист2.$A$1];ROUND([.O9]/[Лист2.$C$1];2);IF([.F9]&lt;[Лист2.$A$2];ROUND([.O9]/[Лист2.$C$2];2);IF([.F9]&lt;[Лист2.$A$3];ROUND([.O9]/[Лист2.$C$3];2);IF([.F9]&lt;[Лист2.$A$4];ROUND([.O9]/[Лист2.$C$4];2);ROUND([.O9]/[Лист2.$C$5];2)))))" office:value-type="float" office:value="8.12" calcext:value-type="float">
            <text:p>8.12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9]-YEAR([.E9])" office:value-type="float" office:value="4" calcext:value-type="float">
            <text:p>4</text:p>
          </table:table-cell>
          <table:table-cell table:formula="of:=2014-[.S9]" office:value-type="float" office:value="0" calcext:value-type="float">
            <text:p>0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мужской</text:p>
          </table:table-cell>
          <table:table-cell office:value-type="date" office:date-value="2002-03-01" calcext:value-type="date">
            <text:p>03/01/2002</text:p>
          </table:table-cell>
          <table:table-cell table:style-name="ce2" table:formula="of:=ROUND((DATE(2015;1;1)-[.E10])/365.25)" office:value-type="float" office:value="13" calcext:value-type="float">
            <text:p>13</text:p>
          </table:table-cell>
          <table:table-cell office:value-type="string" calcext:value-type="string">
            <text:p>г.Иваново ул, Тимерязева 4</text:p>
          </table:table-cell>
          <table:table-cell office:value-type="string" calcext:value-type="string">
            <text:p>Россия, Иваново, улица Тимирязева, 4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16302" calcext:value-type="float">
            <text:p>57.016302</text:p>
          </table:table-cell>
          <table:table-cell office:value-type="float" office:value="40.957212" calcext:value-type="float">
            <text:p>40.957212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12.8" calcext:value-type="float">
            <text:p>112.8</text:p>
          </table:table-cell>
          <table:table-cell table:formula="of:=IF([.F10]&lt;[Лист2.$A$1];ROUND([.O10]/[Лист2.$C$1];2);IF([.F10]&lt;[Лист2.$A$2];ROUND([.O10]/[Лист2.$C$2];2);IF([.F10]&lt;[Лист2.$A$3];ROUND([.O10]/[Лист2.$C$3];2);IF([.F10]&lt;[Лист2.$A$4];ROUND([.O10]/[Лист2.$C$4];2);ROUND([.O10]/[Лист2.$C$5];2)))))" office:value-type="float" office:value="9.3" calcext:value-type="float">
            <text:p>9.3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0]-YEAR([.E10])" office:value-type="float" office:value="12" calcext:value-type="float">
            <text:p>12</text:p>
          </table:table-cell>
          <table:table-cell table:formula="of:=2014-[.S10]" office:value-type="float" office:value="0" calcext:value-type="float">
            <text:p>0</text:p>
          </table:table-cell>
          <table:table-cell office:value-type="string" calcext:value-type="string">
            <text:p>Хронический вториный пиелонефрит.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мужской</text:p>
          </table:table-cell>
          <table:table-cell office:value-type="date" office:date-value="2005-07-29" calcext:value-type="date">
            <text:p>07/29/2005</text:p>
          </table:table-cell>
          <table:table-cell table:style-name="ce2" table:formula="of:=ROUND((DATE(2015;1;1)-[.E11])/365.25)" office:value-type="float" office:value="9" calcext:value-type="float">
            <text:p>9</text:p>
          </table:table-cell>
          <table:table-cell office:value-type="string" calcext:value-type="string">
            <text:p>г.Иваново ул. Генерала Горбатова, 23</text:p>
          </table:table-cell>
          <table:table-cell office:value-type="string" calcext:value-type="string">
            <text:p>Россия, Иваново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00348" calcext:value-type="float">
            <text:p>57.000348</text:p>
          </table:table-cell>
          <table:table-cell office:value-type="float" office:value="40.973921" calcext:value-type="float">
            <text:p>40.973921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68.8" calcext:value-type="float">
            <text:p>68.8</text:p>
          </table:table-cell>
          <table:table-cell table:formula="of:=IF([.F11]&lt;[Лист2.$A$1];ROUND([.O11]/[Лист2.$C$1];2);IF([.F11]&lt;[Лист2.$A$2];ROUND([.O11]/[Лист2.$C$2];2);IF([.F11]&lt;[Лист2.$A$3];ROUND([.O11]/[Лист2.$C$3];2);IF([.F11]&lt;[Лист2.$A$4];ROUND([.O11]/[Лист2.$C$4];2);ROUND([.O11]/[Лист2.$C$5];2)))))" office:value-type="float" office:value="5.67" calcext:value-type="float">
            <text:p>5.67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1]-YEAR([.E11])" office:value-type="float" office:value="9" calcext:value-type="float">
            <text:p>9</text:p>
          </table:table-cell>
          <table:table-cell table:formula="of:=2014-[.S11]" office:value-type="float" office:value="0" calcext:value-type="float">
            <text:p>0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6-11-03" calcext:value-type="date">
            <text:p>11/03/2006</text:p>
          </table:table-cell>
          <table:table-cell table:style-name="ce2" table:formula="of:=ROUND((DATE(2015;1;1)-[.E12])/365.25)" office:value-type="float" office:value="8" calcext:value-type="float">
            <text:p>8</text:p>
          </table:table-cell>
          <table:table-cell office:value-type="string" calcext:value-type="string">
            <text:p>г.Комсомольск ул, 40 лет Октября 8а</text:p>
          </table:table-cell>
          <table:table-cell office:value-type="string" calcext:value-type="string">
            <text:p>Россия, Ивановская область, Комсомольск, улица 40 лет Октября, 8А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015978" calcext:value-type="float">
            <text:p>57.015978</text:p>
          </table:table-cell>
          <table:table-cell office:value-type="float" office:value="40.386126" calcext:value-type="float">
            <text:p>40.386126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131.2" calcext:value-type="float">
            <text:p>131.2</text:p>
          </table:table-cell>
          <table:table-cell table:formula="of:=IF([.F12]&lt;[Лист2.$A$1];ROUND([.O12]/[Лист2.$C$1];2);IF([.F12]&lt;[Лист2.$A$2];ROUND([.O12]/[Лист2.$C$2];2);IF([.F12]&lt;[Лист2.$A$3];ROUND([.O12]/[Лист2.$C$3];2);IF([.F12]&lt;[Лист2.$A$4];ROUND([.O12]/[Лист2.$C$4];2);ROUND([.O12]/[Лист2.$C$5];2)))))" office:value-type="float" office:value="10.81" calcext:value-type="float">
            <text:p>10.81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2]-YEAR([.E12])" office:value-type="float" office:value="8" calcext:value-type="float">
            <text:p>8</text:p>
          </table:table-cell>
          <table:table-cell table:formula="of:=2014-[.S12]" office:value-type="float" office:value="0" calcext:value-type="float">
            <text:p>0</text:p>
          </table:table-cell>
          <table:table-cell office:value-type="string" calcext:value-type="string">
            <text:p>острый пиелонефрит 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6-08-17" calcext:value-type="date">
            <text:p>08/17/2006</text:p>
          </table:table-cell>
          <table:table-cell table:style-name="ce2" table:formula="of:=ROUND((DATE(2015;1;1)-[.E13])/365.25)" office:value-type="float" office:value="8" calcext:value-type="float">
            <text:p>8</text:p>
          </table:table-cell>
          <table:table-cell office:value-type="string" calcext:value-type="string">
            <text:p>г.Иваново ул Сарментовой 10</text:p>
          </table:table-cell>
          <table:table-cell office:value-type="string" calcext:value-type="string">
            <text:p>Россия, Иваново, улица Сарментовой, 10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10573" calcext:value-type="float">
            <text:p>57.010573</text:p>
          </table:table-cell>
          <table:table-cell office:value-type="float" office:value="40.996352" calcext:value-type="float">
            <text:p>40.996352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60" calcext:value-type="float">
            <text:p>60</text:p>
          </table:table-cell>
          <table:table-cell table:formula="of:=IF([.F13]&lt;[Лист2.$A$1];ROUND([.O13]/[Лист2.$C$1];2);IF([.F13]&lt;[Лист2.$A$2];ROUND([.O13]/[Лист2.$C$2];2);IF([.F13]&lt;[Лист2.$A$3];ROUND([.O13]/[Лист2.$C$3];2);IF([.F13]&lt;[Лист2.$A$4];ROUND([.O13]/[Лист2.$C$4];2);ROUND([.O13]/[Лист2.$C$5];2)))))" office:value-type="float" office:value="4.95" calcext:value-type="float">
            <text:p>4.95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3]-YEAR([.E13])" office:value-type="float" office:value="8" calcext:value-type="float">
            <text:p>8</text:p>
          </table:table-cell>
          <table:table-cell table:formula="of:=2014-[.S13]" office:value-type="float" office:value="0" calcext:value-type="float">
            <text:p>0</text:p>
          </table:table-cell>
          <table:table-cell office:value-type="string" calcext:value-type="string">
            <text:p>Хронический вториный пиелонефрит.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8-01-31" calcext:value-type="date">
            <text:p>01/31/2008</text:p>
          </table:table-cell>
          <table:table-cell table:style-name="ce2" table:formula="of:=ROUND((DATE(2015;1;1)-[.E14])/365.25)" office:value-type="float" office:value="7" calcext:value-type="float">
            <text:p>7</text:p>
          </table:table-cell>
          <table:table-cell office:value-type="string" calcext:value-type="string">
            <text:p>г.Иваново ул, Жарова 8</text:p>
          </table:table-cell>
          <table:table-cell office:value-type="string" calcext:value-type="string">
            <text:p>Россия, Иваново, улица Жарова, 8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99093" calcext:value-type="float">
            <text:p>56.999093</text:p>
          </table:table-cell>
          <table:table-cell office:value-type="float" office:value="40.969762" calcext:value-type="float">
            <text:p>40.969762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44" calcext:value-type="float">
            <text:p>44</text:p>
          </table:table-cell>
          <table:table-cell table:formula="of:=IF([.F14]&lt;[Лист2.$A$1];ROUND([.O14]/[Лист2.$C$1];2);IF([.F14]&lt;[Лист2.$A$2];ROUND([.O14]/[Лист2.$C$2];2);IF([.F14]&lt;[Лист2.$A$3];ROUND([.O14]/[Лист2.$C$3];2);IF([.F14]&lt;[Лист2.$A$4];ROUND([.O14]/[Лист2.$C$4];2);ROUND([.O14]/[Лист2.$C$5];2)))))" office:value-type="float" office:value="3.63" calcext:value-type="float">
            <text:p>3.63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4]-YEAR([.E14])" office:value-type="float" office:value="6" calcext:value-type="float">
            <text:p>6</text:p>
          </table:table-cell>
          <table:table-cell table:formula="of:=2014-[.S14]" office:value-type="float" office:value="0" calcext:value-type="float">
            <text:p>0</text:p>
          </table:table-cell>
          <table:table-cell office:value-type="string" calcext:value-type="string">
            <text:p>острый пиелонефрит, первичный.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0-05-09" calcext:value-type="date">
            <text:p>05/09/2000</text:p>
          </table:table-cell>
          <table:table-cell table:style-name="ce2" table:formula="of:=ROUND((DATE(2015;1;1)-[.E15])/365.25)" office:value-type="float" office:value="15" calcext:value-type="float">
            <text:p>15</text:p>
          </table:table-cell>
          <table:table-cell office:value-type="string" calcext:value-type="string">
            <text:p>г.Иваново Шереметевский проспект, 82а</text:p>
          </table:table-cell>
          <table:table-cell office:value-type="string" calcext:value-type="string">
            <text:p>Россия, Иваново, Шереметевский проспект, 82А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10141" calcext:value-type="float">
            <text:p>57.010141</text:p>
          </table:table-cell>
          <table:table-cell office:value-type="float" office:value="40.990135" calcext:value-type="float">
            <text:p>40.990135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332" calcext:value-type="float">
            <text:p>332</text:p>
          </table:table-cell>
          <table:table-cell table:formula="of:=IF([.F15]&lt;[Лист2.$A$1];ROUND([.O15]/[Лист2.$C$1];2);IF([.F15]&lt;[Лист2.$A$2];ROUND([.O15]/[Лист2.$C$2];2);IF([.F15]&lt;[Лист2.$A$3];ROUND([.O15]/[Лист2.$C$3];2);IF([.F15]&lt;[Лист2.$A$4];ROUND([.O15]/[Лист2.$C$4];2);ROUND([.O15]/[Лист2.$C$5];2)))))" office:value-type="float" office:value="10.54" calcext:value-type="float">
            <text:p>10.54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5]-YEAR([.E15])" office:value-type="float" office:value="14" calcext:value-type="float">
            <text:p>14</text:p>
          </table:table-cell>
          <table:table-cell table:formula="of:=2014-[.S15]" office:value-type="float" office:value="0" calcext:value-type="float">
            <text:p>0</text:p>
          </table:table-cell>
          <table:table-cell office:value-type="string" calcext:value-type="string">
            <text:p>Хронический пиелонефрит, вторичный, дисметаболический.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5-09-01" calcext:value-type="date">
            <text:p>09/01/2005</text:p>
          </table:table-cell>
          <table:table-cell table:style-name="ce2" table:formula="of:=ROUND((DATE(2015;1;1)-[.E16])/365.25)" office:value-type="float" office:value="9" calcext:value-type="float">
            <text:p>9</text:p>
          </table:table-cell>
          <table:table-cell office:value-type="string" calcext:value-type="string">
            <text:p>г.Иваново ул,Дзержинского 29а</text:p>
          </table:table-cell>
          <table:table-cell office:value-type="string" calcext:value-type="string">
            <text:p>Россия, Иваново, улица Дзержинского, 25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16115" calcext:value-type="float">
            <text:p>57.016115</text:p>
          </table:table-cell>
          <table:table-cell office:value-type="float" office:value="40.961695" calcext:value-type="float">
            <text:p>40.961695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86" calcext:value-type="float">
            <text:p>86</text:p>
          </table:table-cell>
          <table:table-cell table:formula="of:=IF([.F16]&lt;[Лист2.$A$1];ROUND([.O16]/[Лист2.$C$1];2);IF([.F16]&lt;[Лист2.$A$2];ROUND([.O16]/[Лист2.$C$2];2);IF([.F16]&lt;[Лист2.$A$3];ROUND([.O16]/[Лист2.$C$3];2);IF([.F16]&lt;[Лист2.$A$4];ROUND([.O16]/[Лист2.$C$4];2);ROUND([.O16]/[Лист2.$C$5];2)))))" office:value-type="float" office:value="7.09" calcext:value-type="float">
            <text:p>7.09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6]-YEAR([.E16])" office:value-type="float" office:value="9" calcext:value-type="float">
            <text:p>9</text:p>
          </table:table-cell>
          <table:table-cell table:formula="of:=2014-[.S16]" office:value-type="float" office:value="0" calcext:value-type="float">
            <text:p>0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4-10-20" calcext:value-type="date">
            <text:p>10/20/2004</text:p>
          </table:table-cell>
          <table:table-cell table:style-name="ce2" table:formula="of:=ROUND((DATE(2015;1;1)-[.E17])/365.25)" office:value-type="float" office:value="10" calcext:value-type="float">
            <text:p>10</text:p>
          </table:table-cell>
          <table:table-cell office:value-type="string" calcext:value-type="string">
            <text:p>г.Иваново 30-й микрорайон 14</text:p>
          </table:table-cell>
          <table:table-cell office:value-type="string" calcext:value-type="string">
            <text:p>Россия, Иваново, 30-й микрорайон, 14</text:p>
          </table:table-cell>
          <table:table-cell/>
          <table:table-cell office:value-type="string" calcext:value-type="string">
            <text:p>ОНВС-2</text:p>
          </table:table-cell>
          <table:table-cell office:value-type="float" office:value="56.970093" calcext:value-type="float">
            <text:p>56.970093</text:p>
          </table:table-cell>
          <table:table-cell office:value-type="float" office:value="41.003377" calcext:value-type="float">
            <text:p>41.003377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360" calcext:value-type="float">
            <text:p>360</text:p>
          </table:table-cell>
          <table:table-cell table:formula="of:=IF([.F17]&lt;[Лист2.$A$1];ROUND([.O17]/[Лист2.$C$1];2);IF([.F17]&lt;[Лист2.$A$2];ROUND([.O17]/[Лист2.$C$2];2);IF([.F17]&lt;[Лист2.$A$3];ROUND([.O17]/[Лист2.$C$3];2);IF([.F17]&lt;[Лист2.$A$4];ROUND([.O17]/[Лист2.$C$4];2);ROUND([.O17]/[Лист2.$C$5];2)))))" office:value-type="float" office:value="29.67" calcext:value-type="float">
            <text:p>29.67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7]-YEAR([.E17])" office:value-type="float" office:value="10" calcext:value-type="float">
            <text:p>10</text:p>
          </table:table-cell>
          <table:table-cell table:formula="of:=2014-[.S17]" office:value-type="float" office:value="0" calcext:value-type="float">
            <text:p>0</text:p>
          </table:table-cell>
          <table:table-cell office:value-type="string" calcext:value-type="string">
            <text:p>Инфекция мочевыводящих путей.Дисметаболическая нефропатия.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11-05-28" calcext:value-type="date">
            <text:p>05/28/2011</text:p>
          </table:table-cell>
          <table:table-cell table:style-name="ce2" table:formula="of:=ROUND((DATE(2015;1;1)-[.E18])/365.25)" office:value-type="float" office:value="4" calcext:value-type="float">
            <text:p>4</text:p>
          </table:table-cell>
          <table:table-cell office:value-type="string" calcext:value-type="string">
            <text:p>г.Иваново ул 1-я Бакинская, 64</text:p>
          </table:table-cell>
          <table:table-cell office:value-type="string" calcext:value-type="string">
            <text:p>Россия, Иваново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00348" calcext:value-type="float">
            <text:p>57.000348</text:p>
          </table:table-cell>
          <table:table-cell office:value-type="float" office:value="40.973921" calcext:value-type="float">
            <text:p>40.973921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40" calcext:value-type="float">
            <text:p>140</text:p>
          </table:table-cell>
          <table:table-cell table:formula="of:=IF([.F18]&lt;[Лист2.$A$1];ROUND([.O18]/[Лист2.$C$1];2);IF([.F18]&lt;[Лист2.$A$2];ROUND([.O18]/[Лист2.$C$2];2);IF([.F18]&lt;[Лист2.$A$3];ROUND([.O18]/[Лист2.$C$3];2);IF([.F18]&lt;[Лист2.$A$4];ROUND([.O18]/[Лист2.$C$4];2);ROUND([.O18]/[Лист2.$C$5];2)))))" office:value-type="float" office:value="13.53" calcext:value-type="float">
            <text:p>13.53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8]-YEAR([.E18])" office:value-type="float" office:value="3" calcext:value-type="float">
            <text:p>3</text:p>
          </table:table-cell>
          <table:table-cell table:formula="of:=2014-[.S18]" office:value-type="float" office:value="0" calcext:value-type="float">
            <text:p>0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2-06-11" calcext:value-type="date">
            <text:p>06/11/2002</text:p>
          </table:table-cell>
          <table:table-cell table:style-name="ce2" table:formula="of:=ROUND((DATE(2015;1;1)-[.E19])/365.25)" office:value-type="float" office:value="13" calcext:value-type="float">
            <text:p>13</text:p>
          </table:table-cell>
          <table:table-cell office:value-type="string" calcext:value-type="string">
            <text:p>г.Иваново Фонарный пер д 9</text:p>
          </table:table-cell>
          <table:table-cell office:value-type="string" calcext:value-type="string">
            <text:p>Россия, Иваново, Фонарный переулок, 9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21721" calcext:value-type="float">
            <text:p>57.021721</text:p>
          </table:table-cell>
          <table:table-cell office:value-type="float" office:value="40.979059" calcext:value-type="float">
            <text:p>40.979059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50" calcext:value-type="float">
            <text:p>150</text:p>
          </table:table-cell>
          <table:table-cell table:formula="of:=IF([.F19]&lt;[Лист2.$A$1];ROUND([.O19]/[Лист2.$C$1];2);IF([.F19]&lt;[Лист2.$A$2];ROUND([.O19]/[Лист2.$C$2];2);IF([.F19]&lt;[Лист2.$A$3];ROUND([.O19]/[Лист2.$C$3];2);IF([.F19]&lt;[Лист2.$A$4];ROUND([.O19]/[Лист2.$C$4];2);ROUND([.O19]/[Лист2.$C$5];2)))))" office:value-type="float" office:value="12.36" calcext:value-type="float">
            <text:p>12.36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9]-YEAR([.E19])" office:value-type="float" office:value="12" calcext:value-type="float">
            <text:p>12</text:p>
          </table:table-cell>
          <table:table-cell table:formula="of:=2014-[.S19]" office:value-type="float" office:value="0" calcext:value-type="float">
            <text:p>0</text:p>
          </table:table-cell>
          <table:table-cell office:value-type="string" calcext:value-type="string">
            <text:p>Хронический пиелонефрит, вторичный.Аномалия развития почек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3-04-22" calcext:value-type="date">
            <text:p>04/22/2003</text:p>
          </table:table-cell>
          <table:table-cell table:style-name="ce2" table:formula="of:=ROUND((DATE(2015;1;1)-[.E20])/365.25)" office:value-type="float" office:value="12" calcext:value-type="float">
            <text:p>12</text:p>
          </table:table-cell>
          <table:table-cell office:value-type="string" calcext:value-type="string">
            <text:p>г.Иваново ул Фрунзе 28</text:p>
          </table:table-cell>
          <table:table-cell office:value-type="string" calcext:value-type="string">
            <text:p>Россия, Иваново, улица Фрунзе, 28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34575" calcext:value-type="float">
            <text:p>57.034575</text:p>
          </table:table-cell>
          <table:table-cell office:value-type="float" office:value="40.969995" calcext:value-type="float">
            <text:p>40.969995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17.6" calcext:value-type="float">
            <text:p>117.6</text:p>
          </table:table-cell>
          <table:table-cell table:formula="of:=IF([.F20]&lt;[Лист2.$A$1];ROUND([.O20]/[Лист2.$C$1];2);IF([.F20]&lt;[Лист2.$A$2];ROUND([.O20]/[Лист2.$C$2];2);IF([.F20]&lt;[Лист2.$A$3];ROUND([.O20]/[Лист2.$C$3];2);IF([.F20]&lt;[Лист2.$A$4];ROUND([.O20]/[Лист2.$C$4];2);ROUND([.O20]/[Лист2.$C$5];2)))))" office:value-type="float" office:value="9.69" calcext:value-type="float">
            <text:p>9.69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20]-YEAR([.E20])" office:value-type="float" office:value="11" calcext:value-type="float">
            <text:p>11</text:p>
          </table:table-cell>
          <table:table-cell table:formula="of:=2014-[.S20]" office:value-type="float" office:value="0" calcext:value-type="float">
            <text:p>0</text:p>
          </table:table-cell>
          <table:table-cell office:value-type="string" calcext:value-type="string">
            <text:p>Хронический пиелонефрит, вторичный, дисметаболический.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4-02-24" calcext:value-type="date">
            <text:p>02/24/2004</text:p>
          </table:table-cell>
          <table:table-cell table:style-name="ce2" table:formula="of:=ROUND((DATE(2015;1;1)-[.E21])/365.25)" office:value-type="float" office:value="11" calcext:value-type="float">
            <text:p>11</text:p>
          </table:table-cell>
          <table:table-cell office:value-type="string" calcext:value-type="string">
            <text:p>г.Иваново ул Арсения 22</text:p>
          </table:table-cell>
          <table:table-cell office:value-type="string" calcext:value-type="string">
            <text:p>Россия, Иваново, улица Арсения, 22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97705" calcext:value-type="float">
            <text:p>56.997705</text:p>
          </table:table-cell>
          <table:table-cell office:value-type="float" office:value="40.987638" calcext:value-type="float">
            <text:p>40.987638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352" calcext:value-type="float">
            <text:p>352</text:p>
          </table:table-cell>
          <table:table-cell table:formula="of:=IF([.F21]&lt;[Лист2.$A$1];ROUND([.O21]/[Лист2.$C$1];2);IF([.F21]&lt;[Лист2.$A$2];ROUND([.O21]/[Лист2.$C$2];2);IF([.F21]&lt;[Лист2.$A$3];ROUND([.O21]/[Лист2.$C$3];2);IF([.F21]&lt;[Лист2.$A$4];ROUND([.O21]/[Лист2.$C$4];2);ROUND([.O21]/[Лист2.$C$5];2)))))" office:value-type="float" office:value="29.01" calcext:value-type="float">
            <text:p>29.01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21]-YEAR([.E21])" office:value-type="float" office:value="9" calcext:value-type="float">
            <text:p>9</text:p>
          </table:table-cell>
          <table:table-cell table:formula="of:=2014-[.S21]" office:value-type="float" office:value="1" calcext:value-type="float">
            <text:p>1</text:p>
          </table:table-cell>
          <table:table-cell office:value-type="string" calcext:value-type="string">
            <text:p>Хронический пиелонефрит, вторичный, дисметаболический.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1998-05-06" calcext:value-type="date">
            <text:p>05/06/1998</text:p>
          </table:table-cell>
          <table:table-cell table:style-name="ce2" table:formula="of:=ROUND((DATE(2015;1;1)-[.E22])/365.25)" office:value-type="float" office:value="17" calcext:value-type="float">
            <text:p>17</text:p>
          </table:table-cell>
          <table:table-cell office:value-type="string" calcext:value-type="string">
            <text:p>Ивановская область, д. Круглово д 5 </text:p>
          </table:table-cell>
          <table:table-cell office:value-type="string" calcext:value-type="string">
            <text:p>Россия, Красноярский край, Канский район, деревня Круглово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338614" calcext:value-type="float">
            <text:p>56.338614</text:p>
          </table:table-cell>
          <table:table-cell office:value-type="float" office:value="95.416534" calcext:value-type="float">
            <text:p>95.416534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76" calcext:value-type="float">
            <text:p>176</text:p>
          </table:table-cell>
          <table:table-cell table:formula="of:=IF([.F22]&lt;[Лист2.$A$1];ROUND([.O22]/[Лист2.$C$1];2);IF([.F22]&lt;[Лист2.$A$2];ROUND([.O22]/[Лист2.$C$2];2);IF([.F22]&lt;[Лист2.$A$3];ROUND([.O22]/[Лист2.$C$3];2);IF([.F22]&lt;[Лист2.$A$4];ROUND([.O22]/[Лист2.$C$4];2);ROUND([.O22]/[Лист2.$C$5];2)))))" office:value-type="float" office:value="5.59" calcext:value-type="float">
            <text:p>5.59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22]-YEAR([.E22])" office:value-type="float" office:value="16" calcext:value-type="float">
            <text:p>16</text:p>
          </table:table-cell>
          <table:table-cell table:formula="of:=2014-[.S22]" office:value-type="float" office:value="0" calcext:value-type="float">
            <text:p>0</text:p>
          </table:table-cell>
          <table:table-cell office:value-type="string" calcext:value-type="string">
            <text:p>Хронический пиелонефрит, вторичный, дисметаболический.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мужской</text:p>
          </table:table-cell>
          <table:table-cell office:value-type="date" office:date-value="2007-02-10" calcext:value-type="date">
            <text:p>02/10/2007</text:p>
          </table:table-cell>
          <table:table-cell table:style-name="ce2" table:formula="of:=ROUND((DATE(2015;1;1)-[.E23])/365.25)" office:value-type="float" office:value="8" calcext:value-type="float">
            <text:p>8</text:p>
          </table:table-cell>
          <table:table-cell office:value-type="string" calcext:value-type="string">
            <text:p>г.Иваново ул,П.Ноздрина 34</text:p>
          </table:table-cell>
          <table:table-cell office:value-type="string" calcext:value-type="string">
            <text:p>Россия, Иваново, улица Поэта Ноздрина, 34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0022" calcext:value-type="float">
            <text:p>57.00022</text:p>
          </table:table-cell>
          <table:table-cell office:value-type="float" office:value="40.992489" calcext:value-type="float">
            <text:p>40.992489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14" calcext:value-type="float">
            <text:p>114</text:p>
          </table:table-cell>
          <table:table-cell table:formula="of:=IF([.F23]&lt;[Лист2.$A$1];ROUND([.O23]/[Лист2.$C$1];2);IF([.F23]&lt;[Лист2.$A$2];ROUND([.O23]/[Лист2.$C$2];2);IF([.F23]&lt;[Лист2.$A$3];ROUND([.O23]/[Лист2.$C$3];2);IF([.F23]&lt;[Лист2.$A$4];ROUND([.O23]/[Лист2.$C$4];2);ROUND([.O23]/[Лист2.$C$5];2)))))" office:value-type="float" office:value="9.4" calcext:value-type="float">
            <text:p>9.4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23]-YEAR([.E23])" office:value-type="float" office:value="7" calcext:value-type="float">
            <text:p>7</text:p>
          </table:table-cell>
          <table:table-cell table:formula="of:=2014-[.S23]" office:value-type="float" office:value="0" calcext:value-type="float">
            <text:p>0</text:p>
          </table:table-cell>
          <table:table-cell office:value-type="string" calcext:value-type="string">
            <text:p>острый пиелонефрит 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7-02-19" calcext:value-type="date">
            <text:p>02/19/2007</text:p>
          </table:table-cell>
          <table:table-cell table:style-name="ce2" table:formula="of:=ROUND((DATE(2015;1;1)-[.E24])/365.25)" office:value-type="float" office:value="8" calcext:value-type="float">
            <text:p>8</text:p>
          </table:table-cell>
          <table:table-cell office:value-type="string" calcext:value-type="string">
            <text:p>г.Иваново ул. 4 Меланжевая 12</text:p>
          </table:table-cell>
          <table:table-cell office:value-type="string" calcext:value-type="string">
            <text:p>Россия, Иваново, 4-я Меланжевая улица, 12</text:p>
          </table:table-cell>
          <table:table-cell/>
          <table:table-cell office:value-type="string" calcext:value-type="string">
            <text:p>ОНВС-2</text:p>
          </table:table-cell>
          <table:table-cell office:value-type="float" office:value="56.986849" calcext:value-type="float">
            <text:p>56.986849</text:p>
          </table:table-cell>
          <table:table-cell office:value-type="float" office:value="41.032581" calcext:value-type="float">
            <text:p>41.032581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68" calcext:value-type="float">
            <text:p>68</text:p>
          </table:table-cell>
          <table:table-cell table:formula="of:=IF([.F24]&lt;[Лист2.$A$1];ROUND([.O24]/[Лист2.$C$1];2);IF([.F24]&lt;[Лист2.$A$2];ROUND([.O24]/[Лист2.$C$2];2);IF([.F24]&lt;[Лист2.$A$3];ROUND([.O24]/[Лист2.$C$3];2);IF([.F24]&lt;[Лист2.$A$4];ROUND([.O24]/[Лист2.$C$4];2);ROUND([.O24]/[Лист2.$C$5];2)))))" office:value-type="float" office:value="5.61" calcext:value-type="float">
            <text:p>5.61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24]-YEAR([.E24])" office:value-type="float" office:value="7" calcext:value-type="float">
            <text:p>7</text:p>
          </table:table-cell>
          <table:table-cell table:formula="of:=2014-[.S24]" office:value-type="float" office:value="0" calcext:value-type="float">
            <text:p>0</text:p>
          </table:table-cell>
          <table:table-cell office:value-type="string" calcext:value-type="string">
            <text:p>Дисметаболическая нефропатия 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3-09-18" calcext:value-type="date">
            <text:p>09/18/2003</text:p>
          </table:table-cell>
          <table:table-cell table:style-name="ce2" table:formula="of:=ROUND((DATE(2015;1;1)-[.E25])/365.25)" office:value-type="float" office:value="11" calcext:value-type="float">
            <text:p>11</text:p>
          </table:table-cell>
          <table:table-cell office:value-type="string" calcext:value-type="string">
            <text:p>г.Иваново 19 Линия 10</text:p>
          </table:table-cell>
          <table:table-cell office:value-type="string" calcext:value-type="string">
            <text:p>Россия, Иваново, 19-я линия, 10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89885" calcext:value-type="float">
            <text:p>56.989885</text:p>
          </table:table-cell>
          <table:table-cell office:value-type="float" office:value="40.932023" calcext:value-type="float">
            <text:p>40.932023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92" calcext:value-type="float">
            <text:p>192</text:p>
          </table:table-cell>
          <table:table-cell table:formula="of:=IF([.F25]&lt;[Лист2.$A$1];ROUND([.O25]/[Лист2.$C$1];2);IF([.F25]&lt;[Лист2.$A$2];ROUND([.O25]/[Лист2.$C$2];2);IF([.F25]&lt;[Лист2.$A$3];ROUND([.O25]/[Лист2.$C$3];2);IF([.F25]&lt;[Лист2.$A$4];ROUND([.O25]/[Лист2.$C$4];2);ROUND([.O25]/[Лист2.$C$5];2)))))" office:value-type="float" office:value="15.83" calcext:value-type="float">
            <text:p>15.83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25]-YEAR([.E25])" office:value-type="float" office:value="11" calcext:value-type="float">
            <text:p>11</text:p>
          </table:table-cell>
          <table:table-cell table:formula="of:=2014-[.S25]" office:value-type="float" office:value="0" calcext:value-type="float">
            <text:p>0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7-03-07" calcext:value-type="date">
            <text:p>03/07/2007</text:p>
          </table:table-cell>
          <table:table-cell table:style-name="ce2" table:formula="of:=ROUND((DATE(2015;1;1)-[.E26])/365.25)" office:value-type="float" office:value="8" calcext:value-type="float">
            <text:p>8</text:p>
          </table:table-cell>
          <table:table-cell office:value-type="string" calcext:value-type="string">
            <text:p>г,Иваново ул, Лакина 12</text:p>
          </table:table-cell>
          <table:table-cell office:value-type="string" calcext:value-type="string">
            <text:p>Россия, Иваново, улица Лакина, 12</text:p>
          </table:table-cell>
          <table:table-cell/>
          <table:table-cell office:value-type="string" calcext:value-type="string">
            <text:p>ОНВС-2</text:p>
          </table:table-cell>
          <table:table-cell office:value-type="float" office:value="56.990429" calcext:value-type="float">
            <text:p>56.990429</text:p>
          </table:table-cell>
          <table:table-cell office:value-type="float" office:value="41.00193" calcext:value-type="float">
            <text:p>41.00193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20" calcext:value-type="float">
            <text:p>120</text:p>
          </table:table-cell>
          <table:table-cell table:formula="of:=IF([.F26]&lt;[Лист2.$A$1];ROUND([.O26]/[Лист2.$C$1];2);IF([.F26]&lt;[Лист2.$A$2];ROUND([.O26]/[Лист2.$C$2];2);IF([.F26]&lt;[Лист2.$A$3];ROUND([.O26]/[Лист2.$C$3];2);IF([.F26]&lt;[Лист2.$A$4];ROUND([.O26]/[Лист2.$C$4];2);ROUND([.O26]/[Лист2.$C$5];2)))))" office:value-type="float" office:value="9.89" calcext:value-type="float">
            <text:p>9.89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26]-YEAR([.E26])" office:value-type="float" office:value="7" calcext:value-type="float">
            <text:p>7</text:p>
          </table:table-cell>
          <table:table-cell table:formula="of:=2014-[.S26]" office:value-type="float" office:value="0" calcext:value-type="float">
            <text:p>0</text:p>
          </table:table-cell>
          <table:table-cell office:value-type="string" calcext:value-type="string">
            <text:p>Хронический вториный пиелонефрит.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мужской</text:p>
          </table:table-cell>
          <table:table-cell office:value-type="date" office:date-value="2003-03-07" calcext:value-type="date">
            <text:p>03/07/2003</text:p>
          </table:table-cell>
          <table:table-cell table:style-name="ce2" table:formula="of:=ROUND((DATE(2015;1;1)-[.E27])/365.25)" office:value-type="float" office:value="12" calcext:value-type="float">
            <text:p>12</text:p>
          </table:table-cell>
          <table:table-cell office:value-type="string" calcext:value-type="string">
            <text:p>г.Иваново пр.Текстильщиков 64</text:p>
          </table:table-cell>
          <table:table-cell office:value-type="string" calcext:value-type="string">
            <text:p>Россия, Иваново, проспект Текстильщиков, 64</text:p>
          </table:table-cell>
          <table:table-cell/>
          <table:table-cell office:value-type="string" calcext:value-type="string">
            <text:p>ОНВС-2</text:p>
          </table:table-cell>
          <table:table-cell office:value-type="float" office:value="56.959308" calcext:value-type="float">
            <text:p>56.959308</text:p>
          </table:table-cell>
          <table:table-cell office:value-type="float" office:value="40.99036" calcext:value-type="float">
            <text:p>40.99036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16" calcext:value-type="float">
            <text:p>116</text:p>
          </table:table-cell>
          <table:table-cell table:formula="of:=IF([.F27]&lt;[Лист2.$A$1];ROUND([.O27]/[Лист2.$C$1];2);IF([.F27]&lt;[Лист2.$A$2];ROUND([.O27]/[Лист2.$C$2];2);IF([.F27]&lt;[Лист2.$A$3];ROUND([.O27]/[Лист2.$C$3];2);IF([.F27]&lt;[Лист2.$A$4];ROUND([.O27]/[Лист2.$C$4];2);ROUND([.O27]/[Лист2.$C$5];2)))))" office:value-type="float" office:value="9.56" calcext:value-type="float">
            <text:p>9.56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27]-YEAR([.E27])" office:value-type="float" office:value="11" calcext:value-type="float">
            <text:p>11</text:p>
          </table:table-cell>
          <table:table-cell table:formula="of:=2014-[.S27]" office:value-type="float" office:value="0" calcext:value-type="float">
            <text:p>0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5-04-03" calcext:value-type="date">
            <text:p>04/03/2005</text:p>
          </table:table-cell>
          <table:table-cell table:style-name="ce2" table:formula="of:=ROUND((DATE(2015;1;1)-[.E28])/365.25)" office:value-type="float" office:value="10" calcext:value-type="float">
            <text:p>10</text:p>
          </table:table-cell>
          <table:table-cell office:value-type="string" calcext:value-type="string">
            <text:p>г.Иваново ул, 5 Завокзальная 61а</text:p>
          </table:table-cell>
          <table:table-cell office:value-type="string" calcext:value-type="string">
            <text:p>Россия, Иваново, 5-я Завокзальная улица, 61А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1905" calcext:value-type="float">
            <text:p>57.01905</text:p>
          </table:table-cell>
          <table:table-cell office:value-type="float" office:value="40.993441" calcext:value-type="float">
            <text:p>40.993441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23" calcext:value-type="float">
            <text:p>123</text:p>
          </table:table-cell>
          <table:table-cell table:formula="of:=IF([.F28]&lt;[Лист2.$A$1];ROUND([.O28]/[Лист2.$C$1];2);IF([.F28]&lt;[Лист2.$A$2];ROUND([.O28]/[Лист2.$C$2];2);IF([.F28]&lt;[Лист2.$A$3];ROUND([.O28]/[Лист2.$C$3];2);IF([.F28]&lt;[Лист2.$A$4];ROUND([.O28]/[Лист2.$C$4];2);ROUND([.O28]/[Лист2.$C$5];2)))))" office:value-type="float" office:value="10.14" calcext:value-type="float">
            <text:p>10.14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28]-YEAR([.E28])" office:value-type="float" office:value="8" calcext:value-type="float">
            <text:p>8</text:p>
          </table:table-cell>
          <table:table-cell table:formula="of:=2014-[.S28]" office:value-type="float" office:value="1" calcext:value-type="float">
            <text:p>1</text:p>
          </table:table-cell>
          <table:table-cell office:value-type="string" calcext:value-type="string">
            <text:p>Хронический пиелонефрит, вторичный, дисметаболический.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4-05-21" calcext:value-type="date">
            <text:p>05/21/2004</text:p>
          </table:table-cell>
          <table:table-cell table:style-name="ce2" table:formula="of:=ROUND((DATE(2015;1;1)-[.E29])/365.25)" office:value-type="float" office:value="11" calcext:value-type="float">
            <text:p>11</text:p>
          </table:table-cell>
          <table:table-cell office:value-type="string" calcext:value-type="string">
            <text:p>г.Иваново ул Газетная 23</text:p>
          </table:table-cell>
          <table:table-cell office:value-type="string" calcext:value-type="string">
            <text:p>Россия, Иваново, 2-я Газетная улица, 23</text:p>
          </table:table-cell>
          <table:table-cell/>
          <table:table-cell office:value-type="string" calcext:value-type="string">
            <text:p>ОНВС-2</text:p>
          </table:table-cell>
          <table:table-cell office:value-type="float" office:value="56.982872" calcext:value-type="float">
            <text:p>56.982872</text:p>
          </table:table-cell>
          <table:table-cell office:value-type="float" office:value="40.988635" calcext:value-type="float">
            <text:p>40.988635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85" calcext:value-type="float">
            <text:p>185</text:p>
          </table:table-cell>
          <table:table-cell table:formula="of:=IF([.F29]&lt;[Лист2.$A$1];ROUND([.O29]/[Лист2.$C$1];2);IF([.F29]&lt;[Лист2.$A$2];ROUND([.O29]/[Лист2.$C$2];2);IF([.F29]&lt;[Лист2.$A$3];ROUND([.O29]/[Лист2.$C$3];2);IF([.F29]&lt;[Лист2.$A$4];ROUND([.O29]/[Лист2.$C$4];2);ROUND([.O29]/[Лист2.$C$5];2)))))" office:value-type="float" office:value="15.25" calcext:value-type="float">
            <text:p>15.25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2" calcext:value-type="float">
            <text:p>2012</text:p>
          </table:table-cell>
          <table:table-cell table:style-name="Default" table:formula="of:=[.S29]-YEAR([.E29])" office:value-type="float" office:value="8" calcext:value-type="float">
            <text:p>8</text:p>
          </table:table-cell>
          <table:table-cell table:formula="of:=2014-[.S29]" office:value-type="float" office:value="2" calcext:value-type="float">
            <text:p>2</text:p>
          </table:table-cell>
          <table:table-cell office:value-type="string" calcext:value-type="string">
            <text:p>Хронический пиелонефрит, вторичный, дисметаболический.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7-11-02" calcext:value-type="date">
            <text:p>11/02/2007</text:p>
          </table:table-cell>
          <table:table-cell table:style-name="ce2" table:formula="of:=ROUND((DATE(2015;1;1)-[.E30])/365.25)" office:value-type="float" office:value="7" calcext:value-type="float">
            <text:p>7</text:p>
          </table:table-cell>
          <table:table-cell office:value-type="string" calcext:value-type="string">
            <text:p>г.Иваново 30-й микрорайон д12</text:p>
          </table:table-cell>
          <table:table-cell office:value-type="string" calcext:value-type="string">
            <text:p>Россия, Иваново, 30-й микрорайон, 12</text:p>
          </table:table-cell>
          <table:table-cell/>
          <table:table-cell office:value-type="string" calcext:value-type="string">
            <text:p>ОНВС-2</text:p>
          </table:table-cell>
          <table:table-cell office:value-type="float" office:value="56.967625" calcext:value-type="float">
            <text:p>56.967625</text:p>
          </table:table-cell>
          <table:table-cell office:value-type="float" office:value="41.001472" calcext:value-type="float">
            <text:p>41.001472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216" calcext:value-type="float">
            <text:p>216</text:p>
          </table:table-cell>
          <table:table-cell table:formula="of:=IF([.F30]&lt;[Лист2.$A$1];ROUND([.O30]/[Лист2.$C$1];2);IF([.F30]&lt;[Лист2.$A$2];ROUND([.O30]/[Лист2.$C$2];2);IF([.F30]&lt;[Лист2.$A$3];ROUND([.O30]/[Лист2.$C$3];2);IF([.F30]&lt;[Лист2.$A$4];ROUND([.O30]/[Лист2.$C$4];2);ROUND([.O30]/[Лист2.$C$5];2)))))" office:value-type="float" office:value="17.8" calcext:value-type="float">
            <text:p>17.8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30]-YEAR([.E30])" office:value-type="float" office:value="6" calcext:value-type="float">
            <text:p>6</text:p>
          </table:table-cell>
          <table:table-cell table:formula="of:=2014-[.S30]" office:value-type="float" office:value="1" calcext:value-type="float">
            <text:p>1</text:p>
          </table:table-cell>
          <table:table-cell office:value-type="string" calcext:value-type="string">
            <text:p>Хронический пиелонефрит, вторичный, дисметаболический.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мужской</text:p>
          </table:table-cell>
          <table:table-cell office:value-type="date" office:date-value="2006-05-04" calcext:value-type="date">
            <text:p>05/04/2006</text:p>
          </table:table-cell>
          <table:table-cell table:style-name="ce2" table:formula="of:=ROUND((DATE(2015;1;1)-[.E31])/365.25)" office:value-type="float" office:value="9" calcext:value-type="float">
            <text:p>9</text:p>
          </table:table-cell>
          <table:table-cell office:value-type="string" calcext:value-type="string">
            <text:p>г.Иваново ул.Новосибирская 12</text:p>
          </table:table-cell>
          <table:table-cell office:value-type="string" calcext:value-type="string">
            <text:p>Россия, Иваново, Новосибирская улица, 12/3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0972" calcext:value-type="float">
            <text:p>57.00972</text:p>
          </table:table-cell>
          <table:table-cell office:value-type="float" office:value="40.940512" calcext:value-type="float">
            <text:p>40.940512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222" calcext:value-type="float">
            <text:p>222</text:p>
          </table:table-cell>
          <table:table-cell table:formula="of:=IF([.F31]&lt;[Лист2.$A$1];ROUND([.O31]/[Лист2.$C$1];2);IF([.F31]&lt;[Лист2.$A$2];ROUND([.O31]/[Лист2.$C$2];2);IF([.F31]&lt;[Лист2.$A$3];ROUND([.O31]/[Лист2.$C$3];2);IF([.F31]&lt;[Лист2.$A$4];ROUND([.O31]/[Лист2.$C$4];2);ROUND([.O31]/[Лист2.$C$5];2)))))" office:value-type="float" office:value="18.3" calcext:value-type="float">
            <text:p>18.3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31]-YEAR([.E31])" office:value-type="float" office:value="8" calcext:value-type="float">
            <text:p>8</text:p>
          </table:table-cell>
          <table:table-cell table:formula="of:=2014-[.S31]" office:value-type="float" office:value="0" calcext:value-type="float">
            <text:p>0</text:p>
          </table:table-cell>
          <table:table-cell office:value-type="string" calcext:value-type="string">
            <text:p>Дисметаболическая нефропатия 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6-05-04" calcext:value-type="date">
            <text:p>05/04/2006</text:p>
          </table:table-cell>
          <table:table-cell table:style-name="ce2" table:formula="of:=ROUND((DATE(2015;1;1)-[.E32])/365.25)" office:value-type="float" office:value="9" calcext:value-type="float">
            <text:p>9</text:p>
          </table:table-cell>
          <table:table-cell office:value-type="string" calcext:value-type="string">
            <text:p>г.Иваново Кохомское шоссе 17а</text:p>
          </table:table-cell>
          <table:table-cell office:value-type="string" calcext:value-type="string">
            <text:p>Россия, Иваново, Кохомское шоссе, 17А</text:p>
          </table:table-cell>
          <table:table-cell/>
          <table:table-cell office:value-type="string" calcext:value-type="string">
            <text:p>ОНВС-2</text:p>
          </table:table-cell>
          <table:table-cell office:value-type="float" office:value="56.952259" calcext:value-type="float">
            <text:p>56.952259</text:p>
          </table:table-cell>
          <table:table-cell office:value-type="float" office:value="41.055075" calcext:value-type="float">
            <text:p>41.055075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48" calcext:value-type="float">
            <text:p>148</text:p>
          </table:table-cell>
          <table:table-cell table:formula="of:=IF([.F32]&lt;[Лист2.$A$1];ROUND([.O32]/[Лист2.$C$1];2);IF([.F32]&lt;[Лист2.$A$2];ROUND([.O32]/[Лист2.$C$2];2);IF([.F32]&lt;[Лист2.$A$3];ROUND([.O32]/[Лист2.$C$3];2);IF([.F32]&lt;[Лист2.$A$4];ROUND([.O32]/[Лист2.$C$4];2);ROUND([.O32]/[Лист2.$C$5];2)))))" office:value-type="float" office:value="12.2" calcext:value-type="float">
            <text:p>12.2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32]-YEAR([.E32])" office:value-type="float" office:value="8" calcext:value-type="float">
            <text:p>8</text:p>
          </table:table-cell>
          <table:table-cell table:formula="of:=2014-[.S32]" office:value-type="float" office:value="0" calcext:value-type="float">
            <text:p>0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8-08-27" calcext:value-type="date">
            <text:p>08/27/2008</text:p>
          </table:table-cell>
          <table:table-cell table:style-name="ce2" table:formula="of:=ROUND((DATE(2015;1;1)-[.E33])/365.25)" office:value-type="float" office:value="6" calcext:value-type="float">
            <text:p>6</text:p>
          </table:table-cell>
          <table:table-cell office:value-type="string" calcext:value-type="string">
            <text:p>г.Иваново ул Новосельская 12б</text:p>
          </table:table-cell>
          <table:table-cell office:value-type="string" calcext:value-type="string">
            <text:p>Россия, Иваново, Новосельская улица, 12Б</text:p>
          </table:table-cell>
          <table:table-cell/>
          <table:table-cell office:value-type="string" calcext:value-type="string">
            <text:p>ОНВС-2</text:p>
          </table:table-cell>
          <table:table-cell office:value-type="float" office:value="56.953953" calcext:value-type="float">
            <text:p>56.953953</text:p>
          </table:table-cell>
          <table:table-cell office:value-type="float" office:value="41.001346" calcext:value-type="float">
            <text:p>41.001346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75" calcext:value-type="float">
            <text:p>175</text:p>
          </table:table-cell>
          <table:table-cell table:formula="of:=IF([.F33]&lt;[Лист2.$A$1];ROUND([.O33]/[Лист2.$C$1];2);IF([.F33]&lt;[Лист2.$A$2];ROUND([.O33]/[Лист2.$C$2];2);IF([.F33]&lt;[Лист2.$A$3];ROUND([.O33]/[Лист2.$C$3];2);IF([.F33]&lt;[Лист2.$A$4];ROUND([.O33]/[Лист2.$C$4];2);ROUND([.O33]/[Лист2.$C$5];2)))))" office:value-type="float" office:value="16.91" calcext:value-type="float">
            <text:p>16.91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33]-YEAR([.E33])" office:value-type="float" office:value="6" calcext:value-type="float">
            <text:p>6</text:p>
          </table:table-cell>
          <table:table-cell table:formula="of:=2014-[.S33]" office:value-type="float" office:value="0" calcext:value-type="float">
            <text:p>0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1999-08-03" calcext:value-type="date">
            <text:p>08/03/1999</text:p>
          </table:table-cell>
          <table:table-cell table:style-name="ce2" table:formula="of:=ROUND((DATE(2015;1;1)-[.E34])/365.25)" office:value-type="float" office:value="15" calcext:value-type="float">
            <text:p>15</text:p>
          </table:table-cell>
          <table:table-cell office:value-type="string" calcext:value-type="string">
            <text:p>г.Иваново ул.Дзержинского 11</text:p>
          </table:table-cell>
          <table:table-cell office:value-type="string" calcext:value-type="string">
            <text:p>Россия, Иваново, улица Дзержинского, 11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15405" calcext:value-type="float">
            <text:p>57.015405</text:p>
          </table:table-cell>
          <table:table-cell office:value-type="float" office:value="40.966222" calcext:value-type="float">
            <text:p>40.966222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61.6" calcext:value-type="float">
            <text:p>161.6</text:p>
          </table:table-cell>
          <table:table-cell table:formula="of:=IF([.F34]&lt;[Лист2.$A$1];ROUND([.O34]/[Лист2.$C$1];2);IF([.F34]&lt;[Лист2.$A$2];ROUND([.O34]/[Лист2.$C$2];2);IF([.F34]&lt;[Лист2.$A$3];ROUND([.O34]/[Лист2.$C$3];2);IF([.F34]&lt;[Лист2.$A$4];ROUND([.O34]/[Лист2.$C$4];2);ROUND([.O34]/[Лист2.$C$5];2)))))" office:value-type="float" office:value="5.13" calcext:value-type="float">
            <text:p>5.13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34]-YEAR([.E34])" office:value-type="float" office:value="15" calcext:value-type="float">
            <text:p>15</text:p>
          </table:table-cell>
          <table:table-cell table:formula="of:=2014-[.S34]" office:value-type="float" office:value="0" calcext:value-type="float">
            <text:p>0</text:p>
          </table:table-cell>
          <table:table-cell office:value-type="string" calcext:value-type="string">
            <text:p>Хронический пиелонефрит, вторичный, дисметаболический.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2-12-02" calcext:value-type="date">
            <text:p>12/02/2002</text:p>
          </table:table-cell>
          <table:table-cell table:style-name="ce2" table:formula="of:=ROUND((DATE(2015;1;1)-[.E35])/365.25)" office:value-type="float" office:value="12" calcext:value-type="float">
            <text:p>12</text:p>
          </table:table-cell>
          <table:table-cell office:value-type="string" calcext:value-type="string">
            <text:p>г.Иваново ул Спортивная 21</text:p>
          </table:table-cell>
          <table:table-cell office:value-type="string" calcext:value-type="string">
            <text:p>Россия, Иваново, Спортивная улица, 19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29652" calcext:value-type="float">
            <text:p>57.029652</text:p>
          </table:table-cell>
          <table:table-cell office:value-type="float" office:value="40.984503" calcext:value-type="float">
            <text:p>40.984503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84" calcext:value-type="float">
            <text:p>184</text:p>
          </table:table-cell>
          <table:table-cell table:formula="of:=IF([.F35]&lt;[Лист2.$A$1];ROUND([.O35]/[Лист2.$C$1];2);IF([.F35]&lt;[Лист2.$A$2];ROUND([.O35]/[Лист2.$C$2];2);IF([.F35]&lt;[Лист2.$A$3];ROUND([.O35]/[Лист2.$C$3];2);IF([.F35]&lt;[Лист2.$A$4];ROUND([.O35]/[Лист2.$C$4];2);ROUND([.O35]/[Лист2.$C$5];2)))))" office:value-type="float" office:value="15.17" calcext:value-type="float">
            <text:p>15.17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35]-YEAR([.E35])" office:value-type="float" office:value="12" calcext:value-type="float">
            <text:p>12</text:p>
          </table:table-cell>
          <table:table-cell table:formula="of:=2014-[.S35]" office:value-type="float" office:value="0" calcext:value-type="float">
            <text:p>0</text:p>
          </table:table-cell>
          <table:table-cell office:value-type="string" calcext:value-type="string">
            <text:p>Хронический пиелонефрит, вторичный, дисметаболический.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1999-02-01" calcext:value-type="date">
            <text:p>02/01/1999</text:p>
          </table:table-cell>
          <table:table-cell table:style-name="ce2" table:formula="of:=ROUND((DATE(2015;1;1)-[.E36])/365.25)" office:value-type="float" office:value="16" calcext:value-type="float">
            <text:p>16</text:p>
          </table:table-cell>
          <table:table-cell office:value-type="string" calcext:value-type="string">
            <text:p>Ивановский р-он,д Иванцево ул, Молодежная д19</text:p>
          </table:table-cell>
          <table:table-cell office:value-type="string" calcext:value-type="string">
            <text:p>Россия, Ивановская область, Ивановский район, деревня Иванцево, Молодежная улица, 1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104077" calcext:value-type="float">
            <text:p>57.104077</text:p>
          </table:table-cell>
          <table:table-cell office:value-type="float" office:value="40.9029" calcext:value-type="float">
            <text:p>40.9029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170" calcext:value-type="float">
            <text:p>170</text:p>
          </table:table-cell>
          <table:table-cell table:formula="of:=IF([.F36]&lt;[Лист2.$A$1];ROUND([.O36]/[Лист2.$C$1];2);IF([.F36]&lt;[Лист2.$A$2];ROUND([.O36]/[Лист2.$C$2];2);IF([.F36]&lt;[Лист2.$A$3];ROUND([.O36]/[Лист2.$C$3];2);IF([.F36]&lt;[Лист2.$A$4];ROUND([.O36]/[Лист2.$C$4];2);ROUND([.O36]/[Лист2.$C$5];2)))))" office:value-type="float" office:value="5.4" calcext:value-type="float">
            <text:p>5.4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36]-YEAR([.E36])" office:value-type="float" office:value="15" calcext:value-type="float">
            <text:p>15</text:p>
          </table:table-cell>
          <table:table-cell table:formula="of:=2014-[.S36]" office:value-type="float" office:value="0" calcext:value-type="float">
            <text:p>0</text:p>
          </table:table-cell>
          <table:table-cell office:value-type="string" calcext:value-type="string">
            <text:p>Дисметаболическая нефропатия 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9-11-05" calcext:value-type="date">
            <text:p>11/05/2009</text:p>
          </table:table-cell>
          <table:table-cell table:style-name="ce2" table:formula="of:=ROUND((DATE(2015;1;1)-[.E37])/365.25)" office:value-type="float" office:value="5" calcext:value-type="float">
            <text:p>5</text:p>
          </table:table-cell>
          <table:table-cell office:value-type="string" calcext:value-type="string">
            <text:p>г.Иваново 13 проезд 1</text:p>
          </table:table-cell>
          <table:table-cell office:value-type="string" calcext:value-type="string">
            <text:p>Россия, Иваново, 13-й проезд, 1</text:p>
          </table:table-cell>
          <table:table-cell/>
          <table:table-cell office:value-type="string" calcext:value-type="string">
            <text:p>ОНВС-2</text:p>
          </table:table-cell>
          <table:table-cell office:value-type="float" office:value="56.988223" calcext:value-type="float">
            <text:p>56.988223</text:p>
          </table:table-cell>
          <table:table-cell office:value-type="float" office:value="41.025736" calcext:value-type="float">
            <text:p>41.025736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16.4" calcext:value-type="float">
            <text:p>116.4</text:p>
          </table:table-cell>
          <table:table-cell table:formula="of:=IF([.F37]&lt;[Лист2.$A$1];ROUND([.O37]/[Лист2.$C$1];2);IF([.F37]&lt;[Лист2.$A$2];ROUND([.O37]/[Лист2.$C$2];2);IF([.F37]&lt;[Лист2.$A$3];ROUND([.O37]/[Лист2.$C$3];2);IF([.F37]&lt;[Лист2.$A$4];ROUND([.O37]/[Лист2.$C$4];2);ROUND([.O37]/[Лист2.$C$5];2)))))" office:value-type="float" office:value="11.25" calcext:value-type="float">
            <text:p>11.25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37]-YEAR([.E37])" office:value-type="float" office:value="5" calcext:value-type="float">
            <text:p>5</text:p>
          </table:table-cell>
          <table:table-cell table:formula="of:=2014-[.S37]" office:value-type="float" office:value="0" calcext:value-type="float">
            <text:p>0</text:p>
          </table:table-cell>
          <table:table-cell office:value-type="string" calcext:value-type="string">
            <text:p>Дисметаболическая нефропатия 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4-10-26" calcext:value-type="date">
            <text:p>10/26/2004</text:p>
          </table:table-cell>
          <table:table-cell table:style-name="ce2" table:formula="of:=ROUND((DATE(2015;1;1)-[.E38])/365.25)" office:value-type="float" office:value="10" calcext:value-type="float">
            <text:p>10</text:p>
          </table:table-cell>
          <table:table-cell office:value-type="string" calcext:value-type="string">
            <text:p>г.Иваново пр.Бакинский 84</text:p>
          </table:table-cell>
          <table:table-cell office:value-type="string" calcext:value-type="string">
            <text:p>Россия, Иваново, Бакинский проезд, 84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90155" calcext:value-type="float">
            <text:p>56.990155</text:p>
          </table:table-cell>
          <table:table-cell office:value-type="float" office:value="40.93364" calcext:value-type="float">
            <text:p>40.93364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04" calcext:value-type="float">
            <text:p>104</text:p>
          </table:table-cell>
          <table:table-cell table:formula="of:=IF([.F38]&lt;[Лист2.$A$1];ROUND([.O38]/[Лист2.$C$1];2);IF([.F38]&lt;[Лист2.$A$2];ROUND([.O38]/[Лист2.$C$2];2);IF([.F38]&lt;[Лист2.$A$3];ROUND([.O38]/[Лист2.$C$3];2);IF([.F38]&lt;[Лист2.$A$4];ROUND([.O38]/[Лист2.$C$4];2);ROUND([.O38]/[Лист2.$C$5];2)))))" office:value-type="float" office:value="8.57" calcext:value-type="float">
            <text:p>8.57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38]-YEAR([.E38])" office:value-type="float" office:value="10" calcext:value-type="float">
            <text:p>10</text:p>
          </table:table-cell>
          <table:table-cell table:formula="of:=2014-[.S38]" office:value-type="float" office:value="0" calcext:value-type="float">
            <text:p>0</text:p>
          </table:table-cell>
          <table:table-cell office:value-type="string" calcext:value-type="string">
            <text:p>Дисметаболическая нефропатия 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9-07-20" calcext:value-type="date">
            <text:p>07/20/2009</text:p>
          </table:table-cell>
          <table:table-cell table:style-name="ce2" table:formula="of:=ROUND((DATE(2015;1;1)-[.E39])/365.25)" office:value-type="float" office:value="5" calcext:value-type="float">
            <text:p>5</text:p>
          </table:table-cell>
          <table:table-cell office:value-type="string" calcext:value-type="string">
            <text:p>г.Иваново, ул,Чайковского49</text:p>
          </table:table-cell>
          <table:table-cell office:value-type="string" calcext:value-type="string">
            <text:p>Россия, Иваново, улица Чайковского, 49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14841" calcext:value-type="float">
            <text:p>57.014841</text:p>
          </table:table-cell>
          <table:table-cell office:value-type="float" office:value="41.010716" calcext:value-type="float">
            <text:p>41.010716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244.5" calcext:value-type="float">
            <text:p>244.5</text:p>
          </table:table-cell>
          <table:table-cell table:formula="of:=IF([.F39]&lt;[Лист2.$A$1];ROUND([.O39]/[Лист2.$C$1];2);IF([.F39]&lt;[Лист2.$A$2];ROUND([.O39]/[Лист2.$C$2];2);IF([.F39]&lt;[Лист2.$A$3];ROUND([.O39]/[Лист2.$C$3];2);IF([.F39]&lt;[Лист2.$A$4];ROUND([.O39]/[Лист2.$C$4];2);ROUND([.O39]/[Лист2.$C$5];2)))))" office:value-type="float" office:value="23.62" calcext:value-type="float">
            <text:p>23.62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2" calcext:value-type="float">
            <text:p>2012</text:p>
          </table:table-cell>
          <table:table-cell table:style-name="Default" table:formula="of:=[.S39]-YEAR([.E39])" office:value-type="float" office:value="3" calcext:value-type="float">
            <text:p>3</text:p>
          </table:table-cell>
          <table:table-cell table:formula="of:=2014-[.S39]" office:value-type="float" office:value="2" calcext:value-type="float">
            <text:p>2</text:p>
          </table:table-cell>
          <table:table-cell office:value-type="string" calcext:value-type="string">
            <text:p>Дисметаболическая нефропатия.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3-05-05" calcext:value-type="date">
            <text:p>05/05/2003</text:p>
          </table:table-cell>
          <table:table-cell table:style-name="ce2" table:formula="of:=ROUND((DATE(2015;1;1)-[.E40])/365.25)" office:value-type="float" office:value="12" calcext:value-type="float">
            <text:p>12</text:p>
          </table:table-cell>
          <table:table-cell office:value-type="string" calcext:value-type="string">
            <text:p>г.Иваново, ул Революционная 20</text:p>
          </table:table-cell>
          <table:table-cell office:value-type="string" calcext:value-type="string">
            <text:p>Россия, Иваново, Революционная улица, 20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30274" calcext:value-type="float">
            <text:p>57.030274</text:p>
          </table:table-cell>
          <table:table-cell office:value-type="float" office:value="40.924109" calcext:value-type="float">
            <text:p>40.924109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21.2" calcext:value-type="float">
            <text:p>121.2</text:p>
          </table:table-cell>
          <table:table-cell table:formula="of:=IF([.F40]&lt;[Лист2.$A$1];ROUND([.O40]/[Лист2.$C$1];2);IF([.F40]&lt;[Лист2.$A$2];ROUND([.O40]/[Лист2.$C$2];2);IF([.F40]&lt;[Лист2.$A$3];ROUND([.O40]/[Лист2.$C$3];2);IF([.F40]&lt;[Лист2.$A$4];ROUND([.O40]/[Лист2.$C$4];2);ROUND([.O40]/[Лист2.$C$5];2)))))" office:value-type="float" office:value="9.99" calcext:value-type="float">
            <text:p>9.99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40]-YEAR([.E40])" office:value-type="float" office:value="11" calcext:value-type="float">
            <text:p>11</text:p>
          </table:table-cell>
          <table:table-cell table:formula="of:=2014-[.S40]" office:value-type="float" office:value="0" calcext:value-type="float">
            <text:p>0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11-07-20" calcext:value-type="date">
            <text:p>07/20/2011</text:p>
          </table:table-cell>
          <table:table-cell table:style-name="ce2" table:formula="of:=ROUND((DATE(2015;1;1)-[.E41])/365.25)" office:value-type="float" office:value="3" calcext:value-type="float">
            <text:p>3</text:p>
          </table:table-cell>
          <table:table-cell office:value-type="string" calcext:value-type="string">
            <text:p>г.Иваново, ул,Балахнина 3</text:p>
          </table:table-cell>
          <table:table-cell office:value-type="string" calcext:value-type="string">
            <text:p>Россия, Иваново, улица Балахнина, 3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25038" calcext:value-type="float">
            <text:p>57.025038</text:p>
          </table:table-cell>
          <table:table-cell office:value-type="float" office:value="40.987961" calcext:value-type="float">
            <text:p>40.987961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3" calcext:value-type="float">
            <text:p>13</text:p>
          </table:table-cell>
          <table:table-cell table:formula="of:=IF([.F41]&lt;[Лист2.$A$1];ROUND([.O41]/[Лист2.$C$1];2);IF([.F41]&lt;[Лист2.$A$2];ROUND([.O41]/[Лист2.$C$2];2);IF([.F41]&lt;[Лист2.$A$3];ROUND([.O41]/[Лист2.$C$3];2);IF([.F41]&lt;[Лист2.$A$4];ROUND([.O41]/[Лист2.$C$4];2);ROUND([.O41]/[Лист2.$C$5];2)))))" office:value-type="float" office:value="1.26" calcext:value-type="float">
            <text:p>1.26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41]-YEAR([.E41])" office:value-type="float" office:value="3" calcext:value-type="float">
            <text:p>3</text:p>
          </table:table-cell>
          <table:table-cell table:formula="of:=2014-[.S41]" office:value-type="float" office:value="0" calcext:value-type="float">
            <text:p>0</text:p>
          </table:table-cell>
          <table:table-cell office:value-type="string" calcext:value-type="string">
            <text:p>Острый пиелонефрит, первичный.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1999-07-31" calcext:value-type="date">
            <text:p>07/31/1999</text:p>
          </table:table-cell>
          <table:table-cell table:style-name="ce2" table:formula="of:=ROUND((DATE(2015;1;1)-[.E42])/365.25)" office:value-type="float" office:value="15" calcext:value-type="float">
            <text:p>15</text:p>
          </table:table-cell>
          <table:table-cell office:value-type="string" calcext:value-type="string">
            <text:p>г.Иваново, ул Диановых 14</text:p>
          </table:table-cell>
          <table:table-cell office:value-type="string" calcext:value-type="string">
            <text:p>Россия, Иваново, улица Диановых, 14</text:p>
          </table:table-cell>
          <table:table-cell/>
          <table:table-cell office:value-type="string" calcext:value-type="string">
            <text:p>ОНВС-2</text:p>
          </table:table-cell>
          <table:table-cell office:value-type="float" office:value="56.966772" calcext:value-type="float">
            <text:p>56.966772</text:p>
          </table:table-cell>
          <table:table-cell office:value-type="float" office:value="40.979886" calcext:value-type="float">
            <text:p>40.979886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98" calcext:value-type="float">
            <text:p>198</text:p>
          </table:table-cell>
          <table:table-cell table:formula="of:=IF([.F42]&lt;[Лист2.$A$1];ROUND([.O42]/[Лист2.$C$1];2);IF([.F42]&lt;[Лист2.$A$2];ROUND([.O42]/[Лист2.$C$2];2);IF([.F42]&lt;[Лист2.$A$3];ROUND([.O42]/[Лист2.$C$3];2);IF([.F42]&lt;[Лист2.$A$4];ROUND([.O42]/[Лист2.$C$4];2);ROUND([.O42]/[Лист2.$C$5];2)))))" office:value-type="float" office:value="6.29" calcext:value-type="float">
            <text:p>6.29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42]-YEAR([.E42])" office:value-type="float" office:value="15" calcext:value-type="float">
            <text:p>15</text:p>
          </table:table-cell>
          <table:table-cell table:formula="of:=2014-[.S42]" office:value-type="float" office:value="0" calcext:value-type="float">
            <text:p>0</text:p>
          </table:table-cell>
          <table:table-cell office:value-type="string" calcext:value-type="string">
            <text:p>Инфекция мочевыводящих путей. Оксалурия. Нефроптоз 2 степени справа.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9-02-07" calcext:value-type="date">
            <text:p>02/07/2009</text:p>
          </table:table-cell>
          <table:table-cell table:style-name="ce2" table:formula="of:=ROUND((DATE(2015;1;1)-[.E43])/365.25)" office:value-type="float" office:value="6" calcext:value-type="float">
            <text:p>6</text:p>
          </table:table-cell>
          <table:table-cell office:value-type="string" calcext:value-type="string">
            <text:p>г.Иваново, ул Куконковых 140</text:p>
          </table:table-cell>
          <table:table-cell office:value-type="string" calcext:value-type="string">
            <text:p>Россия, Иваново, улица Куконковых, 140</text:p>
          </table:table-cell>
          <table:table-cell/>
          <table:table-cell office:value-type="string" calcext:value-type="string">
            <text:p>ОНВС-2</text:p>
          </table:table-cell>
          <table:table-cell office:value-type="float" office:value="56.962713" calcext:value-type="float">
            <text:p>56.962713</text:p>
          </table:table-cell>
          <table:table-cell office:value-type="float" office:value="41.022079" calcext:value-type="float">
            <text:p>41.022079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374" calcext:value-type="float">
            <text:p>374</text:p>
          </table:table-cell>
          <table:table-cell table:formula="of:=IF([.F43]&lt;[Лист2.$A$1];ROUND([.O43]/[Лист2.$C$1];2);IF([.F43]&lt;[Лист2.$A$2];ROUND([.O43]/[Лист2.$C$2];2);IF([.F43]&lt;[Лист2.$A$3];ROUND([.O43]/[Лист2.$C$3];2);IF([.F43]&lt;[Лист2.$A$4];ROUND([.O43]/[Лист2.$C$4];2);ROUND([.O43]/[Лист2.$C$5];2)))))" office:value-type="float" office:value="36.14" calcext:value-type="float">
            <text:p>36.14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43]-YEAR([.E43])" office:value-type="float" office:value="4" calcext:value-type="float">
            <text:p>4</text:p>
          </table:table-cell>
          <table:table-cell table:formula="of:=2014-[.S43]" office:value-type="float" office:value="1" calcext:value-type="float">
            <text:p>1</text:p>
          </table:table-cell>
          <table:table-cell office:value-type="string" calcext:value-type="string">
            <text:p>Хронический пиелонефрит,вторичный. Дисметаболическая нефропатия.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мужской</text:p>
          </table:table-cell>
          <table:table-cell office:value-type="date" office:date-value="2006-04-11" calcext:value-type="date">
            <text:p>04/11/2006</text:p>
          </table:table-cell>
          <table:table-cell table:style-name="ce2" table:formula="of:=ROUND((DATE(2015;1;1)-[.E44])/365.25)" office:value-type="float" office:value="9" calcext:value-type="float">
            <text:p>9</text:p>
          </table:table-cell>
          <table:table-cell office:value-type="string" calcext:value-type="string">
            <text:p>г.Иваново,ул,2Ключевая 10</text:p>
          </table:table-cell>
          <table:table-cell office:value-type="string" calcext:value-type="string">
            <text:p>Россия, Иваново, 2-я Ключевая улица, 10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33179" calcext:value-type="float">
            <text:p>57.033179</text:p>
          </table:table-cell>
          <table:table-cell office:value-type="float" office:value="40.926373" calcext:value-type="float">
            <text:p>40.926373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510" calcext:value-type="float">
            <text:p>510</text:p>
          </table:table-cell>
          <table:table-cell table:formula="of:=IF([.F44]&lt;[Лист2.$A$1];ROUND([.O44]/[Лист2.$C$1];2);IF([.F44]&lt;[Лист2.$A$2];ROUND([.O44]/[Лист2.$C$2];2);IF([.F44]&lt;[Лист2.$A$3];ROUND([.O44]/[Лист2.$C$3];2);IF([.F44]&lt;[Лист2.$A$4];ROUND([.O44]/[Лист2.$C$4];2);ROUND([.O44]/[Лист2.$C$5];2)))))" office:value-type="float" office:value="42.04" calcext:value-type="float">
            <text:p>42.04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44]-YEAR([.E44])" office:value-type="float" office:value="8" calcext:value-type="float">
            <text:p>8</text:p>
          </table:table-cell>
          <table:table-cell table:formula="of:=2014-[.S44]" office:value-type="float" office:value="0" calcext:value-type="float">
            <text:p>0</text:p>
          </table:table-cell>
          <table:table-cell office:value-type="string" calcext:value-type="string">
            <text:p>Хронический вторичный пиелонефрит, дизэмрио-дисметаюолический.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1998-11-03" calcext:value-type="date">
            <text:p>11/03/1998</text:p>
          </table:table-cell>
          <table:table-cell table:style-name="ce2" table:formula="of:=ROUND((DATE(2015;1;1)-[.E45])/365.25)" office:value-type="float" office:value="16" calcext:value-type="float">
            <text:p>16</text:p>
          </table:table-cell>
          <table:table-cell office:value-type="string" calcext:value-type="string">
            <text:p>г.Иваново, ул. Б.Хмельницкого 95</text:p>
          </table:table-cell>
          <table:table-cell office:value-type="string" calcext:value-type="string">
            <text:p>Россия, Иваново, улица Богдана Хмельницкого, 95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80331" calcext:value-type="float">
            <text:p>56.980331</text:p>
          </table:table-cell>
          <table:table-cell office:value-type="float" office:value="40.954607" calcext:value-type="float">
            <text:p>40.954607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72" calcext:value-type="float">
            <text:p>172</text:p>
          </table:table-cell>
          <table:table-cell table:formula="of:=IF([.F45]&lt;[Лист2.$A$1];ROUND([.O45]/[Лист2.$C$1];2);IF([.F45]&lt;[Лист2.$A$2];ROUND([.O45]/[Лист2.$C$2];2);IF([.F45]&lt;[Лист2.$A$3];ROUND([.O45]/[Лист2.$C$3];2);IF([.F45]&lt;[Лист2.$A$4];ROUND([.O45]/[Лист2.$C$4];2);ROUND([.O45]/[Лист2.$C$5];2)))))" office:value-type="float" office:value="5.46" calcext:value-type="float">
            <text:p>5.46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2" calcext:value-type="float">
            <text:p>2012</text:p>
          </table:table-cell>
          <table:table-cell table:style-name="Default" table:formula="of:=[.S45]-YEAR([.E45])" office:value-type="float" office:value="14" calcext:value-type="float">
            <text:p>14</text:p>
          </table:table-cell>
          <table:table-cell table:formula="of:=2014-[.S45]" office:value-type="float" office:value="2" calcext:value-type="float">
            <text:p>2</text:p>
          </table:table-cell>
          <table:table-cell office:value-type="string" calcext:value-type="string">
            <text:p>Хронический пиелонефрит, вторичный.Дисметаболическая нефропатия.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мужской</text:p>
          </table:table-cell>
          <table:table-cell office:value-type="date" office:date-value="2000-06-05" calcext:value-type="date">
            <text:p>06/05/2000</text:p>
          </table:table-cell>
          <table:table-cell table:style-name="ce2" table:formula="of:=ROUND((DATE(2015;1;1)-[.E46])/365.25)" office:value-type="float" office:value="15" calcext:value-type="float">
            <text:p>15</text:p>
          </table:table-cell>
          <table:table-cell office:value-type="string" calcext:value-type="string">
            <text:p>г.Иваново,ул Андрианова 24</text:p>
          </table:table-cell>
          <table:table-cell office:value-type="string" calcext:value-type="string">
            <text:p>Россия, Иваново, улица Андрианова, 24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12303" calcext:value-type="float">
            <text:p>57.012303</text:p>
          </table:table-cell>
          <table:table-cell office:value-type="float" office:value="40.977397" calcext:value-type="float">
            <text:p>40.977397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60" calcext:value-type="float">
            <text:p>160</text:p>
          </table:table-cell>
          <table:table-cell table:formula="of:=IF([.F46]&lt;[Лист2.$A$1];ROUND([.O46]/[Лист2.$C$1];2);IF([.F46]&lt;[Лист2.$A$2];ROUND([.O46]/[Лист2.$C$2];2);IF([.F46]&lt;[Лист2.$A$3];ROUND([.O46]/[Лист2.$C$3];2);IF([.F46]&lt;[Лист2.$A$4];ROUND([.O46]/[Лист2.$C$4];2);ROUND([.O46]/[Лист2.$C$5];2)))))" office:value-type="float" office:value="5.08" calcext:value-type="float">
            <text:p>5.08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46]-YEAR([.E46])" office:value-type="float" office:value="14" calcext:value-type="float">
            <text:p>14</text:p>
          </table:table-cell>
          <table:table-cell table:formula="of:=2014-[.S46]" office:value-type="float" office:value="0" calcext:value-type="float">
            <text:p>0</text:p>
          </table:table-cell>
          <table:table-cell office:value-type="string" calcext:value-type="string">
            <text:p>Интерстициальный нефрит, дисметаболический.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10-01-15" calcext:value-type="date">
            <text:p>01/15/2010</text:p>
          </table:table-cell>
          <table:table-cell table:style-name="ce2" table:formula="of:=ROUND((DATE(2015;1;1)-[.E47])/365.25)" office:value-type="float" office:value="5" calcext:value-type="float">
            <text:p>5</text:p>
          </table:table-cell>
          <table:table-cell office:value-type="string" calcext:value-type="string">
            <text:p>г.Иваново, ул Революционная 20</text:p>
          </table:table-cell>
          <table:table-cell office:value-type="string" calcext:value-type="string">
            <text:p>Россия, Иваново, Революционная улица, 20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30274" calcext:value-type="float">
            <text:p>57.030274</text:p>
          </table:table-cell>
          <table:table-cell office:value-type="float" office:value="40.924109" calcext:value-type="float">
            <text:p>40.924109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0.6" calcext:value-type="float">
            <text:p>10.6</text:p>
          </table:table-cell>
          <table:table-cell table:formula="of:=IF([.F47]&lt;[Лист2.$A$1];ROUND([.O47]/[Лист2.$C$1];2);IF([.F47]&lt;[Лист2.$A$2];ROUND([.O47]/[Лист2.$C$2];2);IF([.F47]&lt;[Лист2.$A$3];ROUND([.O47]/[Лист2.$C$3];2);IF([.F47]&lt;[Лист2.$A$4];ROUND([.O47]/[Лист2.$C$4];2);ROUND([.O47]/[Лист2.$C$5];2)))))" office:value-type="float" office:value="1.02" calcext:value-type="float">
            <text:p>1.02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47]-YEAR([.E47])" office:value-type="float" office:value="4" calcext:value-type="float">
            <text:p>4</text:p>
          </table:table-cell>
          <table:table-cell table:formula="of:=2014-[.S47]" office:value-type="float" office:value="0" calcext:value-type="float">
            <text:p>0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мужской</text:p>
          </table:table-cell>
          <table:table-cell office:value-type="date" office:date-value="2001-08-03" calcext:value-type="date">
            <text:p>08/03/2001</text:p>
          </table:table-cell>
          <table:table-cell table:style-name="ce2" table:formula="of:=ROUND((DATE(2015;1;1)-[.E48])/365.25)" office:value-type="float" office:value="13" calcext:value-type="float">
            <text:p>13</text:p>
          </table:table-cell>
          <table:table-cell office:value-type="string" calcext:value-type="string">
            <text:p>г.Иваново, ул, Колотилова 10</text:p>
          </table:table-cell>
          <table:table-cell office:value-type="string" calcext:value-type="string">
            <text:p>Россия, Иваново, улица Колотилова, 10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92072" calcext:value-type="float">
            <text:p>56.992072</text:p>
          </table:table-cell>
          <table:table-cell office:value-type="float" office:value="40.995238" calcext:value-type="float">
            <text:p>40.995238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28" calcext:value-type="float">
            <text:p>128</text:p>
          </table:table-cell>
          <table:table-cell table:formula="of:=IF([.F48]&lt;[Лист2.$A$1];ROUND([.O48]/[Лист2.$C$1];2);IF([.F48]&lt;[Лист2.$A$2];ROUND([.O48]/[Лист2.$C$2];2);IF([.F48]&lt;[Лист2.$A$3];ROUND([.O48]/[Лист2.$C$3];2);IF([.F48]&lt;[Лист2.$A$4];ROUND([.O48]/[Лист2.$C$4];2);ROUND([.O48]/[Лист2.$C$5];2)))))" office:value-type="float" office:value="10.55" calcext:value-type="float">
            <text:p>10.55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1" calcext:value-type="float">
            <text:p>2011</text:p>
          </table:table-cell>
          <table:table-cell table:style-name="Default" table:formula="of:=[.S48]-YEAR([.E48])" office:value-type="float" office:value="10" calcext:value-type="float">
            <text:p>10</text:p>
          </table:table-cell>
          <table:table-cell table:formula="of:=2014-[.S48]" office:value-type="float" office:value="3" calcext:value-type="float">
            <text:p>3</text:p>
          </table:table-cell>
          <table:table-cell office:value-type="string" calcext:value-type="string">
            <text:p>Хронический пиелонефрит,вторичный. Дисметаболическая нефропатия.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1-05-03" calcext:value-type="date">
            <text:p>05/03/2001</text:p>
          </table:table-cell>
          <table:table-cell table:style-name="ce2" table:formula="of:=ROUND((DATE(2015;1;1)-[.E49])/365.25)" office:value-type="float" office:value="14" calcext:value-type="float">
            <text:p>14</text:p>
          </table:table-cell>
          <table:table-cell office:value-type="string" calcext:value-type="string">
            <text:p>г.Иваново, ул,Лежневкая134</text:p>
          </table:table-cell>
          <table:table-cell office:value-type="string" calcext:value-type="string">
            <text:p>Россия, Иваново, Лежневская улица, 134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70795" calcext:value-type="float">
            <text:p>56.970795</text:p>
          </table:table-cell>
          <table:table-cell office:value-type="float" office:value="40.972618" calcext:value-type="float">
            <text:p>40.972618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3.7" calcext:value-type="float">
            <text:p>3.7</text:p>
          </table:table-cell>
          <table:table-cell table:formula="of:=IF([.F49]&lt;[Лист2.$A$1];ROUND([.O49]/[Лист2.$C$1];2);IF([.F49]&lt;[Лист2.$A$2];ROUND([.O49]/[Лист2.$C$2];2);IF([.F49]&lt;[Лист2.$A$3];ROUND([.O49]/[Лист2.$C$3];2);IF([.F49]&lt;[Лист2.$A$4];ROUND([.O49]/[Лист2.$C$4];2);ROUND([.O49]/[Лист2.$C$5];2)))))" office:value-type="float" office:value="0.12" calcext:value-type="float">
            <text:p>0.12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49]-YEAR([.E49])" office:value-type="float" office:value="13" calcext:value-type="float">
            <text:p>13</text:p>
          </table:table-cell>
          <table:table-cell table:formula="of:=2014-[.S49]" office:value-type="float" office:value="0" calcext:value-type="float">
            <text:p>0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мужской</text:p>
          </table:table-cell>
          <table:table-cell office:value-type="date" office:date-value="2011-02-18" calcext:value-type="date">
            <text:p>02/18/2011</text:p>
          </table:table-cell>
          <table:table-cell table:style-name="ce2" table:formula="of:=ROUND((DATE(2015;1;1)-[.E50])/365.25)" office:value-type="float" office:value="4" calcext:value-type="float">
            <text:p>4</text:p>
          </table:table-cell>
          <table:table-cell office:value-type="string" calcext:value-type="string">
            <text:p>г.Иваново, ул, 1 Запрудная 30</text:p>
          </table:table-cell>
          <table:table-cell office:value-type="string" calcext:value-type="string">
            <text:p>Россия, Иваново, 1-я Запрудная улица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91959" calcext:value-type="float">
            <text:p>56.991959</text:p>
          </table:table-cell>
          <table:table-cell office:value-type="float" office:value="40.992237" calcext:value-type="float">
            <text:p>40.992237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96" calcext:value-type="float">
            <text:p>96</text:p>
          </table:table-cell>
          <table:table-cell table:formula="of:=IF([.F50]&lt;[Лист2.$A$1];ROUND([.O50]/[Лист2.$C$1];2);IF([.F50]&lt;[Лист2.$A$2];ROUND([.O50]/[Лист2.$C$2];2);IF([.F50]&lt;[Лист2.$A$3];ROUND([.O50]/[Лист2.$C$3];2);IF([.F50]&lt;[Лист2.$A$4];ROUND([.O50]/[Лист2.$C$4];2);ROUND([.O50]/[Лист2.$C$5];2)))))" office:value-type="float" office:value="9.28" calcext:value-type="float">
            <text:p>9.28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50]-YEAR([.E50])" office:value-type="float" office:value="3" calcext:value-type="float">
            <text:p>3</text:p>
          </table:table-cell>
          <table:table-cell table:formula="of:=2014-[.S50]" office:value-type="float" office:value="0" calcext:value-type="float">
            <text:p>0</text:p>
          </table:table-cell>
          <table:table-cell office:value-type="string" calcext:value-type="string">
            <text:p>Дисметаболическая нефропатия, синдром оксалурии.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4-09-24" calcext:value-type="date">
            <text:p>09/24/2004</text:p>
          </table:table-cell>
          <table:table-cell table:style-name="ce2" table:formula="of:=ROUND((DATE(2015;1;1)-[.E51])/365.25)" office:value-type="float" office:value="10" calcext:value-type="float">
            <text:p>10</text:p>
          </table:table-cell>
          <table:table-cell office:value-type="string" calcext:value-type="string">
            <text:p>г.Иваново, ул,11 Санаторная34</text:p>
          </table:table-cell>
          <table:table-cell office:value-type="string" calcext:value-type="string">
            <text:p>Россия, Иваново, 11-я Санаторная улица, 34</text:p>
          </table:table-cell>
          <table:table-cell/>
          <table:table-cell office:value-type="string" calcext:value-type="string">
            <text:p>ОНВС-2</text:p>
          </table:table-cell>
          <table:table-cell office:value-type="float" office:value="56.969063" calcext:value-type="float">
            <text:p>56.969063</text:p>
          </table:table-cell>
          <table:table-cell office:value-type="float" office:value="41.044735" calcext:value-type="float">
            <text:p>41.044735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59" calcext:value-type="float">
            <text:p>59</text:p>
          </table:table-cell>
          <table:table-cell table:formula="of:=IF([.F51]&lt;[Лист2.$A$1];ROUND([.O51]/[Лист2.$C$1];2);IF([.F51]&lt;[Лист2.$A$2];ROUND([.O51]/[Лист2.$C$2];2);IF([.F51]&lt;[Лист2.$A$3];ROUND([.O51]/[Лист2.$C$3];2);IF([.F51]&lt;[Лист2.$A$4];ROUND([.O51]/[Лист2.$C$4];2);ROUND([.O51]/[Лист2.$C$5];2)))))" office:value-type="float" office:value="4.86" calcext:value-type="float">
            <text:p>4.86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51]-YEAR([.E51])" office:value-type="float" office:value="10" calcext:value-type="float">
            <text:p>10</text:p>
          </table:table-cell>
          <table:table-cell table:formula="of:=2014-[.S51]" office:value-type="float" office:value="0" calcext:value-type="float">
            <text:p>0</text:p>
          </table:table-cell>
          <table:table-cell office:value-type="string" calcext:value-type="string">
            <text:p>Хронический пиелонефрит, вторичный.Нефроптоз 2 степени справа.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мужской</text:p>
          </table:table-cell>
          <table:table-cell office:value-type="date" office:date-value="2003-10-31" calcext:value-type="date">
            <text:p>10/31/2003</text:p>
          </table:table-cell>
          <table:table-cell table:style-name="ce2" table:formula="of:=ROUND((DATE(2015;1;1)-[.E52])/365.25)" office:value-type="float" office:value="11" calcext:value-type="float">
            <text:p>11</text:p>
          </table:table-cell>
          <table:table-cell office:value-type="string" calcext:value-type="string">
            <text:p>г.Иваново, ул Революционная 20</text:p>
          </table:table-cell>
          <table:table-cell office:value-type="string" calcext:value-type="string">
            <text:p>Россия, Иваново, Революционная улица, 20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30274" calcext:value-type="float">
            <text:p>57.030274</text:p>
          </table:table-cell>
          <table:table-cell office:value-type="float" office:value="40.924109" calcext:value-type="float">
            <text:p>40.924109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244" calcext:value-type="float">
            <text:p>244</text:p>
          </table:table-cell>
          <table:table-cell table:formula="of:=IF([.F52]&lt;[Лист2.$A$1];ROUND([.O52]/[Лист2.$C$1];2);IF([.F52]&lt;[Лист2.$A$2];ROUND([.O52]/[Лист2.$C$2];2);IF([.F52]&lt;[Лист2.$A$3];ROUND([.O52]/[Лист2.$C$3];2);IF([.F52]&lt;[Лист2.$A$4];ROUND([.O52]/[Лист2.$C$4];2);ROUND([.O52]/[Лист2.$C$5];2)))))" office:value-type="float" office:value="20.11" calcext:value-type="float">
            <text:p>20.11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52]-YEAR([.E52])" office:value-type="float" office:value="11" calcext:value-type="float">
            <text:p>11</text:p>
          </table:table-cell>
          <table:table-cell table:formula="of:=2014-[.S52]" office:value-type="float" office:value="0" calcext:value-type="float">
            <text:p>0</text:p>
          </table:table-cell>
          <table:table-cell office:value-type="string" calcext:value-type="string">
            <text:p>Острый пиелонефрит, дисметаболический.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7-12-12" calcext:value-type="date">
            <text:p>12/12/2007</text:p>
          </table:table-cell>
          <table:table-cell table:style-name="ce2" table:formula="of:=ROUND((DATE(2015;1;1)-[.E53])/365.25)" office:value-type="float" office:value="7" calcext:value-type="float">
            <text:p>7</text:p>
          </table:table-cell>
          <table:table-cell office:value-type="string" calcext:value-type="string">
            <text:p>г.Иванво, пр. Ленина 102</text:p>
          </table:table-cell>
          <table:table-cell office:value-type="string" calcext:value-type="string">
            <text:p>Россия, Иваново, проспект Ленина, 102/2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15277" calcext:value-type="float">
            <text:p>57.015277</text:p>
          </table:table-cell>
          <table:table-cell office:value-type="float" office:value="40.970489" calcext:value-type="float">
            <text:p>40.970489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53.6" calcext:value-type="float">
            <text:p>153.6</text:p>
          </table:table-cell>
          <table:table-cell table:formula="of:=IF([.F53]&lt;[Лист2.$A$1];ROUND([.O53]/[Лист2.$C$1];2);IF([.F53]&lt;[Лист2.$A$2];ROUND([.O53]/[Лист2.$C$2];2);IF([.F53]&lt;[Лист2.$A$3];ROUND([.O53]/[Лист2.$C$3];2);IF([.F53]&lt;[Лист2.$A$4];ROUND([.O53]/[Лист2.$C$4];2);ROUND([.O53]/[Лист2.$C$5];2)))))" office:value-type="float" office:value="12.66" calcext:value-type="float">
            <text:p>12.66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53]-YEAR([.E53])" office:value-type="float" office:value="7" calcext:value-type="float">
            <text:p>7</text:p>
          </table:table-cell>
          <table:table-cell table:formula="of:=2014-[.S53]" office:value-type="float" office:value="0" calcext:value-type="float">
            <text:p>0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1999-02-24" calcext:value-type="date">
            <text:p>02/24/1999</text:p>
          </table:table-cell>
          <table:table-cell table:style-name="ce2" table:formula="of:=ROUND((DATE(2015;1;1)-[.E54])/365.25)" office:value-type="float" office:value="16" calcext:value-type="float">
            <text:p>16</text:p>
          </table:table-cell>
          <table:table-cell office:value-type="string" calcext:value-type="string">
            <text:p>г.Иваново, ул Лежневская 211</text:p>
          </table:table-cell>
          <table:table-cell office:value-type="string" calcext:value-type="string">
            <text:p>Россия, Иваново, Лежневская улица, 211</text:p>
          </table:table-cell>
          <table:table-cell/>
          <table:table-cell office:value-type="string" calcext:value-type="string">
            <text:p>ОНВС-2</text:p>
          </table:table-cell>
          <table:table-cell office:value-type="float" office:value="56.954444" calcext:value-type="float">
            <text:p>56.954444</text:p>
          </table:table-cell>
          <table:table-cell office:value-type="float" office:value="40.979185" calcext:value-type="float">
            <text:p>40.979185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32" calcext:value-type="float">
            <text:p>132</text:p>
          </table:table-cell>
          <table:table-cell table:formula="of:=IF([.F54]&lt;[Лист2.$A$1];ROUND([.O54]/[Лист2.$C$1];2);IF([.F54]&lt;[Лист2.$A$2];ROUND([.O54]/[Лист2.$C$2];2);IF([.F54]&lt;[Лист2.$A$3];ROUND([.O54]/[Лист2.$C$3];2);IF([.F54]&lt;[Лист2.$A$4];ROUND([.O54]/[Лист2.$C$4];2);ROUND([.O54]/[Лист2.$C$5];2)))))" office:value-type="float" office:value="4.19" calcext:value-type="float">
            <text:p>4.19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54]-YEAR([.E54])" office:value-type="float" office:value="14" calcext:value-type="float">
            <text:p>14</text:p>
          </table:table-cell>
          <table:table-cell table:formula="of:=2014-[.S54]" office:value-type="float" office:value="1" calcext:value-type="float">
            <text:p>1</text:p>
          </table:table-cell>
          <table:table-cell office:value-type="string" calcext:value-type="string">
            <text:p>Хронический пиелонефрит, вторичный.Дисметаболическая нефропатия.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6-11-03" calcext:value-type="date">
            <text:p>11/03/2006</text:p>
          </table:table-cell>
          <table:table-cell table:style-name="ce2" table:formula="of:=ROUND((DATE(2015;1;1)-[.E55])/365.25)" office:value-type="float" office:value="8" calcext:value-type="float">
            <text:p>8</text:p>
          </table:table-cell>
          <table:table-cell office:value-type="string" calcext:value-type="string">
            <text:p>Ивановская область, Комсомольск, пр. Ленина, 32</text:p>
          </table:table-cell>
          <table:table-cell office:value-type="string" calcext:value-type="string">
            <text:p>Россия, Ивановская область, Комсомольск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027394" calcext:value-type="float">
            <text:p>57.027394</text:p>
          </table:table-cell>
          <table:table-cell office:value-type="float" office:value="40.37761" calcext:value-type="float">
            <text:p>40.37761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112.5" calcext:value-type="float">
            <text:p>112.5</text:p>
          </table:table-cell>
          <table:table-cell table:formula="of:=IF([.F55]&lt;[Лист2.$A$1];ROUND([.O55]/[Лист2.$C$1];2);IF([.F55]&lt;[Лист2.$A$2];ROUND([.O55]/[Лист2.$C$2];2);IF([.F55]&lt;[Лист2.$A$3];ROUND([.O55]/[Лист2.$C$3];2);IF([.F55]&lt;[Лист2.$A$4];ROUND([.O55]/[Лист2.$C$4];2);ROUND([.O55]/[Лист2.$C$5];2)))))" office:value-type="float" office:value="9.27" calcext:value-type="float">
            <text:p>9.27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55]-YEAR([.E55])" office:value-type="float" office:value="8" calcext:value-type="float">
            <text:p>8</text:p>
          </table:table-cell>
          <table:table-cell table:formula="of:=2014-[.S55]" office:value-type="float" office:value="0" calcext:value-type="float">
            <text:p>0</text:p>
          </table:table-cell>
          <table:table-cell office:value-type="string" calcext:value-type="string">
            <text:p><text:s/>Инфекция мочевывдящих путей. Дисметаболическая нефропатия.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5-02-22" calcext:value-type="date">
            <text:p>02/22/2005</text:p>
          </table:table-cell>
          <table:table-cell table:style-name="ce2" table:formula="of:=ROUND((DATE(2015;1;1)-[.E56])/365.25)" office:value-type="float" office:value="10" calcext:value-type="float">
            <text:p>10</text:p>
          </table:table-cell>
          <table:table-cell office:value-type="string" calcext:value-type="string">
            <text:p>г.Иваново,ул Черниковых 33</text:p>
          </table:table-cell>
          <table:table-cell office:value-type="string" calcext:value-type="string">
            <text:p>Россия, Иваново, улица Черниковых, 33</text:p>
          </table:table-cell>
          <table:table-cell/>
          <table:table-cell office:value-type="string" calcext:value-type="string">
            <text:p>ОНВС-2</text:p>
          </table:table-cell>
          <table:table-cell office:value-type="float" office:value="56.992273" calcext:value-type="float">
            <text:p>56.992273</text:p>
          </table:table-cell>
          <table:table-cell office:value-type="float" office:value="41.00299" calcext:value-type="float">
            <text:p>41.00299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7" calcext:value-type="float">
            <text:p>17</text:p>
          </table:table-cell>
          <table:table-cell table:formula="of:=IF([.F56]&lt;[Лист2.$A$1];ROUND([.O56]/[Лист2.$C$1];2);IF([.F56]&lt;[Лист2.$A$2];ROUND([.O56]/[Лист2.$C$2];2);IF([.F56]&lt;[Лист2.$A$3];ROUND([.O56]/[Лист2.$C$3];2);IF([.F56]&lt;[Лист2.$A$4];ROUND([.O56]/[Лист2.$C$4];2);ROUND([.O56]/[Лист2.$C$5];2)))))" office:value-type="float" office:value="1.4" calcext:value-type="float">
            <text:p>1.4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56]-YEAR([.E56])" office:value-type="float" office:value="9" calcext:value-type="float">
            <text:p>9</text:p>
          </table:table-cell>
          <table:table-cell table:formula="of:=2014-[.S56]" office:value-type="float" office:value="0" calcext:value-type="float">
            <text:p>0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мужской</text:p>
          </table:table-cell>
          <table:table-cell office:value-type="date" office:date-value="2002-09-04" calcext:value-type="date">
            <text:p>09/04/2002</text:p>
          </table:table-cell>
          <table:table-cell table:style-name="ce2" table:formula="of:=ROUND((DATE(2015;1;1)-[.E57])/365.25)" office:value-type="float" office:value="12" calcext:value-type="float">
            <text:p>12</text:p>
          </table:table-cell>
          <table:table-cell office:value-type="string" calcext:value-type="string">
            <text:p>г.Иваново, ул. Ульяновская38</text:p>
          </table:table-cell>
          <table:table-cell office:value-type="string" calcext:value-type="string">
            <text:p>Россия, Иваново, Ульяновская улица, 38/1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2202" calcext:value-type="float">
            <text:p>57.02202</text:p>
          </table:table-cell>
          <table:table-cell office:value-type="float" office:value="41.022636" calcext:value-type="float">
            <text:p>41.022636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03.2" calcext:value-type="float">
            <text:p>103.2</text:p>
          </table:table-cell>
          <table:table-cell table:formula="of:=IF([.F57]&lt;[Лист2.$A$1];ROUND([.O57]/[Лист2.$C$1];2);IF([.F57]&lt;[Лист2.$A$2];ROUND([.O57]/[Лист2.$C$2];2);IF([.F57]&lt;[Лист2.$A$3];ROUND([.O57]/[Лист2.$C$3];2);IF([.F57]&lt;[Лист2.$A$4];ROUND([.O57]/[Лист2.$C$4];2);ROUND([.O57]/[Лист2.$C$5];2)))))" office:value-type="float" office:value="8.51" calcext:value-type="float">
            <text:p>8.51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57]-YEAR([.E57])" office:value-type="float" office:value="12" calcext:value-type="float">
            <text:p>12</text:p>
          </table:table-cell>
          <table:table-cell table:formula="of:=2014-[.S57]" office:value-type="float" office:value="0" calcext:value-type="float">
            <text:p>0</text:p>
          </table:table-cell>
          <table:table-cell office:value-type="string" calcext:value-type="string">
            <text:p>Инфекция мочевыводящих путей. Дисметаболическая нефропатия 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10-10-10" calcext:value-type="date">
            <text:p>10/10/2010</text:p>
          </table:table-cell>
          <table:table-cell table:style-name="ce2" table:formula="of:=ROUND((DATE(2015;1;1)-[.E58])/365.25)" office:value-type="float" office:value="4" calcext:value-type="float">
            <text:p>4</text:p>
          </table:table-cell>
          <table:table-cell office:value-type="string" calcext:value-type="string">
            <text:p>г.Иваново, мкр Московский 15</text:p>
          </table:table-cell>
          <table:table-cell office:value-type="string" calcext:value-type="string">
            <text:p>Россия, Иваново, Московский микрорайон, 15</text:p>
          </table:table-cell>
          <table:table-cell/>
          <table:table-cell office:value-type="string" calcext:value-type="string">
            <text:p>ОНВС-2</text:p>
          </table:table-cell>
          <table:table-cell office:value-type="float" office:value="56.967247" calcext:value-type="float">
            <text:p>56.967247</text:p>
          </table:table-cell>
          <table:table-cell office:value-type="float" office:value="40.985518" calcext:value-type="float">
            <text:p>40.985518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35.8" calcext:value-type="float">
            <text:p>135.8</text:p>
          </table:table-cell>
          <table:table-cell table:formula="of:=IF([.F58]&lt;[Лист2.$A$1];ROUND([.O58]/[Лист2.$C$1];2);IF([.F58]&lt;[Лист2.$A$2];ROUND([.O58]/[Лист2.$C$2];2);IF([.F58]&lt;[Лист2.$A$3];ROUND([.O58]/[Лист2.$C$3];2);IF([.F58]&lt;[Лист2.$A$4];ROUND([.O58]/[Лист2.$C$4];2);ROUND([.O58]/[Лист2.$C$5];2)))))" office:value-type="float" office:value="13.12" calcext:value-type="float">
            <text:p>13.12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58]-YEAR([.E58])" office:value-type="float" office:value="3" calcext:value-type="float">
            <text:p>3</text:p>
          </table:table-cell>
          <table:table-cell table:formula="of:=2014-[.S58]" office:value-type="float" office:value="1" calcext:value-type="float">
            <text:p>1</text:p>
          </table:table-cell>
          <table:table-cell office:value-type="string" calcext:value-type="string">
            <text:p>Хронический пиелонефрит, вторичный.Дисметаболическая нефропатия.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0-03-07" calcext:value-type="date">
            <text:p>03/07/2000</text:p>
          </table:table-cell>
          <table:table-cell table:style-name="ce2" table:formula="of:=ROUND((DATE(2015;1;1)-[.E59])/365.25)" office:value-type="float" office:value="15" calcext:value-type="float">
            <text:p>15</text:p>
          </table:table-cell>
          <table:table-cell office:value-type="string" calcext:value-type="string">
            <text:p>г.Иванво, ТЭЦ 3 д.12 кв.64</text:p>
          </table:table-cell>
          <table:table-cell office:value-type="string" calcext:value-type="string">
            <text:p>Россия, Иваново, микрорайон ТЭЦ-3, 12</text:p>
          </table:table-cell>
          <table:table-cell/>
          <table:table-cell office:value-type="string" calcext:value-type="string">
            <text:p>ОНВС-2</text:p>
          </table:table-cell>
          <table:table-cell office:value-type="float" office:value="56.951773" calcext:value-type="float">
            <text:p>56.951773</text:p>
          </table:table-cell>
          <table:table-cell office:value-type="float" office:value="41.10362" calcext:value-type="float">
            <text:p>41.10362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80.2" calcext:value-type="float">
            <text:p>180.2</text:p>
          </table:table-cell>
          <table:table-cell table:formula="of:=IF([.F59]&lt;[Лист2.$A$1];ROUND([.O59]/[Лист2.$C$1];2);IF([.F59]&lt;[Лист2.$A$2];ROUND([.O59]/[Лист2.$C$2];2);IF([.F59]&lt;[Лист2.$A$3];ROUND([.O59]/[Лист2.$C$3];2);IF([.F59]&lt;[Лист2.$A$4];ROUND([.O59]/[Лист2.$C$4];2);ROUND([.O59]/[Лист2.$C$5];2)))))" office:value-type="float" office:value="5.72" calcext:value-type="float">
            <text:p>5.72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59]-YEAR([.E59])" office:value-type="float" office:value="14" calcext:value-type="float">
            <text:p>14</text:p>
          </table:table-cell>
          <table:table-cell table:formula="of:=2014-[.S59]" office:value-type="float" office:value="0" calcext:value-type="float">
            <text:p>0</text:p>
          </table:table-cell>
          <table:table-cell office:value-type="string" calcext:value-type="string">
            <text:p>острый гломерулонефрит с нефритическим синдромом.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мужской</text:p>
          </table:table-cell>
          <table:table-cell office:value-type="date" office:date-value="2006-08-09" calcext:value-type="date">
            <text:p>08/09/2006</text:p>
          </table:table-cell>
          <table:table-cell table:style-name="ce2" table:formula="of:=ROUND((DATE(2015;1;1)-[.E60])/365.25)" office:value-type="float" office:value="8" calcext:value-type="float">
            <text:p>8</text:p>
          </table:table-cell>
          <table:table-cell office:value-type="string" calcext:value-type="string">
            <text:p>г.Иваново, ул, М.Василевского</text:p>
          </table:table-cell>
          <table:table-cell office:value-type="string" calcext:value-type="string">
            <text:p>Россия, Иваново, улица Маршала Василевского</text:p>
          </table:table-cell>
          <table:table-cell/>
          <table:table-cell office:value-type="string" calcext:value-type="string">
            <text:p>ОНВС-2</text:p>
          </table:table-cell>
          <table:table-cell office:value-type="float" office:value="56.958836" calcext:value-type="float">
            <text:p>56.958836</text:p>
          </table:table-cell>
          <table:table-cell office:value-type="float" office:value="40.99469" calcext:value-type="float">
            <text:p>40.99469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343" calcext:value-type="float">
            <text:p>343</text:p>
          </table:table-cell>
          <table:table-cell table:formula="of:=IF([.F60]&lt;[Лист2.$A$1];ROUND([.O60]/[Лист2.$C$1];2);IF([.F60]&lt;[Лист2.$A$2];ROUND([.O60]/[Лист2.$C$2];2);IF([.F60]&lt;[Лист2.$A$3];ROUND([.O60]/[Лист2.$C$3];2);IF([.F60]&lt;[Лист2.$A$4];ROUND([.O60]/[Лист2.$C$4];2);ROUND([.O60]/[Лист2.$C$5];2)))))" office:value-type="float" office:value="28.27" calcext:value-type="float">
            <text:p>28.27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60]-YEAR([.E60])" office:value-type="float" office:value="8" calcext:value-type="float">
            <text:p>8</text:p>
          </table:table-cell>
          <table:table-cell table:formula="of:=2014-[.S60]" office:value-type="float" office:value="0" calcext:value-type="float">
            <text:p>0</text:p>
          </table:table-cell>
          <table:table-cell office:value-type="string" calcext:value-type="string">
            <text:p>острый гломерулонефрит с нефритическим синдромом.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7-02-21" calcext:value-type="date">
            <text:p>02/21/2007</text:p>
          </table:table-cell>
          <table:table-cell table:style-name="ce2" table:formula="of:=ROUND((DATE(2015;1;1)-[.E61])/365.25)" office:value-type="float" office:value="8" calcext:value-type="float">
            <text:p>8</text:p>
          </table:table-cell>
          <table:table-cell office:value-type="string" calcext:value-type="string">
            <text:p>г.Иваново, 2-й Авдотьинский переулок, 32</text:p>
          </table:table-cell>
          <table:table-cell office:value-type="string" calcext:value-type="string">
            <text:p>Россия, Иваново, 2-й Авдотьинский переулок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27462" calcext:value-type="float">
            <text:p>57.027462</text:p>
          </table:table-cell>
          <table:table-cell office:value-type="float" office:value="40.926103" calcext:value-type="float">
            <text:p>40.926103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4.3" calcext:value-type="float">
            <text:p>4.3</text:p>
          </table:table-cell>
          <table:table-cell table:formula="of:=IF([.F61]&lt;[Лист2.$A$1];ROUND([.O61]/[Лист2.$C$1];2);IF([.F61]&lt;[Лист2.$A$2];ROUND([.O61]/[Лист2.$C$2];2);IF([.F61]&lt;[Лист2.$A$3];ROUND([.O61]/[Лист2.$C$3];2);IF([.F61]&lt;[Лист2.$A$4];ROUND([.O61]/[Лист2.$C$4];2);ROUND([.O61]/[Лист2.$C$5];2)))))" office:value-type="float" office:value="0.35" calcext:value-type="float">
            <text:p>0.35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61]-YEAR([.E61])" office:value-type="float" office:value="7" calcext:value-type="float">
            <text:p>7</text:p>
          </table:table-cell>
          <table:table-cell table:formula="of:=2014-[.S61]" office:value-type="float" office:value="0" calcext:value-type="float">
            <text:p>0</text:p>
          </table:table-cell>
          <table:table-cell office:value-type="string" calcext:value-type="string">
            <text:p>Инфекция мочевыводящих путей.Острый цистит.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11-03-28" calcext:value-type="date">
            <text:p>03/28/2011</text:p>
          </table:table-cell>
          <table:table-cell table:style-name="ce2" table:formula="of:=ROUND((DATE(2015;1;1)-[.E62])/365.25)" office:value-type="float" office:value="4" calcext:value-type="float">
            <text:p>4</text:p>
          </table:table-cell>
          <table:table-cell office:value-type="string" calcext:value-type="string">
            <text:p>г.Иваново, ул,Мархлевского21</text:p>
          </table:table-cell>
          <table:table-cell office:value-type="string" calcext:value-type="string">
            <text:p>Россия, Иваново, улица Мархлевского, 21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00828" calcext:value-type="float">
            <text:p>57.000828</text:p>
          </table:table-cell>
          <table:table-cell office:value-type="float" office:value="40.963833" calcext:value-type="float">
            <text:p>40.963833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47.6" calcext:value-type="float">
            <text:p>147.6</text:p>
          </table:table-cell>
          <table:table-cell table:formula="of:=IF([.F62]&lt;[Лист2.$A$1];ROUND([.O62]/[Лист2.$C$1];2);IF([.F62]&lt;[Лист2.$A$2];ROUND([.O62]/[Лист2.$C$2];2);IF([.F62]&lt;[Лист2.$A$3];ROUND([.O62]/[Лист2.$C$3];2);IF([.F62]&lt;[Лист2.$A$4];ROUND([.O62]/[Лист2.$C$4];2);ROUND([.O62]/[Лист2.$C$5];2)))))" office:value-type="float" office:value="14.26" calcext:value-type="float">
            <text:p>14.26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62]-YEAR([.E62])" office:value-type="float" office:value="2" calcext:value-type="float">
            <text:p>2</text:p>
          </table:table-cell>
          <table:table-cell table:formula="of:=2014-[.S62]" office:value-type="float" office:value="1" calcext:value-type="float">
            <text:p>1</text:p>
          </table:table-cell>
          <table:table-cell office:value-type="string" calcext:value-type="string">
            <text:p>Интерстициальный нефрит, смешанного генеза.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мужской</text:p>
          </table:table-cell>
          <table:table-cell office:value-type="date" office:date-value="2008-06-30" calcext:value-type="date">
            <text:p>06/30/2008</text:p>
          </table:table-cell>
          <table:table-cell table:style-name="ce2" table:formula="of:=ROUND((DATE(2015;1;1)-[.E63])/365.25)" office:value-type="float" office:value="7" calcext:value-type="float">
            <text:p>7</text:p>
          </table:table-cell>
          <table:table-cell office:value-type="string" calcext:value-type="string">
            <text:p>г,Иваново, ул, Авдотьинская21</text:p>
          </table:table-cell>
          <table:table-cell office:value-type="string" calcext:value-type="string">
            <text:p>Россия, Иваново, Авдотьинская улица, 21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27556" calcext:value-type="float">
            <text:p>57.027556</text:p>
          </table:table-cell>
          <table:table-cell office:value-type="float" office:value="40.922052" calcext:value-type="float">
            <text:p>40.922052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56.8" calcext:value-type="float">
            <text:p>56.8</text:p>
          </table:table-cell>
          <table:table-cell table:formula="of:=IF([.F63]&lt;[Лист2.$A$1];ROUND([.O63]/[Лист2.$C$1];2);IF([.F63]&lt;[Лист2.$A$2];ROUND([.O63]/[Лист2.$C$2];2);IF([.F63]&lt;[Лист2.$A$3];ROUND([.O63]/[Лист2.$C$3];2);IF([.F63]&lt;[Лист2.$A$4];ROUND([.O63]/[Лист2.$C$4];2);ROUND([.O63]/[Лист2.$C$5];2)))))" office:value-type="float" office:value="4.68" calcext:value-type="float">
            <text:p>4.68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63]-YEAR([.E63])" office:value-type="float" office:value="5" calcext:value-type="float">
            <text:p>5</text:p>
          </table:table-cell>
          <table:table-cell table:formula="of:=2014-[.S63]" office:value-type="float" office:value="1" calcext:value-type="float">
            <text:p>1</text:p>
          </table:table-cell>
          <table:table-cell office:value-type="string" calcext:value-type="string">
            <text:p>Интерстициальный нефрит, дисметаболический.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мужской</text:p>
          </table:table-cell>
          <table:table-cell office:value-type="date" office:date-value="2011-06-29" calcext:value-type="date">
            <text:p>06/29/2011</text:p>
          </table:table-cell>
          <table:table-cell table:style-name="ce2" table:formula="of:=ROUND((DATE(2015;1;1)-[.E64])/365.25)" office:value-type="float" office:value="4" calcext:value-type="float">
            <text:p>4</text:p>
          </table:table-cell>
          <table:table-cell office:value-type="string" calcext:value-type="string">
            <text:p>г.Иваново, пр.Ленина 23-53</text:p>
          </table:table-cell>
          <table:table-cell office:value-type="string" calcext:value-type="string">
            <text:p>Россия, Иваново, проспект Ленина, 23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05304" calcext:value-type="float">
            <text:p>57.005304</text:p>
          </table:table-cell>
          <table:table-cell office:value-type="float" office:value="40.972663" calcext:value-type="float">
            <text:p>40.972663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78.1" calcext:value-type="float">
            <text:p>78.1</text:p>
          </table:table-cell>
          <table:table-cell table:formula="of:=IF([.F64]&lt;[Лист2.$A$1];ROUND([.O64]/[Лист2.$C$1];2);IF([.F64]&lt;[Лист2.$A$2];ROUND([.O64]/[Лист2.$C$2];2);IF([.F64]&lt;[Лист2.$A$3];ROUND([.O64]/[Лист2.$C$3];2);IF([.F64]&lt;[Лист2.$A$4];ROUND([.O64]/[Лист2.$C$4];2);ROUND([.O64]/[Лист2.$C$5];2)))))" office:value-type="float" office:value="7.55" calcext:value-type="float">
            <text:p>7.55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64]-YEAR([.E64])" office:value-type="float" office:value="3" calcext:value-type="float">
            <text:p>3</text:p>
          </table:table-cell>
          <table:table-cell table:formula="of:=2014-[.S64]" office:value-type="float" office:value="0" calcext:value-type="float">
            <text:p>0</text:p>
          </table:table-cell>
          <table:table-cell office:value-type="string" calcext:value-type="string">
            <text:p>Инфекция мочевыводящих путей. Дисметаболическая нефропатия 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10-05-15" calcext:value-type="date">
            <text:p>05/15/2010</text:p>
          </table:table-cell>
          <table:table-cell table:style-name="ce2" table:formula="of:=ROUND((DATE(2015;1;1)-[.E65])/365.25)" office:value-type="float" office:value="5" calcext:value-type="float">
            <text:p>5</text:p>
          </table:table-cell>
          <table:table-cell office:value-type="string" calcext:value-type="string">
            <text:p>г.Иваново, пр. Шереметевский 74</text:p>
          </table:table-cell>
          <table:table-cell office:value-type="string" calcext:value-type="string">
            <text:p>Россия, Иваново, Шереметевский проспект, 74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08818" calcext:value-type="float">
            <text:p>57.008818</text:p>
          </table:table-cell>
          <table:table-cell office:value-type="float" office:value="40.990099" calcext:value-type="float">
            <text:p>40.990099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85.6" calcext:value-type="float">
            <text:p>85.6</text:p>
          </table:table-cell>
          <table:table-cell table:formula="of:=IF([.F65]&lt;[Лист2.$A$1];ROUND([.O65]/[Лист2.$C$1];2);IF([.F65]&lt;[Лист2.$A$2];ROUND([.O65]/[Лист2.$C$2];2);IF([.F65]&lt;[Лист2.$A$3];ROUND([.O65]/[Лист2.$C$3];2);IF([.F65]&lt;[Лист2.$A$4];ROUND([.O65]/[Лист2.$C$4];2);ROUND([.O65]/[Лист2.$C$5];2)))))" office:value-type="float" office:value="8.27" calcext:value-type="float">
            <text:p>8.27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65]-YEAR([.E65])" office:value-type="float" office:value="4" calcext:value-type="float">
            <text:p>4</text:p>
          </table:table-cell>
          <table:table-cell table:formula="of:=2014-[.S65]" office:value-type="float" office:value="0" calcext:value-type="float">
            <text:p>0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6-04-18" calcext:value-type="date">
            <text:p>04/18/2006</text:p>
          </table:table-cell>
          <table:table-cell table:style-name="ce2" table:formula="of:=ROUND((DATE(2015;1;1)-[.E66])/365.25)" office:value-type="float" office:value="9" calcext:value-type="float">
            <text:p>9</text:p>
          </table:table-cell>
          <table:table-cell office:value-type="string" calcext:value-type="string">
            <text:p>г.Иваново. пр. Текстильщиков 115</text:p>
          </table:table-cell>
          <table:table-cell office:value-type="string" calcext:value-type="string">
            <text:p>Россия, Иваново, проспект Текстильщиков, 115</text:p>
          </table:table-cell>
          <table:table-cell/>
          <table:table-cell office:value-type="string" calcext:value-type="string">
            <text:p>ОНВС-2</text:p>
          </table:table-cell>
          <table:table-cell office:value-type="float" office:value="56.957266" calcext:value-type="float">
            <text:p>56.957266</text:p>
          </table:table-cell>
          <table:table-cell office:value-type="float" office:value="40.989066" calcext:value-type="float">
            <text:p>40.989066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65.6" calcext:value-type="float">
            <text:p>165.6</text:p>
          </table:table-cell>
          <table:table-cell table:formula="of:=IF([.F66]&lt;[Лист2.$A$1];ROUND([.O66]/[Лист2.$C$1];2);IF([.F66]&lt;[Лист2.$A$2];ROUND([.O66]/[Лист2.$C$2];2);IF([.F66]&lt;[Лист2.$A$3];ROUND([.O66]/[Лист2.$C$3];2);IF([.F66]&lt;[Лист2.$A$4];ROUND([.O66]/[Лист2.$C$4];2);ROUND([.O66]/[Лист2.$C$5];2)))))" office:value-type="float" office:value="13.65" calcext:value-type="float">
            <text:p>13.65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66]-YEAR([.E66])" office:value-type="float" office:value="8" calcext:value-type="float">
            <text:p>8</text:p>
          </table:table-cell>
          <table:table-cell table:formula="of:=2014-[.S66]" office:value-type="float" office:value="0" calcext:value-type="float">
            <text:p>0</text:p>
          </table:table-cell>
          <table:table-cell office:value-type="string" calcext:value-type="string">
            <text:p>острый пиелонефрит 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мужской</text:p>
          </table:table-cell>
          <table:table-cell office:value-type="date" office:date-value="2006-02-04" calcext:value-type="date">
            <text:p>02/04/2006</text:p>
          </table:table-cell>
          <table:table-cell table:style-name="ce2" table:formula="of:=ROUND((DATE(2015;1;1)-[.E67])/365.25)" office:value-type="float" office:value="9" calcext:value-type="float">
            <text:p>9</text:p>
          </table:table-cell>
          <table:table-cell office:value-type="string" calcext:value-type="string">
            <text:p>Иваново, п/о 14 д 312 кв 33</text:p>
          </table:table-cell>
          <table:table-cell office:value-type="string" calcext:value-type="string">
            <text:p>Россия, Иваново, микрорайон 14-е Почтовое Отделение, 312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41167" calcext:value-type="float">
            <text:p>57.041167</text:p>
          </table:table-cell>
          <table:table-cell office:value-type="float" office:value="40.990252" calcext:value-type="float">
            <text:p>40.990252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9.5" calcext:value-type="float">
            <text:p>9.5</text:p>
          </table:table-cell>
          <table:table-cell table:formula="of:=IF([.F67]&lt;[Лист2.$A$1];ROUND([.O67]/[Лист2.$C$1];2);IF([.F67]&lt;[Лист2.$A$2];ROUND([.O67]/[Лист2.$C$2];2);IF([.F67]&lt;[Лист2.$A$3];ROUND([.O67]/[Лист2.$C$3];2);IF([.F67]&lt;[Лист2.$A$4];ROUND([.O67]/[Лист2.$C$4];2);ROUND([.O67]/[Лист2.$C$5];2)))))" office:value-type="float" office:value="0.78" calcext:value-type="float">
            <text:p>0.78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67]-YEAR([.E67])" office:value-type="float" office:value="8" calcext:value-type="float">
            <text:p>8</text:p>
          </table:table-cell>
          <table:table-cell table:formula="of:=2014-[.S67]" office:value-type="float" office:value="0" calcext:value-type="float">
            <text:p>0</text:p>
          </table:table-cell>
          <table:table-cell office:value-type="string" calcext:value-type="string">
            <text:p>Дисметаболическая нефропатия.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мужской</text:p>
          </table:table-cell>
          <table:table-cell office:value-type="date" office:date-value="1998-09-05" calcext:value-type="date">
            <text:p>09/05/1998</text:p>
          </table:table-cell>
          <table:table-cell table:style-name="ce2" table:formula="of:=ROUND((DATE(2015;1;1)-[.E68])/365.25)" office:value-type="float" office:value="16" calcext:value-type="float">
            <text:p>16</text:p>
          </table:table-cell>
          <table:table-cell office:value-type="string" calcext:value-type="string">
            <text:p>г.Иваново. Ул Свободы 43б</text:p>
          </table:table-cell>
          <table:table-cell office:value-type="string" calcext:value-type="string">
            <text:p>Россия, Иваново, улица Свободы, 43Б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15081" calcext:value-type="float">
            <text:p>57.015081</text:p>
          </table:table-cell>
          <table:table-cell office:value-type="float" office:value="41.006251" calcext:value-type="float">
            <text:p>41.006251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332.2" calcext:value-type="float">
            <text:p>332.2</text:p>
          </table:table-cell>
          <table:table-cell table:formula="of:=IF([.F68]&lt;[Лист2.$A$1];ROUND([.O68]/[Лист2.$C$1];2);IF([.F68]&lt;[Лист2.$A$2];ROUND([.O68]/[Лист2.$C$2];2);IF([.F68]&lt;[Лист2.$A$3];ROUND([.O68]/[Лист2.$C$3];2);IF([.F68]&lt;[Лист2.$A$4];ROUND([.O68]/[Лист2.$C$4];2);ROUND([.O68]/[Лист2.$C$5];2)))))" office:value-type="float" office:value="10.55" calcext:value-type="float">
            <text:p>10.55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2" calcext:value-type="float">
            <text:p>2012</text:p>
          </table:table-cell>
          <table:table-cell table:style-name="Default" table:formula="of:=[.S68]-YEAR([.E68])" office:value-type="float" office:value="14" calcext:value-type="float">
            <text:p>14</text:p>
          </table:table-cell>
          <table:table-cell table:formula="of:=2014-[.S68]" office:value-type="float" office:value="2" calcext:value-type="float">
            <text:p>2</text:p>
          </table:table-cell>
          <table:table-cell office:value-type="string" calcext:value-type="string">
            <text:p>Хронический пиелонефрит, вторичный.Дисметаболическая нефропатия.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7-09-07" calcext:value-type="date">
            <text:p>09/07/2007</text:p>
          </table:table-cell>
          <table:table-cell table:style-name="ce2" table:formula="of:=ROUND((DATE(2015;1;1)-[.E69])/365.25)" office:value-type="float" office:value="7" calcext:value-type="float">
            <text:p>7</text:p>
          </table:table-cell>
          <table:table-cell office:value-type="string" calcext:value-type="string">
            <text:p>г.Иваново. Ул, Шувандиной107</text:p>
          </table:table-cell>
          <table:table-cell office:value-type="string" calcext:value-type="string">
            <text:p>Россия, Иваново, улица Шувандиной, 107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20937" calcext:value-type="float">
            <text:p>57.020937</text:p>
          </table:table-cell>
          <table:table-cell office:value-type="float" office:value="41.006548" calcext:value-type="float">
            <text:p>41.006548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5.2" calcext:value-type="float">
            <text:p>5.2</text:p>
          </table:table-cell>
          <table:table-cell table:formula="of:=IF([.F69]&lt;[Лист2.$A$1];ROUND([.O69]/[Лист2.$C$1];2);IF([.F69]&lt;[Лист2.$A$2];ROUND([.O69]/[Лист2.$C$2];2);IF([.F69]&lt;[Лист2.$A$3];ROUND([.O69]/[Лист2.$C$3];2);IF([.F69]&lt;[Лист2.$A$4];ROUND([.O69]/[Лист2.$C$4];2);ROUND([.O69]/[Лист2.$C$5];2)))))" office:value-type="float" office:value="0.43" calcext:value-type="float">
            <text:p>0.43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69]-YEAR([.E69])" office:value-type="float" office:value="6" calcext:value-type="float">
            <text:p>6</text:p>
          </table:table-cell>
          <table:table-cell table:formula="of:=2014-[.S69]" office:value-type="float" office:value="1" calcext:value-type="float">
            <text:p>1</text:p>
          </table:table-cell>
          <table:table-cell office:value-type="string" calcext:value-type="string">
            <text:p>хронический пиелонефрит,первичный.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мужской</text:p>
          </table:table-cell>
          <table:table-cell office:value-type="date" office:date-value="2005-07-29" calcext:value-type="date">
            <text:p>07/29/2005</text:p>
          </table:table-cell>
          <table:table-cell table:style-name="ce2" table:formula="of:=ROUND((DATE(2015;1;1)-[.E70])/365.25)" office:value-type="float" office:value="9" calcext:value-type="float">
            <text:p>9</text:p>
          </table:table-cell>
          <table:table-cell office:value-type="string" calcext:value-type="string">
            <text:p>г.Иваново,ул,Ген.Горбатова 23</text:p>
          </table:table-cell>
          <table:table-cell office:value-type="string" calcext:value-type="string">
            <text:p>Россия, Иваново, улица Генерала Горбатова, 23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40319" calcext:value-type="float">
            <text:p>57.040319</text:p>
          </table:table-cell>
          <table:table-cell office:value-type="float" office:value="40.958856" calcext:value-type="float">
            <text:p>40.958856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7.5" calcext:value-type="float">
            <text:p>17.5</text:p>
          </table:table-cell>
          <table:table-cell table:formula="of:=IF([.F70]&lt;[Лист2.$A$1];ROUND([.O70]/[Лист2.$C$1];2);IF([.F70]&lt;[Лист2.$A$2];ROUND([.O70]/[Лист2.$C$2];2);IF([.F70]&lt;[Лист2.$A$3];ROUND([.O70]/[Лист2.$C$3];2);IF([.F70]&lt;[Лист2.$A$4];ROUND([.O70]/[Лист2.$C$4];2);ROUND([.O70]/[Лист2.$C$5];2)))))" office:value-type="float" office:value="1.44" calcext:value-type="float">
            <text:p>1.44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70]-YEAR([.E70])" office:value-type="float" office:value="9" calcext:value-type="float">
            <text:p>9</text:p>
          </table:table-cell>
          <table:table-cell table:formula="of:=2014-[.S70]" office:value-type="float" office:value="0" calcext:value-type="float">
            <text:p>0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4-04-17" calcext:value-type="date">
            <text:p>04/17/2004</text:p>
          </table:table-cell>
          <table:table-cell table:style-name="ce2" table:formula="of:=ROUND((DATE(2015;1;1)-[.E71])/365.25)" office:value-type="float" office:value="11" calcext:value-type="float">
            <text:p>11</text:p>
          </table:table-cell>
          <table:table-cell office:value-type="string" calcext:value-type="string">
            <text:p>г.Иваново, ул,Свободы 3а</text:p>
          </table:table-cell>
          <table:table-cell office:value-type="string" calcext:value-type="string">
            <text:p>Россия, Иваново, улица Свободы, 3А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15802" calcext:value-type="float">
            <text:p>57.015802</text:p>
          </table:table-cell>
          <table:table-cell office:value-type="float" office:value="41.032141" calcext:value-type="float">
            <text:p>41.032141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17.6" calcext:value-type="float">
            <text:p>117.6</text:p>
          </table:table-cell>
          <table:table-cell table:formula="of:=IF([.F71]&lt;[Лист2.$A$1];ROUND([.O71]/[Лист2.$C$1];2);IF([.F71]&lt;[Лист2.$A$2];ROUND([.O71]/[Лист2.$C$2];2);IF([.F71]&lt;[Лист2.$A$3];ROUND([.O71]/[Лист2.$C$3];2);IF([.F71]&lt;[Лист2.$A$4];ROUND([.O71]/[Лист2.$C$4];2);ROUND([.O71]/[Лист2.$C$5];2)))))" office:value-type="float" office:value="9.69" calcext:value-type="float">
            <text:p>9.69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71]-YEAR([.E71])" office:value-type="float" office:value="10" calcext:value-type="float">
            <text:p>10</text:p>
          </table:table-cell>
          <table:table-cell table:formula="of:=2014-[.S71]" office:value-type="float" office:value="0" calcext:value-type="float">
            <text:p>0</text:p>
          </table:table-cell>
          <table:table-cell office:value-type="string" calcext:value-type="string">
            <text:p>Острый пиелонефрит.Гипотония правого мочеточника.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8-09-25" calcext:value-type="date">
            <text:p>09/25/2008</text:p>
          </table:table-cell>
          <table:table-cell table:style-name="ce2" table:formula="of:=ROUND((DATE(2015;1;1)-[.E72])/365.25)" office:value-type="float" office:value="6" calcext:value-type="float">
            <text:p>6</text:p>
          </table:table-cell>
          <table:table-cell office:value-type="string" calcext:value-type="string">
            <text:p>г.Иваново, Нормандия-Неман, 69</text:p>
          </table:table-cell>
          <table:table-cell office:value-type="string" calcext:value-type="string">
            <text:p>Россия, Иваново, улица Полка Нормандия-Неман, 69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3094" calcext:value-type="float">
            <text:p>57.03094</text:p>
          </table:table-cell>
          <table:table-cell office:value-type="float" office:value="40.979832" calcext:value-type="float">
            <text:p>40.979832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84" calcext:value-type="float">
            <text:p>84</text:p>
          </table:table-cell>
          <table:table-cell table:formula="of:=IF([.F72]&lt;[Лист2.$A$1];ROUND([.O72]/[Лист2.$C$1];2);IF([.F72]&lt;[Лист2.$A$2];ROUND([.O72]/[Лист2.$C$2];2);IF([.F72]&lt;[Лист2.$A$3];ROUND([.O72]/[Лист2.$C$3];2);IF([.F72]&lt;[Лист2.$A$4];ROUND([.O72]/[Лист2.$C$4];2);ROUND([.O72]/[Лист2.$C$5];2)))))" office:value-type="float" office:value="8.12" calcext:value-type="float">
            <text:p>8.12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72]-YEAR([.E72])" office:value-type="float" office:value="5" calcext:value-type="float">
            <text:p>5</text:p>
          </table:table-cell>
          <table:table-cell table:formula="of:=2014-[.S72]" office:value-type="float" office:value="1" calcext:value-type="float">
            <text:p>1</text:p>
          </table:table-cell>
          <table:table-cell office:value-type="string" calcext:value-type="string">
            <text:p>Хронический пиелонефрит, вторичный.Дисметаболическая нефропатия.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10-05-08" calcext:value-type="date">
            <text:p>05/08/2010</text:p>
          </table:table-cell>
          <table:table-cell table:style-name="ce2" table:formula="of:=ROUND((DATE(2015;1;1)-[.E73])/365.25)" office:value-type="float" office:value="5" calcext:value-type="float">
            <text:p>5</text:p>
          </table:table-cell>
          <table:table-cell office:value-type="string" calcext:value-type="string">
            <text:p>г.Иваново. Ул Б.Воробьевская 26</text:p>
          </table:table-cell>
          <table:table-cell office:value-type="string" calcext:value-type="string">
            <text:p>Россия, Иваново, Большая Воробьевская улица, 26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93146" calcext:value-type="float">
            <text:p>56.993146</text:p>
          </table:table-cell>
          <table:table-cell office:value-type="float" office:value="40.965872" calcext:value-type="float">
            <text:p>40.965872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83.3" calcext:value-type="float">
            <text:p>83.3</text:p>
          </table:table-cell>
          <table:table-cell table:formula="of:=IF([.F73]&lt;[Лист2.$A$1];ROUND([.O73]/[Лист2.$C$1];2);IF([.F73]&lt;[Лист2.$A$2];ROUND([.O73]/[Лист2.$C$2];2);IF([.F73]&lt;[Лист2.$A$3];ROUND([.O73]/[Лист2.$C$3];2);IF([.F73]&lt;[Лист2.$A$4];ROUND([.O73]/[Лист2.$C$4];2);ROUND([.O73]/[Лист2.$C$5];2)))))" office:value-type="float" office:value="8.05" calcext:value-type="float">
            <text:p>8.05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73]-YEAR([.E73])" office:value-type="float" office:value="4" calcext:value-type="float">
            <text:p>4</text:p>
          </table:table-cell>
          <table:table-cell table:formula="of:=2014-[.S73]" office:value-type="float" office:value="0" calcext:value-type="float">
            <text:p>0</text:p>
          </table:table-cell>
          <table:table-cell office:value-type="string" calcext:value-type="string">
            <text:p>Острый пиелонефрит, неполное удвоение левой почки.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5-10-31" calcext:value-type="date">
            <text:p>10/31/2005</text:p>
          </table:table-cell>
          <table:table-cell table:style-name="ce2" table:formula="of:=ROUND((DATE(2015;1;1)-[.E74])/365.25)" office:value-type="float" office:value="9" calcext:value-type="float">
            <text:p>9</text:p>
          </table:table-cell>
          <table:table-cell office:value-type="string" calcext:value-type="string">
            <text:p>г.Иваново, генерала Горбатого, 80</text:p>
          </table:table-cell>
          <table:table-cell office:value-type="string" calcext:value-type="string">
            <text:p>Россия, Иваново, улица Генерала Горбатова, 80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44105" calcext:value-type="float">
            <text:p>57.044105</text:p>
          </table:table-cell>
          <table:table-cell office:value-type="float" office:value="40.958596" calcext:value-type="float">
            <text:p>40.958596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20" calcext:value-type="float">
            <text:p>120</text:p>
          </table:table-cell>
          <table:table-cell table:formula="of:=IF([.F74]&lt;[Лист2.$A$1];ROUND([.O74]/[Лист2.$C$1];2);IF([.F74]&lt;[Лист2.$A$2];ROUND([.O74]/[Лист2.$C$2];2);IF([.F74]&lt;[Лист2.$A$3];ROUND([.O74]/[Лист2.$C$3];2);IF([.F74]&lt;[Лист2.$A$4];ROUND([.O74]/[Лист2.$C$4];2);ROUND([.O74]/[Лист2.$C$5];2)))))" office:value-type="float" office:value="9.89" calcext:value-type="float">
            <text:p>9.89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74]-YEAR([.E74])" office:value-type="float" office:value="9" calcext:value-type="float">
            <text:p>9</text:p>
          </table:table-cell>
          <table:table-cell table:formula="of:=2014-[.S74]" office:value-type="float" office:value="0" calcext:value-type="float">
            <text:p>0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4-07-17" calcext:value-type="date">
            <text:p>07/17/2004</text:p>
          </table:table-cell>
          <table:table-cell table:style-name="ce2" table:formula="of:=ROUND((DATE(2015;1;1)-[.E75])/365.25)" office:value-type="float" office:value="10" calcext:value-type="float">
            <text:p>10</text:p>
          </table:table-cell>
          <table:table-cell office:value-type="string" calcext:value-type="string">
            <text:p>г.Иваново, ул, Войкова 40</text:p>
          </table:table-cell>
          <table:table-cell office:value-type="string" calcext:value-type="string">
            <text:p>Россия, Иваново, улица Войкова, 40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22225" calcext:value-type="float">
            <text:p>57.022225</text:p>
          </table:table-cell>
          <table:table-cell office:value-type="float" office:value="40.966007" calcext:value-type="float">
            <text:p>40.966007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336" calcext:value-type="float">
            <text:p>336</text:p>
          </table:table-cell>
          <table:table-cell table:formula="of:=IF([.F75]&lt;[Лист2.$A$1];ROUND([.O75]/[Лист2.$C$1];2);IF([.F75]&lt;[Лист2.$A$2];ROUND([.O75]/[Лист2.$C$2];2);IF([.F75]&lt;[Лист2.$A$3];ROUND([.O75]/[Лист2.$C$3];2);IF([.F75]&lt;[Лист2.$A$4];ROUND([.O75]/[Лист2.$C$4];2);ROUND([.O75]/[Лист2.$C$5];2)))))" office:value-type="float" office:value="27.7" calcext:value-type="float">
            <text:p>27.7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75]-YEAR([.E75])" office:value-type="float" office:value="10" calcext:value-type="float">
            <text:p>10</text:p>
          </table:table-cell>
          <table:table-cell table:formula="of:=2014-[.S75]" office:value-type="float" office:value="0" calcext:value-type="float">
            <text:p>0</text:p>
          </table:table-cell>
          <table:table-cell office:value-type="string" calcext:value-type="string">
            <text:p>Дисметаболическая нефропатия. Инфекция мочевыводящих путей.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8-06-14" calcext:value-type="date">
            <text:p>06/14/2008</text:p>
          </table:table-cell>
          <table:table-cell table:style-name="ce2" table:formula="of:=ROUND((DATE(2015;1;1)-[.E76])/365.25)" office:value-type="float" office:value="7" calcext:value-type="float">
            <text:p>7</text:p>
          </table:table-cell>
          <table:table-cell office:value-type="string" calcext:value-type="string">
            <text:p>г.Иваново, ул. Победы, 13</text:p>
          </table:table-cell>
          <table:table-cell office:value-type="string" calcext:value-type="string">
            <text:p>Россия, Иваново, площадь Победы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93048" calcext:value-type="float">
            <text:p>56.993048</text:p>
          </table:table-cell>
          <table:table-cell office:value-type="float" office:value="40.974702" calcext:value-type="float">
            <text:p>40.974702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02.4" calcext:value-type="float">
            <text:p>102.4</text:p>
          </table:table-cell>
          <table:table-cell table:formula="of:=IF([.F76]&lt;[Лист2.$A$1];ROUND([.O76]/[Лист2.$C$1];2);IF([.F76]&lt;[Лист2.$A$2];ROUND([.O76]/[Лист2.$C$2];2);IF([.F76]&lt;[Лист2.$A$3];ROUND([.O76]/[Лист2.$C$3];2);IF([.F76]&lt;[Лист2.$A$4];ROUND([.O76]/[Лист2.$C$4];2);ROUND([.O76]/[Лист2.$C$5];2)))))" office:value-type="float" office:value="8.44" calcext:value-type="float">
            <text:p>8.44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76]-YEAR([.E76])" office:value-type="float" office:value="6" calcext:value-type="float">
            <text:p>6</text:p>
          </table:table-cell>
          <table:table-cell table:formula="of:=2014-[.S76]" office:value-type="float" office:value="0" calcext:value-type="float">
            <text:p>0</text:p>
          </table:table-cell>
          <table:table-cell office:value-type="string" calcext:value-type="string">
            <text:p>Хронический вторичный дисметаболический пиелонефрит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11-05-29" calcext:value-type="date">
            <text:p>05/29/2011</text:p>
          </table:table-cell>
          <table:table-cell table:style-name="ce2" table:formula="of:=ROUND((DATE(2015;1;1)-[.E77])/365.25)" office:value-type="float" office:value="4" calcext:value-type="float">
            <text:p>4</text:p>
          </table:table-cell>
          <table:table-cell office:value-type="string" calcext:value-type="string">
            <text:p>г.Иваново, 2 проезд 22</text:p>
          </table:table-cell>
          <table:table-cell office:value-type="string" calcext:value-type="string">
            <text:p>Россия, Иваново, 2-й проезд, 24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02966" calcext:value-type="float">
            <text:p>57.002966</text:p>
          </table:table-cell>
          <table:table-cell office:value-type="float" office:value="41.023652" calcext:value-type="float">
            <text:p>41.023652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233.6" calcext:value-type="float">
            <text:p>233.6</text:p>
          </table:table-cell>
          <table:table-cell table:formula="of:=IF([.F77]&lt;[Лист2.$A$1];ROUND([.O77]/[Лист2.$C$1];2);IF([.F77]&lt;[Лист2.$A$2];ROUND([.O77]/[Лист2.$C$2];2);IF([.F77]&lt;[Лист2.$A$3];ROUND([.O77]/[Лист2.$C$3];2);IF([.F77]&lt;[Лист2.$A$4];ROUND([.O77]/[Лист2.$C$4];2);ROUND([.O77]/[Лист2.$C$5];2)))))" office:value-type="float" office:value="22.57" calcext:value-type="float">
            <text:p>22.57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77]-YEAR([.E77])" office:value-type="float" office:value="3" calcext:value-type="float">
            <text:p>3</text:p>
          </table:table-cell>
          <table:table-cell table:formula="of:=2014-[.S77]" office:value-type="float" office:value="0" calcext:value-type="float">
            <text:p>0</text:p>
          </table:table-cell>
          <table:table-cell office:value-type="string" calcext:value-type="string">
            <text:p>Инфекция мочевыводящих путей.Дисметаболическая нефропатия.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мужской</text:p>
          </table:table-cell>
          <table:table-cell office:value-type="date" office:date-value="2007-11-19" calcext:value-type="date">
            <text:p>11/19/2007</text:p>
          </table:table-cell>
          <table:table-cell table:style-name="ce2" table:formula="of:=ROUND((DATE(2015;1;1)-[.E78])/365.25)" office:value-type="float" office:value="7" calcext:value-type="float">
            <text:p>7</text:p>
          </table:table-cell>
          <table:table-cell office:value-type="string" calcext:value-type="string">
            <text:p>Ивановска область, <text:s/>д. Затеиха, д13</text:p>
          </table:table-cell>
          <table:table-cell office:value-type="string" calcext:value-type="string">
            <text:p>Россия, Ивановская область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989772" calcext:value-type="float">
            <text:p>56.989772</text:p>
          </table:table-cell>
          <table:table-cell office:value-type="float" office:value="41.554071" calcext:value-type="float">
            <text:p>41.554071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81.6" calcext:value-type="float">
            <text:p>81.6</text:p>
          </table:table-cell>
          <table:table-cell table:formula="of:=IF([.F78]&lt;[Лист2.$A$1];ROUND([.O78]/[Лист2.$C$1];2);IF([.F78]&lt;[Лист2.$A$2];ROUND([.O78]/[Лист2.$C$2];2);IF([.F78]&lt;[Лист2.$A$3];ROUND([.O78]/[Лист2.$C$3];2);IF([.F78]&lt;[Лист2.$A$4];ROUND([.O78]/[Лист2.$C$4];2);ROUND([.O78]/[Лист2.$C$5];2)))))" office:value-type="float" office:value="6.73" calcext:value-type="float">
            <text:p>6.73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78]-YEAR([.E78])" office:value-type="float" office:value="6" calcext:value-type="float">
            <text:p>6</text:p>
          </table:table-cell>
          <table:table-cell table:formula="of:=2014-[.S78]" office:value-type="float" office:value="1" calcext:value-type="float">
            <text:p>1</text:p>
          </table:table-cell>
          <table:table-cell office:value-type="string" calcext:value-type="string">
            <text:p>Хронический вторичный дисметаболический пиелонефрит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мужской</text:p>
          </table:table-cell>
          <table:table-cell office:value-type="date" office:date-value="1999-07-08" calcext:value-type="date">
            <text:p>07/08/1999</text:p>
          </table:table-cell>
          <table:table-cell table:style-name="ce2" table:formula="of:=ROUND((DATE(2015;1;1)-[.E79])/365.25)" office:value-type="float" office:value="15" calcext:value-type="float">
            <text:p>15</text:p>
          </table:table-cell>
          <table:table-cell office:value-type="string" calcext:value-type="string">
            <text:p>г.Иваново, ул,Гагарина 9</text:p>
          </table:table-cell>
          <table:table-cell office:value-type="string" calcext:value-type="string">
            <text:p>Россия, Иваново, улица Юрия Гагарина, 9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22906" calcext:value-type="float">
            <text:p>57.022906</text:p>
          </table:table-cell>
          <table:table-cell office:value-type="float" office:value="40.965629" calcext:value-type="float">
            <text:p>40.965629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256" calcext:value-type="float">
            <text:p>256</text:p>
          </table:table-cell>
          <table:table-cell table:formula="of:=IF([.F79]&lt;[Лист2.$A$1];ROUND([.O79]/[Лист2.$C$1];2);IF([.F79]&lt;[Лист2.$A$2];ROUND([.O79]/[Лист2.$C$2];2);IF([.F79]&lt;[Лист2.$A$3];ROUND([.O79]/[Лист2.$C$3];2);IF([.F79]&lt;[Лист2.$A$4];ROUND([.O79]/[Лист2.$C$4];2);ROUND([.O79]/[Лист2.$C$5];2)))))" office:value-type="float" office:value="8.13" calcext:value-type="float">
            <text:p>8.13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79]-YEAR([.E79])" office:value-type="float" office:value="14" calcext:value-type="float">
            <text:p>14</text:p>
          </table:table-cell>
          <table:table-cell table:formula="of:=2014-[.S79]" office:value-type="float" office:value="1" calcext:value-type="float">
            <text:p>1</text:p>
          </table:table-cell>
          <table:table-cell office:value-type="string" calcext:value-type="string">
            <text:p>Хронический пиелонефрит, вторичный, обструктивный.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5-07-23" calcext:value-type="date">
            <text:p>07/23/2005</text:p>
          </table:table-cell>
          <table:table-cell table:style-name="ce2" table:formula="of:=ROUND((DATE(2015;1;1)-[.E80])/365.25)" office:value-type="float" office:value="9" calcext:value-type="float">
            <text:p>9</text:p>
          </table:table-cell>
          <table:table-cell office:value-type="string" calcext:value-type="string">
            <text:p>г.Иваново, пр Бакинский 84</text:p>
          </table:table-cell>
          <table:table-cell office:value-type="string" calcext:value-type="string">
            <text:p>Россия, Иваново, Бакинский проезд, 84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90155" calcext:value-type="float">
            <text:p>56.990155</text:p>
          </table:table-cell>
          <table:table-cell office:value-type="float" office:value="40.93364" calcext:value-type="float">
            <text:p>40.93364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236.8" calcext:value-type="float">
            <text:p>236.8</text:p>
          </table:table-cell>
          <table:table-cell table:formula="of:=IF([.F80]&lt;[Лист2.$A$1];ROUND([.O80]/[Лист2.$C$1];2);IF([.F80]&lt;[Лист2.$A$2];ROUND([.O80]/[Лист2.$C$2];2);IF([.F80]&lt;[Лист2.$A$3];ROUND([.O80]/[Лист2.$C$3];2);IF([.F80]&lt;[Лист2.$A$4];ROUND([.O80]/[Лист2.$C$4];2);ROUND([.O80]/[Лист2.$C$5];2)))))" office:value-type="float" office:value="19.52" calcext:value-type="float">
            <text:p>19.52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80]-YEAR([.E80])" office:value-type="float" office:value="8" calcext:value-type="float">
            <text:p>8</text:p>
          </table:table-cell>
          <table:table-cell table:formula="of:=2014-[.S80]" office:value-type="float" office:value="1" calcext:value-type="float">
            <text:p>1</text:p>
          </table:table-cell>
          <table:table-cell office:value-type="string" calcext:value-type="string">
            <text:p>Хронический пиелонефрит,вторичный.Дистопия левой почки.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10-03-30" calcext:value-type="date">
            <text:p>03/30/2010</text:p>
          </table:table-cell>
          <table:table-cell table:style-name="ce2" table:formula="of:=ROUND((DATE(2015;1;1)-[.E81])/365.25)" office:value-type="float" office:value="5" calcext:value-type="float">
            <text:p>5</text:p>
          </table:table-cell>
          <table:table-cell office:value-type="string" calcext:value-type="string">
            <text:p>г.Иваново, ул, 1 Водопроводная 90а</text:p>
          </table:table-cell>
          <table:table-cell office:value-type="string" calcext:value-type="string">
            <text:p>Россия, Иваново, 1-я Водопроводная улица, 90А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3912" calcext:value-type="float">
            <text:p>57.03912</text:p>
          </table:table-cell>
          <table:table-cell office:value-type="float" office:value="40.907338" calcext:value-type="float">
            <text:p>40.907338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7.6" calcext:value-type="float">
            <text:p>7.6</text:p>
          </table:table-cell>
          <table:table-cell table:formula="of:=IF([.F81]&lt;[Лист2.$A$1];ROUND([.O81]/[Лист2.$C$1];2);IF([.F81]&lt;[Лист2.$A$2];ROUND([.O81]/[Лист2.$C$2];2);IF([.F81]&lt;[Лист2.$A$3];ROUND([.O81]/[Лист2.$C$3];2);IF([.F81]&lt;[Лист2.$A$4];ROUND([.O81]/[Лист2.$C$4];2);ROUND([.O81]/[Лист2.$C$5];2)))))" office:value-type="float" office:value="0.73" calcext:value-type="float">
            <text:p>0.73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81]-YEAR([.E81])" office:value-type="float" office:value="3" calcext:value-type="float">
            <text:p>3</text:p>
          </table:table-cell>
          <table:table-cell table:formula="of:=2014-[.S81]" office:value-type="float" office:value="1" calcext:value-type="float">
            <text:p>1</text:p>
          </table:table-cell>
          <table:table-cell office:value-type="string" calcext:value-type="string">
            <text:p>Хронический пиелонефрит, вторичный.Дисметаболическая нефропатия.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мужской</text:p>
          </table:table-cell>
          <table:table-cell office:value-type="date" office:date-value="1998-09-22" calcext:value-type="date">
            <text:p>09/22/1998</text:p>
          </table:table-cell>
          <table:table-cell table:style-name="ce2" table:formula="of:=ROUND((DATE(2015;1;1)-[.E82])/365.25)" office:value-type="float" office:value="16" calcext:value-type="float">
            <text:p>16</text:p>
          </table:table-cell>
          <table:table-cell office:value-type="string" calcext:value-type="string">
            <text:p>г.Комсомольск, ул Чапаева 11</text:p>
          </table:table-cell>
          <table:table-cell office:value-type="string" calcext:value-type="string">
            <text:p>Россия, Ивановская область, Комсомольск, улица Чапаева, 1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023426" calcext:value-type="float">
            <text:p>57.023426</text:p>
          </table:table-cell>
          <table:table-cell office:value-type="float" office:value="40.371223" calcext:value-type="float">
            <text:p>40.371223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288" calcext:value-type="float">
            <text:p>288</text:p>
          </table:table-cell>
          <table:table-cell table:formula="of:=IF([.F82]&lt;[Лист2.$A$1];ROUND([.O82]/[Лист2.$C$1];2);IF([.F82]&lt;[Лист2.$A$2];ROUND([.O82]/[Лист2.$C$2];2);IF([.F82]&lt;[Лист2.$A$3];ROUND([.O82]/[Лист2.$C$3];2);IF([.F82]&lt;[Лист2.$A$4];ROUND([.O82]/[Лист2.$C$4];2);ROUND([.O82]/[Лист2.$C$5];2)))))" office:value-type="float" office:value="9.14" calcext:value-type="float">
            <text:p>9.14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82]-YEAR([.E82])" office:value-type="float" office:value="15" calcext:value-type="float">
            <text:p>15</text:p>
          </table:table-cell>
          <table:table-cell table:formula="of:=2014-[.S82]" office:value-type="float" office:value="1" calcext:value-type="float">
            <text:p>1</text:p>
          </table:table-cell>
          <table:table-cell office:value-type="string" calcext:value-type="string">
            <text:p>Хронический пиелонефрит,вторичный, обменный.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0-04-27" calcext:value-type="date">
            <text:p>04/27/2000</text:p>
          </table:table-cell>
          <table:table-cell table:style-name="ce2" table:formula="of:=ROUND((DATE(2015;1;1)-[.E83])/365.25)" office:value-type="float" office:value="15" calcext:value-type="float">
            <text:p>15</text:p>
          </table:table-cell>
          <table:table-cell office:value-type="string" calcext:value-type="string">
            <text:p>г.Иваново, ул, Стрелочная 5</text:p>
          </table:table-cell>
          <table:table-cell office:value-type="string" calcext:value-type="string">
            <text:p>Россия, Иваново, 2-я Стрелочная улица, 5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16101" calcext:value-type="float">
            <text:p>57.016101</text:p>
          </table:table-cell>
          <table:table-cell office:value-type="float" office:value="40.992193" calcext:value-type="float">
            <text:p>40.992193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7.3" calcext:value-type="float">
            <text:p>17.3</text:p>
          </table:table-cell>
          <table:table-cell table:formula="of:=IF([.F83]&lt;[Лист2.$A$1];ROUND([.O83]/[Лист2.$C$1];2);IF([.F83]&lt;[Лист2.$A$2];ROUND([.O83]/[Лист2.$C$2];2);IF([.F83]&lt;[Лист2.$A$3];ROUND([.O83]/[Лист2.$C$3];2);IF([.F83]&lt;[Лист2.$A$4];ROUND([.O83]/[Лист2.$C$4];2);ROUND([.O83]/[Лист2.$C$5];2)))))" office:value-type="float" office:value="0.55" calcext:value-type="float">
            <text:p>0.55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83]-YEAR([.E83])" office:value-type="float" office:value="13" calcext:value-type="float">
            <text:p>13</text:p>
          </table:table-cell>
          <table:table-cell table:formula="of:=2014-[.S83]" office:value-type="float" office:value="1" calcext:value-type="float">
            <text:p>1</text:p>
          </table:table-cell>
          <table:table-cell office:value-type="string" calcext:value-type="string">
            <text:p>Хронический вторичный пиелонефрит.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9-06-28" calcext:value-type="date">
            <text:p>06/28/2009</text:p>
          </table:table-cell>
          <table:table-cell table:style-name="ce2" table:formula="of:=ROUND((DATE(2015;1;1)-[.E84])/365.25)" office:value-type="float" office:value="6" calcext:value-type="float">
            <text:p>6</text:p>
          </table:table-cell>
          <table:table-cell office:value-type="string" calcext:value-type="string">
            <text:p>г.Иваново, ул Хлебникова 44</text:p>
          </table:table-cell>
          <table:table-cell office:value-type="string" calcext:value-type="string">
            <text:p>Россия, Иваново, улица Генерала Хлебникова, 44</text:p>
          </table:table-cell>
          <table:table-cell/>
          <table:table-cell office:value-type="string" calcext:value-type="string">
            <text:p>ОНВС-2</text:p>
          </table:table-cell>
          <table:table-cell office:value-type="float" office:value="56.972139" calcext:value-type="float">
            <text:p>56.972139</text:p>
          </table:table-cell>
          <table:table-cell office:value-type="float" office:value="40.999801" calcext:value-type="float">
            <text:p>40.999801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06" calcext:value-type="float">
            <text:p>106</text:p>
          </table:table-cell>
          <table:table-cell table:formula="of:=IF([.F84]&lt;[Лист2.$A$1];ROUND([.O84]/[Лист2.$C$1];2);IF([.F84]&lt;[Лист2.$A$2];ROUND([.O84]/[Лист2.$C$2];2);IF([.F84]&lt;[Лист2.$A$3];ROUND([.O84]/[Лист2.$C$3];2);IF([.F84]&lt;[Лист2.$A$4];ROUND([.O84]/[Лист2.$C$4];2);ROUND([.O84]/[Лист2.$C$5];2)))))" office:value-type="float" office:value="10.24" calcext:value-type="float">
            <text:p>10.24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84]-YEAR([.E84])" office:value-type="float" office:value="5" calcext:value-type="float">
            <text:p>5</text:p>
          </table:table-cell>
          <table:table-cell table:formula="of:=2014-[.S84]" office:value-type="float" office:value="0" calcext:value-type="float">
            <text:p>0</text:p>
          </table:table-cell>
          <table:table-cell office:value-type="string" calcext:value-type="string">
            <text:p>Дисметаболическая нефропатия. Киста правой почки.</text:p>
          </table:table-cell>
        </table:table-row>
        <table:table-row table:style-name="ro1">
          <table:table-cell table:number-columns-repeated="2" office:value-type="float" office:value="1314" calcext:value-type="float">
            <text:p>1314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1-09-13" calcext:value-type="date">
            <text:p>09/13/2001</text:p>
          </table:table-cell>
          <table:table-cell table:style-name="ce2" table:formula="of:=ROUND((DATE(2015;1;1)-[.E85])/365.25)" office:value-type="float" office:value="13" calcext:value-type="float">
            <text:p>13</text:p>
          </table:table-cell>
          <table:table-cell office:value-type="string" calcext:value-type="string">
            <text:p>г.Иваново, ул,Академическая 14</text:p>
          </table:table-cell>
          <table:table-cell office:value-type="string" calcext:value-type="string">
            <text:p>Россия, Иваново, Академическая улица, 14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21201" calcext:value-type="float">
            <text:p>57.021201</text:p>
          </table:table-cell>
          <table:table-cell office:value-type="float" office:value="41.015998" calcext:value-type="float">
            <text:p>41.015998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93.6" calcext:value-type="float">
            <text:p>193.6</text:p>
          </table:table-cell>
          <table:table-cell table:formula="of:=IF([.F85]&lt;[Лист2.$A$1];ROUND([.O85]/[Лист2.$C$1];2);IF([.F85]&lt;[Лист2.$A$2];ROUND([.O85]/[Лист2.$C$2];2);IF([.F85]&lt;[Лист2.$A$3];ROUND([.O85]/[Лист2.$C$3];2);IF([.F85]&lt;[Лист2.$A$4];ROUND([.O85]/[Лист2.$C$4];2);ROUND([.O85]/[Лист2.$C$5];2)))))" office:value-type="float" office:value="15.96" calcext:value-type="float">
            <text:p>15.96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85]-YEAR([.E85])" office:value-type="float" office:value="12" calcext:value-type="float">
            <text:p>12</text:p>
          </table:table-cell>
          <table:table-cell table:formula="of:=2014-[.S85]" office:value-type="float" office:value="1" calcext:value-type="float">
            <text:p>1</text:p>
          </table:table-cell>
          <table:table-cell office:value-type="string" calcext:value-type="string">
            <text:p>хронический пиелонефрит,первичный. Дисметаболическая нефропатия.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мужской</text:p>
          </table:table-cell>
          <table:table-cell office:value-type="date" office:date-value="2003-04-20" calcext:value-type="date">
            <text:p>04/20/2003</text:p>
          </table:table-cell>
          <table:table-cell table:style-name="ce2" table:formula="of:=ROUND((DATE(2015;1;1)-[.E86])/365.25)" office:value-type="float" office:value="12" calcext:value-type="float">
            <text:p>12</text:p>
          </table:table-cell>
          <table:table-cell office:value-type="string" calcext:value-type="string">
            <text:p>г.Иваново. Ул,Революционная 14</text:p>
          </table:table-cell>
          <table:table-cell office:value-type="string" calcext:value-type="string">
            <text:p>Россия, Иваново, Революционная улица, 14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3096" calcext:value-type="float">
            <text:p>57.03096</text:p>
          </table:table-cell>
          <table:table-cell office:value-type="float" office:value="40.925466" calcext:value-type="float">
            <text:p>40.925466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2.3" calcext:value-type="float">
            <text:p>2.3</text:p>
          </table:table-cell>
          <table:table-cell table:formula="of:=IF([.F86]&lt;[Лист2.$A$1];ROUND([.O86]/[Лист2.$C$1];2);IF([.F86]&lt;[Лист2.$A$2];ROUND([.O86]/[Лист2.$C$2];2);IF([.F86]&lt;[Лист2.$A$3];ROUND([.O86]/[Лист2.$C$3];2);IF([.F86]&lt;[Лист2.$A$4];ROUND([.O86]/[Лист2.$C$4];2);ROUND([.O86]/[Лист2.$C$5];2)))))" office:value-type="float" office:value="0.19" calcext:value-type="float">
            <text:p>0.19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86]-YEAR([.E86])" office:value-type="float" office:value="11" calcext:value-type="float">
            <text:p>11</text:p>
          </table:table-cell>
          <table:table-cell table:formula="of:=2014-[.S86]" office:value-type="float" office:value="0" calcext:value-type="float">
            <text:p>0</text:p>
          </table:table-cell>
          <table:table-cell office:value-type="string" calcext:value-type="string">
            <text:p>Дисметаболическая нефропатия, синдром оксалурии.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1998-02-10" calcext:value-type="date">
            <text:p>02/10/1998</text:p>
          </table:table-cell>
          <table:table-cell table:style-name="ce2" table:formula="of:=ROUND((DATE(2015;1;1)-[.E87])/365.25)" office:value-type="float" office:value="17" calcext:value-type="float">
            <text:p>17</text:p>
          </table:table-cell>
          <table:table-cell office:value-type="string" calcext:value-type="string">
            <text:p>г.Иваново, ул, Войкова 18</text:p>
          </table:table-cell>
          <table:table-cell office:value-type="string" calcext:value-type="string">
            <text:p>Россия, Иваново, улица Войкова, 18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18879" calcext:value-type="float">
            <text:p>57.018879</text:p>
          </table:table-cell>
          <table:table-cell office:value-type="float" office:value="40.963689" calcext:value-type="float">
            <text:p>40.963689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28" calcext:value-type="float">
            <text:p>128</text:p>
          </table:table-cell>
          <table:table-cell table:formula="of:=IF([.F87]&lt;[Лист2.$A$1];ROUND([.O87]/[Лист2.$C$1];2);IF([.F87]&lt;[Лист2.$A$2];ROUND([.O87]/[Лист2.$C$2];2);IF([.F87]&lt;[Лист2.$A$3];ROUND([.O87]/[Лист2.$C$3];2);IF([.F87]&lt;[Лист2.$A$4];ROUND([.O87]/[Лист2.$C$4];2);ROUND([.O87]/[Лист2.$C$5];2)))))" office:value-type="float" office:value="4.06" calcext:value-type="float">
            <text:p>4.06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87]-YEAR([.E87])" office:value-type="float" office:value="15" calcext:value-type="float">
            <text:p>15</text:p>
          </table:table-cell>
          <table:table-cell table:formula="of:=2014-[.S87]" office:value-type="float" office:value="1" calcext:value-type="float">
            <text:p>1</text:p>
          </table:table-cell>
          <table:table-cell office:value-type="string" calcext:value-type="string">
            <text:p>Хронический пиелонефрит, вторичный.Дисметаболическая нефропатия.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2-03-04" calcext:value-type="date">
            <text:p>03/04/2002</text:p>
          </table:table-cell>
          <table:table-cell table:style-name="ce2" table:formula="of:=ROUND((DATE(2015;1;1)-[.E88])/365.25)" office:value-type="float" office:value="13" calcext:value-type="float">
            <text:p>13</text:p>
          </table:table-cell>
          <table:table-cell office:value-type="string" calcext:value-type="string">
            <text:p>Ивановский р-он,д Иванцево ул, Молодежная д19</text:p>
          </table:table-cell>
          <table:table-cell office:value-type="string" calcext:value-type="string">
            <text:p>Россия, Ивановская область, Ивановский район, деревня Иванцево, Молодежная улица, 1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104077" calcext:value-type="float">
            <text:p>57.104077</text:p>
          </table:table-cell>
          <table:table-cell office:value-type="float" office:value="40.9029" calcext:value-type="float">
            <text:p>40.9029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198.4" calcext:value-type="float">
            <text:p>198.4</text:p>
          </table:table-cell>
          <table:table-cell table:formula="of:=IF([.F88]&lt;[Лист2.$A$1];ROUND([.O88]/[Лист2.$C$1];2);IF([.F88]&lt;[Лист2.$A$2];ROUND([.O88]/[Лист2.$C$2];2);IF([.F88]&lt;[Лист2.$A$3];ROUND([.O88]/[Лист2.$C$3];2);IF([.F88]&lt;[Лист2.$A$4];ROUND([.O88]/[Лист2.$C$4];2);ROUND([.O88]/[Лист2.$C$5];2)))))" office:value-type="float" office:value="16.35" calcext:value-type="float">
            <text:p>16.35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88]-YEAR([.E88])" office:value-type="float" office:value="11" calcext:value-type="float">
            <text:p>11</text:p>
          </table:table-cell>
          <table:table-cell table:formula="of:=2014-[.S88]" office:value-type="float" office:value="1" calcext:value-type="float">
            <text:p>1</text:p>
          </table:table-cell>
          <table:table-cell office:value-type="string" calcext:value-type="string">
            <text:p>Хронический пиелонефрит, вторичный.Дисметаболическая нефропатия.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мужской</text:p>
          </table:table-cell>
          <table:table-cell office:value-type="date" office:date-value="2010-08-04" calcext:value-type="date">
            <text:p>08/04/2010</text:p>
          </table:table-cell>
          <table:table-cell table:style-name="ce2" table:formula="of:=ROUND((DATE(2015;1;1)-[.E89])/365.25)" office:value-type="float" office:value="4" calcext:value-type="float">
            <text:p>4</text:p>
          </table:table-cell>
          <table:table-cell office:value-type="string" calcext:value-type="string">
            <text:p>г.Иваново, мкр. Московский 16</text:p>
          </table:table-cell>
          <table:table-cell office:value-type="string" calcext:value-type="string">
            <text:p>Россия, Иваново, Московский микрорайон, 16</text:p>
          </table:table-cell>
          <table:table-cell/>
          <table:table-cell office:value-type="string" calcext:value-type="string">
            <text:p>ОНВС-2</text:p>
          </table:table-cell>
          <table:table-cell office:value-type="float" office:value="56.968523" calcext:value-type="float">
            <text:p>56.968523</text:p>
          </table:table-cell>
          <table:table-cell office:value-type="float" office:value="40.985698" calcext:value-type="float">
            <text:p>40.985698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71.2" calcext:value-type="float">
            <text:p>171.2</text:p>
          </table:table-cell>
          <table:table-cell table:formula="of:=IF([.F89]&lt;[Лист2.$A$1];ROUND([.O89]/[Лист2.$C$1];2);IF([.F89]&lt;[Лист2.$A$2];ROUND([.O89]/[Лист2.$C$2];2);IF([.F89]&lt;[Лист2.$A$3];ROUND([.O89]/[Лист2.$C$3];2);IF([.F89]&lt;[Лист2.$A$4];ROUND([.O89]/[Лист2.$C$4];2);ROUND([.O89]/[Лист2.$C$5];2)))))" office:value-type="float" office:value="16.54" calcext:value-type="float">
            <text:p>16.54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89]-YEAR([.E89])" office:value-type="float" office:value="4" calcext:value-type="float">
            <text:p>4</text:p>
          </table:table-cell>
          <table:table-cell table:formula="of:=2014-[.S89]" office:value-type="float" office:value="0" calcext:value-type="float">
            <text:p>0</text:p>
          </table:table-cell>
          <table:table-cell office:value-type="string" calcext:value-type="string">
            <text:p>аномалия почек. Пиелоэктазия 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1998-12-06" calcext:value-type="date">
            <text:p>12/06/1998</text:p>
          </table:table-cell>
          <table:table-cell table:style-name="ce2" table:formula="of:=ROUND((DATE(2015;1;1)-[.E90])/365.25)" office:value-type="float" office:value="16" calcext:value-type="float">
            <text:p>16</text:p>
          </table:table-cell>
          <table:table-cell office:value-type="string" calcext:value-type="string">
            <text:p>г.Кохма ул,Кочетковой 51</text:p>
          </table:table-cell>
          <table:table-cell office:value-type="string" calcext:value-type="string">
            <text:p>Россия, Ивановская область, Кохма, улица Кочетовой, 5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940128" calcext:value-type="float">
            <text:p>56.940128</text:p>
          </table:table-cell>
          <table:table-cell office:value-type="float" office:value="41.105856" calcext:value-type="float">
            <text:p>41.105856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184" calcext:value-type="float">
            <text:p>184</text:p>
          </table:table-cell>
          <table:table-cell table:formula="of:=IF([.F90]&lt;[Лист2.$A$1];ROUND([.O90]/[Лист2.$C$1];2);IF([.F90]&lt;[Лист2.$A$2];ROUND([.O90]/[Лист2.$C$2];2);IF([.F90]&lt;[Лист2.$A$3];ROUND([.O90]/[Лист2.$C$3];2);IF([.F90]&lt;[Лист2.$A$4];ROUND([.O90]/[Лист2.$C$4];2);ROUND([.O90]/[Лист2.$C$5];2)))))" office:value-type="float" office:value="5.84" calcext:value-type="float">
            <text:p>5.84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90]-YEAR([.E90])" office:value-type="float" office:value="16" calcext:value-type="float">
            <text:p>16</text:p>
          </table:table-cell>
          <table:table-cell table:formula="of:=2014-[.S90]" office:value-type="float" office:value="0" calcext:value-type="float">
            <text:p>0</text:p>
          </table:table-cell>
          <table:table-cell office:value-type="string" calcext:value-type="string">
            <text:p>Хронический вторичный дисметаболический пиелонефрит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11-02-16" calcext:value-type="date">
            <text:p>02/16/2011</text:p>
          </table:table-cell>
          <table:table-cell table:style-name="ce2" table:formula="of:=ROUND((DATE(2015;1;1)-[.E91])/365.25)" office:value-type="float" office:value="4" calcext:value-type="float">
            <text:p>4</text:p>
          </table:table-cell>
          <table:table-cell office:value-type="string" calcext:value-type="string">
            <text:p>г.Иваново, ул, Велижская д 3</text:p>
          </table:table-cell>
          <table:table-cell office:value-type="string" calcext:value-type="string">
            <text:p>Россия, Иваново, Велижская улица, 3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81538" calcext:value-type="float">
            <text:p>56.981538</text:p>
          </table:table-cell>
          <table:table-cell office:value-type="float" office:value="40.976301" calcext:value-type="float">
            <text:p>40.976301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60.8" calcext:value-type="float">
            <text:p>60.8</text:p>
          </table:table-cell>
          <table:table-cell table:formula="of:=IF([.F91]&lt;[Лист2.$A$1];ROUND([.O91]/[Лист2.$C$1];2);IF([.F91]&lt;[Лист2.$A$2];ROUND([.O91]/[Лист2.$C$2];2);IF([.F91]&lt;[Лист2.$A$3];ROUND([.O91]/[Лист2.$C$3];2);IF([.F91]&lt;[Лист2.$A$4];ROUND([.O91]/[Лист2.$C$4];2);ROUND([.O91]/[Лист2.$C$5];2)))))" office:value-type="float" office:value="5.87" calcext:value-type="float">
            <text:p>5.87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91]-YEAR([.E91])" office:value-type="float" office:value="3" calcext:value-type="float">
            <text:p>3</text:p>
          </table:table-cell>
          <table:table-cell table:formula="of:=2014-[.S91]" office:value-type="float" office:value="0" calcext:value-type="float">
            <text:p>0</text:p>
          </table:table-cell>
          <table:table-cell office:value-type="string" calcext:value-type="string">
            <text:p>Тубулоинтерстициальный нефрит, дисметаболический, поствирусный.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5-07-12" calcext:value-type="date">
            <text:p>07/12/2005</text:p>
          </table:table-cell>
          <table:table-cell table:style-name="ce2" table:formula="of:=ROUND((DATE(2015;1;1)-[.E92])/365.25)" office:value-type="float" office:value="9" calcext:value-type="float">
            <text:p>9</text:p>
          </table:table-cell>
          <table:table-cell office:value-type="string" calcext:value-type="string">
            <text:p>г.Иваново, ул.Революционная 22</text:p>
          </table:table-cell>
          <table:table-cell office:value-type="string" calcext:value-type="string">
            <text:p>Россия, Иваново, Революционная улица, 22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32542" calcext:value-type="float">
            <text:p>57.032542</text:p>
          </table:table-cell>
          <table:table-cell office:value-type="float" office:value="40.920237" calcext:value-type="float">
            <text:p>40.920237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70.4" calcext:value-type="float">
            <text:p>170.4</text:p>
          </table:table-cell>
          <table:table-cell table:formula="of:=IF([.F92]&lt;[Лист2.$A$1];ROUND([.O92]/[Лист2.$C$1];2);IF([.F92]&lt;[Лист2.$A$2];ROUND([.O92]/[Лист2.$C$2];2);IF([.F92]&lt;[Лист2.$A$3];ROUND([.O92]/[Лист2.$C$3];2);IF([.F92]&lt;[Лист2.$A$4];ROUND([.O92]/[Лист2.$C$4];2);ROUND([.O92]/[Лист2.$C$5];2)))))" office:value-type="float" office:value="14.05" calcext:value-type="float">
            <text:p>14.05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92]-YEAR([.E92])" office:value-type="float" office:value="8" calcext:value-type="float">
            <text:p>8</text:p>
          </table:table-cell>
          <table:table-cell table:formula="of:=2014-[.S92]" office:value-type="float" office:value="1" calcext:value-type="float">
            <text:p>1</text:p>
          </table:table-cell>
          <table:table-cell office:value-type="string" calcext:value-type="string">
            <text:p>Хронический вторичный дисметаболический пиелонефрит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1999-07-06" calcext:value-type="date">
            <text:p>07/06/1999</text:p>
          </table:table-cell>
          <table:table-cell table:style-name="ce2" table:formula="of:=ROUND((DATE(2015;1;1)-[.E93])/365.25)" office:value-type="float" office:value="15" calcext:value-type="float">
            <text:p>15</text:p>
          </table:table-cell>
          <table:table-cell office:value-type="string" calcext:value-type="string">
            <text:p>г.Иваново, ул, Водопроводная 1</text:p>
          </table:table-cell>
          <table:table-cell office:value-type="string" calcext:value-type="string">
            <text:p>Россия, Иваново, 2-я Водопроводная улица, 1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3242" calcext:value-type="float">
            <text:p>57.03242</text:p>
          </table:table-cell>
          <table:table-cell office:value-type="float" office:value="40.913509" calcext:value-type="float">
            <text:p>40.913509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27.3" calcext:value-type="float">
            <text:p>127.3</text:p>
          </table:table-cell>
          <table:table-cell table:formula="of:=IF([.F93]&lt;[Лист2.$A$1];ROUND([.O93]/[Лист2.$C$1];2);IF([.F93]&lt;[Лист2.$A$2];ROUND([.O93]/[Лист2.$C$2];2);IF([.F93]&lt;[Лист2.$A$3];ROUND([.O93]/[Лист2.$C$3];2);IF([.F93]&lt;[Лист2.$A$4];ROUND([.O93]/[Лист2.$C$4];2);ROUND([.O93]/[Лист2.$C$5];2)))))" office:value-type="float" office:value="4.04" calcext:value-type="float">
            <text:p>4.04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93]-YEAR([.E93])" office:value-type="float" office:value="14" calcext:value-type="float">
            <text:p>14</text:p>
          </table:table-cell>
          <table:table-cell table:formula="of:=2014-[.S93]" office:value-type="float" office:value="1" calcext:value-type="float">
            <text:p>1</text:p>
          </table:table-cell>
          <table:table-cell office:value-type="string" calcext:value-type="string">
            <text:p>Хронический вториный пиелонефрит.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1999-01-14" calcext:value-type="date">
            <text:p>01/14/1999</text:p>
          </table:table-cell>
          <table:table-cell table:style-name="ce2" table:formula="of:=ROUND((DATE(2015;1;1)-[.E94])/365.25)" office:value-type="float" office:value="16" calcext:value-type="float">
            <text:p>16</text:p>
          </table:table-cell>
          <table:table-cell office:value-type="string" calcext:value-type="string">
            <text:p>г.Иваново, ул Чайковского 6</text:p>
          </table:table-cell>
          <table:table-cell office:value-type="string" calcext:value-type="string">
            <text:p>Россия, Иваново, улица Чайковского, 8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16968" calcext:value-type="float">
            <text:p>57.016968</text:p>
          </table:table-cell>
          <table:table-cell office:value-type="float" office:value="41.027514" calcext:value-type="float">
            <text:p>41.027514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96" calcext:value-type="float">
            <text:p>96</text:p>
          </table:table-cell>
          <table:table-cell table:formula="of:=IF([.F94]&lt;[Лист2.$A$1];ROUND([.O94]/[Лист2.$C$1];2);IF([.F94]&lt;[Лист2.$A$2];ROUND([.O94]/[Лист2.$C$2];2);IF([.F94]&lt;[Лист2.$A$3];ROUND([.O94]/[Лист2.$C$3];2);IF([.F94]&lt;[Лист2.$A$4];ROUND([.O94]/[Лист2.$C$4];2);ROUND([.O94]/[Лист2.$C$5];2)))))" office:value-type="float" office:value="3.05" calcext:value-type="float">
            <text:p>3.05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94]-YEAR([.E94])" office:value-type="float" office:value="15" calcext:value-type="float">
            <text:p>15</text:p>
          </table:table-cell>
          <table:table-cell table:formula="of:=2014-[.S94]" office:value-type="float" office:value="0" calcext:value-type="float">
            <text:p>0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2-06-02" calcext:value-type="date">
            <text:p>06/02/2002</text:p>
          </table:table-cell>
          <table:table-cell table:style-name="ce2" table:formula="of:=ROUND((DATE(2015;1;1)-[.E95])/365.25)" office:value-type="float" office:value="13" calcext:value-type="float">
            <text:p>13</text:p>
          </table:table-cell>
          <table:table-cell office:value-type="string" calcext:value-type="string">
            <text:p>г.Иваново, ул. Тимерязева 39</text:p>
          </table:table-cell>
          <table:table-cell office:value-type="string" calcext:value-type="string">
            <text:p>Россия, Иваново, улица Тимирязева, 39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23401" calcext:value-type="float">
            <text:p>57.023401</text:p>
          </table:table-cell>
          <table:table-cell office:value-type="float" office:value="40.961668" calcext:value-type="float">
            <text:p>40.961668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87.2" calcext:value-type="float">
            <text:p>187.2</text:p>
          </table:table-cell>
          <table:table-cell table:formula="of:=IF([.F95]&lt;[Лист2.$A$1];ROUND([.O95]/[Лист2.$C$1];2);IF([.F95]&lt;[Лист2.$A$2];ROUND([.O95]/[Лист2.$C$2];2);IF([.F95]&lt;[Лист2.$A$3];ROUND([.O95]/[Лист2.$C$3];2);IF([.F95]&lt;[Лист2.$A$4];ROUND([.O95]/[Лист2.$C$4];2);ROUND([.O95]/[Лист2.$C$5];2)))))" office:value-type="float" office:value="15.43" calcext:value-type="float">
            <text:p>15.43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95]-YEAR([.E95])" office:value-type="float" office:value="11" calcext:value-type="float">
            <text:p>11</text:p>
          </table:table-cell>
          <table:table-cell table:formula="of:=2014-[.S95]" office:value-type="float" office:value="1" calcext:value-type="float">
            <text:p>1</text:p>
          </table:table-cell>
          <table:table-cell office:value-type="string" calcext:value-type="string">
            <text:p>Хронический вторичный дисметаболический пиелонефрит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3-07-21" calcext:value-type="date">
            <text:p>07/21/2003</text:p>
          </table:table-cell>
          <table:table-cell table:style-name="ce2" table:formula="of:=ROUND((DATE(2015;1;1)-[.E96])/365.25)" office:value-type="float" office:value="11" calcext:value-type="float">
            <text:p>11</text:p>
          </table:table-cell>
          <table:table-cell office:value-type="string" calcext:value-type="string">
            <text:p>г.Иваново, 2 санаторная 17</text:p>
          </table:table-cell>
          <table:table-cell office:value-type="string" calcext:value-type="string">
            <text:p>Россия, Иваново, 2-я Санаторная улица, 17</text:p>
          </table:table-cell>
          <table:table-cell/>
          <table:table-cell office:value-type="string" calcext:value-type="string">
            <text:p>ОНВС-2</text:p>
          </table:table-cell>
          <table:table-cell office:value-type="float" office:value="56.978374" calcext:value-type="float">
            <text:p>56.978374</text:p>
          </table:table-cell>
          <table:table-cell office:value-type="float" office:value="41.041995" calcext:value-type="float">
            <text:p>41.041995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98.4" calcext:value-type="float">
            <text:p>198.4</text:p>
          </table:table-cell>
          <table:table-cell table:formula="of:=IF([.F96]&lt;[Лист2.$A$1];ROUND([.O96]/[Лист2.$C$1];2);IF([.F96]&lt;[Лист2.$A$2];ROUND([.O96]/[Лист2.$C$2];2);IF([.F96]&lt;[Лист2.$A$3];ROUND([.O96]/[Лист2.$C$3];2);IF([.F96]&lt;[Лист2.$A$4];ROUND([.O96]/[Лист2.$C$4];2);ROUND([.O96]/[Лист2.$C$5];2)))))" office:value-type="float" office:value="16.35" calcext:value-type="float">
            <text:p>16.35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96]-YEAR([.E96])" office:value-type="float" office:value="11" calcext:value-type="float">
            <text:p>11</text:p>
          </table:table-cell>
          <table:table-cell table:formula="of:=2014-[.S96]" office:value-type="float" office:value="0" calcext:value-type="float">
            <text:p>0</text:p>
          </table:table-cell>
          <table:table-cell office:value-type="string" calcext:value-type="string">
            <text:p>Хронический вторичный дисметаболический пиелонефрит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3-12-06" calcext:value-type="date">
            <text:p>12/06/2003</text:p>
          </table:table-cell>
          <table:table-cell table:style-name="ce2" table:formula="of:=ROUND((DATE(2015;1;1)-[.E97])/365.25)" office:value-type="float" office:value="11" calcext:value-type="float">
            <text:p>11</text:p>
          </table:table-cell>
          <table:table-cell office:value-type="string" calcext:value-type="string">
            <text:p>г.Иваново. Ул 11 Завокзальная 71</text:p>
          </table:table-cell>
          <table:table-cell office:value-type="string" calcext:value-type="string">
            <text:p>Россия, Иваново, 11-я Завокзальная улица, 71/8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22171" calcext:value-type="float">
            <text:p>57.022171</text:p>
          </table:table-cell>
          <table:table-cell office:value-type="float" office:value="41.002424" calcext:value-type="float">
            <text:p>41.002424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71.2" calcext:value-type="float">
            <text:p>71.2</text:p>
          </table:table-cell>
          <table:table-cell table:formula="of:=IF([.F97]&lt;[Лист2.$A$1];ROUND([.O97]/[Лист2.$C$1];2);IF([.F97]&lt;[Лист2.$A$2];ROUND([.O97]/[Лист2.$C$2];2);IF([.F97]&lt;[Лист2.$A$3];ROUND([.O97]/[Лист2.$C$3];2);IF([.F97]&lt;[Лист2.$A$4];ROUND([.O97]/[Лист2.$C$4];2);ROUND([.O97]/[Лист2.$C$5];2)))))" office:value-type="float" office:value="5.87" calcext:value-type="float">
            <text:p>5.87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97]-YEAR([.E97])" office:value-type="float" office:value="11" calcext:value-type="float">
            <text:p>11</text:p>
          </table:table-cell>
          <table:table-cell table:formula="of:=2014-[.S97]" office:value-type="float" office:value="0" calcext:value-type="float">
            <text:p>0</text:p>
          </table:table-cell>
          <table:table-cell office:value-type="string" calcext:value-type="string">
            <text:p>Хронический вторичный дисметаболический пиелонефрит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8-06-02" calcext:value-type="date">
            <text:p>06/02/2008</text:p>
          </table:table-cell>
          <table:table-cell table:style-name="ce2" table:formula="of:=ROUND((DATE(2015;1;1)-[.E98])/365.25)" office:value-type="float" office:value="7" calcext:value-type="float">
            <text:p>7</text:p>
          </table:table-cell>
          <table:table-cell office:value-type="string" calcext:value-type="string">
            <text:p>г.Иваново. Ул Станиславского 31</text:p>
          </table:table-cell>
          <table:table-cell office:value-type="string" calcext:value-type="string">
            <text:p>Россия, Иваново, улица Станиславского, 31/34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21858" calcext:value-type="float">
            <text:p>57.021858</text:p>
          </table:table-cell>
          <table:table-cell office:value-type="float" office:value="41.023804" calcext:value-type="float">
            <text:p>41.023804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25.6" calcext:value-type="float">
            <text:p>25.6</text:p>
          </table:table-cell>
          <table:table-cell table:formula="of:=IF([.F98]&lt;[Лист2.$A$1];ROUND([.O98]/[Лист2.$C$1];2);IF([.F98]&lt;[Лист2.$A$2];ROUND([.O98]/[Лист2.$C$2];2);IF([.F98]&lt;[Лист2.$A$3];ROUND([.O98]/[Лист2.$C$3];2);IF([.F98]&lt;[Лист2.$A$4];ROUND([.O98]/[Лист2.$C$4];2);ROUND([.O98]/[Лист2.$C$5];2)))))" office:value-type="float" office:value="2.11" calcext:value-type="float">
            <text:p>2.11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98]-YEAR([.E98])" office:value-type="float" office:value="6" calcext:value-type="float">
            <text:p>6</text:p>
          </table:table-cell>
          <table:table-cell table:formula="of:=2014-[.S98]" office:value-type="float" office:value="0" calcext:value-type="float">
            <text:p>0</text:p>
          </table:table-cell>
          <table:table-cell office:value-type="string" calcext:value-type="string">
            <text:p>Хронический вториный пиелонефрит.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10-07-13" calcext:value-type="date">
            <text:p>07/13/2010</text:p>
          </table:table-cell>
          <table:table-cell table:style-name="ce2" table:formula="of:=ROUND((DATE(2015;1;1)-[.E99])/365.25)" office:value-type="float" office:value="4" calcext:value-type="float">
            <text:p>4</text:p>
          </table:table-cell>
          <table:table-cell office:value-type="string" calcext:value-type="string">
            <text:p>г.Иваново, Шахтинский проезд 17</text:p>
          </table:table-cell>
          <table:table-cell office:value-type="string" calcext:value-type="string">
            <text:p>Россия, Иваново, Шахтинский проезд, 14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9493" calcext:value-type="float">
            <text:p>56.99493</text:p>
          </table:table-cell>
          <table:table-cell office:value-type="float" office:value="40.947268" calcext:value-type="float">
            <text:p>40.947268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28.3" calcext:value-type="float">
            <text:p>28.3</text:p>
          </table:table-cell>
          <table:table-cell table:formula="of:=IF([.F99]&lt;[Лист2.$A$1];ROUND([.O99]/[Лист2.$C$1];2);IF([.F99]&lt;[Лист2.$A$2];ROUND([.O99]/[Лист2.$C$2];2);IF([.F99]&lt;[Лист2.$A$3];ROUND([.O99]/[Лист2.$C$3];2);IF([.F99]&lt;[Лист2.$A$4];ROUND([.O99]/[Лист2.$C$4];2);ROUND([.O99]/[Лист2.$C$5];2)))))" office:value-type="float" office:value="2.73" calcext:value-type="float">
            <text:p>2.73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99]-YEAR([.E99])" office:value-type="float" office:value="4" calcext:value-type="float">
            <text:p>4</text:p>
          </table:table-cell>
          <table:table-cell table:formula="of:=2014-[.S99]" office:value-type="float" office:value="0" calcext:value-type="float">
            <text:p>0</text:p>
          </table:table-cell>
          <table:table-cell office:value-type="string" calcext:value-type="string">
            <text:p>Хронический гломерулонефрит, нефротическая форма.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4-06-08" calcext:value-type="date">
            <text:p>06/08/2004</text:p>
          </table:table-cell>
          <table:table-cell table:style-name="ce2" table:formula="of:=ROUND((DATE(2015;1;1)-[.E100])/365.25)" office:value-type="float" office:value="11" calcext:value-type="float">
            <text:p>11</text:p>
          </table:table-cell>
          <table:table-cell office:value-type="string" calcext:value-type="string">
            <text:p>г.Иваново ул, Тимерязева 56</text:p>
          </table:table-cell>
          <table:table-cell office:value-type="string" calcext:value-type="string">
            <text:p>Россия, Иваново, улица Тимирязева, 56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24778" calcext:value-type="float">
            <text:p>57.024778</text:p>
          </table:table-cell>
          <table:table-cell office:value-type="float" office:value="40.96377" calcext:value-type="float">
            <text:p>40.96377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53.6" calcext:value-type="float">
            <text:p>153.6</text:p>
          </table:table-cell>
          <table:table-cell table:formula="of:=IF([.F100]&lt;[Лист2.$A$1];ROUND([.O100]/[Лист2.$C$1];2);IF([.F100]&lt;[Лист2.$A$2];ROUND([.O100]/[Лист2.$C$2];2);IF([.F100]&lt;[Лист2.$A$3];ROUND([.O100]/[Лист2.$C$3];2);IF([.F100]&lt;[Лист2.$A$4];ROUND([.O100]/[Лист2.$C$4];2);ROUND([.O100]/[Лист2.$C$5];2)))))" office:value-type="float" office:value="12.66" calcext:value-type="float">
            <text:p>12.66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2" calcext:value-type="float">
            <text:p>2012</text:p>
          </table:table-cell>
          <table:table-cell table:style-name="Default" table:formula="of:=[.S100]-YEAR([.E100])" office:value-type="float" office:value="8" calcext:value-type="float">
            <text:p>8</text:p>
          </table:table-cell>
          <table:table-cell table:formula="of:=2014-[.S100]" office:value-type="float" office:value="2" calcext:value-type="float">
            <text:p>2</text:p>
          </table:table-cell>
          <table:table-cell office:value-type="string" calcext:value-type="string">
            <text:p>Хронический пиелонефрит, вторичный, дисметаболический.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6-11-30" calcext:value-type="date">
            <text:p>11/30/2006</text:p>
          </table:table-cell>
          <table:table-cell table:style-name="ce2" table:formula="of:=ROUND((DATE(2015;1;1)-[.E101])/365.25)" office:value-type="float" office:value="8" calcext:value-type="float">
            <text:p>8</text:p>
          </table:table-cell>
          <table:table-cell office:value-type="string" calcext:value-type="string">
            <text:p>г.Иваново, ул Суздальская 11</text:p>
          </table:table-cell>
          <table:table-cell office:value-type="string" calcext:value-type="string">
            <text:p>Россия, Иваново, Суздальская улица, 11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97607" calcext:value-type="float">
            <text:p>56.997607</text:p>
          </table:table-cell>
          <table:table-cell office:value-type="float" office:value="40.915243" calcext:value-type="float">
            <text:p>40.915243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67.2" calcext:value-type="float">
            <text:p>67.2</text:p>
          </table:table-cell>
          <table:table-cell table:formula="of:=IF([.F101]&lt;[Лист2.$A$1];ROUND([.O101]/[Лист2.$C$1];2);IF([.F101]&lt;[Лист2.$A$2];ROUND([.O101]/[Лист2.$C$2];2);IF([.F101]&lt;[Лист2.$A$3];ROUND([.O101]/[Лист2.$C$3];2);IF([.F101]&lt;[Лист2.$A$4];ROUND([.O101]/[Лист2.$C$4];2);ROUND([.O101]/[Лист2.$C$5];2)))))" office:value-type="float" office:value="5.54" calcext:value-type="float">
            <text:p>5.54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01]-YEAR([.E101])" office:value-type="float" office:value="8" calcext:value-type="float">
            <text:p>8</text:p>
          </table:table-cell>
          <table:table-cell table:formula="of:=2014-[.S101]" office:value-type="float" office:value="0" calcext:value-type="float">
            <text:p>0</text:p>
          </table:table-cell>
          <table:table-cell office:value-type="string" calcext:value-type="string">
            <text:p>Острый пиелонефрит, вторичный. Дисметаболическая нефропатия.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11-05-17" calcext:value-type="date">
            <text:p>05/17/2011</text:p>
          </table:table-cell>
          <table:table-cell table:style-name="ce2" table:formula="of:=ROUND((DATE(2015;1;1)-[.E102])/365.25)" office:value-type="float" office:value="4" calcext:value-type="float">
            <text:p>4</text:p>
          </table:table-cell>
          <table:table-cell office:value-type="string" calcext:value-type="string">
            <text:p>г.Комсомольск ул Пионерская 10</text:p>
          </table:table-cell>
          <table:table-cell office:value-type="string" calcext:value-type="string">
            <text:p>Россия, Ивановская область, Комсомольск, Пионерская улица, 1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028001" calcext:value-type="float">
            <text:p>57.028001</text:p>
          </table:table-cell>
          <table:table-cell office:value-type="float" office:value="40.376936" calcext:value-type="float">
            <text:p>40.376936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84.8" calcext:value-type="float">
            <text:p>84.8</text:p>
          </table:table-cell>
          <table:table-cell table:formula="of:=IF([.F102]&lt;[Лист2.$A$1];ROUND([.O102]/[Лист2.$C$1];2);IF([.F102]&lt;[Лист2.$A$2];ROUND([.O102]/[Лист2.$C$2];2);IF([.F102]&lt;[Лист2.$A$3];ROUND([.O102]/[Лист2.$C$3];2);IF([.F102]&lt;[Лист2.$A$4];ROUND([.O102]/[Лист2.$C$4];2);ROUND([.O102]/[Лист2.$C$5];2)))))" office:value-type="float" office:value="8.19" calcext:value-type="float">
            <text:p>8.19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02]-YEAR([.E102])" office:value-type="float" office:value="3" calcext:value-type="float">
            <text:p>3</text:p>
          </table:table-cell>
          <table:table-cell table:formula="of:=2014-[.S102]" office:value-type="float" office:value="0" calcext:value-type="float">
            <text:p>0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7-10-24" calcext:value-type="date">
            <text:p>10/24/2007</text:p>
          </table:table-cell>
          <table:table-cell table:style-name="ce2" table:formula="of:=ROUND((DATE(2015;1;1)-[.E103])/365.25)" office:value-type="float" office:value="7" calcext:value-type="float">
            <text:p>7</text:p>
          </table:table-cell>
          <table:table-cell office:value-type="string" calcext:value-type="string">
            <text:p>г.Иваново ул, 3я Чайковского 9</text:p>
          </table:table-cell>
          <table:table-cell office:value-type="string" calcext:value-type="string">
            <text:p>Россия, Иваново, 3-я улица Чайковского, 9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15135" calcext:value-type="float">
            <text:p>57.015135</text:p>
          </table:table-cell>
          <table:table-cell office:value-type="float" office:value="41.019717" calcext:value-type="float">
            <text:p>41.019717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47.2" calcext:value-type="float">
            <text:p>147.2</text:p>
          </table:table-cell>
          <table:table-cell table:formula="of:=IF([.F103]&lt;[Лист2.$A$1];ROUND([.O103]/[Лист2.$C$1];2);IF([.F103]&lt;[Лист2.$A$2];ROUND([.O103]/[Лист2.$C$2];2);IF([.F103]&lt;[Лист2.$A$3];ROUND([.O103]/[Лист2.$C$3];2);IF([.F103]&lt;[Лист2.$A$4];ROUND([.O103]/[Лист2.$C$4];2);ROUND([.O103]/[Лист2.$C$5];2)))))" office:value-type="float" office:value="12.13" calcext:value-type="float">
            <text:p>12.13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03]-YEAR([.E103])" office:value-type="float" office:value="7" calcext:value-type="float">
            <text:p>7</text:p>
          </table:table-cell>
          <table:table-cell table:formula="of:=2014-[.S103]" office:value-type="float" office:value="0" calcext:value-type="float">
            <text:p>0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2000-06-07" calcext:value-type="date">
            <text:p>06/07/2000</text:p>
          </table:table-cell>
          <table:table-cell table:style-name="ce2" table:formula="of:=ROUND((DATE(2015;1;1)-[.E104])/365.25)" office:value-type="float" office:value="15" calcext:value-type="float">
            <text:p>15</text:p>
          </table:table-cell>
          <table:table-cell office:value-type="string" calcext:value-type="string">
            <text:p>г.Иваново, ул, Шошина 13</text:p>
          </table:table-cell>
          <table:table-cell office:value-type="string" calcext:value-type="string">
            <text:p>Россия, Иваново, улица Шошина, 13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08362" calcext:value-type="float">
            <text:p>57.008362</text:p>
          </table:table-cell>
          <table:table-cell office:value-type="float" office:value="40.997025" calcext:value-type="float">
            <text:p>40.997025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228" calcext:value-type="float">
            <text:p>228</text:p>
          </table:table-cell>
          <table:table-cell table:formula="of:=IF([.F104]&lt;[Лист2.$A$1];ROUND([.O104]/[Лист2.$C$1];2);IF([.F104]&lt;[Лист2.$A$2];ROUND([.O104]/[Лист2.$C$2];2);IF([.F104]&lt;[Лист2.$A$3];ROUND([.O104]/[Лист2.$C$3];2);IF([.F104]&lt;[Лист2.$A$4];ROUND([.O104]/[Лист2.$C$4];2);ROUND([.O104]/[Лист2.$C$5];2)))))" office:value-type="float" office:value="7.24" calcext:value-type="float">
            <text:p>7.24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04]-YEAR([.E104])" office:value-type="float" office:value="14" calcext:value-type="float">
            <text:p>14</text:p>
          </table:table-cell>
          <table:table-cell table:formula="of:=2014-[.S104]" office:value-type="float" office:value="0" calcext:value-type="float">
            <text:p>0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1 ГКБ</text:p>
          </table:table-cell>
          <table:table-cell office:value-type="string" calcext:value-type="string">
            <text:p>женский</text:p>
          </table:table-cell>
          <table:table-cell office:value-type="date" office:date-value="1999-09-08" calcext:value-type="date">
            <text:p>09/08/1999</text:p>
          </table:table-cell>
          <table:table-cell table:style-name="ce2" table:formula="of:=ROUND((DATE(2015;1;1)-[.E105])/365.25)" office:value-type="float" office:value="15" calcext:value-type="float">
            <text:p>15</text:p>
          </table:table-cell>
          <table:table-cell office:value-type="string" calcext:value-type="string">
            <text:p>г.Иваново, ул, Боровой 2</text:p>
          </table:table-cell>
          <table:table-cell office:value-type="string" calcext:value-type="string">
            <text:p>Россия, Иваново, поселок Митрофаново, Боровая улица, 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006206" calcext:value-type="float">
            <text:p>57.006206</text:p>
          </table:table-cell>
          <table:table-cell office:value-type="float" office:value="41.048544" calcext:value-type="float">
            <text:p>41.048544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140" calcext:value-type="float">
            <text:p>140</text:p>
          </table:table-cell>
          <table:table-cell table:formula="of:=IF([.F105]&lt;[Лист2.$A$1];ROUND([.O105]/[Лист2.$C$1];2);IF([.F105]&lt;[Лист2.$A$2];ROUND([.O105]/[Лист2.$C$2];2);IF([.F105]&lt;[Лист2.$A$3];ROUND([.O105]/[Лист2.$C$3];2);IF([.F105]&lt;[Лист2.$A$4];ROUND([.O105]/[Лист2.$C$4];2);ROUND([.O105]/[Лист2.$C$5];2)))))" office:value-type="float" office:value="4.44" calcext:value-type="float">
            <text:p>4.44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105]-YEAR([.E105])" office:value-type="float" office:value="14" calcext:value-type="float">
            <text:p>14</text:p>
          </table:table-cell>
          <table:table-cell table:formula="of:=2014-[.S105]" office:value-type="float" office:value="1" calcext:value-type="float">
            <text:p>1</text:p>
          </table:table-cell>
          <table:table-cell office:value-type="string" calcext:value-type="string">
            <text:p>Хронический вторичный дисметаболический пиелонефрит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1-06-24" calcext:value-type="date">
            <text:p>06/24/2001</text:p>
          </table:table-cell>
          <table:table-cell table:style-name="ce2" table:formula="of:=ROUND((DATE(2015;1;1)-[.E106])/365.25)" office:value-type="float" office:value="14" calcext:value-type="float">
            <text:p>14</text:p>
          </table:table-cell>
          <table:table-cell office:value-type="string" calcext:value-type="string">
            <text:p>г. Иваново, Конспиративный пер , 7-85</text:p>
          </table:table-cell>
          <table:table-cell office:value-type="string" calcext:value-type="string">
            <text:p>Беларусь, Брестская область, Иваново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2.146552" calcext:value-type="float">
            <text:p>52.146552</text:p>
          </table:table-cell>
          <table:table-cell office:value-type="float" office:value="25.53445" calcext:value-type="float">
            <text:p>25.53445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50" calcext:value-type="float">
            <text:p>50</text:p>
          </table:table-cell>
          <table:table-cell table:formula="of:=IF([.F106]&lt;[Лист2.$A$1];ROUND([.O106]/[Лист2.$C$1];2);IF([.F106]&lt;[Лист2.$A$2];ROUND([.O106]/[Лист2.$C$2];2);IF([.F106]&lt;[Лист2.$A$3];ROUND([.O106]/[Лист2.$C$3];2);IF([.F106]&lt;[Лист2.$A$4];ROUND([.O106]/[Лист2.$C$4];2);ROUND([.O106]/[Лист2.$C$5];2)))))" office:value-type="float" office:value="1.59" calcext:value-type="float">
            <text:p>1.59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06]-YEAR([.E106])" office:value-type="float" office:value="13" calcext:value-type="float">
            <text:p>13</text:p>
          </table:table-cell>
          <table:table-cell table:formula="of:=2014-[.S106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5-01-23" calcext:value-type="date">
            <text:p>01/23/2005</text:p>
          </table:table-cell>
          <table:table-cell table:style-name="ce2" table:formula="of:=ROUND((DATE(2015;1;1)-[.E107])/365.25)" office:value-type="float" office:value="10" calcext:value-type="float">
            <text:p>10</text:p>
          </table:table-cell>
          <table:table-cell office:value-type="string" calcext:value-type="string">
            <text:p>Г.Фурманов, ул.Тимирязева 22-13</text:p>
          </table:table-cell>
          <table:table-cell office:value-type="string" calcext:value-type="string">
            <text:p>Россия, Ивановская область, Фурмановский район, город Фурманов, улица Тимирязева, 2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265871" calcext:value-type="float">
            <text:p>57.265871</text:p>
          </table:table-cell>
          <table:table-cell office:value-type="float" office:value="41.123338" calcext:value-type="float">
            <text:p>41.123338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27" calcext:value-type="float">
            <text:p>27</text:p>
          </table:table-cell>
          <table:table-cell table:formula="of:=IF([.F107]&lt;[Лист2.$A$1];ROUND([.O107]/[Лист2.$C$1];2);IF([.F107]&lt;[Лист2.$A$2];ROUND([.O107]/[Лист2.$C$2];2);IF([.F107]&lt;[Лист2.$A$3];ROUND([.O107]/[Лист2.$C$3];2);IF([.F107]&lt;[Лист2.$A$4];ROUND([.O107]/[Лист2.$C$4];2);ROUND([.O107]/[Лист2.$C$5];2)))))" office:value-type="float" office:value="2.23" calcext:value-type="float">
            <text:p>2.23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07]-YEAR([.E107])" office:value-type="float" office:value="9" calcext:value-type="float">
            <text:p>9</text:p>
          </table:table-cell>
          <table:table-cell table:formula="of:=2014-[.S107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7-01-26" calcext:value-type="date">
            <text:p>01/26/2007</text:p>
          </table:table-cell>
          <table:table-cell table:style-name="ce2" table:formula="of:=ROUND((DATE(2015;1;1)-[.E108])/365.25)" office:value-type="float" office:value="8" calcext:value-type="float">
            <text:p>8</text:p>
          </table:table-cell>
          <table:table-cell office:value-type="string" calcext:value-type="string">
            <text:p>Г.Тейково, ул,Молодежная, 6-14</text:p>
          </table:table-cell>
          <table:table-cell office:value-type="string" calcext:value-type="string">
            <text:p>Россия, Ивановская область, Тейково, Молодёжная улица, 6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862248" calcext:value-type="float">
            <text:p>56.862248</text:p>
          </table:table-cell>
          <table:table-cell office:value-type="float" office:value="40.518089" calcext:value-type="float">
            <text:p>40.518089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18.2" calcext:value-type="float">
            <text:p>18.2</text:p>
          </table:table-cell>
          <table:table-cell table:formula="of:=IF([.F108]&lt;[Лист2.$A$1];ROUND([.O108]/[Лист2.$C$1];2);IF([.F108]&lt;[Лист2.$A$2];ROUND([.O108]/[Лист2.$C$2];2);IF([.F108]&lt;[Лист2.$A$3];ROUND([.O108]/[Лист2.$C$3];2);IF([.F108]&lt;[Лист2.$A$4];ROUND([.O108]/[Лист2.$C$4];2);ROUND([.O108]/[Лист2.$C$5];2)))))" office:value-type="float" office:value="1.5" calcext:value-type="float">
            <text:p>1.5</text:p>
          </table:table-cell>
          <table:table-cell office:value-type="string" calcext:value-type="string">
            <text:p>0x00FF00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Default" table:formula="of:=[.S108]-YEAR([.E108])" office:value-type="float" office:value="7" calcext:value-type="float">
            <text:p>7</text:p>
          </table:table-cell>
          <table:table-cell table:formula="of:=2014-[.S108]" office:value-type="float" office:value="0" calcext:value-type="float">
            <text:p>0</text:p>
          </table:table-cell>
          <table:table-cell office:value-type="string" calcext:value-type="string">
            <text:p>Хронический интерстициальный нефрит, дисметаболический вариант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0-04-24" calcext:value-type="date">
            <text:p>04/24/2000</text:p>
          </table:table-cell>
          <table:table-cell table:style-name="ce2" table:formula="of:=ROUND((DATE(2015;1;1)-[.E109])/365.25)" office:value-type="float" office:value="15" calcext:value-type="float">
            <text:p>15</text:p>
          </table:table-cell>
          <table:table-cell office:value-type="string" calcext:value-type="string">
            <text:p>Гаврилово-Посадский р-н, с. Ратницкое, 19</text:p>
          </table:table-cell>
          <table:table-cell office:value-type="string" calcext:value-type="string">
            <text:p>Россия, Ивановская область, Гаврилово-Посадский район, село Ратницкое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515593" calcext:value-type="float">
            <text:p>56.515593</text:p>
          </table:table-cell>
          <table:table-cell office:value-type="float" office:value="40.251388" calcext:value-type="float">
            <text:p>40.251388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36.6" calcext:value-type="float">
            <text:p>36.6</text:p>
          </table:table-cell>
          <table:table-cell table:formula="of:=IF([.F109]&lt;[Лист2.$A$1];ROUND([.O109]/[Лист2.$C$1];2);IF([.F109]&lt;[Лист2.$A$2];ROUND([.O109]/[Лист2.$C$2];2);IF([.F109]&lt;[Лист2.$A$3];ROUND([.O109]/[Лист2.$C$3];2);IF([.F109]&lt;[Лист2.$A$4];ROUND([.O109]/[Лист2.$C$4];2);ROUND([.O109]/[Лист2.$C$5];2)))))" office:value-type="float" office:value="1.16" calcext:value-type="float">
            <text:p>1.16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09]-YEAR([.E109])" office:value-type="float" office:value="14" calcext:value-type="float">
            <text:p>14</text:p>
          </table:table-cell>
          <table:table-cell table:formula="of:=2014-[.S109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1-11-20" calcext:value-type="date">
            <text:p>11/20/2001</text:p>
          </table:table-cell>
          <table:table-cell table:style-name="ce2" table:formula="of:=ROUND((DATE(2015;1;1)-[.E110])/365.25)" office:value-type="float" office:value="13" calcext:value-type="float">
            <text:p>13</text:p>
          </table:table-cell>
          <table:table-cell office:value-type="string" calcext:value-type="string">
            <text:p>г. Иваново, Ул.Шикиной 58-19</text:p>
          </table:table-cell>
          <table:table-cell office:value-type="string" calcext:value-type="string">
            <text:p>Беларусь, Брестская область, Иваново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2.146552" calcext:value-type="float">
            <text:p>52.146552</text:p>
          </table:table-cell>
          <table:table-cell office:value-type="float" office:value="25.53445" calcext:value-type="float">
            <text:p>25.53445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23.7" calcext:value-type="float">
            <text:p>23.7</text:p>
          </table:table-cell>
          <table:table-cell table:formula="of:=IF([.F110]&lt;[Лист2.$A$1];ROUND([.O110]/[Лист2.$C$1];2);IF([.F110]&lt;[Лист2.$A$2];ROUND([.O110]/[Лист2.$C$2];2);IF([.F110]&lt;[Лист2.$A$3];ROUND([.O110]/[Лист2.$C$3];2);IF([.F110]&lt;[Лист2.$A$4];ROUND([.O110]/[Лист2.$C$4];2);ROUND([.O110]/[Лист2.$C$5];2)))))" office:value-type="float" office:value="1.95" calcext:value-type="float">
            <text:p>1.95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10]-YEAR([.E110])" office:value-type="float" office:value="13" calcext:value-type="float">
            <text:p>13</text:p>
          </table:table-cell>
          <table:table-cell table:formula="of:=2014-[.S110]" office:value-type="float" office:value="0" calcext:value-type="float">
            <text:p>0</text:p>
          </table:table-cell>
          <table:table-cell office:value-type="string" calcext:value-type="string">
            <text:p>Хронический интерстициальный нефрит, дисметаболический вариант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2-01-24" calcext:value-type="date">
            <text:p>01/24/2002</text:p>
          </table:table-cell>
          <table:table-cell table:style-name="ce2" table:formula="of:=ROUND((DATE(2015;1;1)-[.E111])/365.25)" office:value-type="float" office:value="13" calcext:value-type="float">
            <text:p>13</text:p>
          </table:table-cell>
          <table:table-cell office:value-type="string" calcext:value-type="string">
            <text:p>г. Иваново, Ул.Ульяновская, 58-118</text:p>
          </table:table-cell>
          <table:table-cell office:value-type="string" calcext:value-type="string">
            <text:p>Россия, Иваново, Ульяновская улица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21069" calcext:value-type="float">
            <text:p>57.021069</text:p>
          </table:table-cell>
          <table:table-cell office:value-type="float" office:value="41.027487" calcext:value-type="float">
            <text:p>41.027487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47.9" calcext:value-type="float">
            <text:p>47.9</text:p>
          </table:table-cell>
          <table:table-cell table:formula="of:=IF([.F111]&lt;[Лист2.$A$1];ROUND([.O111]/[Лист2.$C$1];2);IF([.F111]&lt;[Лист2.$A$2];ROUND([.O111]/[Лист2.$C$2];2);IF([.F111]&lt;[Лист2.$A$3];ROUND([.O111]/[Лист2.$C$3];2);IF([.F111]&lt;[Лист2.$A$4];ROUND([.O111]/[Лист2.$C$4];2);ROUND([.O111]/[Лист2.$C$5];2)))))" office:value-type="float" office:value="3.95" calcext:value-type="float">
            <text:p>3.95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11]-YEAR([.E111])" office:value-type="float" office:value="12" calcext:value-type="float">
            <text:p>12</text:p>
          </table:table-cell>
          <table:table-cell table:formula="of:=2014-[.S111]" office:value-type="float" office:value="0" calcext:value-type="float">
            <text:p>0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7-06-26" calcext:value-type="date">
            <text:p>06/26/2007</text:p>
          </table:table-cell>
          <table:table-cell table:style-name="ce2" table:formula="of:=ROUND((DATE(2015;1;1)-[.E112])/365.25)" office:value-type="float" office:value="8" calcext:value-type="float">
            <text:p>8</text:p>
          </table:table-cell>
          <table:table-cell office:value-type="string" calcext:value-type="string">
            <text:p>П.Лежнево, ул. 2 Кирова, 22</text:p>
          </table:table-cell>
          <table:table-cell office:value-type="string" calcext:value-type="string">
            <text:p>Россия, Ивановская область, Лежневский район, поселок Лежнево, 2-я улица Кирова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767935" calcext:value-type="float">
            <text:p>56.767935</text:p>
          </table:table-cell>
          <table:table-cell office:value-type="float" office:value="40.884476" calcext:value-type="float">
            <text:p>40.884476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65.2" calcext:value-type="float">
            <text:p>65.2</text:p>
          </table:table-cell>
          <table:table-cell table:formula="of:=IF([.F112]&lt;[Лист2.$A$1];ROUND([.O112]/[Лист2.$C$1];2);IF([.F112]&lt;[Лист2.$A$2];ROUND([.O112]/[Лист2.$C$2];2);IF([.F112]&lt;[Лист2.$A$3];ROUND([.O112]/[Лист2.$C$3];2);IF([.F112]&lt;[Лист2.$A$4];ROUND([.O112]/[Лист2.$C$4];2);ROUND([.O112]/[Лист2.$C$5];2)))))" office:value-type="float" office:value="5.37" calcext:value-type="float">
            <text:p>5.37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12]-YEAR([.E112])" office:value-type="float" office:value="7" calcext:value-type="float">
            <text:p>7</text:p>
          </table:table-cell>
          <table:table-cell table:formula="of:=2014-[.S112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10-09-26" calcext:value-type="date">
            <text:p>09/26/2010</text:p>
          </table:table-cell>
          <table:table-cell table:style-name="ce2" table:formula="of:=ROUND((DATE(2015;1;1)-[.E113])/365.25)" office:value-type="float" office:value="4" calcext:value-type="float">
            <text:p>4</text:p>
          </table:table-cell>
          <table:table-cell office:value-type="string" calcext:value-type="string">
            <text:p>г. Иваново, Ул.Кавалерийская 58-6</text:p>
          </table:table-cell>
          <table:table-cell office:value-type="string" calcext:value-type="string">
            <text:p>Россия, Иваново, Кавалерийская улица, 58</text:p>
          </table:table-cell>
          <table:table-cell office:value-type="string" calcext:value-type="string">
            <text:p>№ 10</text:p>
          </table:table-cell>
          <table:table-cell office:value-type="string" calcext:value-type="string">
            <text:p>ОНВС-2</text:p>
          </table:table-cell>
          <table:table-cell office:value-type="float" office:value="56.960961" calcext:value-type="float">
            <text:p>56.960961</text:p>
          </table:table-cell>
          <table:table-cell office:value-type="float" office:value="41.021298" calcext:value-type="float">
            <text:p>41.021298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2" calcext:value-type="float">
            <text:p>12</text:p>
          </table:table-cell>
          <table:table-cell table:formula="of:=IF([.F113]&lt;[Лист2.$A$1];ROUND([.O113]/[Лист2.$C$1];2);IF([.F113]&lt;[Лист2.$A$2];ROUND([.O113]/[Лист2.$C$2];2);IF([.F113]&lt;[Лист2.$A$3];ROUND([.O113]/[Лист2.$C$3];2);IF([.F113]&lt;[Лист2.$A$4];ROUND([.O113]/[Лист2.$C$4];2);ROUND([.O113]/[Лист2.$C$5];2)))))" office:value-type="float" office:value="1.16" calcext:value-type="float">
            <text:p>1.16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13]-YEAR([.E113])" office:value-type="float" office:value="4" calcext:value-type="float">
            <text:p>4</text:p>
          </table:table-cell>
          <table:table-cell table:formula="of:=2014-[.S113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4-09-24" calcext:value-type="date">
            <text:p>09/24/2004</text:p>
          </table:table-cell>
          <table:table-cell table:style-name="ce2" table:formula="of:=ROUND((DATE(2015;1;1)-[.E114])/365.25)" office:value-type="float" office:value="10" calcext:value-type="float">
            <text:p>10</text:p>
          </table:table-cell>
          <table:table-cell office:value-type="string" calcext:value-type="string">
            <text:p>Заволжский р-н, п.Колшево, ул.Зеленая, 6-2</text:p>
          </table:table-cell>
          <table:table-cell office:value-type="string" calcext:value-type="string">
            <text:p>Россия, Ивановская область, Заволжский район, село Колшево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677712" calcext:value-type="float">
            <text:p>57.677712</text:p>
          </table:table-cell>
          <table:table-cell office:value-type="float" office:value="41.656173" calcext:value-type="float">
            <text:p>41.656173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30.4" calcext:value-type="float">
            <text:p>30.4</text:p>
          </table:table-cell>
          <table:table-cell table:formula="of:=IF([.F114]&lt;[Лист2.$A$1];ROUND([.O114]/[Лист2.$C$1];2);IF([.F114]&lt;[Лист2.$A$2];ROUND([.O114]/[Лист2.$C$2];2);IF([.F114]&lt;[Лист2.$A$3];ROUND([.O114]/[Лист2.$C$3];2);IF([.F114]&lt;[Лист2.$A$4];ROUND([.O114]/[Лист2.$C$4];2);ROUND([.O114]/[Лист2.$C$5];2)))))" office:value-type="float" office:value="2.51" calcext:value-type="float">
            <text:p>2.51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14]-YEAR([.E114])" office:value-type="float" office:value="10" calcext:value-type="float">
            <text:p>10</text:p>
          </table:table-cell>
          <table:table-cell table:formula="of:=2014-[.S114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7-11-09" calcext:value-type="date">
            <text:p>11/09/2007</text:p>
          </table:table-cell>
          <table:table-cell table:style-name="ce2" table:formula="of:=ROUND((DATE(2015;1;1)-[.E115])/365.25)" office:value-type="float" office:value="7" calcext:value-type="float">
            <text:p>7</text:p>
          </table:table-cell>
          <table:table-cell office:value-type="string" calcext:value-type="string">
            <text:p>г. Иваново, Ул.Гагарина, 13-1</text:p>
          </table:table-cell>
          <table:table-cell office:value-type="string" calcext:value-type="string">
            <text:p>Россия, Иваново, улица Юрия Гагарина, 13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23357" calcext:value-type="float">
            <text:p>57.023357</text:p>
          </table:table-cell>
          <table:table-cell office:value-type="float" office:value="40.963545" calcext:value-type="float">
            <text:p>40.963545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20.6" calcext:value-type="float">
            <text:p>20.6</text:p>
          </table:table-cell>
          <table:table-cell table:formula="of:=IF([.F115]&lt;[Лист2.$A$1];ROUND([.O115]/[Лист2.$C$1];2);IF([.F115]&lt;[Лист2.$A$2];ROUND([.O115]/[Лист2.$C$2];2);IF([.F115]&lt;[Лист2.$A$3];ROUND([.O115]/[Лист2.$C$3];2);IF([.F115]&lt;[Лист2.$A$4];ROUND([.O115]/[Лист2.$C$4];2);ROUND([.O115]/[Лист2.$C$5];2)))))" office:value-type="float" office:value="1.7" calcext:value-type="float">
            <text:p>1.7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15]-YEAR([.E115])" office:value-type="float" office:value="7" calcext:value-type="float">
            <text:p>7</text:p>
          </table:table-cell>
          <table:table-cell table:formula="of:=2014-[.S115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1-05-18" calcext:value-type="date">
            <text:p>05/18/2001</text:p>
          </table:table-cell>
          <table:table-cell table:style-name="ce2" table:formula="of:=ROUND((DATE(2015;1;1)-[.E116])/365.25)" office:value-type="float" office:value="14" calcext:value-type="float">
            <text:p>14</text:p>
          </table:table-cell>
          <table:table-cell office:value-type="string" calcext:value-type="string">
            <text:p>Ул. 4 Сосневская 114</text:p>
          </table:table-cell>
          <table:table-cell office:value-type="string" calcext:value-type="string">
            <text:p>Россия, Иваново, 4-я Сосневская улица, 114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90929" calcext:value-type="float">
            <text:p>56.990929</text:p>
          </table:table-cell>
          <table:table-cell office:value-type="float" office:value="41.024622" calcext:value-type="float">
            <text:p>41.024622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46.2" calcext:value-type="float">
            <text:p>46.2</text:p>
          </table:table-cell>
          <table:table-cell table:formula="of:=IF([.F116]&lt;[Лист2.$A$1];ROUND([.O116]/[Лист2.$C$1];2);IF([.F116]&lt;[Лист2.$A$2];ROUND([.O116]/[Лист2.$C$2];2);IF([.F116]&lt;[Лист2.$A$3];ROUND([.O116]/[Лист2.$C$3];2);IF([.F116]&lt;[Лист2.$A$4];ROUND([.O116]/[Лист2.$C$4];2);ROUND([.O116]/[Лист2.$C$5];2)))))" office:value-type="float" office:value="1.47" calcext:value-type="float">
            <text:p>1.47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16]-YEAR([.E116])" office:value-type="float" office:value="13" calcext:value-type="float">
            <text:p>13</text:p>
          </table:table-cell>
          <table:table-cell table:formula="of:=2014-[.S116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1999-06-25" calcext:value-type="date">
            <text:p>06/25/1999</text:p>
          </table:table-cell>
          <table:table-cell table:style-name="ce2" table:formula="of:=ROUND((DATE(2015;1;1)-[.E117])/365.25)" office:value-type="float" office:value="16" calcext:value-type="float">
            <text:p>16</text:p>
          </table:table-cell>
          <table:table-cell office:value-type="string" calcext:value-type="string">
            <text:p>П.Ново-Писцово, ул.правды, 47</text:p>
          </table:table-cell>
          <table:table-cell office:value-type="string" calcext:value-type="string">
            <text:p>Россия, Ивановская область, Вичугский район, поселок Новописцово, улица Правды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317966" calcext:value-type="float">
            <text:p>57.317966</text:p>
          </table:table-cell>
          <table:table-cell office:value-type="float" office:value="41.852931" calcext:value-type="float">
            <text:p>41.852931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77" calcext:value-type="float">
            <text:p>77</text:p>
          </table:table-cell>
          <table:table-cell table:formula="of:=IF([.F117]&lt;[Лист2.$A$1];ROUND([.O117]/[Лист2.$C$1];2);IF([.F117]&lt;[Лист2.$A$2];ROUND([.O117]/[Лист2.$C$2];2);IF([.F117]&lt;[Лист2.$A$3];ROUND([.O117]/[Лист2.$C$3];2);IF([.F117]&lt;[Лист2.$A$4];ROUND([.O117]/[Лист2.$C$4];2);ROUND([.O117]/[Лист2.$C$5];2)))))" office:value-type="float" office:value="2.44" calcext:value-type="float">
            <text:p>2.44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17]-YEAR([.E117])" office:value-type="float" office:value="15" calcext:value-type="float">
            <text:p>15</text:p>
          </table:table-cell>
          <table:table-cell table:formula="of:=2014-[.S117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1999-04-06" calcext:value-type="date">
            <text:p>04/06/1999</text:p>
          </table:table-cell>
          <table:table-cell table:style-name="ce2" table:formula="of:=ROUND((DATE(2015;1;1)-[.E118])/365.25)" office:value-type="float" office:value="16" calcext:value-type="float">
            <text:p>16</text:p>
          </table:table-cell>
          <table:table-cell office:value-type="string" calcext:value-type="string">
            <text:p>г. Иваново, Ул.Академическая 20-23</text:p>
          </table:table-cell>
          <table:table-cell office:value-type="string" calcext:value-type="string">
            <text:p>Россия, Иваново, Академическая улица, 20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22901" calcext:value-type="float">
            <text:p>57.022901</text:p>
          </table:table-cell>
          <table:table-cell office:value-type="float" office:value="41.014947" calcext:value-type="float">
            <text:p>41.014947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54.6" calcext:value-type="float">
            <text:p>54.6</text:p>
          </table:table-cell>
          <table:table-cell table:formula="of:=IF([.F118]&lt;[Лист2.$A$1];ROUND([.O118]/[Лист2.$C$1];2);IF([.F118]&lt;[Лист2.$A$2];ROUND([.O118]/[Лист2.$C$2];2);IF([.F118]&lt;[Лист2.$A$3];ROUND([.O118]/[Лист2.$C$3];2);IF([.F118]&lt;[Лист2.$A$4];ROUND([.O118]/[Лист2.$C$4];2);ROUND([.O118]/[Лист2.$C$5];2)))))" office:value-type="float" office:value="1.73" calcext:value-type="float">
            <text:p>1.73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18]-YEAR([.E118])" office:value-type="float" office:value="15" calcext:value-type="float">
            <text:p>15</text:p>
          </table:table-cell>
          <table:table-cell table:formula="of:=2014-[.S118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3-07-01" calcext:value-type="date">
            <text:p>07/01/2003</text:p>
          </table:table-cell>
          <table:table-cell table:style-name="ce2" table:formula="of:=ROUND((DATE(2015;1;1)-[.E119])/365.25)" office:value-type="float" office:value="12" calcext:value-type="float">
            <text:p>12</text:p>
          </table:table-cell>
          <table:table-cell office:value-type="string" calcext:value-type="string">
            <text:p>г. Иваново, П/О 14, 330-68</text:p>
          </table:table-cell>
          <table:table-cell office:value-type="string" calcext:value-type="string">
            <text:p>Россия, Иваново, микрорайон 14-е Почтовое Отделение, 330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40535" calcext:value-type="float">
            <text:p>57.040535</text:p>
          </table:table-cell>
          <table:table-cell office:value-type="float" office:value="40.985437" calcext:value-type="float">
            <text:p>40.985437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28" calcext:value-type="float">
            <text:p>28</text:p>
          </table:table-cell>
          <table:table-cell table:formula="of:=IF([.F119]&lt;[Лист2.$A$1];ROUND([.O119]/[Лист2.$C$1];2);IF([.F119]&lt;[Лист2.$A$2];ROUND([.O119]/[Лист2.$C$2];2);IF([.F119]&lt;[Лист2.$A$3];ROUND([.O119]/[Лист2.$C$3];2);IF([.F119]&lt;[Лист2.$A$4];ROUND([.O119]/[Лист2.$C$4];2);ROUND([.O119]/[Лист2.$C$5];2)))))" office:value-type="float" office:value="2.31" calcext:value-type="float">
            <text:p>2.31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19]-YEAR([.E119])" office:value-type="float" office:value="11" calcext:value-type="float">
            <text:p>11</text:p>
          </table:table-cell>
          <table:table-cell table:formula="of:=2014-[.S119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2-03-28" calcext:value-type="date">
            <text:p>03/28/2002</text:p>
          </table:table-cell>
          <table:table-cell table:style-name="ce2" table:formula="of:=ROUND((DATE(2015;1;1)-[.E120])/365.25)" office:value-type="float" office:value="13" calcext:value-type="float">
            <text:p>13</text:p>
          </table:table-cell>
          <table:table-cell office:value-type="string" calcext:value-type="string">
            <text:p>Ул.Лежневская 168-35</text:p>
          </table:table-cell>
          <table:table-cell office:value-type="string" calcext:value-type="string">
            <text:p>Россия, Иваново, Лежневская улица, 168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59391" calcext:value-type="float">
            <text:p>56.959391</text:p>
          </table:table-cell>
          <table:table-cell office:value-type="float" office:value="40.968729" calcext:value-type="float">
            <text:p>40.968729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65" calcext:value-type="float">
            <text:p>65</text:p>
          </table:table-cell>
          <table:table-cell table:formula="of:=IF([.F120]&lt;[Лист2.$A$1];ROUND([.O120]/[Лист2.$C$1];2);IF([.F120]&lt;[Лист2.$A$2];ROUND([.O120]/[Лист2.$C$2];2);IF([.F120]&lt;[Лист2.$A$3];ROUND([.O120]/[Лист2.$C$3];2);IF([.F120]&lt;[Лист2.$A$4];ROUND([.O120]/[Лист2.$C$4];2);ROUND([.O120]/[Лист2.$C$5];2)))))" office:value-type="float" office:value="5.36" calcext:value-type="float">
            <text:p>5.36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20]-YEAR([.E120])" office:value-type="float" office:value="12" calcext:value-type="float">
            <text:p>12</text:p>
          </table:table-cell>
          <table:table-cell table:formula="of:=2014-[.S120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10-03-20" calcext:value-type="date">
            <text:p>03/20/2010</text:p>
          </table:table-cell>
          <table:table-cell table:style-name="ce2" table:formula="of:=ROUND((DATE(2015;1;1)-[.E121])/365.25)" office:value-type="float" office:value="5" calcext:value-type="float">
            <text:p>5</text:p>
          </table:table-cell>
          <table:table-cell office:value-type="string" calcext:value-type="string">
            <text:p>г. Иваново, Ул.Бригадная, 16</text:p>
          </table:table-cell>
          <table:table-cell office:value-type="string" calcext:value-type="string">
            <text:p>Россия, Иваново, Бригадная улица, 16</text:p>
          </table:table-cell>
          <table:table-cell office:value-type="string" calcext:value-type="string">
            <text:p>№ 3</text:p>
          </table:table-cell>
          <table:table-cell office:value-type="string" calcext:value-type="string">
            <text:p>ОНВС-2</text:p>
          </table:table-cell>
          <table:table-cell office:value-type="float" office:value="56.974151" calcext:value-type="float">
            <text:p>56.974151</text:p>
          </table:table-cell>
          <table:table-cell office:value-type="float" office:value="41.01651" calcext:value-type="float">
            <text:p>41.01651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29.1" calcext:value-type="float">
            <text:p>29.1</text:p>
          </table:table-cell>
          <table:table-cell table:formula="of:=IF([.F121]&lt;[Лист2.$A$1];ROUND([.O121]/[Лист2.$C$1];2);IF([.F121]&lt;[Лист2.$A$2];ROUND([.O121]/[Лист2.$C$2];2);IF([.F121]&lt;[Лист2.$A$3];ROUND([.O121]/[Лист2.$C$3];2);IF([.F121]&lt;[Лист2.$A$4];ROUND([.O121]/[Лист2.$C$4];2);ROUND([.O121]/[Лист2.$C$5];2)))))" office:value-type="float" office:value="2.81" calcext:value-type="float">
            <text:p>2.81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21]-YEAR([.E121])" office:value-type="float" office:value="4" calcext:value-type="float">
            <text:p>4</text:p>
          </table:table-cell>
          <table:table-cell table:formula="of:=2014-[.S121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2-07-24" calcext:value-type="date">
            <text:p>07/24/2002</text:p>
          </table:table-cell>
          <table:table-cell table:style-name="ce2" table:formula="of:=ROUND((DATE(2015;1;1)-[.E122])/365.25)" office:value-type="float" office:value="12" calcext:value-type="float">
            <text:p>12</text:p>
          </table:table-cell>
          <table:table-cell office:value-type="string" calcext:value-type="string">
            <text:p>г. Иваново, Ул.Палехская 13-60</text:p>
          </table:table-cell>
          <table:table-cell office:value-type="string" calcext:value-type="string">
            <text:p>Россия, Иваново, Палехская улица, 13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92817" calcext:value-type="float">
            <text:p>56.992817</text:p>
          </table:table-cell>
          <table:table-cell office:value-type="float" office:value="40.977164" calcext:value-type="float">
            <text:p>40.977164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20.8" calcext:value-type="float">
            <text:p>20.8</text:p>
          </table:table-cell>
          <table:table-cell table:formula="of:=IF([.F122]&lt;[Лист2.$A$1];ROUND([.O122]/[Лист2.$C$1];2);IF([.F122]&lt;[Лист2.$A$2];ROUND([.O122]/[Лист2.$C$2];2);IF([.F122]&lt;[Лист2.$A$3];ROUND([.O122]/[Лист2.$C$3];2);IF([.F122]&lt;[Лист2.$A$4];ROUND([.O122]/[Лист2.$C$4];2);ROUND([.O122]/[Лист2.$C$5];2)))))" office:value-type="float" office:value="1.71" calcext:value-type="float">
            <text:p>1.71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22]-YEAR([.E122])" office:value-type="float" office:value="12" calcext:value-type="float">
            <text:p>12</text:p>
          </table:table-cell>
          <table:table-cell table:formula="of:=2014-[.S122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0-06-26" calcext:value-type="date">
            <text:p>06/26/2000</text:p>
          </table:table-cell>
          <table:table-cell table:style-name="ce2" table:formula="of:=ROUND((DATE(2015;1;1)-[.E123])/365.25)" office:value-type="float" office:value="15" calcext:value-type="float">
            <text:p>15</text:p>
          </table:table-cell>
          <table:table-cell office:value-type="string" calcext:value-type="string">
            <text:p>г. Иваново, Ул.Суворова 6-98</text:p>
          </table:table-cell>
          <table:table-cell office:value-type="string" calcext:value-type="string">
            <text:p>Россия, Иваново, улица Суворова, 5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94769" calcext:value-type="float">
            <text:p>56.994769</text:p>
          </table:table-cell>
          <table:table-cell office:value-type="float" office:value="41.001409" calcext:value-type="float">
            <text:p>41.001409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30.8" calcext:value-type="float">
            <text:p>30.8</text:p>
          </table:table-cell>
          <table:table-cell table:formula="of:=IF([.F123]&lt;[Лист2.$A$1];ROUND([.O123]/[Лист2.$C$1];2);IF([.F123]&lt;[Лист2.$A$2];ROUND([.O123]/[Лист2.$C$2];2);IF([.F123]&lt;[Лист2.$A$3];ROUND([.O123]/[Лист2.$C$3];2);IF([.F123]&lt;[Лист2.$A$4];ROUND([.O123]/[Лист2.$C$4];2);ROUND([.O123]/[Лист2.$C$5];2)))))" office:value-type="float" office:value="0.98" calcext:value-type="float">
            <text:p>0.98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23]-YEAR([.E123])" office:value-type="float" office:value="14" calcext:value-type="float">
            <text:p>14</text:p>
          </table:table-cell>
          <table:table-cell table:formula="of:=2014-[.S123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7-06-26" calcext:value-type="date">
            <text:p>06/26/2007</text:p>
          </table:table-cell>
          <table:table-cell table:style-name="ce2" table:formula="of:=ROUND((DATE(2015;1;1)-[.E124])/365.25)" office:value-type="float" office:value="8" calcext:value-type="float">
            <text:p>8</text:p>
          </table:table-cell>
          <table:table-cell office:value-type="string" calcext:value-type="string">
            <text:p>П.Лежнево, ул. 2 Кирова, 22</text:p>
          </table:table-cell>
          <table:table-cell office:value-type="string" calcext:value-type="string">
            <text:p>Россия, Ивановская область, Лежневский район, поселок Лежнево, 2-я улица Кирова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767935" calcext:value-type="float">
            <text:p>56.767935</text:p>
          </table:table-cell>
          <table:table-cell office:value-type="float" office:value="40.884476" calcext:value-type="float">
            <text:p>40.884476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29.6" calcext:value-type="float">
            <text:p>29.6</text:p>
          </table:table-cell>
          <table:table-cell table:formula="of:=IF([.F124]&lt;[Лист2.$A$1];ROUND([.O124]/[Лист2.$C$1];2);IF([.F124]&lt;[Лист2.$A$2];ROUND([.O124]/[Лист2.$C$2];2);IF([.F124]&lt;[Лист2.$A$3];ROUND([.O124]/[Лист2.$C$3];2);IF([.F124]&lt;[Лист2.$A$4];ROUND([.O124]/[Лист2.$C$4];2);ROUND([.O124]/[Лист2.$C$5];2)))))" office:value-type="float" office:value="2.44" calcext:value-type="float">
            <text:p>2.44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24]-YEAR([.E124])" office:value-type="float" office:value="7" calcext:value-type="float">
            <text:p>7</text:p>
          </table:table-cell>
          <table:table-cell table:formula="of:=2014-[.S124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1-01-25" calcext:value-type="date">
            <text:p>01/25/2001</text:p>
          </table:table-cell>
          <table:table-cell table:style-name="ce2" table:formula="of:=ROUND((DATE(2015;1;1)-[.E125])/365.25)" office:value-type="float" office:value="14" calcext:value-type="float">
            <text:p>14</text:p>
          </table:table-cell>
          <table:table-cell office:value-type="string" calcext:value-type="string">
            <text:p>Шуйский р-н, п.Колобково, ул.1 Фабричная, 43-4</text:p>
          </table:table-cell>
          <table:table-cell office:value-type="string" calcext:value-type="string">
            <text:p>Россия, Ивановская область, Шуйский район, поселок Колобово, 1-я Фабричная улица, 43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702525" calcext:value-type="float">
            <text:p>56.702525</text:p>
          </table:table-cell>
          <table:table-cell office:value-type="float" office:value="41.356639" calcext:value-type="float">
            <text:p>41.356639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44" calcext:value-type="float">
            <text:p>44</text:p>
          </table:table-cell>
          <table:table-cell table:formula="of:=IF([.F125]&lt;[Лист2.$A$1];ROUND([.O125]/[Лист2.$C$1];2);IF([.F125]&lt;[Лист2.$A$2];ROUND([.O125]/[Лист2.$C$2];2);IF([.F125]&lt;[Лист2.$A$3];ROUND([.O125]/[Лист2.$C$3];2);IF([.F125]&lt;[Лист2.$A$4];ROUND([.O125]/[Лист2.$C$4];2);ROUND([.O125]/[Лист2.$C$5];2)))))" office:value-type="float" office:value="1.4" calcext:value-type="float">
            <text:p>1.4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02" calcext:value-type="float">
            <text:p>2002</text:p>
          </table:table-cell>
          <table:table-cell table:style-name="Default" table:formula="of:=[.S125]-YEAR([.E125])" office:value-type="float" office:value="1" calcext:value-type="float">
            <text:p>1</text:p>
          </table:table-cell>
          <table:table-cell table:formula="of:=2014-[.S125]" office:value-type="float" office:value="12" calcext:value-type="float">
            <text:p>12</text:p>
          </table:table-cell>
          <table:table-cell office:value-type="string" calcext:value-type="string">
            <text:p>ХПН, терминальная стадия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1-07-24" calcext:value-type="date">
            <text:p>07/24/2001</text:p>
          </table:table-cell>
          <table:table-cell table:style-name="ce2" table:formula="of:=ROUND((DATE(2015;1;1)-[.E126])/365.25)" office:value-type="float" office:value="13" calcext:value-type="float">
            <text:p>13</text:p>
          </table:table-cell>
          <table:table-cell office:value-type="string" calcext:value-type="string">
            <text:p>Шереметевский пр. 72-4</text:p>
          </table:table-cell>
          <table:table-cell office:value-type="string" calcext:value-type="string">
            <text:p>Россия, Иваново, Шереметевский проспект, 72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08156" calcext:value-type="float">
            <text:p>57.008156</text:p>
          </table:table-cell>
          <table:table-cell office:value-type="float" office:value="40.990558" calcext:value-type="float">
            <text:p>40.990558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44" calcext:value-type="float">
            <text:p>44</text:p>
          </table:table-cell>
          <table:table-cell table:formula="of:=IF([.F126]&lt;[Лист2.$A$1];ROUND([.O126]/[Лист2.$C$1];2);IF([.F126]&lt;[Лист2.$A$2];ROUND([.O126]/[Лист2.$C$2];2);IF([.F126]&lt;[Лист2.$A$3];ROUND([.O126]/[Лист2.$C$3];2);IF([.F126]&lt;[Лист2.$A$4];ROUND([.O126]/[Лист2.$C$4];2);ROUND([.O126]/[Лист2.$C$5];2)))))" office:value-type="float" office:value="3.63" calcext:value-type="float">
            <text:p>3.63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26]-YEAR([.E126])" office:value-type="float" office:value="13" calcext:value-type="float">
            <text:p>13</text:p>
          </table:table-cell>
          <table:table-cell table:formula="of:=2014-[.S126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5-05-29" calcext:value-type="date">
            <text:p>05/29/2005</text:p>
          </table:table-cell>
          <table:table-cell table:style-name="ce2" table:formula="of:=ROUND((DATE(2015;1;1)-[.E127])/365.25)" office:value-type="float" office:value="10" calcext:value-type="float">
            <text:p>10</text:p>
          </table:table-cell>
          <table:table-cell office:value-type="string" calcext:value-type="string">
            <text:p>Г.Кинишма, ул.Котовского, 7-4</text:p>
          </table:table-cell>
          <table:table-cell office:value-type="string" calcext:value-type="string">
            <text:p>Россия, Ивановская область, Кинешма, улица Котовского, 7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433491" calcext:value-type="float">
            <text:p>57.433491</text:p>
          </table:table-cell>
          <table:table-cell office:value-type="float" office:value="42.163856" calcext:value-type="float">
            <text:p>42.163856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37" calcext:value-type="float">
            <text:p>37</text:p>
          </table:table-cell>
          <table:table-cell table:formula="of:=IF([.F127]&lt;[Лист2.$A$1];ROUND([.O127]/[Лист2.$C$1];2);IF([.F127]&lt;[Лист2.$A$2];ROUND([.O127]/[Лист2.$C$2];2);IF([.F127]&lt;[Лист2.$A$3];ROUND([.O127]/[Лист2.$C$3];2);IF([.F127]&lt;[Лист2.$A$4];ROUND([.O127]/[Лист2.$C$4];2);ROUND([.O127]/[Лист2.$C$5];2)))))" office:value-type="float" office:value="3.05" calcext:value-type="float">
            <text:p>3.05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08" calcext:value-type="float">
            <text:p>2008</text:p>
          </table:table-cell>
          <table:table-cell table:style-name="Default" table:formula="of:=[.S127]-YEAR([.E127])" office:value-type="float" office:value="3" calcext:value-type="float">
            <text:p>3</text:p>
          </table:table-cell>
          <table:table-cell table:formula="of:=2014-[.S127]" office:value-type="float" office:value="6" calcext:value-type="float">
            <text:p>6</text:p>
          </table:table-cell>
          <table:table-cell office:value-type="string" calcext:value-type="string">
            <text:p>Хронический интерстициальный нефрит, дисметаболический вариант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6-07-24" calcext:value-type="date">
            <text:p>07/24/2006</text:p>
          </table:table-cell>
          <table:table-cell table:style-name="ce2" table:formula="of:=ROUND((DATE(2015;1;1)-[.E128])/365.25)" office:value-type="float" office:value="8" calcext:value-type="float">
            <text:p>8</text:p>
          </table:table-cell>
          <table:table-cell office:value-type="string" calcext:value-type="string">
            <text:p>Г.Фурманов, Ул.Бедлага, 40-28</text:p>
          </table:table-cell>
          <table:table-cell office:value-type="string" calcext:value-type="string">
            <text:p>Россия, Ивановская область, Фурмановский район, город Фурманов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252654" calcext:value-type="float">
            <text:p>57.252654</text:p>
          </table:table-cell>
          <table:table-cell office:value-type="float" office:value="41.106189" calcext:value-type="float">
            <text:p>41.106189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13.1" calcext:value-type="float">
            <text:p>13.1</text:p>
          </table:table-cell>
          <table:table-cell table:formula="of:=IF([.F128]&lt;[Лист2.$A$1];ROUND([.O128]/[Лист2.$C$1];2);IF([.F128]&lt;[Лист2.$A$2];ROUND([.O128]/[Лист2.$C$2];2);IF([.F128]&lt;[Лист2.$A$3];ROUND([.O128]/[Лист2.$C$3];2);IF([.F128]&lt;[Лист2.$A$4];ROUND([.O128]/[Лист2.$C$4];2);ROUND([.O128]/[Лист2.$C$5];2)))))" office:value-type="float" office:value="1.08" calcext:value-type="float">
            <text:p>1.08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28]-YEAR([.E128])" office:value-type="float" office:value="8" calcext:value-type="float">
            <text:p>8</text:p>
          </table:table-cell>
          <table:table-cell table:formula="of:=2014-[.S128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10-12-16" calcext:value-type="date">
            <text:p>12/16/2010</text:p>
          </table:table-cell>
          <table:table-cell table:style-name="ce2" table:formula="of:=ROUND((DATE(2015;1;1)-[.E129])/365.25)" office:value-type="float" office:value="4" calcext:value-type="float">
            <text:p>4</text:p>
          </table:table-cell>
          <table:table-cell office:value-type="string" calcext:value-type="string">
            <text:p>Ул.Академическая 40-5</text:p>
          </table:table-cell>
          <table:table-cell office:value-type="string" calcext:value-type="string">
            <text:p>Россия, Иваново, Академическая улица, 40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24636" calcext:value-type="float">
            <text:p>57.024636</text:p>
          </table:table-cell>
          <table:table-cell office:value-type="float" office:value="41.014156" calcext:value-type="float">
            <text:p>41.014156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26.4" calcext:value-type="float">
            <text:p>26.4</text:p>
          </table:table-cell>
          <table:table-cell table:formula="of:=IF([.F129]&lt;[Лист2.$A$1];ROUND([.O129]/[Лист2.$C$1];2);IF([.F129]&lt;[Лист2.$A$2];ROUND([.O129]/[Лист2.$C$2];2);IF([.F129]&lt;[Лист2.$A$3];ROUND([.O129]/[Лист2.$C$3];2);IF([.F129]&lt;[Лист2.$A$4];ROUND([.O129]/[Лист2.$C$4];2);ROUND([.O129]/[Лист2.$C$5];2)))))" office:value-type="float" office:value="2.55" calcext:value-type="float">
            <text:p>2.55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29]-YEAR([.E129])" office:value-type="float" office:value="4" calcext:value-type="float">
            <text:p>4</text:p>
          </table:table-cell>
          <table:table-cell table:formula="of:=2014-[.S129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5-07-15" calcext:value-type="date">
            <text:p>07/15/2005</text:p>
          </table:table-cell>
          <table:table-cell table:style-name="ce2" table:formula="of:=ROUND((DATE(2015;1;1)-[.E130])/365.25)" office:value-type="float" office:value="9" calcext:value-type="float">
            <text:p>9</text:p>
          </table:table-cell>
          <table:table-cell office:value-type="string" calcext:value-type="string">
            <text:p>г. Иваново, Институтский проезд 5-41</text:p>
          </table:table-cell>
          <table:table-cell office:value-type="string" calcext:value-type="string">
            <text:p>Украина, Киевская область, Буча, Институтская улица, 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0.561649" calcext:value-type="float">
            <text:p>50.561649</text:p>
          </table:table-cell>
          <table:table-cell office:value-type="float" office:value="30.250875" calcext:value-type="float">
            <text:p>30.250875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49.8" calcext:value-type="float">
            <text:p>49.8</text:p>
          </table:table-cell>
          <table:table-cell table:formula="of:=IF([.F130]&lt;[Лист2.$A$1];ROUND([.O130]/[Лист2.$C$1];2);IF([.F130]&lt;[Лист2.$A$2];ROUND([.O130]/[Лист2.$C$2];2);IF([.F130]&lt;[Лист2.$A$3];ROUND([.O130]/[Лист2.$C$3];2);IF([.F130]&lt;[Лист2.$A$4];ROUND([.O130]/[Лист2.$C$4];2);ROUND([.O130]/[Лист2.$C$5];2)))))" office:value-type="float" office:value="4.1" calcext:value-type="float">
            <text:p>4.1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30]-YEAR([.E130])" office:value-type="float" office:value="9" calcext:value-type="float">
            <text:p>9</text:p>
          </table:table-cell>
          <table:table-cell table:formula="of:=2014-[.S130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8-04-18" calcext:value-type="date">
            <text:p>04/18/2008</text:p>
          </table:table-cell>
          <table:table-cell table:style-name="ce2" table:formula="of:=ROUND((DATE(2015;1;1)-[.E131])/365.25)" office:value-type="float" office:value="7" calcext:value-type="float">
            <text:p>7</text:p>
          </table:table-cell>
          <table:table-cell office:value-type="string" calcext:value-type="string">
            <text:p>Г.Кохма, ул.Тургенева, 49</text:p>
          </table:table-cell>
          <table:table-cell office:value-type="string" calcext:value-type="string">
            <text:p>Россия, Ивановская область, Кохма, улица Тургенева, 4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944729" calcext:value-type="float">
            <text:p>56.944729</text:p>
          </table:table-cell>
          <table:table-cell office:value-type="float" office:value="41.104913" calcext:value-type="float">
            <text:p>41.104913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24.5" calcext:value-type="float">
            <text:p>24.5</text:p>
          </table:table-cell>
          <table:table-cell table:formula="of:=IF([.F131]&lt;[Лист2.$A$1];ROUND([.O131]/[Лист2.$C$1];2);IF([.F131]&lt;[Лист2.$A$2];ROUND([.O131]/[Лист2.$C$2];2);IF([.F131]&lt;[Лист2.$A$3];ROUND([.O131]/[Лист2.$C$3];2);IF([.F131]&lt;[Лист2.$A$4];ROUND([.O131]/[Лист2.$C$4];2);ROUND([.O131]/[Лист2.$C$5];2)))))" office:value-type="float" office:value="2.02" calcext:value-type="float">
            <text:p>2.02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08" calcext:value-type="float">
            <text:p>2008</text:p>
          </table:table-cell>
          <table:table-cell table:style-name="Default" table:formula="of:=[.S131]-YEAR([.E131])" office:value-type="float" office:value="0" calcext:value-type="float">
            <text:p>0</text:p>
          </table:table-cell>
          <table:table-cell table:formula="of:=2014-[.S131]" office:value-type="float" office:value="6" calcext:value-type="float">
            <text:p>6</text:p>
          </table:table-cell>
          <table:table-cell office:value-type="string" calcext:value-type="string">
            <text:p>Хронический интерстициальный нефрит, дисметаболический вариант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8-07-22" calcext:value-type="date">
            <text:p>07/22/2008</text:p>
          </table:table-cell>
          <table:table-cell table:style-name="ce2" table:formula="of:=ROUND((DATE(2015;1;1)-[.E132])/365.25)" office:value-type="float" office:value="6" calcext:value-type="float">
            <text:p>6</text:p>
          </table:table-cell>
          <table:table-cell office:value-type="string" calcext:value-type="string">
            <text:p>Ивановская область, с. Китово, ул.Шуйская, 92-76</text:p>
          </table:table-cell>
          <table:table-cell office:value-type="string" calcext:value-type="string">
            <text:p>Россия, Ивановская область, Шуйский район, село Китово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866116" calcext:value-type="float">
            <text:p>56.866116</text:p>
          </table:table-cell>
          <table:table-cell office:value-type="float" office:value="41.291709" calcext:value-type="float">
            <text:p>41.291709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31.5" calcext:value-type="float">
            <text:p>31.5</text:p>
          </table:table-cell>
          <table:table-cell table:formula="of:=IF([.F132]&lt;[Лист2.$A$1];ROUND([.O132]/[Лист2.$C$1];2);IF([.F132]&lt;[Лист2.$A$2];ROUND([.O132]/[Лист2.$C$2];2);IF([.F132]&lt;[Лист2.$A$3];ROUND([.O132]/[Лист2.$C$3];2);IF([.F132]&lt;[Лист2.$A$4];ROUND([.O132]/[Лист2.$C$4];2);ROUND([.O132]/[Лист2.$C$5];2)))))" office:value-type="float" office:value="3.04" calcext:value-type="float">
            <text:p>3.04</text:p>
          </table:table-cell>
          <table:table-cell office:value-type="string" calcext:value-type="string">
            <text:p>0xFF9900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Default" table:formula="of:=[.S132]-YEAR([.E132])" office:value-type="float" office:value="6" calcext:value-type="float">
            <text:p>6</text:p>
          </table:table-cell>
          <table:table-cell table:formula="of:=2014-[.S132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0-07-21" calcext:value-type="date">
            <text:p>07/21/2000</text:p>
          </table:table-cell>
          <table:table-cell table:style-name="ce2" table:formula="of:=ROUND((DATE(2015;1;1)-[.E133])/365.25)" office:value-type="float" office:value="14" calcext:value-type="float">
            <text:p>14</text:p>
          </table:table-cell>
          <table:table-cell office:value-type="string" calcext:value-type="string">
            <text:p>г. Иваново, Ул.С.Халтурина, 1-117</text:p>
          </table:table-cell>
          <table:table-cell office:value-type="string" calcext:value-type="string">
            <text:p>Россия, Иваново, улица Степана Халтурина, 1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2855" calcext:value-type="float">
            <text:p>57.02855</text:p>
          </table:table-cell>
          <table:table-cell office:value-type="float" office:value="40.986138" calcext:value-type="float">
            <text:p>40.986138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50" calcext:value-type="float">
            <text:p>50</text:p>
          </table:table-cell>
          <table:table-cell table:formula="of:=IF([.F133]&lt;[Лист2.$A$1];ROUND([.O133]/[Лист2.$C$1];2);IF([.F133]&lt;[Лист2.$A$2];ROUND([.O133]/[Лист2.$C$2];2);IF([.F133]&lt;[Лист2.$A$3];ROUND([.O133]/[Лист2.$C$3];2);IF([.F133]&lt;[Лист2.$A$4];ROUND([.O133]/[Лист2.$C$4];2);ROUND([.O133]/[Лист2.$C$5];2)))))" office:value-type="float" office:value="1.59" calcext:value-type="float">
            <text:p>1.59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1" calcext:value-type="float">
            <text:p>2011</text:p>
          </table:table-cell>
          <table:table-cell table:style-name="Default" table:formula="of:=[.S133]-YEAR([.E133])" office:value-type="float" office:value="11" calcext:value-type="float">
            <text:p>11</text:p>
          </table:table-cell>
          <table:table-cell table:formula="of:=2014-[.S133]" office:value-type="float" office:value="3" calcext:value-type="float">
            <text:p>3</text:p>
          </table:table-cell>
          <table:table-cell office:value-type="string" calcext:value-type="string">
            <text:p>Хронический интерстициальный нефрит, дисметаболический вариант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4-06-24" calcext:value-type="date">
            <text:p>06/24/2004</text:p>
          </table:table-cell>
          <table:table-cell table:style-name="ce2" table:formula="of:=ROUND((DATE(2015;1;1)-[.E134])/365.25)" office:value-type="float" office:value="11" calcext:value-type="float">
            <text:p>11</text:p>
          </table:table-cell>
          <table:table-cell office:value-type="string" calcext:value-type="string">
            <text:p>Ул.Шубиных 4А- 32</text:p>
          </table:table-cell>
          <table:table-cell office:value-type="string" calcext:value-type="string">
            <text:p>Россия, Иваново, улица Шубиных, 4а</text:p>
          </table:table-cell>
          <table:table-cell office:value-type="string" calcext:value-type="string">
            <text:p>№ 10</text:p>
          </table:table-cell>
          <table:table-cell office:value-type="string" calcext:value-type="string">
            <text:p>ОНВС-2</text:p>
          </table:table-cell>
          <table:table-cell office:value-type="float" office:value="56.963356" calcext:value-type="float">
            <text:p>56.963356</text:p>
          </table:table-cell>
          <table:table-cell office:value-type="float" office:value="41.003493" calcext:value-type="float">
            <text:p>41.003493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52.8" calcext:value-type="float">
            <text:p>52.8</text:p>
          </table:table-cell>
          <table:table-cell table:formula="of:=IF([.F134]&lt;[Лист2.$A$1];ROUND([.O134]/[Лист2.$C$1];2);IF([.F134]&lt;[Лист2.$A$2];ROUND([.O134]/[Лист2.$C$2];2);IF([.F134]&lt;[Лист2.$A$3];ROUND([.O134]/[Лист2.$C$3];2);IF([.F134]&lt;[Лист2.$A$4];ROUND([.O134]/[Лист2.$C$4];2);ROUND([.O134]/[Лист2.$C$5];2)))))" office:value-type="float" office:value="4.35" calcext:value-type="float">
            <text:p>4.35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08" calcext:value-type="float">
            <text:p>2008</text:p>
          </table:table-cell>
          <table:table-cell table:style-name="Default" table:formula="of:=[.S134]-YEAR([.E134])" office:value-type="float" office:value="4" calcext:value-type="float">
            <text:p>4</text:p>
          </table:table-cell>
          <table:table-cell table:formula="of:=2014-[.S134]" office:value-type="float" office:value="6" calcext:value-type="float">
            <text:p>6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3-04-10" calcext:value-type="date">
            <text:p>04/10/2003</text:p>
          </table:table-cell>
          <table:table-cell table:style-name="ce2" table:formula="of:=ROUND((DATE(2015;1;1)-[.E135])/365.25)" office:value-type="float" office:value="12" calcext:value-type="float">
            <text:p>12</text:p>
          </table:table-cell>
          <table:table-cell office:value-type="string" calcext:value-type="string">
            <text:p>г. Иваново, Ул.Академическая 10-13</text:p>
          </table:table-cell>
          <table:table-cell office:value-type="string" calcext:value-type="string">
            <text:p>Россия, Иваново, Академическая улица, 10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19932" calcext:value-type="float">
            <text:p>57.019932</text:p>
          </table:table-cell>
          <table:table-cell office:value-type="float" office:value="41.016717" calcext:value-type="float">
            <text:p>41.016717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8.1" calcext:value-type="float">
            <text:p>18.1</text:p>
          </table:table-cell>
          <table:table-cell table:formula="of:=IF([.F135]&lt;[Лист2.$A$1];ROUND([.O135]/[Лист2.$C$1];2);IF([.F135]&lt;[Лист2.$A$2];ROUND([.O135]/[Лист2.$C$2];2);IF([.F135]&lt;[Лист2.$A$3];ROUND([.O135]/[Лист2.$C$3];2);IF([.F135]&lt;[Лист2.$A$4];ROUND([.O135]/[Лист2.$C$4];2);ROUND([.O135]/[Лист2.$C$5];2)))))" office:value-type="float" office:value="1.49" calcext:value-type="float">
            <text:p>1.49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08" calcext:value-type="float">
            <text:p>2008</text:p>
          </table:table-cell>
          <table:table-cell table:style-name="Default" table:formula="of:=[.S135]-YEAR([.E135])" office:value-type="float" office:value="5" calcext:value-type="float">
            <text:p>5</text:p>
          </table:table-cell>
          <table:table-cell table:formula="of:=2014-[.S135]" office:value-type="float" office:value="6" calcext:value-type="float">
            <text:p>6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4-02-11" calcext:value-type="date">
            <text:p>02/11/2004</text:p>
          </table:table-cell>
          <table:table-cell table:style-name="ce2" table:formula="of:=ROUND((DATE(2015;1;1)-[.E136])/365.25)" office:value-type="float" office:value="11" calcext:value-type="float">
            <text:p>11</text:p>
          </table:table-cell>
          <table:table-cell office:value-type="string" calcext:value-type="string">
            <text:p>Ул.Лежневская 173-35</text:p>
          </table:table-cell>
          <table:table-cell office:value-type="string" calcext:value-type="string">
            <text:p>Россия, Иваново, Лежневская улица, 173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66296" calcext:value-type="float">
            <text:p>56.966296</text:p>
          </table:table-cell>
          <table:table-cell office:value-type="float" office:value="40.974244" calcext:value-type="float">
            <text:p>40.974244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90" calcext:value-type="float">
            <text:p>90</text:p>
          </table:table-cell>
          <table:table-cell table:formula="of:=IF([.F136]&lt;[Лист2.$A$1];ROUND([.O136]/[Лист2.$C$1];2);IF([.F136]&lt;[Лист2.$A$2];ROUND([.O136]/[Лист2.$C$2];2);IF([.F136]&lt;[Лист2.$A$3];ROUND([.O136]/[Лист2.$C$3];2);IF([.F136]&lt;[Лист2.$A$4];ROUND([.O136]/[Лист2.$C$4];2);ROUND([.O136]/[Лист2.$C$5];2)))))" office:value-type="float" office:value="7.42" calcext:value-type="float">
            <text:p>7.42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36]-YEAR([.E136])" office:value-type="float" office:value="10" calcext:value-type="float">
            <text:p>10</text:p>
          </table:table-cell>
          <table:table-cell table:formula="of:=2014-[.S136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4-02-13" calcext:value-type="date">
            <text:p>02/13/2004</text:p>
          </table:table-cell>
          <table:table-cell table:style-name="ce2" table:formula="of:=ROUND((DATE(2015;1;1)-[.E137])/365.25)" office:value-type="float" office:value="11" calcext:value-type="float">
            <text:p>11</text:p>
          </table:table-cell>
          <table:table-cell office:value-type="string" calcext:value-type="string">
            <text:p>Ул.Громобоя, 8-17</text:p>
          </table:table-cell>
          <table:table-cell office:value-type="string" calcext:value-type="string">
            <text:p>Россия, Иваново, улица Громобоя, 8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10274" calcext:value-type="float">
            <text:p>57.010274</text:p>
          </table:table-cell>
          <table:table-cell office:value-type="float" office:value="40.970929" calcext:value-type="float">
            <text:p>40.970929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43.3" calcext:value-type="float">
            <text:p>43.3</text:p>
          </table:table-cell>
          <table:table-cell table:formula="of:=IF([.F137]&lt;[Лист2.$A$1];ROUND([.O137]/[Лист2.$C$1];2);IF([.F137]&lt;[Лист2.$A$2];ROUND([.O137]/[Лист2.$C$2];2);IF([.F137]&lt;[Лист2.$A$3];ROUND([.O137]/[Лист2.$C$3];2);IF([.F137]&lt;[Лист2.$A$4];ROUND([.O137]/[Лист2.$C$4];2);ROUND([.O137]/[Лист2.$C$5];2)))))" office:value-type="float" office:value="3.57" calcext:value-type="float">
            <text:p>3.57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04" calcext:value-type="float">
            <text:p>2004</text:p>
          </table:table-cell>
          <table:table-cell table:style-name="Default" table:formula="of:=[.S137]-YEAR([.E137])" office:value-type="float" office:value="0" calcext:value-type="float">
            <text:p>0</text:p>
          </table:table-cell>
          <table:table-cell table:formula="of:=2014-[.S137]" office:value-type="float" office:value="10" calcext:value-type="float">
            <text:p>10</text:p>
          </table:table-cell>
          <table:table-cell office:value-type="string" calcext:value-type="string">
            <text:p>Поликистоз почек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1-05-18" calcext:value-type="date">
            <text:p>05/18/2001</text:p>
          </table:table-cell>
          <table:table-cell table:style-name="ce2" table:formula="of:=ROUND((DATE(2015;1;1)-[.E138])/365.25)" office:value-type="float" office:value="14" calcext:value-type="float">
            <text:p>14</text:p>
          </table:table-cell>
          <table:table-cell office:value-type="string" calcext:value-type="string">
            <text:p>Ул.Куконкрвых 128-33</text:p>
          </table:table-cell>
          <table:table-cell office:value-type="string" calcext:value-type="string">
            <text:p>Россия, Иваново, улица Куконковых, 128</text:p>
          </table:table-cell>
          <table:table-cell office:value-type="string" calcext:value-type="string">
            <text:p>№ 10</text:p>
          </table:table-cell>
          <table:table-cell office:value-type="string" calcext:value-type="string">
            <text:p>ОНВС-2</text:p>
          </table:table-cell>
          <table:table-cell office:value-type="float" office:value="56.964112" calcext:value-type="float">
            <text:p>56.964112</text:p>
          </table:table-cell>
          <table:table-cell office:value-type="float" office:value="41.020175" calcext:value-type="float">
            <text:p>41.020175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30.2" calcext:value-type="float">
            <text:p>30.2</text:p>
          </table:table-cell>
          <table:table-cell table:formula="of:=IF([.F138]&lt;[Лист2.$A$1];ROUND([.O138]/[Лист2.$C$1];2);IF([.F138]&lt;[Лист2.$A$2];ROUND([.O138]/[Лист2.$C$2];2);IF([.F138]&lt;[Лист2.$A$3];ROUND([.O138]/[Лист2.$C$3];2);IF([.F138]&lt;[Лист2.$A$4];ROUND([.O138]/[Лист2.$C$4];2);ROUND([.O138]/[Лист2.$C$5];2)))))" office:value-type="float" office:value="0.96" calcext:value-type="float">
            <text:p>0.96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38]-YEAR([.E138])" office:value-type="float" office:value="13" calcext:value-type="float">
            <text:p>13</text:p>
          </table:table-cell>
          <table:table-cell table:formula="of:=2014-[.S138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6-05-26" calcext:value-type="date">
            <text:p>05/26/2006</text:p>
          </table:table-cell>
          <table:table-cell table:style-name="ce2" table:formula="of:=ROUND((DATE(2015;1;1)-[.E139])/365.25)" office:value-type="float" office:value="9" calcext:value-type="float">
            <text:p>9</text:p>
          </table:table-cell>
          <table:table-cell office:value-type="string" calcext:value-type="string">
            <text:p>Г.Кохма, ул.Владимирская 29-20</text:p>
          </table:table-cell>
          <table:table-cell office:value-type="string" calcext:value-type="string">
            <text:p>Россия, Ивановская область, Кохма, Владимирская улица, 2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942284" calcext:value-type="float">
            <text:p>56.942284</text:p>
          </table:table-cell>
          <table:table-cell office:value-type="float" office:value="41.072619" calcext:value-type="float">
            <text:p>41.072619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34.1" calcext:value-type="float">
            <text:p>34.1</text:p>
          </table:table-cell>
          <table:table-cell table:formula="of:=IF([.F139]&lt;[Лист2.$A$1];ROUND([.O139]/[Лист2.$C$1];2);IF([.F139]&lt;[Лист2.$A$2];ROUND([.O139]/[Лист2.$C$2];2);IF([.F139]&lt;[Лист2.$A$3];ROUND([.O139]/[Лист2.$C$3];2);IF([.F139]&lt;[Лист2.$A$4];ROUND([.O139]/[Лист2.$C$4];2);ROUND([.O139]/[Лист2.$C$5];2)))))" office:value-type="float" office:value="2.81" calcext:value-type="float">
            <text:p>2.81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39]-YEAR([.E139])" office:value-type="float" office:value="8" calcext:value-type="float">
            <text:p>8</text:p>
          </table:table-cell>
          <table:table-cell table:formula="of:=2014-[.S139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1999-04-10" calcext:value-type="date">
            <text:p>04/10/1999</text:p>
          </table:table-cell>
          <table:table-cell table:style-name="ce2" table:formula="of:=ROUND((DATE(2015;1;1)-[.E140])/365.25)" office:value-type="float" office:value="16" calcext:value-type="float">
            <text:p>16</text:p>
          </table:table-cell>
          <table:table-cell office:value-type="string" calcext:value-type="string">
            <text:p>Г.Шуя, ул.Кооперативная 14А-44</text:p>
          </table:table-cell>
          <table:table-cell office:value-type="string" calcext:value-type="string">
            <text:p>Россия, Ивановская область, Шуя, Кооперативная улица, 14а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831822" calcext:value-type="float">
            <text:p>56.831822</text:p>
          </table:table-cell>
          <table:table-cell office:value-type="float" office:value="41.394862" calcext:value-type="float">
            <text:p>41.394862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54" calcext:value-type="float">
            <text:p>54</text:p>
          </table:table-cell>
          <table:table-cell table:formula="of:=IF([.F140]&lt;[Лист2.$A$1];ROUND([.O140]/[Лист2.$C$1];2);IF([.F140]&lt;[Лист2.$A$2];ROUND([.O140]/[Лист2.$C$2];2);IF([.F140]&lt;[Лист2.$A$3];ROUND([.O140]/[Лист2.$C$3];2);IF([.F140]&lt;[Лист2.$A$4];ROUND([.O140]/[Лист2.$C$4];2);ROUND([.O140]/[Лист2.$C$5];2)))))" office:value-type="float" office:value="1.71" calcext:value-type="float">
            <text:p>1.71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02" calcext:value-type="float">
            <text:p>2002</text:p>
          </table:table-cell>
          <table:table-cell table:style-name="Default" table:formula="of:=[.S140]-YEAR([.E140])" office:value-type="float" office:value="3" calcext:value-type="float">
            <text:p>3</text:p>
          </table:table-cell>
          <table:table-cell table:formula="of:=2014-[.S140]" office:value-type="float" office:value="12" calcext:value-type="float">
            <text:p>12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5-05-06" calcext:value-type="date">
            <text:p>05/06/2005</text:p>
          </table:table-cell>
          <table:table-cell table:style-name="ce2" table:formula="of:=ROUND((DATE(2015;1;1)-[.E141])/365.25)" office:value-type="float" office:value="10" calcext:value-type="float">
            <text:p>10</text:p>
          </table:table-cell>
          <table:table-cell office:value-type="string" calcext:value-type="string">
            <text:p>г. Иваново, ул.Кавалерийская 42-57</text:p>
          </table:table-cell>
          <table:table-cell office:value-type="string" calcext:value-type="string">
            <text:p>Россия, Иваново, Кавалерийская улица, 42</text:p>
          </table:table-cell>
          <table:table-cell office:value-type="string" calcext:value-type="string">
            <text:p>№ 10</text:p>
          </table:table-cell>
          <table:table-cell office:value-type="string" calcext:value-type="string">
            <text:p>ОНВС-2</text:p>
          </table:table-cell>
          <table:table-cell office:value-type="float" office:value="56.963052" calcext:value-type="float">
            <text:p>56.963052</text:p>
          </table:table-cell>
          <table:table-cell office:value-type="float" office:value="41.0204" calcext:value-type="float">
            <text:p>41.0204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35.7" calcext:value-type="float">
            <text:p>35.7</text:p>
          </table:table-cell>
          <table:table-cell table:formula="of:=IF([.F141]&lt;[Лист2.$A$1];ROUND([.O141]/[Лист2.$C$1];2);IF([.F141]&lt;[Лист2.$A$2];ROUND([.O141]/[Лист2.$C$2];2);IF([.F141]&lt;[Лист2.$A$3];ROUND([.O141]/[Лист2.$C$3];2);IF([.F141]&lt;[Лист2.$A$4];ROUND([.O141]/[Лист2.$C$4];2);ROUND([.O141]/[Лист2.$C$5];2)))))" office:value-type="float" office:value="2.94" calcext:value-type="float">
            <text:p>2.94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41]-YEAR([.E141])" office:value-type="float" office:value="9" calcext:value-type="float">
            <text:p>9</text:p>
          </table:table-cell>
          <table:table-cell table:formula="of:=2014-[.S141]" office:value-type="float" office:value="0" calcext:value-type="float">
            <text:p>0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1-10-08" calcext:value-type="date">
            <text:p>10/08/2001</text:p>
          </table:table-cell>
          <table:table-cell table:style-name="ce2" table:formula="of:=ROUND((DATE(2015;1;1)-[.E142])/365.25)" office:value-type="float" office:value="13" calcext:value-type="float">
            <text:p>13</text:p>
          </table:table-cell>
          <table:table-cell office:value-type="string" calcext:value-type="string">
            <text:p>Пучежский р-н, П. Высокого, ул.Силавиная, 14</text:p>
          </table:table-cell>
          <table:table-cell office:value-type="string" calcext:value-type="string">
            <text:p>Россия, Ивановская область, Пучежский район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972203" calcext:value-type="float">
            <text:p>56.972203</text:p>
          </table:table-cell>
          <table:table-cell office:value-type="float" office:value="42.98859" calcext:value-type="float">
            <text:p>42.98859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32" calcext:value-type="float">
            <text:p>32</text:p>
          </table:table-cell>
          <table:table-cell table:formula="of:=IF([.F142]&lt;[Лист2.$A$1];ROUND([.O142]/[Лист2.$C$1];2);IF([.F142]&lt;[Лист2.$A$2];ROUND([.O142]/[Лист2.$C$2];2);IF([.F142]&lt;[Лист2.$A$3];ROUND([.O142]/[Лист2.$C$3];2);IF([.F142]&lt;[Лист2.$A$4];ROUND([.O142]/[Лист2.$C$4];2);ROUND([.O142]/[Лист2.$C$5];2)))))" office:value-type="float" office:value="2.64" calcext:value-type="float">
            <text:p>2.64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да</text:p>
          </table:table-cell>
          <table:table-cell office:value-type="float" office:value="2010" calcext:value-type="float">
            <text:p>2010</text:p>
          </table:table-cell>
          <table:table-cell table:style-name="Default" table:formula="of:=[.S142]-YEAR([.E142])" office:value-type="float" office:value="9" calcext:value-type="float">
            <text:p>9</text:p>
          </table:table-cell>
          <table:table-cell table:formula="of:=2014-[.S142]" office:value-type="float" office:value="4" calcext:value-type="float">
            <text:p>4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1999-08-25" calcext:value-type="date">
            <text:p>08/25/1999</text:p>
          </table:table-cell>
          <table:table-cell table:style-name="ce2" table:formula="of:=ROUND((DATE(2015;1;1)-[.E143])/365.25)" office:value-type="float" office:value="15" calcext:value-type="float">
            <text:p>15</text:p>
          </table:table-cell>
          <table:table-cell office:value-type="string" calcext:value-type="string">
            <text:p>Г.Шуя, ул.Свердлова 28-42</text:p>
          </table:table-cell>
          <table:table-cell office:value-type="string" calcext:value-type="string">
            <text:p>Россия, Ивановская область, Шуя, улица Свердлова, 28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848439" calcext:value-type="float">
            <text:p>56.848439</text:p>
          </table:table-cell>
          <table:table-cell office:value-type="float" office:value="41.386328" calcext:value-type="float">
            <text:p>41.386328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65" calcext:value-type="float">
            <text:p>65</text:p>
          </table:table-cell>
          <table:table-cell table:formula="of:=IF([.F143]&lt;[Лист2.$A$1];ROUND([.O143]/[Лист2.$C$1];2);IF([.F143]&lt;[Лист2.$A$2];ROUND([.O143]/[Лист2.$C$2];2);IF([.F143]&lt;[Лист2.$A$3];ROUND([.O143]/[Лист2.$C$3];2);IF([.F143]&lt;[Лист2.$A$4];ROUND([.O143]/[Лист2.$C$4];2);ROUND([.O143]/[Лист2.$C$5];2)))))" office:value-type="float" office:value="2.06" calcext:value-type="float">
            <text:p>2.06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10" calcext:value-type="float">
            <text:p>2010</text:p>
          </table:table-cell>
          <table:table-cell table:style-name="Default" table:formula="of:=[.S143]-YEAR([.E143])" office:value-type="float" office:value="11" calcext:value-type="float">
            <text:p>11</text:p>
          </table:table-cell>
          <table:table-cell table:formula="of:=2014-[.S143]" office:value-type="float" office:value="4" calcext:value-type="float">
            <text:p>4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1-12-11" calcext:value-type="date">
            <text:p>12/11/2001</text:p>
          </table:table-cell>
          <table:table-cell table:style-name="ce2" table:formula="of:=ROUND((DATE(2015;1;1)-[.E144])/365.25)" office:value-type="float" office:value="13" calcext:value-type="float">
            <text:p>13</text:p>
          </table:table-cell>
          <table:table-cell office:value-type="string" calcext:value-type="string">
            <text:p>г. Иваново, Ул.Детская 5-1</text:p>
          </table:table-cell>
          <table:table-cell office:value-type="string" calcext:value-type="string">
            <text:p>Россия, Иваново, Детская улица, 5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23837" calcext:value-type="float">
            <text:p>57.023837</text:p>
          </table:table-cell>
          <table:table-cell office:value-type="float" office:value="40.948615" calcext:value-type="float">
            <text:p>40.948615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45.5" calcext:value-type="float">
            <text:p>45.5</text:p>
          </table:table-cell>
          <table:table-cell table:formula="of:=IF([.F144]&lt;[Лист2.$A$1];ROUND([.O144]/[Лист2.$C$1];2);IF([.F144]&lt;[Лист2.$A$2];ROUND([.O144]/[Лист2.$C$2];2);IF([.F144]&lt;[Лист2.$A$3];ROUND([.O144]/[Лист2.$C$3];2);IF([.F144]&lt;[Лист2.$A$4];ROUND([.O144]/[Лист2.$C$4];2);ROUND([.O144]/[Лист2.$C$5];2)))))" office:value-type="float" office:value="3.75" calcext:value-type="float">
            <text:p>3.75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да</text:p>
          </table:table-cell>
          <table:table-cell office:value-type="float" office:value="2001" calcext:value-type="float">
            <text:p>2001</text:p>
          </table:table-cell>
          <table:table-cell table:style-name="Default" table:formula="of:=[.S144]-YEAR([.E144])" office:value-type="float" office:value="0" calcext:value-type="float">
            <text:p>0</text:p>
          </table:table-cell>
          <table:table-cell table:formula="of:=2014-[.S144]" office:value-type="float" office:value="13" calcext:value-type="float">
            <text:p>13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6-04-30" calcext:value-type="date">
            <text:p>04/30/2006</text:p>
          </table:table-cell>
          <table:table-cell table:style-name="ce2" table:formula="of:=ROUND((DATE(2015;1;1)-[.E145])/365.25)" office:value-type="float" office:value="9" calcext:value-type="float">
            <text:p>9</text:p>
          </table:table-cell>
          <table:table-cell office:value-type="string" calcext:value-type="string">
            <text:p>Г.Шуя, ул.Строителей 7Б-58</text:p>
          </table:table-cell>
          <table:table-cell office:value-type="string" calcext:value-type="string">
            <text:p>Россия, Ивановская область, Шуя, улица Строителей, 7б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834712" calcext:value-type="float">
            <text:p>56.834712</text:p>
          </table:table-cell>
          <table:table-cell office:value-type="float" office:value="41.404798" calcext:value-type="float">
            <text:p>41.404798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35.8" calcext:value-type="float">
            <text:p>35.8</text:p>
          </table:table-cell>
          <table:table-cell table:formula="of:=IF([.F145]&lt;[Лист2.$A$1];ROUND([.O145]/[Лист2.$C$1];2);IF([.F145]&lt;[Лист2.$A$2];ROUND([.O145]/[Лист2.$C$2];2);IF([.F145]&lt;[Лист2.$A$3];ROUND([.O145]/[Лист2.$C$3];2);IF([.F145]&lt;[Лист2.$A$4];ROUND([.O145]/[Лист2.$C$4];2);ROUND([.O145]/[Лист2.$C$5];2)))))" office:value-type="float" office:value="2.95" calcext:value-type="float">
            <text:p>2.95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08" calcext:value-type="float">
            <text:p>2008</text:p>
          </table:table-cell>
          <table:table-cell table:style-name="Default" table:formula="of:=[.S145]-YEAR([.E145])" office:value-type="float" office:value="2" calcext:value-type="float">
            <text:p>2</text:p>
          </table:table-cell>
          <table:table-cell table:formula="of:=2014-[.S145]" office:value-type="float" office:value="6" calcext:value-type="float">
            <text:p>6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4-08-19" calcext:value-type="date">
            <text:p>08/19/2004</text:p>
          </table:table-cell>
          <table:table-cell table:style-name="ce2" table:formula="of:=ROUND((DATE(2015;1;1)-[.E146])/365.25)" office:value-type="float" office:value="10" calcext:value-type="float">
            <text:p>10</text:p>
          </table:table-cell>
          <table:table-cell office:value-type="string" calcext:value-type="string">
            <text:p>Г.Кинишма, ул.Юрьевецкая, 57</text:p>
          </table:table-cell>
          <table:table-cell office:value-type="string" calcext:value-type="string">
            <text:p>Россия, Ивановская область, Кинешма, Юрьевецкая улица, 57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437168" calcext:value-type="float">
            <text:p>57.437168</text:p>
          </table:table-cell>
          <table:table-cell office:value-type="float" office:value="42.190599" calcext:value-type="float">
            <text:p>42.190599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32.9" calcext:value-type="float">
            <text:p>32.9</text:p>
          </table:table-cell>
          <table:table-cell table:formula="of:=IF([.F146]&lt;[Лист2.$A$1];ROUND([.O146]/[Лист2.$C$1];2);IF([.F146]&lt;[Лист2.$A$2];ROUND([.O146]/[Лист2.$C$2];2);IF([.F146]&lt;[Лист2.$A$3];ROUND([.O146]/[Лист2.$C$3];2);IF([.F146]&lt;[Лист2.$A$4];ROUND([.O146]/[Лист2.$C$4];2);ROUND([.O146]/[Лист2.$C$5];2)))))" office:value-type="float" office:value="2.71" calcext:value-type="float">
            <text:p>2.71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46]-YEAR([.E146])" office:value-type="float" office:value="10" calcext:value-type="float">
            <text:p>10</text:p>
          </table:table-cell>
          <table:table-cell table:formula="of:=2014-[.S146]" office:value-type="float" office:value="0" calcext:value-type="float">
            <text:p>0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2-07-24" calcext:value-type="date">
            <text:p>07/24/2002</text:p>
          </table:table-cell>
          <table:table-cell table:style-name="ce2" table:formula="of:=ROUND((DATE(2015;1;1)-[.E147])/365.25)" office:value-type="float" office:value="12" calcext:value-type="float">
            <text:p>12</text:p>
          </table:table-cell>
          <table:table-cell office:value-type="string" calcext:value-type="string">
            <text:p>Г.Фурманов Ул.Пролетарская 5-50</text:p>
          </table:table-cell>
          <table:table-cell office:value-type="string" calcext:value-type="string">
            <text:p>Россия, Ивановская область, Фурмановский район, город Фурманов, Пролетарская улица, 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244396" calcext:value-type="float">
            <text:p>57.244396</text:p>
          </table:table-cell>
          <table:table-cell office:value-type="float" office:value="41.102335" calcext:value-type="float">
            <text:p>41.102335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54" calcext:value-type="float">
            <text:p>54</text:p>
          </table:table-cell>
          <table:table-cell table:formula="of:=IF([.F147]&lt;[Лист2.$A$1];ROUND([.O147]/[Лист2.$C$1];2);IF([.F147]&lt;[Лист2.$A$2];ROUND([.O147]/[Лист2.$C$2];2);IF([.F147]&lt;[Лист2.$A$3];ROUND([.O147]/[Лист2.$C$3];2);IF([.F147]&lt;[Лист2.$A$4];ROUND([.O147]/[Лист2.$C$4];2);ROUND([.O147]/[Лист2.$C$5];2)))))" office:value-type="float" office:value="4.45" calcext:value-type="float">
            <text:p>4.45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08" calcext:value-type="float">
            <text:p>2008</text:p>
          </table:table-cell>
          <table:table-cell table:style-name="Default" table:formula="of:=[.S147]-YEAR([.E147])" office:value-type="float" office:value="6" calcext:value-type="float">
            <text:p>6</text:p>
          </table:table-cell>
          <table:table-cell table:formula="of:=2014-[.S147]" office:value-type="float" office:value="6" calcext:value-type="float">
            <text:p>6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2-12-07" calcext:value-type="date">
            <text:p>12/07/2002</text:p>
          </table:table-cell>
          <table:table-cell table:style-name="ce2" table:formula="of:=ROUND((DATE(2015;1;1)-[.E148])/365.25)" office:value-type="float" office:value="12" calcext:value-type="float">
            <text:p>12</text:p>
          </table:table-cell>
          <table:table-cell office:value-type="string" calcext:value-type="string">
            <text:p>Г.Кинешма, ул.В.Боборыкина, 40-3</text:p>
          </table:table-cell>
          <table:table-cell office:value-type="string" calcext:value-type="string">
            <text:p>Россия, Ивановская область, Кинешма, улица Воеводы Боборыкина, 4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469857" calcext:value-type="float">
            <text:p>57.469857</text:p>
          </table:table-cell>
          <table:table-cell office:value-type="float" office:value="42.101396" calcext:value-type="float">
            <text:p>42.101396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59.2" calcext:value-type="float">
            <text:p>59.2</text:p>
          </table:table-cell>
          <table:table-cell table:formula="of:=IF([.F148]&lt;[Лист2.$A$1];ROUND([.O148]/[Лист2.$C$1];2);IF([.F148]&lt;[Лист2.$A$2];ROUND([.O148]/[Лист2.$C$2];2);IF([.F148]&lt;[Лист2.$A$3];ROUND([.O148]/[Лист2.$C$3];2);IF([.F148]&lt;[Лист2.$A$4];ROUND([.O148]/[Лист2.$C$4];2);ROUND([.O148]/[Лист2.$C$5];2)))))" office:value-type="float" office:value="4.88" calcext:value-type="float">
            <text:p>4.88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08" calcext:value-type="float">
            <text:p>2008</text:p>
          </table:table-cell>
          <table:table-cell table:style-name="Default" table:formula="of:=[.S148]-YEAR([.E148])" office:value-type="float" office:value="6" calcext:value-type="float">
            <text:p>6</text:p>
          </table:table-cell>
          <table:table-cell table:formula="of:=2014-[.S148]" office:value-type="float" office:value="6" calcext:value-type="float">
            <text:p>6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4-05-20" calcext:value-type="date">
            <text:p>05/20/2004</text:p>
          </table:table-cell>
          <table:table-cell table:style-name="ce2" table:formula="of:=ROUND((DATE(2015;1;1)-[.E149])/365.25)" office:value-type="float" office:value="11" calcext:value-type="float">
            <text:p>11</text:p>
          </table:table-cell>
          <table:table-cell office:value-type="string" calcext:value-type="string">
            <text:p>Г.Фурманов, ул.Мичурина, 9-8</text:p>
          </table:table-cell>
          <table:table-cell office:value-type="string" calcext:value-type="string">
            <text:p>Россия, Ивановская область, Фурмановский район, город Фурманов, улица Мичурина, 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266319" calcext:value-type="float">
            <text:p>57.266319</text:p>
          </table:table-cell>
          <table:table-cell office:value-type="float" office:value="41.128701" calcext:value-type="float">
            <text:p>41.128701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21.6" calcext:value-type="float">
            <text:p>21.6</text:p>
          </table:table-cell>
          <table:table-cell table:formula="of:=IF([.F149]&lt;[Лист2.$A$1];ROUND([.O149]/[Лист2.$C$1];2);IF([.F149]&lt;[Лист2.$A$2];ROUND([.O149]/[Лист2.$C$2];2);IF([.F149]&lt;[Лист2.$A$3];ROUND([.O149]/[Лист2.$C$3];2);IF([.F149]&lt;[Лист2.$A$4];ROUND([.O149]/[Лист2.$C$4];2);ROUND([.O149]/[Лист2.$C$5];2)))))" office:value-type="float" office:value="1.78" calcext:value-type="float">
            <text:p>1.78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0" calcext:value-type="float">
            <text:p>2010</text:p>
          </table:table-cell>
          <table:table-cell table:style-name="Default" table:formula="of:=[.S149]-YEAR([.E149])" office:value-type="float" office:value="6" calcext:value-type="float">
            <text:p>6</text:p>
          </table:table-cell>
          <table:table-cell table:formula="of:=2014-[.S149]" office:value-type="float" office:value="4" calcext:value-type="float">
            <text:p>4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1-07-22" calcext:value-type="date">
            <text:p>07/22/2001</text:p>
          </table:table-cell>
          <table:table-cell table:style-name="ce2" table:formula="of:=ROUND((DATE(2015;1;1)-[.E150])/365.25)" office:value-type="float" office:value="13" calcext:value-type="float">
            <text:p>13</text:p>
          </table:table-cell>
          <table:table-cell office:value-type="string" calcext:value-type="string">
            <text:p>Ул.Велижская, 12-245</text:p>
          </table:table-cell>
          <table:table-cell office:value-type="string" calcext:value-type="string">
            <text:p>Россия, Иваново, Велижская улица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82999" calcext:value-type="float">
            <text:p>56.982999</text:p>
          </table:table-cell>
          <table:table-cell office:value-type="float" office:value="40.967085" calcext:value-type="float">
            <text:p>40.967085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51" calcext:value-type="float">
            <text:p>51</text:p>
          </table:table-cell>
          <table:table-cell table:formula="of:=IF([.F150]&lt;[Лист2.$A$1];ROUND([.O150]/[Лист2.$C$1];2);IF([.F150]&lt;[Лист2.$A$2];ROUND([.O150]/[Лист2.$C$2];2);IF([.F150]&lt;[Лист2.$A$3];ROUND([.O150]/[Лист2.$C$3];2);IF([.F150]&lt;[Лист2.$A$4];ROUND([.O150]/[Лист2.$C$4];2);ROUND([.O150]/[Лист2.$C$5];2)))))" office:value-type="float" office:value="4.2" calcext:value-type="float">
            <text:p>4.2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50]-YEAR([.E150])" office:value-type="float" office:value="13" calcext:value-type="float">
            <text:p>13</text:p>
          </table:table-cell>
          <table:table-cell table:formula="of:=2014-[.S150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2-08-16" calcext:value-type="date">
            <text:p>08/16/2002</text:p>
          </table:table-cell>
          <table:table-cell table:style-name="ce2" table:formula="of:=ROUND((DATE(2015;1;1)-[.E151])/365.25)" office:value-type="float" office:value="12" calcext:value-type="float">
            <text:p>12</text:p>
          </table:table-cell>
          <table:table-cell office:value-type="string" calcext:value-type="string">
            <text:p>Г.Кинешма, ул.Герцена, 31</text:p>
          </table:table-cell>
          <table:table-cell office:value-type="string" calcext:value-type="string">
            <text:p>Россия, Ивановская область, Кинешма, микрорайон Залесье, улица Герцена, 3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427298" calcext:value-type="float">
            <text:p>57.427298</text:p>
          </table:table-cell>
          <table:table-cell office:value-type="float" office:value="42.182775" calcext:value-type="float">
            <text:p>42.182775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40" calcext:value-type="float">
            <text:p>40</text:p>
          </table:table-cell>
          <table:table-cell table:formula="of:=IF([.F151]&lt;[Лист2.$A$1];ROUND([.O151]/[Лист2.$C$1];2);IF([.F151]&lt;[Лист2.$A$2];ROUND([.O151]/[Лист2.$C$2];2);IF([.F151]&lt;[Лист2.$A$3];ROUND([.O151]/[Лист2.$C$3];2);IF([.F151]&lt;[Лист2.$A$4];ROUND([.O151]/[Лист2.$C$4];2);ROUND([.O151]/[Лист2.$C$5];2)))))" office:value-type="float" office:value="3.3" calcext:value-type="float">
            <text:p>3.3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05" calcext:value-type="float">
            <text:p>2005</text:p>
          </table:table-cell>
          <table:table-cell table:style-name="Default" table:formula="of:=[.S151]-YEAR([.E151])" office:value-type="float" office:value="3" calcext:value-type="float">
            <text:p>3</text:p>
          </table:table-cell>
          <table:table-cell table:formula="of:=2014-[.S151]" office:value-type="float" office:value="9" calcext:value-type="float">
            <text:p>9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1-03-20" calcext:value-type="date">
            <text:p>03/20/2001</text:p>
          </table:table-cell>
          <table:table-cell table:style-name="ce2" table:formula="of:=ROUND((DATE(2015;1;1)-[.E152])/365.25)" office:value-type="float" office:value="14" calcext:value-type="float">
            <text:p>14</text:p>
          </table:table-cell>
          <table:table-cell office:value-type="string" calcext:value-type="string">
            <text:p>г. Иваново, Ул.Пролетарская 44Ф-37</text:p>
          </table:table-cell>
          <table:table-cell office:value-type="string" calcext:value-type="string">
            <text:p>Россия, Иваново, Пролетарская улица, 44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95485" calcext:value-type="float">
            <text:p>56.995485</text:p>
          </table:table-cell>
          <table:table-cell office:value-type="float" office:value="41.001104" calcext:value-type="float">
            <text:p>41.001104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41.1" calcext:value-type="float">
            <text:p>41.1</text:p>
          </table:table-cell>
          <table:table-cell table:formula="of:=IF([.F152]&lt;[Лист2.$A$1];ROUND([.O152]/[Лист2.$C$1];2);IF([.F152]&lt;[Лист2.$A$2];ROUND([.O152]/[Лист2.$C$2];2);IF([.F152]&lt;[Лист2.$A$3];ROUND([.O152]/[Лист2.$C$3];2);IF([.F152]&lt;[Лист2.$A$4];ROUND([.O152]/[Лист2.$C$4];2);ROUND([.O152]/[Лист2.$C$5];2)))))" office:value-type="float" office:value="1.3" calcext:value-type="float">
            <text:p>1.3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04" calcext:value-type="float">
            <text:p>2004</text:p>
          </table:table-cell>
          <table:table-cell table:style-name="Default" table:formula="of:=[.S152]-YEAR([.E152])" office:value-type="float" office:value="3" calcext:value-type="float">
            <text:p>3</text:p>
          </table:table-cell>
          <table:table-cell table:formula="of:=2014-[.S152]" office:value-type="float" office:value="10" calcext:value-type="float">
            <text:p>10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0-09-28" calcext:value-type="date">
            <text:p>09/28/2000</text:p>
          </table:table-cell>
          <table:table-cell table:style-name="ce2" table:formula="of:=ROUND((DATE(2015;1;1)-[.E153])/365.25)" office:value-type="float" office:value="14" calcext:value-type="float">
            <text:p>14</text:p>
          </table:table-cell>
          <table:table-cell office:value-type="string" calcext:value-type="string">
            <text:p>г. Иваново, Пр.Строителей, 12-73</text:p>
          </table:table-cell>
          <table:table-cell office:value-type="string" calcext:value-type="string">
            <text:p>Россия, Иваново, проспект Строителей, 12</text:p>
          </table:table-cell>
          <table:table-cell office:value-type="string" calcext:value-type="string">
            <text:p>№ 7</text:p>
          </table:table-cell>
          <table:table-cell office:value-type="string" calcext:value-type="string">
            <text:p>ОНВС-2</text:p>
          </table:table-cell>
          <table:table-cell office:value-type="float" office:value="56.963243" calcext:value-type="float">
            <text:p>56.963243</text:p>
          </table:table-cell>
          <table:table-cell office:value-type="float" office:value="40.986407" calcext:value-type="float">
            <text:p>40.986407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41.3" calcext:value-type="float">
            <text:p>41.3</text:p>
          </table:table-cell>
          <table:table-cell table:formula="of:=IF([.F153]&lt;[Лист2.$A$1];ROUND([.O153]/[Лист2.$C$1];2);IF([.F153]&lt;[Лист2.$A$2];ROUND([.O153]/[Лист2.$C$2];2);IF([.F153]&lt;[Лист2.$A$3];ROUND([.O153]/[Лист2.$C$3];2);IF([.F153]&lt;[Лист2.$A$4];ROUND([.O153]/[Лист2.$C$4];2);ROUND([.O153]/[Лист2.$C$5];2)))))" office:value-type="float" office:value="1.31" calcext:value-type="float">
            <text:p>1.31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53]-YEAR([.E153])" office:value-type="float" office:value="14" calcext:value-type="float">
            <text:p>14</text:p>
          </table:table-cell>
          <table:table-cell table:formula="of:=2014-[.S153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0-09-26" calcext:value-type="date">
            <text:p>09/26/2000</text:p>
          </table:table-cell>
          <table:table-cell table:style-name="ce2" table:formula="of:=ROUND((DATE(2015;1;1)-[.E154])/365.25)" office:value-type="float" office:value="14" calcext:value-type="float">
            <text:p>14</text:p>
          </table:table-cell>
          <table:table-cell office:value-type="string" calcext:value-type="string">
            <text:p>Гаврилово-Посадский р-н, с. Иваньково, ул.Лесная, 14</text:p>
          </table:table-cell>
          <table:table-cell office:value-type="string" calcext:value-type="string">
            <text:p>Россия, Ивановская область, Гаврилово-Посадский район, поселок Иваньково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512588" calcext:value-type="float">
            <text:p>56.512588</text:p>
          </table:table-cell>
          <table:table-cell office:value-type="float" office:value="40.306823" calcext:value-type="float">
            <text:p>40.306823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39.8" calcext:value-type="float">
            <text:p>39.8</text:p>
          </table:table-cell>
          <table:table-cell table:formula="of:=IF([.F154]&lt;[Лист2.$A$1];ROUND([.O154]/[Лист2.$C$1];2);IF([.F154]&lt;[Лист2.$A$2];ROUND([.O154]/[Лист2.$C$2];2);IF([.F154]&lt;[Лист2.$A$3];ROUND([.O154]/[Лист2.$C$3];2);IF([.F154]&lt;[Лист2.$A$4];ROUND([.O154]/[Лист2.$C$4];2);ROUND([.O154]/[Лист2.$C$5];2)))))" office:value-type="float" office:value="1.26" calcext:value-type="float">
            <text:p>1.26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54]-YEAR([.E154])" office:value-type="float" office:value="14" calcext:value-type="float">
            <text:p>14</text:p>
          </table:table-cell>
          <table:table-cell table:formula="of:=2014-[.S154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1999-06-30" calcext:value-type="date">
            <text:p>06/30/1999</text:p>
          </table:table-cell>
          <table:table-cell table:style-name="ce2" table:formula="of:=ROUND((DATE(2015;1;1)-[.E155])/365.25)" office:value-type="float" office:value="16" calcext:value-type="float">
            <text:p>16</text:p>
          </table:table-cell>
          <table:table-cell office:value-type="string" calcext:value-type="string">
            <text:p>Г.Фурманов, ул.ивановская, 2-66</text:p>
          </table:table-cell>
          <table:table-cell office:value-type="string" calcext:value-type="string">
            <text:p>Россия, Ивановская область, Фурмановский район, город Фурманов, Ивановская улица, 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246553" calcext:value-type="float">
            <text:p>57.246553</text:p>
          </table:table-cell>
          <table:table-cell office:value-type="float" office:value="41.101589" calcext:value-type="float">
            <text:p>41.101589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59.4" calcext:value-type="float">
            <text:p>59.4</text:p>
          </table:table-cell>
          <table:table-cell table:formula="of:=IF([.F155]&lt;[Лист2.$A$1];ROUND([.O155]/[Лист2.$C$1];2);IF([.F155]&lt;[Лист2.$A$2];ROUND([.O155]/[Лист2.$C$2];2);IF([.F155]&lt;[Лист2.$A$3];ROUND([.O155]/[Лист2.$C$3];2);IF([.F155]&lt;[Лист2.$A$4];ROUND([.O155]/[Лист2.$C$4];2);ROUND([.O155]/[Лист2.$C$5];2)))))" office:value-type="float" office:value="1.89" calcext:value-type="float">
            <text:p>1.89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0" calcext:value-type="float">
            <text:p>2010</text:p>
          </table:table-cell>
          <table:table-cell table:style-name="Default" table:formula="of:=[.S155]-YEAR([.E155])" office:value-type="float" office:value="11" calcext:value-type="float">
            <text:p>11</text:p>
          </table:table-cell>
          <table:table-cell table:formula="of:=2014-[.S155]" office:value-type="float" office:value="4" calcext:value-type="float">
            <text:p>4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5-12-15" calcext:value-type="date">
            <text:p>12/15/2005</text:p>
          </table:table-cell>
          <table:table-cell table:style-name="ce2" table:formula="of:=ROUND((DATE(2015;1;1)-[.E156])/365.25)" office:value-type="float" office:value="9" calcext:value-type="float">
            <text:p>9</text:p>
          </table:table-cell>
          <table:table-cell office:value-type="string" calcext:value-type="string">
            <text:p>г. Иваново, Ул.Суворова, 9А-38</text:p>
          </table:table-cell>
          <table:table-cell office:value-type="string" calcext:value-type="string">
            <text:p>Россия, Иваново, улица Суворова, 9а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95308" calcext:value-type="float">
            <text:p>56.995308</text:p>
          </table:table-cell>
          <table:table-cell office:value-type="float" office:value="41.002847" calcext:value-type="float">
            <text:p>41.002847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57.3" calcext:value-type="float">
            <text:p>57.3</text:p>
          </table:table-cell>
          <table:table-cell table:formula="of:=IF([.F156]&lt;[Лист2.$A$1];ROUND([.O156]/[Лист2.$C$1];2);IF([.F156]&lt;[Лист2.$A$2];ROUND([.O156]/[Лист2.$C$2];2);IF([.F156]&lt;[Лист2.$A$3];ROUND([.O156]/[Лист2.$C$3];2);IF([.F156]&lt;[Лист2.$A$4];ROUND([.O156]/[Лист2.$C$4];2);ROUND([.O156]/[Лист2.$C$5];2)))))" office:value-type="float" office:value="4.72" calcext:value-type="float">
            <text:p>4.72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06" calcext:value-type="float">
            <text:p>2006</text:p>
          </table:table-cell>
          <table:table-cell table:style-name="Default" table:formula="of:=[.S156]-YEAR([.E156])" office:value-type="float" office:value="1" calcext:value-type="float">
            <text:p>1</text:p>
          </table:table-cell>
          <table:table-cell table:formula="of:=2014-[.S156]" office:value-type="float" office:value="8" calcext:value-type="float">
            <text:p>8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1-09-13" calcext:value-type="date">
            <text:p>09/13/2001</text:p>
          </table:table-cell>
          <table:table-cell table:style-name="ce2" table:formula="of:=ROUND((DATE(2015;1;1)-[.E157])/365.25)" office:value-type="float" office:value="13" calcext:value-type="float">
            <text:p>13</text:p>
          </table:table-cell>
          <table:table-cell office:value-type="string" calcext:value-type="string">
            <text:p>Ул.Шошина 13-167</text:p>
          </table:table-cell>
          <table:table-cell office:value-type="string" calcext:value-type="string">
            <text:p>Россия, Иваново, улица Шошина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08382" calcext:value-type="float">
            <text:p>57.008382</text:p>
          </table:table-cell>
          <table:table-cell office:value-type="float" office:value="40.997978" calcext:value-type="float">
            <text:p>40.997978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32.5" calcext:value-type="float">
            <text:p>32.5</text:p>
          </table:table-cell>
          <table:table-cell table:formula="of:=IF([.F157]&lt;[Лист2.$A$1];ROUND([.O157]/[Лист2.$C$1];2);IF([.F157]&lt;[Лист2.$A$2];ROUND([.O157]/[Лист2.$C$2];2);IF([.F157]&lt;[Лист2.$A$3];ROUND([.O157]/[Лист2.$C$3];2);IF([.F157]&lt;[Лист2.$A$4];ROUND([.O157]/[Лист2.$C$4];2);ROUND([.O157]/[Лист2.$C$5];2)))))" office:value-type="float" office:value="2.68" calcext:value-type="float">
            <text:p>2.68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08" calcext:value-type="float">
            <text:p>2008</text:p>
          </table:table-cell>
          <table:table-cell table:style-name="Default" table:formula="of:=[.S157]-YEAR([.E157])" office:value-type="float" office:value="7" calcext:value-type="float">
            <text:p>7</text:p>
          </table:table-cell>
          <table:table-cell table:formula="of:=2014-[.S157]" office:value-type="float" office:value="6" calcext:value-type="float">
            <text:p>6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7-08-05" calcext:value-type="date">
            <text:p>08/05/2007</text:p>
          </table:table-cell>
          <table:table-cell table:style-name="ce2" table:formula="of:=ROUND((DATE(2015;1;1)-[.E158])/365.25)" office:value-type="float" office:value="7" calcext:value-type="float">
            <text:p>7</text:p>
          </table:table-cell>
          <table:table-cell office:value-type="string" calcext:value-type="string">
            <text:p>Ивановский р-н, д. Игнатово, ул.Южная,6</text:p>
          </table:table-cell>
          <table:table-cell office:value-type="string" calcext:value-type="string">
            <text:p>Россия, Ивановская область, Ивановский район, деревня Игнатово, Южная улица, 6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953285" calcext:value-type="float">
            <text:p>56.953285</text:p>
          </table:table-cell>
          <table:table-cell office:value-type="float" office:value="40.955946" calcext:value-type="float">
            <text:p>40.955946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22.8" calcext:value-type="float">
            <text:p>22.8</text:p>
          </table:table-cell>
          <table:table-cell table:formula="of:=IF([.F158]&lt;[Лист2.$A$1];ROUND([.O158]/[Лист2.$C$1];2);IF([.F158]&lt;[Лист2.$A$2];ROUND([.O158]/[Лист2.$C$2];2);IF([.F158]&lt;[Лист2.$A$3];ROUND([.O158]/[Лист2.$C$3];2);IF([.F158]&lt;[Лист2.$A$4];ROUND([.O158]/[Лист2.$C$4];2);ROUND([.O158]/[Лист2.$C$5];2)))))" office:value-type="float" office:value="1.88" calcext:value-type="float">
            <text:p>1.88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58]-YEAR([.E158])" office:value-type="float" office:value="7" calcext:value-type="float">
            <text:p>7</text:p>
          </table:table-cell>
          <table:table-cell table:formula="of:=2014-[.S158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4-08-24" calcext:value-type="date">
            <text:p>08/24/2004</text:p>
          </table:table-cell>
          <table:table-cell table:style-name="ce2" table:formula="of:=ROUND((DATE(2015;1;1)-[.E159])/365.25)" office:value-type="float" office:value="10" calcext:value-type="float">
            <text:p>10</text:p>
          </table:table-cell>
          <table:table-cell office:value-type="string" calcext:value-type="string">
            <text:p>г. Иваново, Ул.Земледельческая, 45</text:p>
          </table:table-cell>
          <table:table-cell office:value-type="string" calcext:value-type="string">
            <text:p>Россия, Иваново, 3-я Земледельческая улица, 45</text:p>
          </table:table-cell>
          <table:table-cell office:value-type="string" calcext:value-type="string">
            <text:p>№ 7</text:p>
          </table:table-cell>
          <table:table-cell office:value-type="string" calcext:value-type="string">
            <text:p>ОНВС-2</text:p>
          </table:table-cell>
          <table:table-cell office:value-type="float" office:value="56.973905" calcext:value-type="float">
            <text:p>56.973905</text:p>
          </table:table-cell>
          <table:table-cell office:value-type="float" office:value="40.983066" calcext:value-type="float">
            <text:p>40.983066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49.5" calcext:value-type="float">
            <text:p>49.5</text:p>
          </table:table-cell>
          <table:table-cell table:formula="of:=IF([.F159]&lt;[Лист2.$A$1];ROUND([.O159]/[Лист2.$C$1];2);IF([.F159]&lt;[Лист2.$A$2];ROUND([.O159]/[Лист2.$C$2];2);IF([.F159]&lt;[Лист2.$A$3];ROUND([.O159]/[Лист2.$C$3];2);IF([.F159]&lt;[Лист2.$A$4];ROUND([.O159]/[Лист2.$C$4];2);ROUND([.O159]/[Лист2.$C$5];2)))))" office:value-type="float" office:value="4.08" calcext:value-type="float">
            <text:p>4.08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07" calcext:value-type="float">
            <text:p>2007</text:p>
          </table:table-cell>
          <table:table-cell table:style-name="Default" table:formula="of:=[.S159]-YEAR([.E159])" office:value-type="float" office:value="3" calcext:value-type="float">
            <text:p>3</text:p>
          </table:table-cell>
          <table:table-cell table:formula="of:=2014-[.S159]" office:value-type="float" office:value="7" calcext:value-type="float">
            <text:p>7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7-10-29" calcext:value-type="date">
            <text:p>10/29/2007</text:p>
          </table:table-cell>
          <table:table-cell table:style-name="ce2" table:formula="of:=ROUND((DATE(2015;1;1)-[.E160])/365.25)" office:value-type="float" office:value="7" calcext:value-type="float">
            <text:p>7</text:p>
          </table:table-cell>
          <table:table-cell office:value-type="string" calcext:value-type="string">
            <text:p>Г.Шуя, ул.2 металлистов, 4-1</text:p>
          </table:table-cell>
          <table:table-cell office:value-type="string" calcext:value-type="string">
            <text:p>Россия, Ивановская область, Шуя, 2-я улица Металлистов, 4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845135" calcext:value-type="float">
            <text:p>56.845135</text:p>
          </table:table-cell>
          <table:table-cell office:value-type="float" office:value="41.37253" calcext:value-type="float">
            <text:p>41.37253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23" calcext:value-type="float">
            <text:p>23</text:p>
          </table:table-cell>
          <table:table-cell table:formula="of:=IF([.F160]&lt;[Лист2.$A$1];ROUND([.O160]/[Лист2.$C$1];2);IF([.F160]&lt;[Лист2.$A$2];ROUND([.O160]/[Лист2.$C$2];2);IF([.F160]&lt;[Лист2.$A$3];ROUND([.O160]/[Лист2.$C$3];2);IF([.F160]&lt;[Лист2.$A$4];ROUND([.O160]/[Лист2.$C$4];2);ROUND([.O160]/[Лист2.$C$5];2)))))" office:value-type="float" office:value="1.9" calcext:value-type="float">
            <text:p>1.9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2" calcext:value-type="float">
            <text:p>2012</text:p>
          </table:table-cell>
          <table:table-cell table:style-name="Default" table:formula="of:=[.S160]-YEAR([.E160])" office:value-type="float" office:value="5" calcext:value-type="float">
            <text:p>5</text:p>
          </table:table-cell>
          <table:table-cell table:formula="of:=2014-[.S160]" office:value-type="float" office:value="2" calcext:value-type="float">
            <text:p>2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3-03-31" calcext:value-type="date">
            <text:p>03/31/2003</text:p>
          </table:table-cell>
          <table:table-cell table:style-name="ce2" table:formula="of:=ROUND((DATE(2015;1;1)-[.E161])/365.25)" office:value-type="float" office:value="12" calcext:value-type="float">
            <text:p>12</text:p>
          </table:table-cell>
          <table:table-cell office:value-type="string" calcext:value-type="string">
            <text:p>Приволжский р-н, г. Плес, ул. Лесная, 18</text:p>
          </table:table-cell>
          <table:table-cell office:value-type="string" calcext:value-type="string">
            <text:p>Россия, Ивановская область, Приволжский район, Плес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457901" calcext:value-type="float">
            <text:p>57.457901</text:p>
          </table:table-cell>
          <table:table-cell office:value-type="float" office:value="41.51194" calcext:value-type="float">
            <text:p>41.51194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80.5" calcext:value-type="float">
            <text:p>80.5</text:p>
          </table:table-cell>
          <table:table-cell table:formula="of:=IF([.F161]&lt;[Лист2.$A$1];ROUND([.O161]/[Лист2.$C$1];2);IF([.F161]&lt;[Лист2.$A$2];ROUND([.O161]/[Лист2.$C$2];2);IF([.F161]&lt;[Лист2.$A$3];ROUND([.O161]/[Лист2.$C$3];2);IF([.F161]&lt;[Лист2.$A$4];ROUND([.O161]/[Лист2.$C$4];2);ROUND([.O161]/[Лист2.$C$5];2)))))" office:value-type="float" office:value="6.64" calcext:value-type="float">
            <text:p>6.64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04" calcext:value-type="float">
            <text:p>2004</text:p>
          </table:table-cell>
          <table:table-cell table:style-name="Default" table:formula="of:=[.S161]-YEAR([.E161])" office:value-type="float" office:value="1" calcext:value-type="float">
            <text:p>1</text:p>
          </table:table-cell>
          <table:table-cell table:formula="of:=2014-[.S161]" office:value-type="float" office:value="10" calcext:value-type="float">
            <text:p>10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7-07-29" calcext:value-type="date">
            <text:p>07/29/2007</text:p>
          </table:table-cell>
          <table:table-cell table:style-name="ce2" table:formula="of:=ROUND((DATE(2015;1;1)-[.E162])/365.25)" office:value-type="float" office:value="7" calcext:value-type="float">
            <text:p>7</text:p>
          </table:table-cell>
          <table:table-cell office:value-type="string" calcext:value-type="string">
            <text:p>Ул.Кохомское шоссе, 5-167</text:p>
          </table:table-cell>
          <table:table-cell office:value-type="string" calcext:value-type="string">
            <text:p>Россия, Иваново, Кохомское шоссе, 5</text:p>
          </table:table-cell>
          <table:table-cell/>
          <table:table-cell office:value-type="string" calcext:value-type="string">
            <text:p>ОНВС-2</text:p>
          </table:table-cell>
          <table:table-cell office:value-type="float" office:value="56.948931" calcext:value-type="float">
            <text:p>56.948931</text:p>
          </table:table-cell>
          <table:table-cell office:value-type="float" office:value="41.05353" calcext:value-type="float">
            <text:p>41.05353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22.3" calcext:value-type="float">
            <text:p>22.3</text:p>
          </table:table-cell>
          <table:table-cell table:formula="of:=IF([.F162]&lt;[Лист2.$A$1];ROUND([.O162]/[Лист2.$C$1];2);IF([.F162]&lt;[Лист2.$A$2];ROUND([.O162]/[Лист2.$C$2];2);IF([.F162]&lt;[Лист2.$A$3];ROUND([.O162]/[Лист2.$C$3];2);IF([.F162]&lt;[Лист2.$A$4];ROUND([.O162]/[Лист2.$C$4];2);ROUND([.O162]/[Лист2.$C$5];2)))))" office:value-type="float" office:value="1.84" calcext:value-type="float">
            <text:p>1.84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62]-YEAR([.E162])" office:value-type="float" office:value="7" calcext:value-type="float">
            <text:p>7</text:p>
          </table:table-cell>
          <table:table-cell table:formula="of:=2014-[.S162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6-02-06" calcext:value-type="date">
            <text:p>02/06/2006</text:p>
          </table:table-cell>
          <table:table-cell table:style-name="ce2" table:formula="of:=ROUND((DATE(2015;1;1)-[.E163])/365.25)" office:value-type="float" office:value="9" calcext:value-type="float">
            <text:p>9</text:p>
          </table:table-cell>
          <table:table-cell office:value-type="string" calcext:value-type="string">
            <text:p>1 Текстильный пер, 4</text:p>
          </table:table-cell>
          <table:table-cell office:value-type="string" calcext:value-type="string">
            <text:p>Россия, Ивановская область, Кинешма, 1-й Текстильный переулок, 4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435424" calcext:value-type="float">
            <text:p>57.435424</text:p>
          </table:table-cell>
          <table:table-cell office:value-type="float" office:value="42.222112" calcext:value-type="float">
            <text:p>42.222112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20.3" calcext:value-type="float">
            <text:p>20.3</text:p>
          </table:table-cell>
          <table:table-cell table:formula="of:=IF([.F163]&lt;[Лист2.$A$1];ROUND([.O163]/[Лист2.$C$1];2);IF([.F163]&lt;[Лист2.$A$2];ROUND([.O163]/[Лист2.$C$2];2);IF([.F163]&lt;[Лист2.$A$3];ROUND([.O163]/[Лист2.$C$3];2);IF([.F163]&lt;[Лист2.$A$4];ROUND([.O163]/[Лист2.$C$4];2);ROUND([.O163]/[Лист2.$C$5];2)))))" office:value-type="float" office:value="1.67" calcext:value-type="float">
            <text:p>1.67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163]-YEAR([.E163])" office:value-type="float" office:value="7" calcext:value-type="float">
            <text:p>7</text:p>
          </table:table-cell>
          <table:table-cell table:formula="of:=2014-[.S163]" office:value-type="float" office:value="1" calcext:value-type="float">
            <text:p>1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6-07-19" calcext:value-type="date">
            <text:p>07/19/2006</text:p>
          </table:table-cell>
          <table:table-cell table:style-name="ce2" table:formula="of:=ROUND((DATE(2015;1;1)-[.E164])/365.25)" office:value-type="float" office:value="8" calcext:value-type="float">
            <text:p>8</text:p>
          </table:table-cell>
          <table:table-cell office:value-type="string" calcext:value-type="string">
            <text:p>Г.Шуя, ул.Советская, 4-18</text:p>
          </table:table-cell>
          <table:table-cell office:value-type="string" calcext:value-type="string">
            <text:p>Россия, Ивановская область, Шуя, Советская улица, 4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8496" calcext:value-type="float">
            <text:p>56.8496</text:p>
          </table:table-cell>
          <table:table-cell office:value-type="float" office:value="41.369763" calcext:value-type="float">
            <text:p>41.369763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20.2" calcext:value-type="float">
            <text:p>20.2</text:p>
          </table:table-cell>
          <table:table-cell table:formula="of:=IF([.F164]&lt;[Лист2.$A$1];ROUND([.O164]/[Лист2.$C$1];2);IF([.F164]&lt;[Лист2.$A$2];ROUND([.O164]/[Лист2.$C$2];2);IF([.F164]&lt;[Лист2.$A$3];ROUND([.O164]/[Лист2.$C$3];2);IF([.F164]&lt;[Лист2.$A$4];ROUND([.O164]/[Лист2.$C$4];2);ROUND([.O164]/[Лист2.$C$5];2)))))" office:value-type="float" office:value="1.67" calcext:value-type="float">
            <text:p>1.67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1" calcext:value-type="float">
            <text:p>2011</text:p>
          </table:table-cell>
          <table:table-cell table:style-name="Default" table:formula="of:=[.S164]-YEAR([.E164])" office:value-type="float" office:value="5" calcext:value-type="float">
            <text:p>5</text:p>
          </table:table-cell>
          <table:table-cell table:formula="of:=2014-[.S164]" office:value-type="float" office:value="3" calcext:value-type="float">
            <text:p>3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8-11-20" calcext:value-type="date">
            <text:p>11/20/2008</text:p>
          </table:table-cell>
          <table:table-cell table:style-name="ce2" table:formula="of:=ROUND((DATE(2015;1;1)-[.E165])/365.25)" office:value-type="float" office:value="6" calcext:value-type="float">
            <text:p>6</text:p>
          </table:table-cell>
          <table:table-cell office:value-type="string" calcext:value-type="string">
            <text:p>г. Иваново, Ул.Пионерская, 4</text:p>
          </table:table-cell>
          <table:table-cell office:value-type="string" calcext:value-type="string">
            <text:p>Россия, Иваново, Пионерская улица, 4</text:p>
          </table:table-cell>
          <table:table-cell office:value-type="string" calcext:value-type="string">
            <text:p>№ 3</text:p>
          </table:table-cell>
          <table:table-cell office:value-type="string" calcext:value-type="string">
            <text:p>ОНВС-2</text:p>
          </table:table-cell>
          <table:table-cell office:value-type="float" office:value="56.973738" calcext:value-type="float">
            <text:p>56.973738</text:p>
          </table:table-cell>
          <table:table-cell office:value-type="float" office:value="41.012072" calcext:value-type="float">
            <text:p>41.012072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35.9" calcext:value-type="float">
            <text:p>35.9</text:p>
          </table:table-cell>
          <table:table-cell table:formula="of:=IF([.F165]&lt;[Лист2.$A$1];ROUND([.O165]/[Лист2.$C$1];2);IF([.F165]&lt;[Лист2.$A$2];ROUND([.O165]/[Лист2.$C$2];2);IF([.F165]&lt;[Лист2.$A$3];ROUND([.O165]/[Лист2.$C$3];2);IF([.F165]&lt;[Лист2.$A$4];ROUND([.O165]/[Лист2.$C$4];2);ROUND([.O165]/[Лист2.$C$5];2)))))" office:value-type="float" office:value="3.47" calcext:value-type="float">
            <text:p>3.47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10" calcext:value-type="float">
            <text:p>2010</text:p>
          </table:table-cell>
          <table:table-cell table:style-name="Default" table:formula="of:=[.S165]-YEAR([.E165])" office:value-type="float" office:value="2" calcext:value-type="float">
            <text:p>2</text:p>
          </table:table-cell>
          <table:table-cell table:formula="of:=2014-[.S165]" office:value-type="float" office:value="4" calcext:value-type="float">
            <text:p>4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2-01-25" calcext:value-type="date">
            <text:p>01/25/2002</text:p>
          </table:table-cell>
          <table:table-cell table:style-name="ce2" table:formula="of:=ROUND((DATE(2015;1;1)-[.E166])/365.25)" office:value-type="float" office:value="13" calcext:value-type="float">
            <text:p>13</text:p>
          </table:table-cell>
          <table:table-cell office:value-type="string" calcext:value-type="string">
            <text:p>Ивановский р-н, д. Высоково, 3А-37</text:p>
          </table:table-cell>
          <table:table-cell office:value-type="string" calcext:value-type="string">
            <text:p>Россия, Ивановская область, Ивановский район, деревня Высоково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173152" calcext:value-type="float">
            <text:p>57.173152</text:p>
          </table:table-cell>
          <table:table-cell office:value-type="float" office:value="40.947915" calcext:value-type="float">
            <text:p>40.947915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31.5" calcext:value-type="float">
            <text:p>31.5</text:p>
          </table:table-cell>
          <table:table-cell table:formula="of:=IF([.F166]&lt;[Лист2.$A$1];ROUND([.O166]/[Лист2.$C$1];2);IF([.F166]&lt;[Лист2.$A$2];ROUND([.O166]/[Лист2.$C$2];2);IF([.F166]&lt;[Лист2.$A$3];ROUND([.O166]/[Лист2.$C$3];2);IF([.F166]&lt;[Лист2.$A$4];ROUND([.O166]/[Лист2.$C$4];2);ROUND([.O166]/[Лист2.$C$5];2)))))" office:value-type="float" office:value="2.6" calcext:value-type="float">
            <text:p>2.6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166]-YEAR([.E166])" office:value-type="float" office:value="11" calcext:value-type="float">
            <text:p>11</text:p>
          </table:table-cell>
          <table:table-cell table:formula="of:=2014-[.S166]" office:value-type="float" office:value="1" calcext:value-type="float">
            <text:p>1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0-08-03" calcext:value-type="date">
            <text:p>08/03/2000</text:p>
          </table:table-cell>
          <table:table-cell table:style-name="ce2" table:formula="of:=ROUND((DATE(2015;1;1)-[.E167])/365.25)" office:value-type="float" office:value="14" calcext:value-type="float">
            <text:p>14</text:p>
          </table:table-cell>
          <table:table-cell office:value-type="string" calcext:value-type="string">
            <text:p>Ул.4 Меланжевая, 8-50</text:p>
          </table:table-cell>
          <table:table-cell office:value-type="string" calcext:value-type="string">
            <text:p>Россия, Иваново, 4-я Меланжевая улица, 8</text:p>
          </table:table-cell>
          <table:table-cell office:value-type="string" calcext:value-type="string">
            <text:p>Соснево</text:p>
          </table:table-cell>
          <table:table-cell office:value-type="string" calcext:value-type="string">
            <text:p>ОНВС-2</text:p>
          </table:table-cell>
          <table:table-cell office:value-type="float" office:value="56.98731" calcext:value-type="float">
            <text:p>56.98731</text:p>
          </table:table-cell>
          <table:table-cell office:value-type="float" office:value="41.033937" calcext:value-type="float">
            <text:p>41.033937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42.7" calcext:value-type="float">
            <text:p>42.7</text:p>
          </table:table-cell>
          <table:table-cell table:formula="of:=IF([.F167]&lt;[Лист2.$A$1];ROUND([.O167]/[Лист2.$C$1];2);IF([.F167]&lt;[Лист2.$A$2];ROUND([.O167]/[Лист2.$C$2];2);IF([.F167]&lt;[Лист2.$A$3];ROUND([.O167]/[Лист2.$C$3];2);IF([.F167]&lt;[Лист2.$A$4];ROUND([.O167]/[Лист2.$C$4];2);ROUND([.O167]/[Лист2.$C$5];2)))))" office:value-type="float" office:value="1.36" calcext:value-type="float">
            <text:p>1.36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167]-YEAR([.E167])" office:value-type="float" office:value="13" calcext:value-type="float">
            <text:p>13</text:p>
          </table:table-cell>
          <table:table-cell table:formula="of:=2014-[.S167]" office:value-type="float" office:value="1" calcext:value-type="float">
            <text:p>1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1-04-28" calcext:value-type="date">
            <text:p>04/28/2001</text:p>
          </table:table-cell>
          <table:table-cell table:style-name="ce2" table:formula="of:=ROUND((DATE(2015;1;1)-[.E168])/365.25)" office:value-type="float" office:value="14" calcext:value-type="float">
            <text:p>14</text:p>
          </table:table-cell>
          <table:table-cell office:value-type="string" calcext:value-type="string">
            <text:p>г. Иваново, Ул.1 Железнодорожная, 30</text:p>
          </table:table-cell>
          <table:table-cell office:value-type="string" calcext:value-type="string">
            <text:p>Россия, Иваново, 1-я Районная улица, 30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10886" calcext:value-type="float">
            <text:p>57.010886</text:p>
          </table:table-cell>
          <table:table-cell office:value-type="float" office:value="40.931493" calcext:value-type="float">
            <text:p>40.931493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22.6" calcext:value-type="float">
            <text:p>22.6</text:p>
          </table:table-cell>
          <table:table-cell table:formula="of:=IF([.F168]&lt;[Лист2.$A$1];ROUND([.O168]/[Лист2.$C$1];2);IF([.F168]&lt;[Лист2.$A$2];ROUND([.O168]/[Лист2.$C$2];2);IF([.F168]&lt;[Лист2.$A$3];ROUND([.O168]/[Лист2.$C$3];2);IF([.F168]&lt;[Лист2.$A$4];ROUND([.O168]/[Лист2.$C$4];2);ROUND([.O168]/[Лист2.$C$5];2)))))" office:value-type="float" office:value="0.72" calcext:value-type="float">
            <text:p>0.72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168]-YEAR([.E168])" office:value-type="float" office:value="12" calcext:value-type="float">
            <text:p>12</text:p>
          </table:table-cell>
          <table:table-cell table:formula="of:=2014-[.S168]" office:value-type="float" office:value="1" calcext:value-type="float">
            <text:p>1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8-09-09" calcext:value-type="date">
            <text:p>09/09/2008</text:p>
          </table:table-cell>
          <table:table-cell table:style-name="ce2" table:formula="of:=ROUND((DATE(2015;1;1)-[.E169])/365.25)" office:value-type="float" office:value="6" calcext:value-type="float">
            <text:p>6</text:p>
          </table:table-cell>
          <table:table-cell office:value-type="string" calcext:value-type="string">
            <text:p>Г.Фурманов, ул.Кирова 8/8</text:p>
          </table:table-cell>
          <table:table-cell office:value-type="string" calcext:value-type="string">
            <text:p>Россия, Ивановская область, Фурмановский район, город Фурманов, улица Кирова, 6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249587" calcext:value-type="float">
            <text:p>57.249587</text:p>
          </table:table-cell>
          <table:table-cell office:value-type="float" office:value="41.083264" calcext:value-type="float">
            <text:p>41.083264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15.8" calcext:value-type="float">
            <text:p>15.8</text:p>
          </table:table-cell>
          <table:table-cell table:formula="of:=IF([.F169]&lt;[Лист2.$A$1];ROUND([.O169]/[Лист2.$C$1];2);IF([.F169]&lt;[Лист2.$A$2];ROUND([.O169]/[Лист2.$C$2];2);IF([.F169]&lt;[Лист2.$A$3];ROUND([.O169]/[Лист2.$C$3];2);IF([.F169]&lt;[Лист2.$A$4];ROUND([.O169]/[Лист2.$C$4];2);ROUND([.O169]/[Лист2.$C$5];2)))))" office:value-type="float" office:value="1.53" calcext:value-type="float">
            <text:p>1.53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0" calcext:value-type="float">
            <text:p>2010</text:p>
          </table:table-cell>
          <table:table-cell table:style-name="Default" table:formula="of:=[.S169]-YEAR([.E169])" office:value-type="float" office:value="2" calcext:value-type="float">
            <text:p>2</text:p>
          </table:table-cell>
          <table:table-cell table:formula="of:=2014-[.S169]" office:value-type="float" office:value="4" calcext:value-type="float">
            <text:p>4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1-05-05" calcext:value-type="date">
            <text:p>05/05/2001</text:p>
          </table:table-cell>
          <table:table-cell table:style-name="ce2" table:formula="of:=ROUND((DATE(2015;1;1)-[.E170])/365.25)" office:value-type="float" office:value="14" calcext:value-type="float">
            <text:p>14</text:p>
          </table:table-cell>
          <table:table-cell office:value-type="string" calcext:value-type="string">
            <text:p>Г.Фурманов, ул.Мичурина 6-44</text:p>
          </table:table-cell>
          <table:table-cell office:value-type="string" calcext:value-type="string">
            <text:p>Россия, Ивановская область, Фурмановский район, город Фурманов, улица Мичурина, 6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264275" calcext:value-type="float">
            <text:p>57.264275</text:p>
          </table:table-cell>
          <table:table-cell office:value-type="float" office:value="41.128404" calcext:value-type="float">
            <text:p>41.128404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36.8" calcext:value-type="float">
            <text:p>36.8</text:p>
          </table:table-cell>
          <table:table-cell table:formula="of:=IF([.F170]&lt;[Лист2.$A$1];ROUND([.O170]/[Лист2.$C$1];2);IF([.F170]&lt;[Лист2.$A$2];ROUND([.O170]/[Лист2.$C$2];2);IF([.F170]&lt;[Лист2.$A$3];ROUND([.O170]/[Лист2.$C$3];2);IF([.F170]&lt;[Лист2.$A$4];ROUND([.O170]/[Лист2.$C$4];2);ROUND([.O170]/[Лист2.$C$5];2)))))" office:value-type="float" office:value="1.17" calcext:value-type="float">
            <text:p>1.17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0" calcext:value-type="float">
            <text:p>2010</text:p>
          </table:table-cell>
          <table:table-cell table:style-name="Default" table:formula="of:=[.S170]-YEAR([.E170])" office:value-type="float" office:value="9" calcext:value-type="float">
            <text:p>9</text:p>
          </table:table-cell>
          <table:table-cell table:formula="of:=2014-[.S170]" office:value-type="float" office:value="4" calcext:value-type="float">
            <text:p>4</text:p>
          </table:table-cell>
          <table:table-cell office:value-type="string" calcext:value-type="string">
            <text:p>Хронический интерстициальный нефрит, дисметаболический вариант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0-12-05" calcext:value-type="date">
            <text:p>12/05/2000</text:p>
          </table:table-cell>
          <table:table-cell table:style-name="ce2" table:formula="of:=ROUND((DATE(2015;1;1)-[.E171])/365.25)" office:value-type="float" office:value="14" calcext:value-type="float">
            <text:p>14</text:p>
          </table:table-cell>
          <table:table-cell office:value-type="string" calcext:value-type="string">
            <text:p>2 Спортивный пер, 1-58</text:p>
          </table:table-cell>
          <table:table-cell office:value-type="string" calcext:value-type="string">
            <text:p>Россия, Иваново, 2-й Спортивный переулок, 1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27595" calcext:value-type="float">
            <text:p>57.027595</text:p>
          </table:table-cell>
          <table:table-cell office:value-type="float" office:value="40.983542" calcext:value-type="float">
            <text:p>40.983542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6.8" calcext:value-type="float">
            <text:p>16.8</text:p>
          </table:table-cell>
          <table:table-cell table:formula="of:=IF([.F171]&lt;[Лист2.$A$1];ROUND([.O171]/[Лист2.$C$1];2);IF([.F171]&lt;[Лист2.$A$2];ROUND([.O171]/[Лист2.$C$2];2);IF([.F171]&lt;[Лист2.$A$3];ROUND([.O171]/[Лист2.$C$3];2);IF([.F171]&lt;[Лист2.$A$4];ROUND([.O171]/[Лист2.$C$4];2);ROUND([.O171]/[Лист2.$C$5];2)))))" office:value-type="float" office:value="0.53" calcext:value-type="float">
            <text:p>0.53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0" calcext:value-type="float">
            <text:p>2010</text:p>
          </table:table-cell>
          <table:table-cell table:style-name="Default" table:formula="of:=[.S171]-YEAR([.E171])" office:value-type="float" office:value="10" calcext:value-type="float">
            <text:p>10</text:p>
          </table:table-cell>
          <table:table-cell table:formula="of:=2014-[.S171]" office:value-type="float" office:value="4" calcext:value-type="float">
            <text:p>4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8-05-16" calcext:value-type="date">
            <text:p>05/16/2008</text:p>
          </table:table-cell>
          <table:table-cell table:style-name="ce2" table:formula="of:=ROUND((DATE(2015;1;1)-[.E172])/365.25)" office:value-type="float" office:value="7" calcext:value-type="float">
            <text:p>7</text:p>
          </table:table-cell>
          <table:table-cell office:value-type="string" calcext:value-type="string">
            <text:p>Ул.Ген.Горбатова, 17-8</text:p>
          </table:table-cell>
          <table:table-cell office:value-type="string" calcext:value-type="string">
            <text:p>Россия, Иваново, улица Генерала Горбатова, 17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37748" calcext:value-type="float">
            <text:p>57.037748</text:p>
          </table:table-cell>
          <table:table-cell office:value-type="float" office:value="40.959754" calcext:value-type="float">
            <text:p>40.959754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38.2" calcext:value-type="float">
            <text:p>38.2</text:p>
          </table:table-cell>
          <table:table-cell table:formula="of:=IF([.F172]&lt;[Лист2.$A$1];ROUND([.O172]/[Лист2.$C$1];2);IF([.F172]&lt;[Лист2.$A$2];ROUND([.O172]/[Лист2.$C$2];2);IF([.F172]&lt;[Лист2.$A$3];ROUND([.O172]/[Лист2.$C$3];2);IF([.F172]&lt;[Лист2.$A$4];ROUND([.O172]/[Лист2.$C$4];2);ROUND([.O172]/[Лист2.$C$5];2)))))" office:value-type="float" office:value="3.15" calcext:value-type="float">
            <text:p>3.15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10" calcext:value-type="float">
            <text:p>2010</text:p>
          </table:table-cell>
          <table:table-cell table:style-name="Default" table:formula="of:=[.S172]-YEAR([.E172])" office:value-type="float" office:value="2" calcext:value-type="float">
            <text:p>2</text:p>
          </table:table-cell>
          <table:table-cell table:formula="of:=2014-[.S172]" office:value-type="float" office:value="4" calcext:value-type="float">
            <text:p>4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6-09-26" calcext:value-type="date">
            <text:p>09/26/2006</text:p>
          </table:table-cell>
          <table:table-cell table:style-name="ce2" table:formula="of:=ROUND((DATE(2015;1;1)-[.E173])/365.25)" office:value-type="float" office:value="8" calcext:value-type="float">
            <text:p>8</text:p>
          </table:table-cell>
          <table:table-cell office:value-type="string" calcext:value-type="string">
            <text:p>Г.Южа, ул.Гоголя, 13</text:p>
          </table:table-cell>
          <table:table-cell office:value-type="string" calcext:value-type="string">
            <text:p>Россия, Ивановская область, Южа, улица Гоголя, 13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575657" calcext:value-type="float">
            <text:p>56.575657</text:p>
          </table:table-cell>
          <table:table-cell office:value-type="float" office:value="42.013577" calcext:value-type="float">
            <text:p>42.013577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33.4" calcext:value-type="float">
            <text:p>33.4</text:p>
          </table:table-cell>
          <table:table-cell table:formula="of:=IF([.F173]&lt;[Лист2.$A$1];ROUND([.O173]/[Лист2.$C$1];2);IF([.F173]&lt;[Лист2.$A$2];ROUND([.O173]/[Лист2.$C$2];2);IF([.F173]&lt;[Лист2.$A$3];ROUND([.O173]/[Лист2.$C$3];2);IF([.F173]&lt;[Лист2.$A$4];ROUND([.O173]/[Лист2.$C$4];2);ROUND([.O173]/[Лист2.$C$5];2)))))" office:value-type="float" office:value="2.75" calcext:value-type="float">
            <text:p>2.75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да</text:p>
          </table:table-cell>
          <table:table-cell office:value-type="float" office:value="2008" calcext:value-type="float">
            <text:p>2008</text:p>
          </table:table-cell>
          <table:table-cell table:style-name="Default" table:formula="of:=[.S173]-YEAR([.E173])" office:value-type="float" office:value="2" calcext:value-type="float">
            <text:p>2</text:p>
          </table:table-cell>
          <table:table-cell table:formula="of:=2014-[.S173]" office:value-type="float" office:value="6" calcext:value-type="float">
            <text:p>6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7-05-18" calcext:value-type="date">
            <text:p>05/18/2007</text:p>
          </table:table-cell>
          <table:table-cell table:style-name="ce2" table:formula="of:=ROUND((DATE(2015;1;1)-[.E174])/365.25)" office:value-type="float" office:value="8" calcext:value-type="float">
            <text:p>8</text:p>
          </table:table-cell>
          <table:table-cell office:value-type="string" calcext:value-type="string">
            <text:p>Г.Вичуга, ул.Школьная, 32</text:p>
          </table:table-cell>
          <table:table-cell office:value-type="string" calcext:value-type="string">
            <text:p>Россия, Ивановская область, Вичуга, Школьная улица, 3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226611" calcext:value-type="float">
            <text:p>57.226611</text:p>
          </table:table-cell>
          <table:table-cell office:value-type="float" office:value="41.945152" calcext:value-type="float">
            <text:p>41.945152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39.9" calcext:value-type="float">
            <text:p>39.9</text:p>
          </table:table-cell>
          <table:table-cell table:formula="of:=IF([.F174]&lt;[Лист2.$A$1];ROUND([.O174]/[Лист2.$C$1];2);IF([.F174]&lt;[Лист2.$A$2];ROUND([.O174]/[Лист2.$C$2];2);IF([.F174]&lt;[Лист2.$A$3];ROUND([.O174]/[Лист2.$C$3];2);IF([.F174]&lt;[Лист2.$A$4];ROUND([.O174]/[Лист2.$C$4];2);ROUND([.O174]/[Лист2.$C$5];2)))))" office:value-type="float" office:value="3.29" calcext:value-type="float">
            <text:p>3.29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09" calcext:value-type="float">
            <text:p>2009</text:p>
          </table:table-cell>
          <table:table-cell table:style-name="Default" table:formula="of:=[.S174]-YEAR([.E174])" office:value-type="float" office:value="2" calcext:value-type="float">
            <text:p>2</text:p>
          </table:table-cell>
          <table:table-cell table:formula="of:=2014-[.S174]" office:value-type="float" office:value="5" calcext:value-type="float">
            <text:p>5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4-05-20" calcext:value-type="date">
            <text:p>05/20/2004</text:p>
          </table:table-cell>
          <table:table-cell table:style-name="ce2" table:formula="of:=ROUND((DATE(2015;1;1)-[.E175])/365.25)" office:value-type="float" office:value="11" calcext:value-type="float">
            <text:p>11</text:p>
          </table:table-cell>
          <table:table-cell office:value-type="string" calcext:value-type="string">
            <text:p>Г.Фурманов, ул.Мичурина, 9-8</text:p>
          </table:table-cell>
          <table:table-cell office:value-type="string" calcext:value-type="string">
            <text:p>Россия, Ивановская область, Фурмановский район, город Фурманов, улица Мичурина, 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266319" calcext:value-type="float">
            <text:p>57.266319</text:p>
          </table:table-cell>
          <table:table-cell office:value-type="float" office:value="41.128701" calcext:value-type="float">
            <text:p>41.128701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31.6" calcext:value-type="float">
            <text:p>31.6</text:p>
          </table:table-cell>
          <table:table-cell table:formula="of:=IF([.F175]&lt;[Лист2.$A$1];ROUND([.O175]/[Лист2.$C$1];2);IF([.F175]&lt;[Лист2.$A$2];ROUND([.O175]/[Лист2.$C$2];2);IF([.F175]&lt;[Лист2.$A$3];ROUND([.O175]/[Лист2.$C$3];2);IF([.F175]&lt;[Лист2.$A$4];ROUND([.O175]/[Лист2.$C$4];2);ROUND([.O175]/[Лист2.$C$5];2)))))" office:value-type="float" office:value="2.6" calcext:value-type="float">
            <text:p>2.6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10" calcext:value-type="float">
            <text:p>2010</text:p>
          </table:table-cell>
          <table:table-cell table:style-name="Default" table:formula="of:=[.S175]-YEAR([.E175])" office:value-type="float" office:value="6" calcext:value-type="float">
            <text:p>6</text:p>
          </table:table-cell>
          <table:table-cell table:formula="of:=2014-[.S175]" office:value-type="float" office:value="4" calcext:value-type="float">
            <text:p>4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7-06-02" calcext:value-type="date">
            <text:p>06/02/2007</text:p>
          </table:table-cell>
          <table:table-cell table:style-name="ce2" table:formula="of:=ROUND((DATE(2015;1;1)-[.E176])/365.25)" office:value-type="float" office:value="8" calcext:value-type="float">
            <text:p>8</text:p>
          </table:table-cell>
          <table:table-cell office:value-type="string" calcext:value-type="string">
            <text:p>Г.Шуя, ул.Ген.Белова, 31-32</text:p>
          </table:table-cell>
          <table:table-cell office:value-type="string" calcext:value-type="string">
            <text:p>Россия, Ивановская область, Шуя, улица Генерала Белова, 3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846612" calcext:value-type="float">
            <text:p>56.846612</text:p>
          </table:table-cell>
          <table:table-cell office:value-type="float" office:value="41.375531" calcext:value-type="float">
            <text:p>41.375531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24.6" calcext:value-type="float">
            <text:p>24.6</text:p>
          </table:table-cell>
          <table:table-cell table:formula="of:=IF([.F176]&lt;[Лист2.$A$1];ROUND([.O176]/[Лист2.$C$1];2);IF([.F176]&lt;[Лист2.$A$2];ROUND([.O176]/[Лист2.$C$2];2);IF([.F176]&lt;[Лист2.$A$3];ROUND([.O176]/[Лист2.$C$3];2);IF([.F176]&lt;[Лист2.$A$4];ROUND([.O176]/[Лист2.$C$4];2);ROUND([.O176]/[Лист2.$C$5];2)))))" office:value-type="float" office:value="2.03" calcext:value-type="float">
            <text:p>2.03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76]-YEAR([.E176])" office:value-type="float" office:value="7" calcext:value-type="float">
            <text:p>7</text:p>
          </table:table-cell>
          <table:table-cell table:formula="of:=2014-[.S176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7-03-19" calcext:value-type="date">
            <text:p>03/19/2007</text:p>
          </table:table-cell>
          <table:table-cell table:style-name="ce2" table:formula="of:=ROUND((DATE(2015;1;1)-[.E177])/365.25)" office:value-type="float" office:value="8" calcext:value-type="float">
            <text:p>8</text:p>
          </table:table-cell>
          <table:table-cell office:value-type="string" calcext:value-type="string">
            <text:p>Ул.Кохомское шоссе, 22Б-56</text:p>
          </table:table-cell>
          <table:table-cell office:value-type="string" calcext:value-type="string">
            <text:p>Россия, Иваново, Кохомское шоссе, 22б</text:p>
          </table:table-cell>
          <table:table-cell/>
          <table:table-cell office:value-type="string" calcext:value-type="string">
            <text:p>ОНВС-2</text:p>
          </table:table-cell>
          <table:table-cell office:value-type="float" office:value="56.951381" calcext:value-type="float">
            <text:p>56.951381</text:p>
          </table:table-cell>
          <table:table-cell office:value-type="float" office:value="41.056566" calcext:value-type="float">
            <text:p>41.056566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47.5" calcext:value-type="float">
            <text:p>47.5</text:p>
          </table:table-cell>
          <table:table-cell table:formula="of:=IF([.F177]&lt;[Лист2.$A$1];ROUND([.O177]/[Лист2.$C$1];2);IF([.F177]&lt;[Лист2.$A$2];ROUND([.O177]/[Лист2.$C$2];2);IF([.F177]&lt;[Лист2.$A$3];ROUND([.O177]/[Лист2.$C$3];2);IF([.F177]&lt;[Лист2.$A$4];ROUND([.O177]/[Лист2.$C$4];2);ROUND([.O177]/[Лист2.$C$5];2)))))" office:value-type="float" office:value="3.92" calcext:value-type="float">
            <text:p>3.92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да</text:p>
          </table:table-cell>
          <table:table-cell office:value-type="float" office:value="2007" calcext:value-type="float">
            <text:p>2007</text:p>
          </table:table-cell>
          <table:table-cell table:style-name="Default" table:formula="of:=[.S177]-YEAR([.E177])" office:value-type="float" office:value="0" calcext:value-type="float">
            <text:p>0</text:p>
          </table:table-cell>
          <table:table-cell table:formula="of:=2014-[.S177]" office:value-type="float" office:value="7" calcext:value-type="float">
            <text:p>7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6-10-14" calcext:value-type="date">
            <text:p>10/14/2006</text:p>
          </table:table-cell>
          <table:table-cell table:style-name="ce2" table:formula="of:=ROUND((DATE(2015;1;1)-[.E178])/365.25)" office:value-type="float" office:value="8" calcext:value-type="float">
            <text:p>8</text:p>
          </table:table-cell>
          <table:table-cell office:value-type="string" calcext:value-type="string">
            <text:p>Ул.Шувандиной, 119-44</text:p>
          </table:table-cell>
          <table:table-cell office:value-type="string" calcext:value-type="string">
            <text:p>Россия, Иваново, улица Шувандиной, 119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16713" calcext:value-type="float">
            <text:p>57.016713</text:p>
          </table:table-cell>
          <table:table-cell office:value-type="float" office:value="41.006898" calcext:value-type="float">
            <text:p>41.006898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35.1" calcext:value-type="float">
            <text:p>35.1</text:p>
          </table:table-cell>
          <table:table-cell table:formula="of:=IF([.F178]&lt;[Лист2.$A$1];ROUND([.O178]/[Лист2.$C$1];2);IF([.F178]&lt;[Лист2.$A$2];ROUND([.O178]/[Лист2.$C$2];2);IF([.F178]&lt;[Лист2.$A$3];ROUND([.O178]/[Лист2.$C$3];2);IF([.F178]&lt;[Лист2.$A$4];ROUND([.O178]/[Лист2.$C$4];2);ROUND([.O178]/[Лист2.$C$5];2)))))" office:value-type="float" office:value="2.89" calcext:value-type="float">
            <text:p>2.89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да</text:p>
          </table:table-cell>
          <table:table-cell office:value-type="float" office:value="2010" calcext:value-type="float">
            <text:p>2010</text:p>
          </table:table-cell>
          <table:table-cell table:style-name="Default" table:formula="of:=[.S178]-YEAR([.E178])" office:value-type="float" office:value="4" calcext:value-type="float">
            <text:p>4</text:p>
          </table:table-cell>
          <table:table-cell table:formula="of:=2014-[.S178]" office:value-type="float" office:value="4" calcext:value-type="float">
            <text:p>4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3-10-14" calcext:value-type="date">
            <text:p>10/14/2003</text:p>
          </table:table-cell>
          <table:table-cell table:style-name="ce2" table:formula="of:=ROUND((DATE(2015;1;1)-[.E179])/365.25)" office:value-type="float" office:value="11" calcext:value-type="float">
            <text:p>11</text:p>
          </table:table-cell>
          <table:table-cell office:value-type="string" calcext:value-type="string">
            <text:p>Ул.Велижская, 3-28</text:p>
          </table:table-cell>
          <table:table-cell office:value-type="string" calcext:value-type="string">
            <text:p>Россия, Иваново, Велижская улица, 3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81631" calcext:value-type="float">
            <text:p>56.981631</text:p>
          </table:table-cell>
          <table:table-cell office:value-type="float" office:value="40.97614" calcext:value-type="float">
            <text:p>40.97614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45.9" calcext:value-type="float">
            <text:p>45.9</text:p>
          </table:table-cell>
          <table:table-cell table:formula="of:=IF([.F179]&lt;[Лист2.$A$1];ROUND([.O179]/[Лист2.$C$1];2);IF([.F179]&lt;[Лист2.$A$2];ROUND([.O179]/[Лист2.$C$2];2);IF([.F179]&lt;[Лист2.$A$3];ROUND([.O179]/[Лист2.$C$3];2);IF([.F179]&lt;[Лист2.$A$4];ROUND([.O179]/[Лист2.$C$4];2);ROUND([.O179]/[Лист2.$C$5];2)))))" office:value-type="float" office:value="3.78" calcext:value-type="float">
            <text:p>3.78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79]-YEAR([.E179])" office:value-type="float" office:value="11" calcext:value-type="float">
            <text:p>11</text:p>
          </table:table-cell>
          <table:table-cell table:formula="of:=2014-[.S179]" office:value-type="float" office:value="0" calcext:value-type="float">
            <text:p>0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12-03-16" calcext:value-type="date">
            <text:p>03/16/2012</text:p>
          </table:table-cell>
          <table:table-cell table:style-name="ce2" table:formula="of:=ROUND((DATE(2015;1;1)-[.E180])/365.25)" office:value-type="float" office:value="3" calcext:value-type="float">
            <text:p>3</text:p>
          </table:table-cell>
          <table:table-cell office:value-type="string" calcext:value-type="string">
            <text:p>г. Иваново, Ул.Д.-Бедного, 121-59</text:p>
          </table:table-cell>
          <table:table-cell office:value-type="string" calcext:value-type="string">
            <text:p>Россия, Иваново, улица Демьяна Бедного, 119</text:p>
          </table:table-cell>
          <table:table-cell office:value-type="string" calcext:value-type="string">
            <text:p>№ 3</text:p>
          </table:table-cell>
          <table:table-cell office:value-type="string" calcext:value-type="string">
            <text:p>ОНВС-2</text:p>
          </table:table-cell>
          <table:table-cell office:value-type="float" office:value="56.967704" calcext:value-type="float">
            <text:p>56.967704</text:p>
          </table:table-cell>
          <table:table-cell office:value-type="float" office:value="41.006943" calcext:value-type="float">
            <text:p>41.006943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34.2" calcext:value-type="float">
            <text:p>34.2</text:p>
          </table:table-cell>
          <table:table-cell table:formula="of:=IF([.F180]&lt;[Лист2.$A$1];ROUND([.O180]/[Лист2.$C$1];2);IF([.F180]&lt;[Лист2.$A$2];ROUND([.O180]/[Лист2.$C$2];2);IF([.F180]&lt;[Лист2.$A$3];ROUND([.O180]/[Лист2.$C$3];2);IF([.F180]&lt;[Лист2.$A$4];ROUND([.O180]/[Лист2.$C$4];2);ROUND([.O180]/[Лист2.$C$5];2)))))" office:value-type="float" office:value="3.3" calcext:value-type="float">
            <text:p>3.3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180]-YEAR([.E180])" office:value-type="float" office:value="1" calcext:value-type="float">
            <text:p>1</text:p>
          </table:table-cell>
          <table:table-cell table:formula="of:=2014-[.S180]" office:value-type="float" office:value="1" calcext:value-type="float">
            <text:p>1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0-12-18" calcext:value-type="date">
            <text:p>12/18/2000</text:p>
          </table:table-cell>
          <table:table-cell table:style-name="ce2" table:formula="of:=ROUND((DATE(2015;1;1)-[.E181])/365.25)" office:value-type="float" office:value="14" calcext:value-type="float">
            <text:p>14</text:p>
          </table:table-cell>
          <table:table-cell office:value-type="string" calcext:value-type="string">
            <text:p>Г.Приволжск, ул.Техническая, 16-16</text:p>
          </table:table-cell>
          <table:table-cell office:value-type="string" calcext:value-type="string">
            <text:p>Россия, Ивановская область, Приволжск, Техническая улица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389924" calcext:value-type="float">
            <text:p>57.389924</text:p>
          </table:table-cell>
          <table:table-cell office:value-type="float" office:value="41.299991" calcext:value-type="float">
            <text:p>41.299991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37.8" calcext:value-type="float">
            <text:p>37.8</text:p>
          </table:table-cell>
          <table:table-cell table:formula="of:=IF([.F181]&lt;[Лист2.$A$1];ROUND([.O181]/[Лист2.$C$1];2);IF([.F181]&lt;[Лист2.$A$2];ROUND([.O181]/[Лист2.$C$2];2);IF([.F181]&lt;[Лист2.$A$3];ROUND([.O181]/[Лист2.$C$3];2);IF([.F181]&lt;[Лист2.$A$4];ROUND([.O181]/[Лист2.$C$4];2);ROUND([.O181]/[Лист2.$C$5];2)))))" office:value-type="float" office:value="1.2" calcext:value-type="float">
            <text:p>1.2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81]-YEAR([.E181])" office:value-type="float" office:value="14" calcext:value-type="float">
            <text:p>14</text:p>
          </table:table-cell>
          <table:table-cell table:formula="of:=2014-[.S181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10-03-03" calcext:value-type="date">
            <text:p>03/03/2010</text:p>
          </table:table-cell>
          <table:table-cell table:style-name="ce2" table:formula="of:=ROUND((DATE(2015;1;1)-[.E182])/365.25)" office:value-type="float" office:value="5" calcext:value-type="float">
            <text:p>5</text:p>
          </table:table-cell>
          <table:table-cell office:value-type="string" calcext:value-type="string">
            <text:p>Ул.Тезинская, 25</text:p>
          </table:table-cell>
          <table:table-cell office:value-type="string" calcext:value-type="string">
            <text:p>Россия, Иваново, Тезинская улица, 25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02049" calcext:value-type="float">
            <text:p>57.002049</text:p>
          </table:table-cell>
          <table:table-cell office:value-type="float" office:value="41.009395" calcext:value-type="float">
            <text:p>41.009395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48.6" calcext:value-type="float">
            <text:p>48.6</text:p>
          </table:table-cell>
          <table:table-cell table:formula="of:=IF([.F182]&lt;[Лист2.$A$1];ROUND([.O182]/[Лист2.$C$1];2);IF([.F182]&lt;[Лист2.$A$2];ROUND([.O182]/[Лист2.$C$2];2);IF([.F182]&lt;[Лист2.$A$3];ROUND([.O182]/[Лист2.$C$3];2);IF([.F182]&lt;[Лист2.$A$4];ROUND([.O182]/[Лист2.$C$4];2);ROUND([.O182]/[Лист2.$C$5];2)))))" office:value-type="float" office:value="4.7" calcext:value-type="float">
            <text:p>4.7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1" calcext:value-type="float">
            <text:p>2011</text:p>
          </table:table-cell>
          <table:table-cell table:style-name="Default" table:formula="of:=[.S182]-YEAR([.E182])" office:value-type="float" office:value="1" calcext:value-type="float">
            <text:p>1</text:p>
          </table:table-cell>
          <table:table-cell table:formula="of:=2014-[.S182]" office:value-type="float" office:value="3" calcext:value-type="float">
            <text:p>3</text:p>
          </table:table-cell>
          <table:table-cell office:value-type="string" calcext:value-type="string">
            <text:p>Хронический интерстициальный нефрит, дисметаболический вариант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10-04-26" calcext:value-type="date">
            <text:p>04/26/2010</text:p>
          </table:table-cell>
          <table:table-cell table:style-name="ce2" table:formula="of:=ROUND((DATE(2015;1;1)-[.E183])/365.25)" office:value-type="float" office:value="5" calcext:value-type="float">
            <text:p>5</text:p>
          </table:table-cell>
          <table:table-cell office:value-type="string" calcext:value-type="string">
            <text:p>г. Иваново, Ул.Суворова, 56-13</text:p>
          </table:table-cell>
          <table:table-cell office:value-type="string" calcext:value-type="string">
            <text:p>Россия, Иваново, улица Суворова, 48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93597" calcext:value-type="float">
            <text:p>56.993597</text:p>
          </table:table-cell>
          <table:table-cell office:value-type="float" office:value="41.009611" calcext:value-type="float">
            <text:p>41.009611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54" calcext:value-type="float">
            <text:p>54</text:p>
          </table:table-cell>
          <table:table-cell table:formula="of:=IF([.F183]&lt;[Лист2.$A$1];ROUND([.O183]/[Лист2.$C$1];2);IF([.F183]&lt;[Лист2.$A$2];ROUND([.O183]/[Лист2.$C$2];2);IF([.F183]&lt;[Лист2.$A$3];ROUND([.O183]/[Лист2.$C$3];2);IF([.F183]&lt;[Лист2.$A$4];ROUND([.O183]/[Лист2.$C$4];2);ROUND([.O183]/[Лист2.$C$5];2)))))" office:value-type="float" office:value="5.22" calcext:value-type="float">
            <text:p>5.22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183]-YEAR([.E183])" office:value-type="float" office:value="3" calcext:value-type="float">
            <text:p>3</text:p>
          </table:table-cell>
          <table:table-cell table:formula="of:=2014-[.S183]" office:value-type="float" office:value="1" calcext:value-type="float">
            <text:p>1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table:number-columns-repeated="2" office:value-type="float" office:value="210" calcext:value-type="float">
            <text:p>210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1-05-21" calcext:value-type="date">
            <text:p>05/21/2001</text:p>
          </table:table-cell>
          <table:table-cell table:style-name="ce2" table:formula="of:=ROUND((DATE(2015;1;1)-[.E184])/365.25)" office:value-type="float" office:value="14" calcext:value-type="float">
            <text:p>14</text:p>
          </table:table-cell>
          <table:table-cell office:value-type="string" calcext:value-type="string">
            <text:p>Г.Родники, ул.Гагарина, 8-37</text:p>
          </table:table-cell>
          <table:table-cell office:value-type="string" calcext:value-type="string">
            <text:p>Россия, Ростовская область, Кагальницкий район, село Родники, Гагарина улица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46.964622" calcext:value-type="float">
            <text:p>46.964622</text:p>
          </table:table-cell>
          <table:table-cell office:value-type="float" office:value="40.229065" calcext:value-type="float">
            <text:p>40.229065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81" calcext:value-type="float">
            <text:p>81</text:p>
          </table:table-cell>
          <table:table-cell table:formula="of:=IF([.F184]&lt;[Лист2.$A$1];ROUND([.O184]/[Лист2.$C$1];2);IF([.F184]&lt;[Лист2.$A$2];ROUND([.O184]/[Лист2.$C$2];2);IF([.F184]&lt;[Лист2.$A$3];ROUND([.O184]/[Лист2.$C$3];2);IF([.F184]&lt;[Лист2.$A$4];ROUND([.O184]/[Лист2.$C$4];2);ROUND([.O184]/[Лист2.$C$5];2)))))" office:value-type="float" office:value="2.57" calcext:value-type="float">
            <text:p>2.57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84]-YEAR([.E184])" office:value-type="float" office:value="13" calcext:value-type="float">
            <text:p>13</text:p>
          </table:table-cell>
          <table:table-cell table:formula="of:=2014-[.S184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3-12-09" calcext:value-type="date">
            <text:p>12/09/2003</text:p>
          </table:table-cell>
          <table:table-cell table:style-name="ce2" table:formula="of:=ROUND((DATE(2015;1;1)-[.E185])/365.25)" office:value-type="float" office:value="11" calcext:value-type="float">
            <text:p>11</text:p>
          </table:table-cell>
          <table:table-cell office:value-type="string" calcext:value-type="string">
            <text:p>Ул.2 Санаторная, 16</text:p>
          </table:table-cell>
          <table:table-cell office:value-type="string" calcext:value-type="string">
            <text:p>Россия, Иваново, 2-я Санаторная улица, 16</text:p>
          </table:table-cell>
          <table:table-cell office:value-type="string" calcext:value-type="string">
            <text:p>Соснево</text:p>
          </table:table-cell>
          <table:table-cell office:value-type="string" calcext:value-type="string">
            <text:p>ОНВС-2</text:p>
          </table:table-cell>
          <table:table-cell office:value-type="float" office:value="56.978791" calcext:value-type="float">
            <text:p>56.978791</text:p>
          </table:table-cell>
          <table:table-cell office:value-type="float" office:value="41.041627" calcext:value-type="float">
            <text:p>41.041627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49.5" calcext:value-type="float">
            <text:p>49.5</text:p>
          </table:table-cell>
          <table:table-cell table:formula="of:=IF([.F185]&lt;[Лист2.$A$1];ROUND([.O185]/[Лист2.$C$1];2);IF([.F185]&lt;[Лист2.$A$2];ROUND([.O185]/[Лист2.$C$2];2);IF([.F185]&lt;[Лист2.$A$3];ROUND([.O185]/[Лист2.$C$3];2);IF([.F185]&lt;[Лист2.$A$4];ROUND([.O185]/[Лист2.$C$4];2);ROUND([.O185]/[Лист2.$C$5];2)))))" office:value-type="float" office:value="4.08" calcext:value-type="float">
            <text:p>4.08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05" calcext:value-type="float">
            <text:p>2005</text:p>
          </table:table-cell>
          <table:table-cell table:style-name="Default" table:formula="of:=[.S185]-YEAR([.E185])" office:value-type="float" office:value="2" calcext:value-type="float">
            <text:p>2</text:p>
          </table:table-cell>
          <table:table-cell table:formula="of:=2014-[.S185]" office:value-type="float" office:value="9" calcext:value-type="float">
            <text:p>9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5-01-09" calcext:value-type="date">
            <text:p>01/09/2005</text:p>
          </table:table-cell>
          <table:table-cell table:style-name="ce2" table:formula="of:=ROUND((DATE(2015;1;1)-[.E186])/365.25)" office:value-type="float" office:value="10" calcext:value-type="float">
            <text:p>10</text:p>
          </table:table-cell>
          <table:table-cell office:value-type="string" calcext:value-type="string">
            <text:p>г. Иваново, Ул.С.Халтурина, 6-80</text:p>
          </table:table-cell>
          <table:table-cell office:value-type="string" calcext:value-type="string">
            <text:p>Россия, Иваново, улица Степана Халтурина, 6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29079" calcext:value-type="float">
            <text:p>57.029079</text:p>
          </table:table-cell>
          <table:table-cell office:value-type="float" office:value="40.986434" calcext:value-type="float">
            <text:p>40.986434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49.3" calcext:value-type="float">
            <text:p>49.3</text:p>
          </table:table-cell>
          <table:table-cell table:formula="of:=IF([.F186]&lt;[Лист2.$A$1];ROUND([.O186]/[Лист2.$C$1];2);IF([.F186]&lt;[Лист2.$A$2];ROUND([.O186]/[Лист2.$C$2];2);IF([.F186]&lt;[Лист2.$A$3];ROUND([.O186]/[Лист2.$C$3];2);IF([.F186]&lt;[Лист2.$A$4];ROUND([.O186]/[Лист2.$C$4];2);ROUND([.O186]/[Лист2.$C$5];2)))))" office:value-type="float" office:value="4.06" calcext:value-type="float">
            <text:p>4.06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08" calcext:value-type="float">
            <text:p>2008</text:p>
          </table:table-cell>
          <table:table-cell table:style-name="Default" table:formula="of:=[.S186]-YEAR([.E186])" office:value-type="float" office:value="3" calcext:value-type="float">
            <text:p>3</text:p>
          </table:table-cell>
          <table:table-cell table:formula="of:=2014-[.S186]" office:value-type="float" office:value="6" calcext:value-type="float">
            <text:p>6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10-02-21" calcext:value-type="date">
            <text:p>02/21/2010</text:p>
          </table:table-cell>
          <table:table-cell table:style-name="ce2" table:formula="of:=ROUND((DATE(2015;1;1)-[.E187])/365.25)" office:value-type="float" office:value="5" calcext:value-type="float">
            <text:p>5</text:p>
          </table:table-cell>
          <table:table-cell office:value-type="string" calcext:value-type="string">
            <text:p>Ул.Лежнивская, 122Б-23</text:p>
          </table:table-cell>
          <table:table-cell office:value-type="string" calcext:value-type="string">
            <text:p>Россия, Иваново, Лежневская улица, 122б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74572" calcext:value-type="float">
            <text:p>56.974572</text:p>
          </table:table-cell>
          <table:table-cell office:value-type="float" office:value="40.972034" calcext:value-type="float">
            <text:p>40.972034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40.5" calcext:value-type="float">
            <text:p>40.5</text:p>
          </table:table-cell>
          <table:table-cell table:formula="of:=IF([.F187]&lt;[Лист2.$A$1];ROUND([.O187]/[Лист2.$C$1];2);IF([.F187]&lt;[Лист2.$A$2];ROUND([.O187]/[Лист2.$C$2];2);IF([.F187]&lt;[Лист2.$A$3];ROUND([.O187]/[Лист2.$C$3];2);IF([.F187]&lt;[Лист2.$A$4];ROUND([.O187]/[Лист2.$C$4];2);ROUND([.O187]/[Лист2.$C$5];2)))))" office:value-type="float" office:value="3.91" calcext:value-type="float">
            <text:p>3.91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87]-YEAR([.E187])" office:value-type="float" office:value="4" calcext:value-type="float">
            <text:p>4</text:p>
          </table:table-cell>
          <table:table-cell table:formula="of:=2014-[.S187]" office:value-type="float" office:value="0" calcext:value-type="float">
            <text:p>0</text:p>
          </table:table-cell>
          <table:table-cell office:value-type="string" calcext:value-type="string">
            <text:p>Хронический интерстициальный нефрит, дисметаболический вариант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9-10-04" calcext:value-type="date">
            <text:p>10/04/2009</text:p>
          </table:table-cell>
          <table:table-cell table:style-name="ce2" table:formula="of:=ROUND((DATE(2015;1;1)-[.E188])/365.25)" office:value-type="float" office:value="5" calcext:value-type="float">
            <text:p>5</text:p>
          </table:table-cell>
          <table:table-cell office:value-type="string" calcext:value-type="string">
            <text:p>г. Иваново, Ул.Котовского, 25-78</text:p>
          </table:table-cell>
          <table:table-cell office:value-type="string" calcext:value-type="string">
            <text:p>Россия, Иваново, улица Котовского, 25</text:p>
          </table:table-cell>
          <table:table-cell office:value-type="string" calcext:value-type="string">
            <text:p>№ 10</text:p>
          </table:table-cell>
          <table:table-cell office:value-type="string" calcext:value-type="string">
            <text:p>ОНВС-2</text:p>
          </table:table-cell>
          <table:table-cell office:value-type="float" office:value="56.964647" calcext:value-type="float">
            <text:p>56.964647</text:p>
          </table:table-cell>
          <table:table-cell office:value-type="float" office:value="41.015432" calcext:value-type="float">
            <text:p>41.015432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48" calcext:value-type="float">
            <text:p>48</text:p>
          </table:table-cell>
          <table:table-cell table:formula="of:=IF([.F188]&lt;[Лист2.$A$1];ROUND([.O188]/[Лист2.$C$1];2);IF([.F188]&lt;[Лист2.$A$2];ROUND([.O188]/[Лист2.$C$2];2);IF([.F188]&lt;[Лист2.$A$3];ROUND([.O188]/[Лист2.$C$3];2);IF([.F188]&lt;[Лист2.$A$4];ROUND([.O188]/[Лист2.$C$4];2);ROUND([.O188]/[Лист2.$C$5];2)))))" office:value-type="float" office:value="4.64" calcext:value-type="float">
            <text:p>4.64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2" calcext:value-type="float">
            <text:p>2012</text:p>
          </table:table-cell>
          <table:table-cell table:style-name="Default" table:formula="of:=[.S188]-YEAR([.E188])" office:value-type="float" office:value="3" calcext:value-type="float">
            <text:p>3</text:p>
          </table:table-cell>
          <table:table-cell table:formula="of:=2014-[.S188]" office:value-type="float" office:value="2" calcext:value-type="float">
            <text:p>2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9-01-18" calcext:value-type="date">
            <text:p>01/18/2009</text:p>
          </table:table-cell>
          <table:table-cell table:style-name="ce2" table:formula="of:=ROUND((DATE(2015;1;1)-[.E189])/365.25)" office:value-type="float" office:value="6" calcext:value-type="float">
            <text:p>6</text:p>
          </table:table-cell>
          <table:table-cell office:value-type="string" calcext:value-type="string">
            <text:p>Южский р-н, с.Талицы, ул.Лежная, 21-4</text:p>
          </table:table-cell>
          <table:table-cell office:value-type="string" calcext:value-type="string">
            <text:p>Россия, Ивановская область, Южский район, село Талицы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52612" calcext:value-type="float">
            <text:p>56.52612</text:p>
          </table:table-cell>
          <table:table-cell office:value-type="float" office:value="42.332362" calcext:value-type="float">
            <text:p>42.332362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88.3" calcext:value-type="float">
            <text:p>88.3</text:p>
          </table:table-cell>
          <table:table-cell table:formula="of:=IF([.F189]&lt;[Лист2.$A$1];ROUND([.O189]/[Лист2.$C$1];2);IF([.F189]&lt;[Лист2.$A$2];ROUND([.O189]/[Лист2.$C$2];2);IF([.F189]&lt;[Лист2.$A$3];ROUND([.O189]/[Лист2.$C$3];2);IF([.F189]&lt;[Лист2.$A$4];ROUND([.O189]/[Лист2.$C$4];2);ROUND([.O189]/[Лист2.$C$5];2)))))" office:value-type="float" office:value="8.53" calcext:value-type="float">
            <text:p>8.53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89]-YEAR([.E189])" office:value-type="float" office:value="5" calcext:value-type="float">
            <text:p>5</text:p>
          </table:table-cell>
          <table:table-cell table:formula="of:=2014-[.S189]" office:value-type="float" office:value="0" calcext:value-type="float">
            <text:p>0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10-11-16" calcext:value-type="date">
            <text:p>11/16/2010</text:p>
          </table:table-cell>
          <table:table-cell table:style-name="ce2" table:formula="of:=ROUND((DATE(2015;1;1)-[.E190])/365.25)" office:value-type="float" office:value="4" calcext:value-type="float">
            <text:p>4</text:p>
          </table:table-cell>
          <table:table-cell office:value-type="string" calcext:value-type="string">
            <text:p>Г.Фурманов, ул.Автодора, 13</text:p>
          </table:table-cell>
          <table:table-cell office:value-type="string" calcext:value-type="string">
            <text:p>Россия, Ивановская область, Фурмановский район, город Фурманов, улица Автодора, 13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266494" calcext:value-type="float">
            <text:p>57.266494</text:p>
          </table:table-cell>
          <table:table-cell office:value-type="float" office:value="41.100323" calcext:value-type="float">
            <text:p>41.100323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43.2" calcext:value-type="float">
            <text:p>43.2</text:p>
          </table:table-cell>
          <table:table-cell table:formula="of:=IF([.F190]&lt;[Лист2.$A$1];ROUND([.O190]/[Лист2.$C$1];2);IF([.F190]&lt;[Лист2.$A$2];ROUND([.O190]/[Лист2.$C$2];2);IF([.F190]&lt;[Лист2.$A$3];ROUND([.O190]/[Лист2.$C$3];2);IF([.F190]&lt;[Лист2.$A$4];ROUND([.O190]/[Лист2.$C$4];2);ROUND([.O190]/[Лист2.$C$5];2)))))" office:value-type="float" office:value="4.17" calcext:value-type="float">
            <text:p>4.17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90]-YEAR([.E190])" office:value-type="float" office:value="4" calcext:value-type="float">
            <text:p>4</text:p>
          </table:table-cell>
          <table:table-cell table:formula="of:=2014-[.S190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8-12-03" calcext:value-type="date">
            <text:p>12/03/2008</text:p>
          </table:table-cell>
          <table:table-cell table:style-name="ce2" table:formula="of:=ROUND((DATE(2015;1;1)-[.E191])/365.25)" office:value-type="float" office:value="6" calcext:value-type="float">
            <text:p>6</text:p>
          </table:table-cell>
          <table:table-cell office:value-type="string" calcext:value-type="string">
            <text:p>Г.Вичуга, ул.1 Тезинская, 3-51</text:p>
          </table:table-cell>
          <table:table-cell office:value-type="string" calcext:value-type="string">
            <text:p>Россия, Ивановская область, Вичуга, 3-я Тезинская улица, 7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201632" calcext:value-type="float">
            <text:p>57.201632</text:p>
          </table:table-cell>
          <table:table-cell office:value-type="float" office:value="41.919209" calcext:value-type="float">
            <text:p>41.919209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71.7" calcext:value-type="float">
            <text:p>71.7</text:p>
          </table:table-cell>
          <table:table-cell table:formula="of:=IF([.F191]&lt;[Лист2.$A$1];ROUND([.O191]/[Лист2.$C$1];2);IF([.F191]&lt;[Лист2.$A$2];ROUND([.O191]/[Лист2.$C$2];2);IF([.F191]&lt;[Лист2.$A$3];ROUND([.O191]/[Лист2.$C$3];2);IF([.F191]&lt;[Лист2.$A$4];ROUND([.O191]/[Лист2.$C$4];2);ROUND([.O191]/[Лист2.$C$5];2)))))" office:value-type="float" office:value="6.93" calcext:value-type="float">
            <text:p>6.93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0" calcext:value-type="float">
            <text:p>2010</text:p>
          </table:table-cell>
          <table:table-cell table:style-name="Default" table:formula="of:=[.S191]-YEAR([.E191])" office:value-type="float" office:value="2" calcext:value-type="float">
            <text:p>2</text:p>
          </table:table-cell>
          <table:table-cell table:formula="of:=2014-[.S191]" office:value-type="float" office:value="4" calcext:value-type="float">
            <text:p>4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10-09-30" calcext:value-type="date">
            <text:p>09/30/2010</text:p>
          </table:table-cell>
          <table:table-cell table:style-name="ce2" table:formula="of:=ROUND((DATE(2015;1;1)-[.E192])/365.25)" office:value-type="float" office:value="4" calcext:value-type="float">
            <text:p>4</text:p>
          </table:table-cell>
          <table:table-cell office:value-type="string" calcext:value-type="string">
            <text:p>г. Иваново, Ул. Кавалерийская, 56-80</text:p>
          </table:table-cell>
          <table:table-cell office:value-type="string" calcext:value-type="string">
            <text:p>Россия, Иваново, Кавалерийская улица, 56</text:p>
          </table:table-cell>
          <table:table-cell office:value-type="string" calcext:value-type="string">
            <text:p>№ 10</text:p>
          </table:table-cell>
          <table:table-cell office:value-type="string" calcext:value-type="string">
            <text:p>ОНВС-2</text:p>
          </table:table-cell>
          <table:table-cell office:value-type="float" office:value="56.96129" calcext:value-type="float">
            <text:p>56.96129</text:p>
          </table:table-cell>
          <table:table-cell office:value-type="float" office:value="41.02022" calcext:value-type="float">
            <text:p>41.02022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26" calcext:value-type="float">
            <text:p>26</text:p>
          </table:table-cell>
          <table:table-cell table:formula="of:=IF([.F192]&lt;[Лист2.$A$1];ROUND([.O192]/[Лист2.$C$1];2);IF([.F192]&lt;[Лист2.$A$2];ROUND([.O192]/[Лист2.$C$2];2);IF([.F192]&lt;[Лист2.$A$3];ROUND([.O192]/[Лист2.$C$3];2);IF([.F192]&lt;[Лист2.$A$4];ROUND([.O192]/[Лист2.$C$4];2);ROUND([.O192]/[Лист2.$C$5];2)))))" office:value-type="float" office:value="2.51" calcext:value-type="float">
            <text:p>2.51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92]-YEAR([.E192])" office:value-type="float" office:value="4" calcext:value-type="float">
            <text:p>4</text:p>
          </table:table-cell>
          <table:table-cell table:formula="of:=2014-[.S192]" office:value-type="float" office:value="0" calcext:value-type="float">
            <text:p>0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2-06-18" calcext:value-type="date">
            <text:p>06/18/2002</text:p>
          </table:table-cell>
          <table:table-cell table:style-name="ce2" table:formula="of:=ROUND((DATE(2015;1;1)-[.E193])/365.25)" office:value-type="float" office:value="13" calcext:value-type="float">
            <text:p>13</text:p>
          </table:table-cell>
          <table:table-cell office:value-type="string" calcext:value-type="string">
            <text:p>г. Иваново, Ул.3 Первомайская, 3-48</text:p>
          </table:table-cell>
          <table:table-cell office:value-type="string" calcext:value-type="string">
            <text:p>Россия, Иваново, 3-я Первомайская улица, 3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8914" calcext:value-type="float">
            <text:p>56.98914</text:p>
          </table:table-cell>
          <table:table-cell office:value-type="float" office:value="40.96624" calcext:value-type="float">
            <text:p>40.96624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42.1" calcext:value-type="float">
            <text:p>42.1</text:p>
          </table:table-cell>
          <table:table-cell table:formula="of:=IF([.F193]&lt;[Лист2.$A$1];ROUND([.O193]/[Лист2.$C$1];2);IF([.F193]&lt;[Лист2.$A$2];ROUND([.O193]/[Лист2.$C$2];2);IF([.F193]&lt;[Лист2.$A$3];ROUND([.O193]/[Лист2.$C$3];2);IF([.F193]&lt;[Лист2.$A$4];ROUND([.O193]/[Лист2.$C$4];2);ROUND([.O193]/[Лист2.$C$5];2)))))" office:value-type="float" office:value="3.47" calcext:value-type="float">
            <text:p>3.47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да</text:p>
          </table:table-cell>
          <table:table-cell office:value-type="float" office:value="2008" calcext:value-type="float">
            <text:p>2008</text:p>
          </table:table-cell>
          <table:table-cell table:style-name="Default" table:formula="of:=[.S193]-YEAR([.E193])" office:value-type="float" office:value="6" calcext:value-type="float">
            <text:p>6</text:p>
          </table:table-cell>
          <table:table-cell table:formula="of:=2014-[.S193]" office:value-type="float" office:value="6" calcext:value-type="float">
            <text:p>6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1999-06-13" calcext:value-type="date">
            <text:p>06/13/1999</text:p>
          </table:table-cell>
          <table:table-cell table:style-name="ce2" table:formula="of:=ROUND((DATE(2015;1;1)-[.E194])/365.25)" office:value-type="float" office:value="16" calcext:value-type="float">
            <text:p>16</text:p>
          </table:table-cell>
          <table:table-cell office:value-type="string" calcext:value-type="string">
            <text:p>Гаврилово-Посадский р-н, Осановец, 49</text:p>
          </table:table-cell>
          <table:table-cell office:value-type="string" calcext:value-type="string">
            <text:p>Россия, Ивановская область, Гаврилово-Посадский район, село Осановец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561537" calcext:value-type="float">
            <text:p>56.561537</text:p>
          </table:table-cell>
          <table:table-cell office:value-type="float" office:value="39.989224" calcext:value-type="float">
            <text:p>39.989224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80" calcext:value-type="float">
            <text:p>80</text:p>
          </table:table-cell>
          <table:table-cell table:formula="of:=IF([.F194]&lt;[Лист2.$A$1];ROUND([.O194]/[Лист2.$C$1];2);IF([.F194]&lt;[Лист2.$A$2];ROUND([.O194]/[Лист2.$C$2];2);IF([.F194]&lt;[Лист2.$A$3];ROUND([.O194]/[Лист2.$C$3];2);IF([.F194]&lt;[Лист2.$A$4];ROUND([.O194]/[Лист2.$C$4];2);ROUND([.O194]/[Лист2.$C$5];2)))))" office:value-type="float" office:value="2.54" calcext:value-type="float">
            <text:p>2.54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10" calcext:value-type="float">
            <text:p>2010</text:p>
          </table:table-cell>
          <table:table-cell table:style-name="Default" table:formula="of:=[.S194]-YEAR([.E194])" office:value-type="float" office:value="11" calcext:value-type="float">
            <text:p>11</text:p>
          </table:table-cell>
          <table:table-cell table:formula="of:=2014-[.S194]" office:value-type="float" office:value="4" calcext:value-type="float">
            <text:p>4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3-11-28" calcext:value-type="date">
            <text:p>11/28/2003</text:p>
          </table:table-cell>
          <table:table-cell table:style-name="ce2" table:formula="of:=ROUND((DATE(2015;1;1)-[.E195])/365.25)" office:value-type="float" office:value="11" calcext:value-type="float">
            <text:p>11</text:p>
          </table:table-cell>
          <table:table-cell office:value-type="string" calcext:value-type="string">
            <text:p>Фурмановский р-н, д.Панина, 46</text:p>
          </table:table-cell>
          <table:table-cell office:value-type="string" calcext:value-type="string">
            <text:p>Россия, Ивановская область, Фурмановский район, деревня Панино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288467" calcext:value-type="float">
            <text:p>57.288467</text:p>
          </table:table-cell>
          <table:table-cell office:value-type="float" office:value="41.105111" calcext:value-type="float">
            <text:p>41.105111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40" calcext:value-type="float">
            <text:p>40</text:p>
          </table:table-cell>
          <table:table-cell table:formula="of:=IF([.F195]&lt;[Лист2.$A$1];ROUND([.O195]/[Лист2.$C$1];2);IF([.F195]&lt;[Лист2.$A$2];ROUND([.O195]/[Лист2.$C$2];2);IF([.F195]&lt;[Лист2.$A$3];ROUND([.O195]/[Лист2.$C$3];2);IF([.F195]&lt;[Лист2.$A$4];ROUND([.O195]/[Лист2.$C$4];2);ROUND([.O195]/[Лист2.$C$5];2)))))" office:value-type="float" office:value="3.3" calcext:value-type="float">
            <text:p>3.3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08" calcext:value-type="float">
            <text:p>2008</text:p>
          </table:table-cell>
          <table:table-cell table:style-name="Default" table:formula="of:=[.S195]-YEAR([.E195])" office:value-type="float" office:value="5" calcext:value-type="float">
            <text:p>5</text:p>
          </table:table-cell>
          <table:table-cell table:formula="of:=2014-[.S195]" office:value-type="float" office:value="6" calcext:value-type="float">
            <text:p>6</text:p>
          </table:table-cell>
          <table:table-cell office:value-type="string" calcext:value-type="string">
            <text:p>Хронический интерстициальный нефрит, дисметаболический вариант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1-07-21" calcext:value-type="date">
            <text:p>07/21/2001</text:p>
          </table:table-cell>
          <table:table-cell table:style-name="ce2" table:formula="of:=ROUND((DATE(2015;1;1)-[.E196])/365.25)" office:value-type="float" office:value="13" calcext:value-type="float">
            <text:p>13</text:p>
          </table:table-cell>
          <table:table-cell office:value-type="string" calcext:value-type="string">
            <text:p>Г.Вичуга, ул.Ленинградская, 29-23</text:p>
          </table:table-cell>
          <table:table-cell office:value-type="string" calcext:value-type="string">
            <text:p>Россия, Ивановская область, Вичуга, Ленинградская улица, 2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20346" calcext:value-type="float">
            <text:p>57.20346</text:p>
          </table:table-cell>
          <table:table-cell office:value-type="float" office:value="41.91355" calcext:value-type="float">
            <text:p>41.91355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69.4" calcext:value-type="float">
            <text:p>69.4</text:p>
          </table:table-cell>
          <table:table-cell table:formula="of:=IF([.F196]&lt;[Лист2.$A$1];ROUND([.O196]/[Лист2.$C$1];2);IF([.F196]&lt;[Лист2.$A$2];ROUND([.O196]/[Лист2.$C$2];2);IF([.F196]&lt;[Лист2.$A$3];ROUND([.O196]/[Лист2.$C$3];2);IF([.F196]&lt;[Лист2.$A$4];ROUND([.O196]/[Лист2.$C$4];2);ROUND([.O196]/[Лист2.$C$5];2)))))" office:value-type="float" office:value="5.72" calcext:value-type="float">
            <text:p>5.72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09" calcext:value-type="float">
            <text:p>2009</text:p>
          </table:table-cell>
          <table:table-cell table:style-name="Default" table:formula="of:=[.S196]-YEAR([.E196])" office:value-type="float" office:value="8" calcext:value-type="float">
            <text:p>8</text:p>
          </table:table-cell>
          <table:table-cell table:formula="of:=2014-[.S196]" office:value-type="float" office:value="5" calcext:value-type="float">
            <text:p>5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1-12-27" calcext:value-type="date">
            <text:p>12/27/2001</text:p>
          </table:table-cell>
          <table:table-cell table:style-name="ce2" table:formula="of:=ROUND((DATE(2015;1;1)-[.E197])/365.25)" office:value-type="float" office:value="13" calcext:value-type="float">
            <text:p>13</text:p>
          </table:table-cell>
          <table:table-cell office:value-type="string" calcext:value-type="string">
            <text:p>Г.Фурманов, ул.Ивановская, 54</text:p>
          </table:table-cell>
          <table:table-cell office:value-type="string" calcext:value-type="string">
            <text:p>Россия, Ивановская область, Фурмановский район, город Фурманов, Ивановская улица, 54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241883" calcext:value-type="float">
            <text:p>57.241883</text:p>
          </table:table-cell>
          <table:table-cell office:value-type="float" office:value="41.096155" calcext:value-type="float">
            <text:p>41.096155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60.4" calcext:value-type="float">
            <text:p>60.4</text:p>
          </table:table-cell>
          <table:table-cell table:formula="of:=IF([.F197]&lt;[Лист2.$A$1];ROUND([.O197]/[Лист2.$C$1];2);IF([.F197]&lt;[Лист2.$A$2];ROUND([.O197]/[Лист2.$C$2];2);IF([.F197]&lt;[Лист2.$A$3];ROUND([.O197]/[Лист2.$C$3];2);IF([.F197]&lt;[Лист2.$A$4];ROUND([.O197]/[Лист2.$C$4];2);ROUND([.O197]/[Лист2.$C$5];2)))))" office:value-type="float" office:value="4.98" calcext:value-type="float">
            <text:p>4.98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02" calcext:value-type="float">
            <text:p>2002</text:p>
          </table:table-cell>
          <table:table-cell table:style-name="Default" table:formula="of:=[.S197]-YEAR([.E197])" office:value-type="float" office:value="1" calcext:value-type="float">
            <text:p>1</text:p>
          </table:table-cell>
          <table:table-cell table:formula="of:=2014-[.S197]" office:value-type="float" office:value="12" calcext:value-type="float">
            <text:p>12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1-10-11" calcext:value-type="date">
            <text:p>10/11/2001</text:p>
          </table:table-cell>
          <table:table-cell table:style-name="ce2" table:formula="of:=ROUND((DATE(2015;1;1)-[.E198])/365.25)" office:value-type="float" office:value="13" calcext:value-type="float">
            <text:p>13</text:p>
          </table:table-cell>
          <table:table-cell office:value-type="string" calcext:value-type="string">
            <text:p>Кинешенский р-н, п.Новолаки, ул.12 Декабря, 51</text:p>
          </table:table-cell>
          <table:table-cell office:value-type="string" calcext:value-type="string">
            <text:p>Россия, Ивановская область, Кинешемский район, Наволоки, улица 12 Декабря, 5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459382" calcext:value-type="float">
            <text:p>57.459382</text:p>
          </table:table-cell>
          <table:table-cell office:value-type="float" office:value="41.947802" calcext:value-type="float">
            <text:p>41.947802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107.5" calcext:value-type="float">
            <text:p>107.5</text:p>
          </table:table-cell>
          <table:table-cell table:formula="of:=IF([.F198]&lt;[Лист2.$A$1];ROUND([.O198]/[Лист2.$C$1];2);IF([.F198]&lt;[Лист2.$A$2];ROUND([.O198]/[Лист2.$C$2];2);IF([.F198]&lt;[Лист2.$A$3];ROUND([.O198]/[Лист2.$C$3];2);IF([.F198]&lt;[Лист2.$A$4];ROUND([.O198]/[Лист2.$C$4];2);ROUND([.O198]/[Лист2.$C$5];2)))))" office:value-type="float" office:value="8.86" calcext:value-type="float">
            <text:p>8.86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198]-YEAR([.E198])" office:value-type="float" office:value="13" calcext:value-type="float">
            <text:p>13</text:p>
          </table:table-cell>
          <table:table-cell table:formula="of:=2014-[.S198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5-03-28" calcext:value-type="date">
            <text:p>03/28/2005</text:p>
          </table:table-cell>
          <table:table-cell table:style-name="ce2" table:formula="of:=ROUND((DATE(2015;1;1)-[.E199])/365.25)" office:value-type="float" office:value="10" calcext:value-type="float">
            <text:p>10</text:p>
          </table:table-cell>
          <table:table-cell office:value-type="string" calcext:value-type="string">
            <text:p>Ул.Лежневская, 211В-91</text:p>
          </table:table-cell>
          <table:table-cell office:value-type="string" calcext:value-type="string">
            <text:p>Россия, Иваново, Лежневская улица, 211в</text:p>
          </table:table-cell>
          <table:table-cell office:value-type="string" calcext:value-type="string">
            <text:p>№ 7</text:p>
          </table:table-cell>
          <table:table-cell office:value-type="string" calcext:value-type="string">
            <text:p>ОНВС-2</text:p>
          </table:table-cell>
          <table:table-cell office:value-type="float" office:value="56.954954" calcext:value-type="float">
            <text:p>56.954954</text:p>
          </table:table-cell>
          <table:table-cell office:value-type="float" office:value="40.978574" calcext:value-type="float">
            <text:p>40.978574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86.4" calcext:value-type="float">
            <text:p>86.4</text:p>
          </table:table-cell>
          <table:table-cell table:formula="of:=IF([.F199]&lt;[Лист2.$A$1];ROUND([.O199]/[Лист2.$C$1];2);IF([.F199]&lt;[Лист2.$A$2];ROUND([.O199]/[Лист2.$C$2];2);IF([.F199]&lt;[Лист2.$A$3];ROUND([.O199]/[Лист2.$C$3];2);IF([.F199]&lt;[Лист2.$A$4];ROUND([.O199]/[Лист2.$C$4];2);ROUND([.O199]/[Лист2.$C$5];2)))))" office:value-type="float" office:value="7.12" calcext:value-type="float">
            <text:p>7.12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08" calcext:value-type="float">
            <text:p>2008</text:p>
          </table:table-cell>
          <table:table-cell table:style-name="Default" table:formula="of:=[.S199]-YEAR([.E199])" office:value-type="float" office:value="3" calcext:value-type="float">
            <text:p>3</text:p>
          </table:table-cell>
          <table:table-cell table:formula="of:=2014-[.S199]" office:value-type="float" office:value="6" calcext:value-type="float">
            <text:p>6</text:p>
          </table:table-cell>
          <table:table-cell office:value-type="string" calcext:value-type="string">
            <text:p>Хронический интерстициальный нефрит, дисметаболический вариант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0-01-15" calcext:value-type="date">
            <text:p>01/15/2000</text:p>
          </table:table-cell>
          <table:table-cell table:style-name="ce2" table:formula="of:=ROUND((DATE(2015;1;1)-[.E200])/365.25)" office:value-type="float" office:value="15" calcext:value-type="float">
            <text:p>15</text:p>
          </table:table-cell>
          <table:table-cell office:value-type="string" calcext:value-type="string">
            <text:p>Шереметевский пр, 91-76</text:p>
          </table:table-cell>
          <table:table-cell office:value-type="string" calcext:value-type="string">
            <text:p>Россия, Иваново, Шереметевский проспект, 91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0823" calcext:value-type="float">
            <text:p>57.00823</text:p>
          </table:table-cell>
          <table:table-cell office:value-type="float" office:value="40.98594" calcext:value-type="float">
            <text:p>40.98594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26.8" calcext:value-type="float">
            <text:p>26.8</text:p>
          </table:table-cell>
          <table:table-cell table:formula="of:=IF([.F200]&lt;[Лист2.$A$1];ROUND([.O200]/[Лист2.$C$1];2);IF([.F200]&lt;[Лист2.$A$2];ROUND([.O200]/[Лист2.$C$2];2);IF([.F200]&lt;[Лист2.$A$3];ROUND([.O200]/[Лист2.$C$3];2);IF([.F200]&lt;[Лист2.$A$4];ROUND([.O200]/[Лист2.$C$4];2);ROUND([.O200]/[Лист2.$C$5];2)))))" office:value-type="float" office:value="0.85" calcext:value-type="float">
            <text:p>0.85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200]-YEAR([.E200])" office:value-type="float" office:value="14" calcext:value-type="float">
            <text:p>14</text:p>
          </table:table-cell>
          <table:table-cell table:formula="of:=2014-[.S200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6-04-10" calcext:value-type="date">
            <text:p>04/10/2006</text:p>
          </table:table-cell>
          <table:table-cell table:style-name="ce2" table:formula="of:=ROUND((DATE(2015;1;1)-[.E201])/365.25)" office:value-type="float" office:value="9" calcext:value-type="float">
            <text:p>9</text:p>
          </table:table-cell>
          <table:table-cell office:value-type="string" calcext:value-type="string">
            <text:p>Г.Вичуга, пер.Крульский, 75</text:p>
          </table:table-cell>
          <table:table-cell office:value-type="string" calcext:value-type="string">
            <text:p>Россия, Ивановская область, Вичуга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215286" calcext:value-type="float">
            <text:p>57.215286</text:p>
          </table:table-cell>
          <table:table-cell office:value-type="float" office:value="41.939304" calcext:value-type="float">
            <text:p>41.939304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60.4" calcext:value-type="float">
            <text:p>60.4</text:p>
          </table:table-cell>
          <table:table-cell table:formula="of:=IF([.F201]&lt;[Лист2.$A$1];ROUND([.O201]/[Лист2.$C$1];2);IF([.F201]&lt;[Лист2.$A$2];ROUND([.O201]/[Лист2.$C$2];2);IF([.F201]&lt;[Лист2.$A$3];ROUND([.O201]/[Лист2.$C$3];2);IF([.F201]&lt;[Лист2.$A$4];ROUND([.O201]/[Лист2.$C$4];2);ROUND([.O201]/[Лист2.$C$5];2)))))" office:value-type="float" office:value="4.98" calcext:value-type="float">
            <text:p>4.98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06" calcext:value-type="float">
            <text:p>2006</text:p>
          </table:table-cell>
          <table:table-cell table:style-name="Default" table:formula="of:=[.S201]-YEAR([.E201])" office:value-type="float" office:value="0" calcext:value-type="float">
            <text:p>0</text:p>
          </table:table-cell>
          <table:table-cell table:formula="of:=2014-[.S201]" office:value-type="float" office:value="8" calcext:value-type="float">
            <text:p>8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5-05-10" calcext:value-type="date">
            <text:p>05/10/2005</text:p>
          </table:table-cell>
          <table:table-cell table:style-name="ce2" table:formula="of:=ROUND((DATE(2015;1;1)-[.E202])/365.25)" office:value-type="float" office:value="10" calcext:value-type="float">
            <text:p>10</text:p>
          </table:table-cell>
          <table:table-cell office:value-type="string" calcext:value-type="string">
            <text:p>Ивановский район, п. Верхний Ландех, ул.Октябрьская, 11</text:p>
          </table:table-cell>
          <table:table-cell office:value-type="string" calcext:value-type="string">
            <text:p>Россия, Челябинская область, Катав-Ивановский район, Юрюзань, Октябрьская улица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4.85774" calcext:value-type="float">
            <text:p>54.85774</text:p>
          </table:table-cell>
          <table:table-cell office:value-type="float" office:value="58.439335" calcext:value-type="float">
            <text:p>58.439335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20" calcext:value-type="float">
            <text:p>20</text:p>
          </table:table-cell>
          <table:table-cell table:formula="of:=IF([.F202]&lt;[Лист2.$A$1];ROUND([.O202]/[Лист2.$C$1];2);IF([.F202]&lt;[Лист2.$A$2];ROUND([.O202]/[Лист2.$C$2];2);IF([.F202]&lt;[Лист2.$A$3];ROUND([.O202]/[Лист2.$C$3];2);IF([.F202]&lt;[Лист2.$A$4];ROUND([.O202]/[Лист2.$C$4];2);ROUND([.O202]/[Лист2.$C$5];2)))))" office:value-type="float" office:value="1.65" calcext:value-type="float">
            <text:p>1.65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06" calcext:value-type="float">
            <text:p>2006</text:p>
          </table:table-cell>
          <table:table-cell table:style-name="Default" table:formula="of:=[.S202]-YEAR([.E202])" office:value-type="float" office:value="1" calcext:value-type="float">
            <text:p>1</text:p>
          </table:table-cell>
          <table:table-cell table:formula="of:=2014-[.S202]" office:value-type="float" office:value="8" calcext:value-type="float">
            <text:p>8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4-01-12" calcext:value-type="date">
            <text:p>01/12/2004</text:p>
          </table:table-cell>
          <table:table-cell table:style-name="ce2" table:formula="of:=ROUND((DATE(2015;1;1)-[.E203])/365.25)" office:value-type="float" office:value="11" calcext:value-type="float">
            <text:p>11</text:p>
          </table:table-cell>
          <table:table-cell office:value-type="string" calcext:value-type="string">
            <text:p>Г.Приволжск, ул.Ингарь,5</text:p>
          </table:table-cell>
          <table:table-cell office:value-type="string" calcext:value-type="string">
            <text:p>Россия, Ивановская область, Приволжск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380662" calcext:value-type="float">
            <text:p>57.380662</text:p>
          </table:table-cell>
          <table:table-cell office:value-type="float" office:value="41.28083" calcext:value-type="float">
            <text:p>41.28083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31.9" calcext:value-type="float">
            <text:p>31.9</text:p>
          </table:table-cell>
          <table:table-cell table:formula="of:=IF([.F203]&lt;[Лист2.$A$1];ROUND([.O203]/[Лист2.$C$1];2);IF([.F203]&lt;[Лист2.$A$2];ROUND([.O203]/[Лист2.$C$2];2);IF([.F203]&lt;[Лист2.$A$3];ROUND([.O203]/[Лист2.$C$3];2);IF([.F203]&lt;[Лист2.$A$4];ROUND([.O203]/[Лист2.$C$4];2);ROUND([.O203]/[Лист2.$C$5];2)))))" office:value-type="float" office:value="2.63" calcext:value-type="float">
            <text:p>2.63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06" calcext:value-type="float">
            <text:p>2006</text:p>
          </table:table-cell>
          <table:table-cell table:style-name="Default" table:formula="of:=[.S203]-YEAR([.E203])" office:value-type="float" office:value="2" calcext:value-type="float">
            <text:p>2</text:p>
          </table:table-cell>
          <table:table-cell table:formula="of:=2014-[.S203]" office:value-type="float" office:value="8" calcext:value-type="float">
            <text:p>8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0-10-23" calcext:value-type="date">
            <text:p>10/23/2000</text:p>
          </table:table-cell>
          <table:table-cell table:style-name="ce2" table:formula="of:=ROUND((DATE(2015;1;1)-[.E204])/365.25)" office:value-type="float" office:value="14" calcext:value-type="float">
            <text:p>14</text:p>
          </table:table-cell>
          <table:table-cell office:value-type="string" calcext:value-type="string">
            <text:p>п.Лежнево, Дзержинского, 11</text:p>
          </table:table-cell>
          <table:table-cell office:value-type="string" calcext:value-type="string">
            <text:p>Россия, Ивановская область, Лежневский район, поселок Лежнево, улица Дзержинского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764491" calcext:value-type="float">
            <text:p>56.764491</text:p>
          </table:table-cell>
          <table:table-cell office:value-type="float" office:value="40.893045" calcext:value-type="float">
            <text:p>40.893045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51.7" calcext:value-type="float">
            <text:p>51.7</text:p>
          </table:table-cell>
          <table:table-cell table:formula="of:=IF([.F204]&lt;[Лист2.$A$1];ROUND([.O204]/[Лист2.$C$1];2);IF([.F204]&lt;[Лист2.$A$2];ROUND([.O204]/[Лист2.$C$2];2);IF([.F204]&lt;[Лист2.$A$3];ROUND([.O204]/[Лист2.$C$3];2);IF([.F204]&lt;[Лист2.$A$4];ROUND([.O204]/[Лист2.$C$4];2);ROUND([.O204]/[Лист2.$C$5];2)))))" office:value-type="float" office:value="1.64" calcext:value-type="float">
            <text:p>1.64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01" calcext:value-type="float">
            <text:p>2001</text:p>
          </table:table-cell>
          <table:table-cell table:style-name="Default" table:formula="of:=[.S204]-YEAR([.E204])" office:value-type="float" office:value="1" calcext:value-type="float">
            <text:p>1</text:p>
          </table:table-cell>
          <table:table-cell table:formula="of:=2014-[.S204]" office:value-type="float" office:value="13" calcext:value-type="float">
            <text:p>13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8-04-09" calcext:value-type="date">
            <text:p>04/09/2008</text:p>
          </table:table-cell>
          <table:table-cell table:style-name="ce2" table:formula="of:=ROUND((DATE(2015;1;1)-[.E205])/365.25)" office:value-type="float" office:value="7" calcext:value-type="float">
            <text:p>7</text:p>
          </table:table-cell>
          <table:table-cell office:value-type="string" calcext:value-type="string">
            <text:p>г. Иваново, Ул.Революционная, 8-156</text:p>
          </table:table-cell>
          <table:table-cell office:value-type="string" calcext:value-type="string">
            <text:p>Россия, Иваново, Революционная улица, 8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29833" calcext:value-type="float">
            <text:p>57.029833</text:p>
          </table:table-cell>
          <table:table-cell office:value-type="float" office:value="40.926696" calcext:value-type="float">
            <text:p>40.926696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43.8" calcext:value-type="float">
            <text:p>43.8</text:p>
          </table:table-cell>
          <table:table-cell table:formula="of:=IF([.F205]&lt;[Лист2.$A$1];ROUND([.O205]/[Лист2.$C$1];2);IF([.F205]&lt;[Лист2.$A$2];ROUND([.O205]/[Лист2.$C$2];2);IF([.F205]&lt;[Лист2.$A$3];ROUND([.O205]/[Лист2.$C$3];2);IF([.F205]&lt;[Лист2.$A$4];ROUND([.O205]/[Лист2.$C$4];2);ROUND([.O205]/[Лист2.$C$5];2)))))" office:value-type="float" office:value="3.61" calcext:value-type="float">
            <text:p>3.61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205]-YEAR([.E205])" office:value-type="float" office:value="6" calcext:value-type="float">
            <text:p>6</text:p>
          </table:table-cell>
          <table:table-cell table:formula="of:=2014-[.S205]" office:value-type="float" office:value="0" calcext:value-type="float">
            <text:p>0</text:p>
          </table:table-cell>
          <table:table-cell office:value-type="string" calcext:value-type="string">
            <text:p>Хронический гломерулонефрит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1-08-01" calcext:value-type="date">
            <text:p>08/01/2001</text:p>
          </table:table-cell>
          <table:table-cell table:style-name="ce2" table:formula="of:=ROUND((DATE(2015;1;1)-[.E206])/365.25)" office:value-type="float" office:value="13" calcext:value-type="float">
            <text:p>13</text:p>
          </table:table-cell>
          <table:table-cell office:value-type="string" calcext:value-type="string">
            <text:p>Г.Кохма, ул.Лакина,62</text:p>
          </table:table-cell>
          <table:table-cell office:value-type="string" calcext:value-type="string">
            <text:p>Россия, Ивановская область, Кохма, улица Лакина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921199" calcext:value-type="float">
            <text:p>56.921199</text:p>
          </table:table-cell>
          <table:table-cell office:value-type="float" office:value="41.099101" calcext:value-type="float">
            <text:p>41.099101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56" calcext:value-type="float">
            <text:p>56</text:p>
          </table:table-cell>
          <table:table-cell table:formula="of:=IF([.F206]&lt;[Лист2.$A$1];ROUND([.O206]/[Лист2.$C$1];2);IF([.F206]&lt;[Лист2.$A$2];ROUND([.O206]/[Лист2.$C$2];2);IF([.F206]&lt;[Лист2.$A$3];ROUND([.O206]/[Лист2.$C$3];2);IF([.F206]&lt;[Лист2.$A$4];ROUND([.O206]/[Лист2.$C$4];2);ROUND([.O206]/[Лист2.$C$5];2)))))" office:value-type="float" office:value="4.62" calcext:value-type="float">
            <text:p>4.62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да</text:p>
          </table:table-cell>
          <table:table-cell office:value-type="float" office:value="2004" calcext:value-type="float">
            <text:p>2004</text:p>
          </table:table-cell>
          <table:table-cell table:style-name="Default" table:formula="of:=[.S206]-YEAR([.E206])" office:value-type="float" office:value="3" calcext:value-type="float">
            <text:p>3</text:p>
          </table:table-cell>
          <table:table-cell table:formula="of:=2014-[.S206]" office:value-type="float" office:value="10" calcext:value-type="float">
            <text:p>10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9-11-19" calcext:value-type="date">
            <text:p>11/19/2009</text:p>
          </table:table-cell>
          <table:table-cell table:style-name="ce2" table:formula="of:=ROUND((DATE(2015;1;1)-[.E207])/365.25)" office:value-type="float" office:value="5" calcext:value-type="float">
            <text:p>5</text:p>
          </table:table-cell>
          <table:table-cell office:value-type="string" calcext:value-type="string">
            <text:p>Г.Заволжск, ул.Терума, 8-32</text:p>
          </table:table-cell>
          <table:table-cell office:value-type="string" calcext:value-type="string">
            <text:p>Россия, Ивановская область, Заволжск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491737" calcext:value-type="float">
            <text:p>57.491737</text:p>
          </table:table-cell>
          <table:table-cell office:value-type="float" office:value="42.137491" calcext:value-type="float">
            <text:p>42.137491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43.5" calcext:value-type="float">
            <text:p>43.5</text:p>
          </table:table-cell>
          <table:table-cell table:formula="of:=IF([.F207]&lt;[Лист2.$A$1];ROUND([.O207]/[Лист2.$C$1];2);IF([.F207]&lt;[Лист2.$A$2];ROUND([.O207]/[Лист2.$C$2];2);IF([.F207]&lt;[Лист2.$A$3];ROUND([.O207]/[Лист2.$C$3];2);IF([.F207]&lt;[Лист2.$A$4];ROUND([.O207]/[Лист2.$C$4];2);ROUND([.O207]/[Лист2.$C$5];2)))))" office:value-type="float" office:value="4.2" calcext:value-type="float">
            <text:p>4.2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207]-YEAR([.E207])" office:value-type="float" office:value="4" calcext:value-type="float">
            <text:p>4</text:p>
          </table:table-cell>
          <table:table-cell table:formula="of:=2014-[.S207]" office:value-type="float" office:value="1" calcext:value-type="float">
            <text:p>1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1999-10-09" calcext:value-type="date">
            <text:p>10/09/1999</text:p>
          </table:table-cell>
          <table:table-cell table:style-name="ce2" table:formula="of:=ROUND((DATE(2015;1;1)-[.E208])/365.25)" office:value-type="float" office:value="15" calcext:value-type="float">
            <text:p>15</text:p>
          </table:table-cell>
          <table:table-cell office:value-type="string" calcext:value-type="string">
            <text:p>Лежневский р-н, с.Горны, ул.2 Линия, 6</text:p>
          </table:table-cell>
          <table:table-cell office:value-type="string" calcext:value-type="string">
            <text:p>Россия, Ивановская область, Лежневский район, поселок Лежнево, 2-я Кооперативная улица, 1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770011" calcext:value-type="float">
            <text:p>56.770011</text:p>
          </table:table-cell>
          <table:table-cell office:value-type="float" office:value="40.907167" calcext:value-type="float">
            <text:p>40.907167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56" calcext:value-type="float">
            <text:p>56</text:p>
          </table:table-cell>
          <table:table-cell table:formula="of:=IF([.F208]&lt;[Лист2.$A$1];ROUND([.O208]/[Лист2.$C$1];2);IF([.F208]&lt;[Лист2.$A$2];ROUND([.O208]/[Лист2.$C$2];2);IF([.F208]&lt;[Лист2.$A$3];ROUND([.O208]/[Лист2.$C$3];2);IF([.F208]&lt;[Лист2.$A$4];ROUND([.O208]/[Лист2.$C$4];2);ROUND([.O208]/[Лист2.$C$5];2)))))" office:value-type="float" office:value="1.78" calcext:value-type="float">
            <text:p>1.78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208]-YEAR([.E208])" office:value-type="float" office:value="15" calcext:value-type="float">
            <text:p>15</text:p>
          </table:table-cell>
          <table:table-cell table:formula="of:=2014-[.S208]" office:value-type="float" office:value="0" calcext:value-type="float">
            <text:p>0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2-05-29" calcext:value-type="date">
            <text:p>05/29/2002</text:p>
          </table:table-cell>
          <table:table-cell table:style-name="ce2" table:formula="of:=ROUND((DATE(2015;1;1)-[.E209])/365.25)" office:value-type="float" office:value="13" calcext:value-type="float">
            <text:p>13</text:p>
          </table:table-cell>
          <table:table-cell office:value-type="string" calcext:value-type="string">
            <text:p>Гав-Посад, ул.Калинина,25</text:p>
          </table:table-cell>
          <table:table-cell office:value-type="string" calcext:value-type="string">
            <text:p>Россия, Ивановская область, Гаврилов Посад, улица Калинина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551105" calcext:value-type="float">
            <text:p>56.551105</text:p>
          </table:table-cell>
          <table:table-cell office:value-type="float" office:value="40.121698" calcext:value-type="float">
            <text:p>40.121698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47.5" calcext:value-type="float">
            <text:p>47.5</text:p>
          </table:table-cell>
          <table:table-cell table:formula="of:=IF([.F209]&lt;[Лист2.$A$1];ROUND([.O209]/[Лист2.$C$1];2);IF([.F209]&lt;[Лист2.$A$2];ROUND([.O209]/[Лист2.$C$2];2);IF([.F209]&lt;[Лист2.$A$3];ROUND([.O209]/[Лист2.$C$3];2);IF([.F209]&lt;[Лист2.$A$4];ROUND([.O209]/[Лист2.$C$4];2);ROUND([.O209]/[Лист2.$C$5];2)))))" office:value-type="float" office:value="3.92" calcext:value-type="float">
            <text:p>3.92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09" calcext:value-type="float">
            <text:p>2009</text:p>
          </table:table-cell>
          <table:table-cell table:style-name="Default" table:formula="of:=[.S209]-YEAR([.E209])" office:value-type="float" office:value="7" calcext:value-type="float">
            <text:p>7</text:p>
          </table:table-cell>
          <table:table-cell table:formula="of:=2014-[.S209]" office:value-type="float" office:value="5" calcext:value-type="float">
            <text:p>5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5-08-15" calcext:value-type="date">
            <text:p>08/15/2005</text:p>
          </table:table-cell>
          <table:table-cell table:style-name="ce2" table:formula="of:=ROUND((DATE(2015;1;1)-[.E210])/365.25)" office:value-type="float" office:value="9" calcext:value-type="float">
            <text:p>9</text:p>
          </table:table-cell>
          <table:table-cell office:value-type="string" calcext:value-type="string">
            <text:p>Ул.Лежневская, 205</text:p>
          </table:table-cell>
          <table:table-cell office:value-type="string" calcext:value-type="string">
            <text:p>Россия, Иваново, Лежневская улица, 205</text:p>
          </table:table-cell>
          <table:table-cell office:value-type="string" calcext:value-type="string">
            <text:p>№ 7</text:p>
          </table:table-cell>
          <table:table-cell office:value-type="string" calcext:value-type="string">
            <text:p>ОНВС-2</text:p>
          </table:table-cell>
          <table:table-cell office:value-type="float" office:value="56.955784" calcext:value-type="float">
            <text:p>56.955784</text:p>
          </table:table-cell>
          <table:table-cell office:value-type="float" office:value="40.976921" calcext:value-type="float">
            <text:p>40.976921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40" calcext:value-type="float">
            <text:p>40</text:p>
          </table:table-cell>
          <table:table-cell table:formula="of:=IF([.F210]&lt;[Лист2.$A$1];ROUND([.O210]/[Лист2.$C$1];2);IF([.F210]&lt;[Лист2.$A$2];ROUND([.O210]/[Лист2.$C$2];2);IF([.F210]&lt;[Лист2.$A$3];ROUND([.O210]/[Лист2.$C$3];2);IF([.F210]&lt;[Лист2.$A$4];ROUND([.O210]/[Лист2.$C$4];2);ROUND([.O210]/[Лист2.$C$5];2)))))" office:value-type="float" office:value="3.3" calcext:value-type="float">
            <text:p>3.3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210]-YEAR([.E210])" office:value-type="float" office:value="8" calcext:value-type="float">
            <text:p>8</text:p>
          </table:table-cell>
          <table:table-cell table:formula="of:=2014-[.S210]" office:value-type="float" office:value="1" calcext:value-type="float">
            <text:p>1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5-06-20" calcext:value-type="date">
            <text:p>06/20/2005</text:p>
          </table:table-cell>
          <table:table-cell table:style-name="ce2" table:formula="of:=ROUND((DATE(2015;1;1)-[.E211])/365.25)" office:value-type="float" office:value="10" calcext:value-type="float">
            <text:p>10</text:p>
          </table:table-cell>
          <table:table-cell office:value-type="string" calcext:value-type="string">
            <text:p>Палехский р-н, с.Майданово, ул.Заводская, 23-8</text:p>
          </table:table-cell>
          <table:table-cell office:value-type="string" calcext:value-type="string">
            <text:p>Россия, Ивановская область, Палехский район, поселок Майдаково, Заводская улица, 23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900943" calcext:value-type="float">
            <text:p>56.900943</text:p>
          </table:table-cell>
          <table:table-cell office:value-type="float" office:value="41.809435" calcext:value-type="float">
            <text:p>41.809435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38" calcext:value-type="float">
            <text:p>38</text:p>
          </table:table-cell>
          <table:table-cell table:formula="of:=IF([.F211]&lt;[Лист2.$A$1];ROUND([.O211]/[Лист2.$C$1];2);IF([.F211]&lt;[Лист2.$A$2];ROUND([.O211]/[Лист2.$C$2];2);IF([.F211]&lt;[Лист2.$A$3];ROUND([.O211]/[Лист2.$C$3];2);IF([.F211]&lt;[Лист2.$A$4];ROUND([.O211]/[Лист2.$C$4];2);ROUND([.O211]/[Лист2.$C$5];2)))))" office:value-type="float" office:value="3.13" calcext:value-type="float">
            <text:p>3.13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211]-YEAR([.E211])" office:value-type="float" office:value="9" calcext:value-type="float">
            <text:p>9</text:p>
          </table:table-cell>
          <table:table-cell table:formula="of:=2014-[.S211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0-01-13" calcext:value-type="date">
            <text:p>01/13/2000</text:p>
          </table:table-cell>
          <table:table-cell table:style-name="ce2" table:formula="of:=ROUND((DATE(2015;1;1)-[.E212])/365.25)" office:value-type="float" office:value="15" calcext:value-type="float">
            <text:p>15</text:p>
          </table:table-cell>
          <table:table-cell office:value-type="string" calcext:value-type="string">
            <text:p>Г.Шуя, ул.Кооперативная 14А-36</text:p>
          </table:table-cell>
          <table:table-cell office:value-type="string" calcext:value-type="string">
            <text:p>Россия, Ивановская область, Шуя, Кооперативная улица, 14а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831822" calcext:value-type="float">
            <text:p>56.831822</text:p>
          </table:table-cell>
          <table:table-cell office:value-type="float" office:value="41.394862" calcext:value-type="float">
            <text:p>41.394862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80.6" calcext:value-type="float">
            <text:p>80.6</text:p>
          </table:table-cell>
          <table:table-cell table:formula="of:=IF([.F212]&lt;[Лист2.$A$1];ROUND([.O212]/[Лист2.$C$1];2);IF([.F212]&lt;[Лист2.$A$2];ROUND([.O212]/[Лист2.$C$2];2);IF([.F212]&lt;[Лист2.$A$3];ROUND([.O212]/[Лист2.$C$3];2);IF([.F212]&lt;[Лист2.$A$4];ROUND([.O212]/[Лист2.$C$4];2);ROUND([.O212]/[Лист2.$C$5];2)))))" office:value-type="float" office:value="2.56" calcext:value-type="float">
            <text:p>2.56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09" calcext:value-type="float">
            <text:p>2009</text:p>
          </table:table-cell>
          <table:table-cell table:style-name="Default" table:formula="of:=[.S212]-YEAR([.E212])" office:value-type="float" office:value="9" calcext:value-type="float">
            <text:p>9</text:p>
          </table:table-cell>
          <table:table-cell table:formula="of:=2014-[.S212]" office:value-type="float" office:value="5" calcext:value-type="float">
            <text:p>5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1999-09-10" calcext:value-type="date">
            <text:p>09/10/1999</text:p>
          </table:table-cell>
          <table:table-cell table:style-name="ce2" table:formula="of:=ROUND((DATE(2015;1;1)-[.E213])/365.25)" office:value-type="float" office:value="15" calcext:value-type="float">
            <text:p>15</text:p>
          </table:table-cell>
          <table:table-cell office:value-type="string" calcext:value-type="string">
            <text:p>г. Иваново, Ул.2 Чайковская, 10-62</text:p>
          </table:table-cell>
          <table:table-cell office:value-type="string" calcext:value-type="string">
            <text:p>Россия, Иваново, 2-я Межевая улица, 10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89159" calcext:value-type="float">
            <text:p>56.989159</text:p>
          </table:table-cell>
          <table:table-cell office:value-type="float" office:value="40.963159" calcext:value-type="float">
            <text:p>40.963159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48.9" calcext:value-type="float">
            <text:p>48.9</text:p>
          </table:table-cell>
          <table:table-cell table:formula="of:=IF([.F213]&lt;[Лист2.$A$1];ROUND([.O213]/[Лист2.$C$1];2);IF([.F213]&lt;[Лист2.$A$2];ROUND([.O213]/[Лист2.$C$2];2);IF([.F213]&lt;[Лист2.$A$3];ROUND([.O213]/[Лист2.$C$3];2);IF([.F213]&lt;[Лист2.$A$4];ROUND([.O213]/[Лист2.$C$4];2);ROUND([.O213]/[Лист2.$C$5];2)))))" office:value-type="float" office:value="1.55" calcext:value-type="float">
            <text:p>1.55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213]-YEAR([.E213])" office:value-type="float" office:value="14" calcext:value-type="float">
            <text:p>14</text:p>
          </table:table-cell>
          <table:table-cell table:formula="of:=2014-[.S213]" office:value-type="float" office:value="1" calcext:value-type="float">
            <text:p>1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5-04-23" calcext:value-type="date">
            <text:p>04/23/2005</text:p>
          </table:table-cell>
          <table:table-cell table:style-name="ce2" table:formula="of:=ROUND((DATE(2015;1;1)-[.E214])/365.25)" office:value-type="float" office:value="10" calcext:value-type="float">
            <text:p>10</text:p>
          </table:table-cell>
          <table:table-cell office:value-type="string" calcext:value-type="string">
            <text:p>Гав-Посад, ул. Горького, 45</text:p>
          </table:table-cell>
          <table:table-cell office:value-type="string" calcext:value-type="string">
            <text:p>Россия, Ивановская область, Гаврилов Посад, улица Горького, 4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551894" calcext:value-type="float">
            <text:p>56.551894</text:p>
          </table:table-cell>
          <table:table-cell office:value-type="float" office:value="40.11841" calcext:value-type="float">
            <text:p>40.11841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49.4" calcext:value-type="float">
            <text:p>49.4</text:p>
          </table:table-cell>
          <table:table-cell table:formula="of:=IF([.F214]&lt;[Лист2.$A$1];ROUND([.O214]/[Лист2.$C$1];2);IF([.F214]&lt;[Лист2.$A$2];ROUND([.O214]/[Лист2.$C$2];2);IF([.F214]&lt;[Лист2.$A$3];ROUND([.O214]/[Лист2.$C$3];2);IF([.F214]&lt;[Лист2.$A$4];ROUND([.O214]/[Лист2.$C$4];2);ROUND([.O214]/[Лист2.$C$5];2)))))" office:value-type="float" office:value="4.07" calcext:value-type="float">
            <text:p>4.07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08" calcext:value-type="float">
            <text:p>2008</text:p>
          </table:table-cell>
          <table:table-cell table:style-name="Default" table:formula="of:=[.S214]-YEAR([.E214])" office:value-type="float" office:value="3" calcext:value-type="float">
            <text:p>3</text:p>
          </table:table-cell>
          <table:table-cell table:formula="of:=2014-[.S214]" office:value-type="float" office:value="6" calcext:value-type="float">
            <text:p>6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5-11-26" calcext:value-type="date">
            <text:p>11/26/2005</text:p>
          </table:table-cell>
          <table:table-cell table:style-name="ce2" table:formula="of:=ROUND((DATE(2015;1;1)-[.E215])/365.25)" office:value-type="float" office:value="9" calcext:value-type="float">
            <text:p>9</text:p>
          </table:table-cell>
          <table:table-cell office:value-type="string" calcext:value-type="string">
            <text:p>Тейковский р-н, п.Грожлово, общ.</text:p>
          </table:table-cell>
          <table:table-cell office:value-type="string" calcext:value-type="string">
            <text:p>Россия, Ивановская область, Тейковский район, деревня Грозилово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872314" calcext:value-type="float">
            <text:p>56.872314</text:p>
          </table:table-cell>
          <table:table-cell office:value-type="float" office:value="40.564316" calcext:value-type="float">
            <text:p>40.564316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47" calcext:value-type="float">
            <text:p>47</text:p>
          </table:table-cell>
          <table:table-cell table:formula="of:=IF([.F215]&lt;[Лист2.$A$1];ROUND([.O215]/[Лист2.$C$1];2);IF([.F215]&lt;[Лист2.$A$2];ROUND([.O215]/[Лист2.$C$2];2);IF([.F215]&lt;[Лист2.$A$3];ROUND([.O215]/[Лист2.$C$3];2);IF([.F215]&lt;[Лист2.$A$4];ROUND([.O215]/[Лист2.$C$4];2);ROUND([.O215]/[Лист2.$C$5];2)))))" office:value-type="float" office:value="3.87" calcext:value-type="float">
            <text:p>3.87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10" calcext:value-type="float">
            <text:p>2010</text:p>
          </table:table-cell>
          <table:table-cell table:style-name="Default" table:formula="of:=[.S215]-YEAR([.E215])" office:value-type="float" office:value="5" calcext:value-type="float">
            <text:p>5</text:p>
          </table:table-cell>
          <table:table-cell table:formula="of:=2014-[.S215]" office:value-type="float" office:value="4" calcext:value-type="float">
            <text:p>4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1-10-22" calcext:value-type="date">
            <text:p>10/22/2001</text:p>
          </table:table-cell>
          <table:table-cell table:style-name="ce2" table:formula="of:=ROUND((DATE(2015;1;1)-[.E216])/365.25)" office:value-type="float" office:value="13" calcext:value-type="float">
            <text:p>13</text:p>
          </table:table-cell>
          <table:table-cell office:value-type="string" calcext:value-type="string">
            <text:p>Ул.Лежневская, 164А-97</text:p>
          </table:table-cell>
          <table:table-cell office:value-type="string" calcext:value-type="string">
            <text:p>Россия, Иваново, Лежневская улица, 164а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60638" calcext:value-type="float">
            <text:p>56.960638</text:p>
          </table:table-cell>
          <table:table-cell office:value-type="float" office:value="40.970265" calcext:value-type="float">
            <text:p>40.970265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68.8" calcext:value-type="float">
            <text:p>68.8</text:p>
          </table:table-cell>
          <table:table-cell table:formula="of:=IF([.F216]&lt;[Лист2.$A$1];ROUND([.O216]/[Лист2.$C$1];2);IF([.F216]&lt;[Лист2.$A$2];ROUND([.O216]/[Лист2.$C$2];2);IF([.F216]&lt;[Лист2.$A$3];ROUND([.O216]/[Лист2.$C$3];2);IF([.F216]&lt;[Лист2.$A$4];ROUND([.O216]/[Лист2.$C$4];2);ROUND([.O216]/[Лист2.$C$5];2)))))" office:value-type="float" office:value="5.67" calcext:value-type="float">
            <text:p>5.67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08" calcext:value-type="float">
            <text:p>2008</text:p>
          </table:table-cell>
          <table:table-cell table:style-name="Default" table:formula="of:=[.S216]-YEAR([.E216])" office:value-type="float" office:value="7" calcext:value-type="float">
            <text:p>7</text:p>
          </table:table-cell>
          <table:table-cell table:formula="of:=2014-[.S216]" office:value-type="float" office:value="6" calcext:value-type="float">
            <text:p>6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1-05-07" calcext:value-type="date">
            <text:p>05/07/2001</text:p>
          </table:table-cell>
          <table:table-cell table:style-name="ce2" table:formula="of:=ROUND((DATE(2015;1;1)-[.E217])/365.25)" office:value-type="float" office:value="14" calcext:value-type="float">
            <text:p>14</text:p>
          </table:table-cell>
          <table:table-cell office:value-type="string" calcext:value-type="string">
            <text:p>г. Иваново, Ул.8 Марта, 35-31</text:p>
          </table:table-cell>
          <table:table-cell office:value-type="string" calcext:value-type="string">
            <text:p>Россия, Иваново, улица 8 Марта, 35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06529" calcext:value-type="float">
            <text:p>57.006529</text:p>
          </table:table-cell>
          <table:table-cell office:value-type="float" office:value="40.988752" calcext:value-type="float">
            <text:p>40.988752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80.5" calcext:value-type="float">
            <text:p>80.5</text:p>
          </table:table-cell>
          <table:table-cell table:formula="of:=IF([.F217]&lt;[Лист2.$A$1];ROUND([.O217]/[Лист2.$C$1];2);IF([.F217]&lt;[Лист2.$A$2];ROUND([.O217]/[Лист2.$C$2];2);IF([.F217]&lt;[Лист2.$A$3];ROUND([.O217]/[Лист2.$C$3];2);IF([.F217]&lt;[Лист2.$A$4];ROUND([.O217]/[Лист2.$C$4];2);ROUND([.O217]/[Лист2.$C$5];2)))))" office:value-type="float" office:value="2.56" calcext:value-type="float">
            <text:p>2.56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06" calcext:value-type="float">
            <text:p>2006</text:p>
          </table:table-cell>
          <table:table-cell table:style-name="Default" table:formula="of:=[.S217]-YEAR([.E217])" office:value-type="float" office:value="5" calcext:value-type="float">
            <text:p>5</text:p>
          </table:table-cell>
          <table:table-cell table:formula="of:=2014-[.S217]" office:value-type="float" office:value="8" calcext:value-type="float">
            <text:p>8</text:p>
          </table:table-cell>
          <table:table-cell office:value-type="string" calcext:value-type="string">
            <text:p>Хронический интерстициальный нефрит, дисметаболический вариант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1-08-31" calcext:value-type="date">
            <text:p>08/31/2001</text:p>
          </table:table-cell>
          <table:table-cell table:style-name="ce2" table:formula="of:=ROUND((DATE(2015;1;1)-[.E218])/365.25)" office:value-type="float" office:value="13" calcext:value-type="float">
            <text:p>13</text:p>
          </table:table-cell>
          <table:table-cell office:value-type="string" calcext:value-type="string">
            <text:p>Ивановский р-н, с Тыж</text:p>
          </table:table-cell>
          <table:table-cell office:value-type="string" calcext:value-type="string">
            <text:p>Украина, Херсонская область, Ивановский район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46.674858" calcext:value-type="float">
            <text:p>46.674858</text:p>
          </table:table-cell>
          <table:table-cell office:value-type="float" office:value="34.465537" calcext:value-type="float">
            <text:p>34.465537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31.5" calcext:value-type="float">
            <text:p>31.5</text:p>
          </table:table-cell>
          <table:table-cell table:formula="of:=IF([.F218]&lt;[Лист2.$A$1];ROUND([.O218]/[Лист2.$C$1];2);IF([.F218]&lt;[Лист2.$A$2];ROUND([.O218]/[Лист2.$C$2];2);IF([.F218]&lt;[Лист2.$A$3];ROUND([.O218]/[Лист2.$C$3];2);IF([.F218]&lt;[Лист2.$A$4];ROUND([.O218]/[Лист2.$C$4];2);ROUND([.O218]/[Лист2.$C$5];2)))))" office:value-type="float" office:value="2.6" calcext:value-type="float">
            <text:p>2.6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да</text:p>
          </table:table-cell>
          <table:table-cell office:value-type="float" office:value="2011" calcext:value-type="float">
            <text:p>2011</text:p>
          </table:table-cell>
          <table:table-cell table:style-name="Default" table:formula="of:=[.S218]-YEAR([.E218])" office:value-type="float" office:value="10" calcext:value-type="float">
            <text:p>10</text:p>
          </table:table-cell>
          <table:table-cell table:formula="of:=2014-[.S218]" office:value-type="float" office:value="3" calcext:value-type="float">
            <text:p>3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0-03-14" calcext:value-type="date">
            <text:p>03/14/2000</text:p>
          </table:table-cell>
          <table:table-cell table:style-name="ce2" table:formula="of:=ROUND((DATE(2015;1;1)-[.E219])/365.25)" office:value-type="float" office:value="15" calcext:value-type="float">
            <text:p>15</text:p>
          </table:table-cell>
          <table:table-cell office:value-type="string" calcext:value-type="string">
            <text:p>Г.Фурманов, ул.Тимирязева 18-27</text:p>
          </table:table-cell>
          <table:table-cell office:value-type="string" calcext:value-type="string">
            <text:p>Россия, Ивановская область, Фурмановский район, город Фурманов, улица Тимирязева, 18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266046" calcext:value-type="float">
            <text:p>57.266046</text:p>
          </table:table-cell>
          <table:table-cell office:value-type="float" office:value="41.122403" calcext:value-type="float">
            <text:p>41.122403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44.6" calcext:value-type="float">
            <text:p>44.6</text:p>
          </table:table-cell>
          <table:table-cell table:formula="of:=IF([.F219]&lt;[Лист2.$A$1];ROUND([.O219]/[Лист2.$C$1];2);IF([.F219]&lt;[Лист2.$A$2];ROUND([.O219]/[Лист2.$C$2];2);IF([.F219]&lt;[Лист2.$A$3];ROUND([.O219]/[Лист2.$C$3];2);IF([.F219]&lt;[Лист2.$A$4];ROUND([.O219]/[Лист2.$C$4];2);ROUND([.O219]/[Лист2.$C$5];2)))))" office:value-type="float" office:value="1.42" calcext:value-type="float">
            <text:p>1.42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04" calcext:value-type="float">
            <text:p>2004</text:p>
          </table:table-cell>
          <table:table-cell table:style-name="Default" table:formula="of:=[.S219]-YEAR([.E219])" office:value-type="float" office:value="4" calcext:value-type="float">
            <text:p>4</text:p>
          </table:table-cell>
          <table:table-cell table:formula="of:=2014-[.S219]" office:value-type="float" office:value="10" calcext:value-type="float">
            <text:p>10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1999-07-28" calcext:value-type="date">
            <text:p>07/28/1999</text:p>
          </table:table-cell>
          <table:table-cell table:style-name="ce2" table:formula="of:=ROUND((DATE(2015;1;1)-[.E220])/365.25)" office:value-type="float" office:value="15" calcext:value-type="float">
            <text:p>15</text:p>
          </table:table-cell>
          <table:table-cell office:value-type="string" calcext:value-type="string">
            <text:p>г. Иваново, 30-й микрорайон, 5-8</text:p>
          </table:table-cell>
          <table:table-cell office:value-type="string" calcext:value-type="string">
            <text:p>Россия, Иваново, 30-й микрорайон, 5</text:p>
          </table:table-cell>
          <table:table-cell office:value-type="string" calcext:value-type="string">
            <text:p>№ 3</text:p>
          </table:table-cell>
          <table:table-cell office:value-type="string" calcext:value-type="string">
            <text:p>ОНВС-2</text:p>
          </table:table-cell>
          <table:table-cell office:value-type="float" office:value="56.969063" calcext:value-type="float">
            <text:p>56.969063</text:p>
          </table:table-cell>
          <table:table-cell office:value-type="float" office:value="41.004607" calcext:value-type="float">
            <text:p>41.004607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45.2" calcext:value-type="float">
            <text:p>45.2</text:p>
          </table:table-cell>
          <table:table-cell table:formula="of:=IF([.F220]&lt;[Лист2.$A$1];ROUND([.O220]/[Лист2.$C$1];2);IF([.F220]&lt;[Лист2.$A$2];ROUND([.O220]/[Лист2.$C$2];2);IF([.F220]&lt;[Лист2.$A$3];ROUND([.O220]/[Лист2.$C$3];2);IF([.F220]&lt;[Лист2.$A$4];ROUND([.O220]/[Лист2.$C$4];2);ROUND([.O220]/[Лист2.$C$5];2)))))" office:value-type="float" office:value="1.43" calcext:value-type="float">
            <text:p>1.43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02" calcext:value-type="float">
            <text:p>2002</text:p>
          </table:table-cell>
          <table:table-cell table:style-name="Default" table:formula="of:=[.S220]-YEAR([.E220])" office:value-type="float" office:value="3" calcext:value-type="float">
            <text:p>3</text:p>
          </table:table-cell>
          <table:table-cell table:formula="of:=2014-[.S220]" office:value-type="float" office:value="12" calcext:value-type="float">
            <text:p>12</text:p>
          </table:table-cell>
          <table:table-cell office:value-type="string" calcext:value-type="string">
            <text:p>Хронический интерстициальный нефрит, дисметаболический вариант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3-07-22" calcext:value-type="date">
            <text:p>07/22/2003</text:p>
          </table:table-cell>
          <table:table-cell table:style-name="ce2" table:formula="of:=ROUND((DATE(2015;1;1)-[.E221])/365.25)" office:value-type="float" office:value="11" calcext:value-type="float">
            <text:p>11</text:p>
          </table:table-cell>
          <table:table-cell office:value-type="string" calcext:value-type="string">
            <text:p>Г.Тейково, 70 лет Октябрьской рев, 5-45</text:p>
          </table:table-cell>
          <table:table-cell office:value-type="string" calcext:value-type="string">
            <text:p>Россия, Ивановская область, Тейково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854" calcext:value-type="float">
            <text:p>56.854</text:p>
          </table:table-cell>
          <table:table-cell office:value-type="float" office:value="40.535354" calcext:value-type="float">
            <text:p>40.535354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31.5" calcext:value-type="float">
            <text:p>31.5</text:p>
          </table:table-cell>
          <table:table-cell table:formula="of:=IF([.F221]&lt;[Лист2.$A$1];ROUND([.O221]/[Лист2.$C$1];2);IF([.F221]&lt;[Лист2.$A$2];ROUND([.O221]/[Лист2.$C$2];2);IF([.F221]&lt;[Лист2.$A$3];ROUND([.O221]/[Лист2.$C$3];2);IF([.F221]&lt;[Лист2.$A$4];ROUND([.O221]/[Лист2.$C$4];2);ROUND([.O221]/[Лист2.$C$5];2)))))" office:value-type="float" office:value="2.6" calcext:value-type="float">
            <text:p>2.6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221]-YEAR([.E221])" office:value-type="float" office:value="11" calcext:value-type="float">
            <text:p>11</text:p>
          </table:table-cell>
          <table:table-cell table:formula="of:=2014-[.S221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1-08-12" calcext:value-type="date">
            <text:p>08/12/2001</text:p>
          </table:table-cell>
          <table:table-cell table:style-name="ce2" table:formula="of:=ROUND((DATE(2015;1;1)-[.E222])/365.25)" office:value-type="float" office:value="13" calcext:value-type="float">
            <text:p>13</text:p>
          </table:table-cell>
          <table:table-cell office:value-type="string" calcext:value-type="string">
            <text:p>Фурмановский р-н,д.Ивемкого, 12-3</text:p>
          </table:table-cell>
          <table:table-cell office:value-type="string" calcext:value-type="string">
            <text:p>Россия, Ивановская область, Фурмановский район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24668" calcext:value-type="float">
            <text:p>57.24668</text:p>
          </table:table-cell>
          <table:table-cell office:value-type="float" office:value="41.041896" calcext:value-type="float">
            <text:p>41.041896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34.3" calcext:value-type="float">
            <text:p>34.3</text:p>
          </table:table-cell>
          <table:table-cell table:formula="of:=IF([.F222]&lt;[Лист2.$A$1];ROUND([.O222]/[Лист2.$C$1];2);IF([.F222]&lt;[Лист2.$A$2];ROUND([.O222]/[Лист2.$C$2];2);IF([.F222]&lt;[Лист2.$A$3];ROUND([.O222]/[Лист2.$C$3];2);IF([.F222]&lt;[Лист2.$A$4];ROUND([.O222]/[Лист2.$C$4];2);ROUND([.O222]/[Лист2.$C$5];2)))))" office:value-type="float" office:value="2.83" calcext:value-type="float">
            <text:p>2.83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да</text:p>
          </table:table-cell>
          <table:table-cell office:value-type="float" office:value="2005" calcext:value-type="float">
            <text:p>2005</text:p>
          </table:table-cell>
          <table:table-cell table:style-name="Default" table:formula="of:=[.S222]-YEAR([.E222])" office:value-type="float" office:value="4" calcext:value-type="float">
            <text:p>4</text:p>
          </table:table-cell>
          <table:table-cell table:formula="of:=2014-[.S222]" office:value-type="float" office:value="9" calcext:value-type="float">
            <text:p>9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2-06-26" calcext:value-type="date">
            <text:p>06/26/2002</text:p>
          </table:table-cell>
          <table:table-cell table:style-name="ce2" table:formula="of:=ROUND((DATE(2015;1;1)-[.E223])/365.25)" office:value-type="float" office:value="13" calcext:value-type="float">
            <text:p>13</text:p>
          </table:table-cell>
          <table:table-cell office:value-type="string" calcext:value-type="string">
            <text:p>Шйский р-н, п.Колобово, ул.5 Фабричная,5</text:p>
          </table:table-cell>
          <table:table-cell office:value-type="string" calcext:value-type="string">
            <text:p>Россия, Ивановская область, Шуйский район, поселок Колобово, 5-я Фабричная улица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704166" calcext:value-type="float">
            <text:p>56.704166</text:p>
          </table:table-cell>
          <table:table-cell office:value-type="float" office:value="41.369692" calcext:value-type="float">
            <text:p>41.369692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50.4" calcext:value-type="float">
            <text:p>50.4</text:p>
          </table:table-cell>
          <table:table-cell table:formula="of:=IF([.F223]&lt;[Лист2.$A$1];ROUND([.O223]/[Лист2.$C$1];2);IF([.F223]&lt;[Лист2.$A$2];ROUND([.O223]/[Лист2.$C$2];2);IF([.F223]&lt;[Лист2.$A$3];ROUND([.O223]/[Лист2.$C$3];2);IF([.F223]&lt;[Лист2.$A$4];ROUND([.O223]/[Лист2.$C$4];2);ROUND([.O223]/[Лист2.$C$5];2)))))" office:value-type="float" office:value="4.15" calcext:value-type="float">
            <text:p>4.15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1" calcext:value-type="float">
            <text:p>2011</text:p>
          </table:table-cell>
          <table:table-cell table:style-name="Default" table:formula="of:=[.S223]-YEAR([.E223])" office:value-type="float" office:value="9" calcext:value-type="float">
            <text:p>9</text:p>
          </table:table-cell>
          <table:table-cell table:formula="of:=2014-[.S223]" office:value-type="float" office:value="3" calcext:value-type="float">
            <text:p>3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6-08-31" calcext:value-type="date">
            <text:p>08/31/2006</text:p>
          </table:table-cell>
          <table:table-cell table:style-name="ce2" table:formula="of:=ROUND((DATE(2015;1;1)-[.E224])/365.25)" office:value-type="float" office:value="8" calcext:value-type="float">
            <text:p>8</text:p>
          </table:table-cell>
          <table:table-cell office:value-type="string" calcext:value-type="string">
            <text:p>Г.Шуя, ул.3 Первомайская,15</text:p>
          </table:table-cell>
          <table:table-cell office:value-type="string" calcext:value-type="string">
            <text:p>Россия, Ивановская область, Шуя, 3-я Первомайская улица, 1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842059" calcext:value-type="float">
            <text:p>56.842059</text:p>
          </table:table-cell>
          <table:table-cell office:value-type="float" office:value="41.396731" calcext:value-type="float">
            <text:p>41.396731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15.5" calcext:value-type="float">
            <text:p>15.5</text:p>
          </table:table-cell>
          <table:table-cell table:formula="of:=IF([.F224]&lt;[Лист2.$A$1];ROUND([.O224]/[Лист2.$C$1];2);IF([.F224]&lt;[Лист2.$A$2];ROUND([.O224]/[Лист2.$C$2];2);IF([.F224]&lt;[Лист2.$A$3];ROUND([.O224]/[Лист2.$C$3];2);IF([.F224]&lt;[Лист2.$A$4];ROUND([.O224]/[Лист2.$C$4];2);ROUND([.O224]/[Лист2.$C$5];2)))))" office:value-type="float" office:value="1.28" calcext:value-type="float">
            <text:p>1.28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да</text:p>
          </table:table-cell>
          <table:table-cell table:style-name="ce3" office:value-type="string" calcext:value-type="string">
            <text:p>2014</text:p>
          </table:table-cell>
          <table:table-cell table:style-name="Default" table:formula="of:=[.S224]-YEAR([.E224])" office:value-type="float" office:value="8" calcext:value-type="float">
            <text:p>8</text:p>
          </table:table-cell>
          <table:table-cell table:formula="of:=2014-[.S224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1-08-05" calcext:value-type="date">
            <text:p>08/05/2001</text:p>
          </table:table-cell>
          <table:table-cell table:style-name="ce2" table:formula="of:=ROUND((DATE(2015;1;1)-[.E225])/365.25)" office:value-type="float" office:value="13" calcext:value-type="float">
            <text:p>13</text:p>
          </table:table-cell>
          <table:table-cell office:value-type="string" calcext:value-type="string">
            <text:p>Ул.Кохомское Шоссе, 17-150</text:p>
          </table:table-cell>
          <table:table-cell office:value-type="string" calcext:value-type="string">
            <text:p>Россия, Иваново, Кохомское шоссе</text:p>
          </table:table-cell>
          <table:table-cell/>
          <table:table-cell office:value-type="string" calcext:value-type="string">
            <text:p>ОНВС-2</text:p>
          </table:table-cell>
          <table:table-cell office:value-type="float" office:value="56.954444" calcext:value-type="float">
            <text:p>56.954444</text:p>
          </table:table-cell>
          <table:table-cell office:value-type="float" office:value="41.042193" calcext:value-type="float">
            <text:p>41.042193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54" calcext:value-type="float">
            <text:p>54</text:p>
          </table:table-cell>
          <table:table-cell table:formula="of:=IF([.F225]&lt;[Лист2.$A$1];ROUND([.O225]/[Лист2.$C$1];2);IF([.F225]&lt;[Лист2.$A$2];ROUND([.O225]/[Лист2.$C$2];2);IF([.F225]&lt;[Лист2.$A$3];ROUND([.O225]/[Лист2.$C$3];2);IF([.F225]&lt;[Лист2.$A$4];ROUND([.O225]/[Лист2.$C$4];2);ROUND([.O225]/[Лист2.$C$5];2)))))" office:value-type="float" office:value="4.45" calcext:value-type="float">
            <text:p>4.45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07" calcext:value-type="float">
            <text:p>2007</text:p>
          </table:table-cell>
          <table:table-cell table:style-name="Default" table:formula="of:=[.S225]-YEAR([.E225])" office:value-type="float" office:value="6" calcext:value-type="float">
            <text:p>6</text:p>
          </table:table-cell>
          <table:table-cell table:formula="of:=2014-[.S225]" office:value-type="float" office:value="7" calcext:value-type="float">
            <text:p>7</text:p>
          </table:table-cell>
          <table:table-cell office:value-type="string" calcext:value-type="string">
            <text:p>Хронический интерстициальный нефрит, дисметаболический вариант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9-02-25" calcext:value-type="date">
            <text:p>02/25/2009</text:p>
          </table:table-cell>
          <table:table-cell table:style-name="ce2" table:formula="of:=ROUND((DATE(2015;1;1)-[.E226])/365.25)" office:value-type="float" office:value="6" calcext:value-type="float">
            <text:p>6</text:p>
          </table:table-cell>
          <table:table-cell office:value-type="string" calcext:value-type="string">
            <text:p>г. Иваново, Ул.Пушкина, 1/4-1</text:p>
          </table:table-cell>
          <table:table-cell office:value-type="string" calcext:value-type="string">
            <text:p>Россия, Иваново, улица Пушкина, 4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00049" calcext:value-type="float">
            <text:p>57.000049</text:p>
          </table:table-cell>
          <table:table-cell office:value-type="float" office:value="40.980272" calcext:value-type="float">
            <text:p>40.980272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30.5" calcext:value-type="float">
            <text:p>30.5</text:p>
          </table:table-cell>
          <table:table-cell table:formula="of:=IF([.F226]&lt;[Лист2.$A$1];ROUND([.O226]/[Лист2.$C$1];2);IF([.F226]&lt;[Лист2.$A$2];ROUND([.O226]/[Лист2.$C$2];2);IF([.F226]&lt;[Лист2.$A$3];ROUND([.O226]/[Лист2.$C$3];2);IF([.F226]&lt;[Лист2.$A$4];ROUND([.O226]/[Лист2.$C$4];2);ROUND([.O226]/[Лист2.$C$5];2)))))" office:value-type="float" office:value="2.95" calcext:value-type="float">
            <text:p>2.95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да</text:p>
          </table:table-cell>
          <table:table-cell office:value-type="float" office:value="2011" calcext:value-type="float">
            <text:p>2011</text:p>
          </table:table-cell>
          <table:table-cell table:style-name="Default" table:formula="of:=[.S226]-YEAR([.E226])" office:value-type="float" office:value="2" calcext:value-type="float">
            <text:p>2</text:p>
          </table:table-cell>
          <table:table-cell table:formula="of:=2014-[.S226]" office:value-type="float" office:value="3" calcext:value-type="float">
            <text:p>3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1999-10-17" calcext:value-type="date">
            <text:p>10/17/1999</text:p>
          </table:table-cell>
          <table:table-cell table:style-name="ce2" table:formula="of:=ROUND((DATE(2015;1;1)-[.E227])/365.25)" office:value-type="float" office:value="15" calcext:value-type="float">
            <text:p>15</text:p>
          </table:table-cell>
          <table:table-cell office:value-type="string" calcext:value-type="string">
            <text:p>г. Иваново, Ул.2 Новажаревская, 7/17</text:p>
          </table:table-cell>
          <table:table-cell office:value-type="string" calcext:value-type="string">
            <text:p>Беларусь, Брестская область, Иваново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2.146552" calcext:value-type="float">
            <text:p>52.146552</text:p>
          </table:table-cell>
          <table:table-cell office:value-type="float" office:value="25.53445" calcext:value-type="float">
            <text:p>25.53445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37.6" calcext:value-type="float">
            <text:p>37.6</text:p>
          </table:table-cell>
          <table:table-cell table:formula="of:=IF([.F227]&lt;[Лист2.$A$1];ROUND([.O227]/[Лист2.$C$1];2);IF([.F227]&lt;[Лист2.$A$2];ROUND([.O227]/[Лист2.$C$2];2);IF([.F227]&lt;[Лист2.$A$3];ROUND([.O227]/[Лист2.$C$3];2);IF([.F227]&lt;[Лист2.$A$4];ROUND([.O227]/[Лист2.$C$4];2);ROUND([.O227]/[Лист2.$C$5];2)))))" office:value-type="float" office:value="1.19" calcext:value-type="float">
            <text:p>1.19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06" calcext:value-type="float">
            <text:p>2006</text:p>
          </table:table-cell>
          <table:table-cell table:style-name="Default" table:formula="of:=[.S227]-YEAR([.E227])" office:value-type="float" office:value="7" calcext:value-type="float">
            <text:p>7</text:p>
          </table:table-cell>
          <table:table-cell table:formula="of:=2014-[.S227]" office:value-type="float" office:value="8" calcext:value-type="float">
            <text:p>8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2-03-05" calcext:value-type="date">
            <text:p>03/05/2002</text:p>
          </table:table-cell>
          <table:table-cell table:style-name="ce2" table:formula="of:=ROUND((DATE(2015;1;1)-[.E228])/365.25)" office:value-type="float" office:value="13" calcext:value-type="float">
            <text:p>13</text:p>
          </table:table-cell>
          <table:table-cell office:value-type="string" calcext:value-type="string">
            <text:p>Г.Шуя, ул.2 Южная, 18-65</text:p>
          </table:table-cell>
          <table:table-cell office:value-type="string" calcext:value-type="string">
            <text:p>Россия, Ивановская область, Шуя, 2-я Южная улица, 18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83746" calcext:value-type="float">
            <text:p>56.83746</text:p>
          </table:table-cell>
          <table:table-cell office:value-type="float" office:value="41.400405" calcext:value-type="float">
            <text:p>41.400405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68.2" calcext:value-type="float">
            <text:p>68.2</text:p>
          </table:table-cell>
          <table:table-cell table:formula="of:=IF([.F228]&lt;[Лист2.$A$1];ROUND([.O228]/[Лист2.$C$1];2);IF([.F228]&lt;[Лист2.$A$2];ROUND([.O228]/[Лист2.$C$2];2);IF([.F228]&lt;[Лист2.$A$3];ROUND([.O228]/[Лист2.$C$3];2);IF([.F228]&lt;[Лист2.$A$4];ROUND([.O228]/[Лист2.$C$4];2);ROUND([.O228]/[Лист2.$C$5];2)))))" office:value-type="float" office:value="5.62" calcext:value-type="float">
            <text:p>5.62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1" calcext:value-type="float">
            <text:p>2011</text:p>
          </table:table-cell>
          <table:table-cell table:style-name="Default" table:formula="of:=[.S228]-YEAR([.E228])" office:value-type="float" office:value="9" calcext:value-type="float">
            <text:p>9</text:p>
          </table:table-cell>
          <table:table-cell table:formula="of:=2014-[.S228]" office:value-type="float" office:value="3" calcext:value-type="float">
            <text:p>3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2-08-06" calcext:value-type="date">
            <text:p>08/06/2002</text:p>
          </table:table-cell>
          <table:table-cell table:style-name="ce2" table:formula="of:=ROUND((DATE(2015;1;1)-[.E229])/365.25)" office:value-type="float" office:value="12" calcext:value-type="float">
            <text:p>12</text:p>
          </table:table-cell>
          <table:table-cell office:value-type="string" calcext:value-type="string">
            <text:p>г. Иваново, Ул.Октябрьская, 16-22</text:p>
          </table:table-cell>
          <table:table-cell office:value-type="string" calcext:value-type="string">
            <text:p>Россия, Иваново, Октябрьская улица, 16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14449" calcext:value-type="float">
            <text:p>57.014449</text:p>
          </table:table-cell>
          <table:table-cell office:value-type="float" office:value="40.976005" calcext:value-type="float">
            <text:p>40.976005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48.6" calcext:value-type="float">
            <text:p>48.6</text:p>
          </table:table-cell>
          <table:table-cell table:formula="of:=IF([.F229]&lt;[Лист2.$A$1];ROUND([.O229]/[Лист2.$C$1];2);IF([.F229]&lt;[Лист2.$A$2];ROUND([.O229]/[Лист2.$C$2];2);IF([.F229]&lt;[Лист2.$A$3];ROUND([.O229]/[Лист2.$C$3];2);IF([.F229]&lt;[Лист2.$A$4];ROUND([.O229]/[Лист2.$C$4];2);ROUND([.O229]/[Лист2.$C$5];2)))))" office:value-type="float" office:value="4.01" calcext:value-type="float">
            <text:p>4.01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09" calcext:value-type="float">
            <text:p>2009</text:p>
          </table:table-cell>
          <table:table-cell table:style-name="Default" table:formula="of:=[.S229]-YEAR([.E229])" office:value-type="float" office:value="7" calcext:value-type="float">
            <text:p>7</text:p>
          </table:table-cell>
          <table:table-cell table:formula="of:=2014-[.S229]" office:value-type="float" office:value="5" calcext:value-type="float">
            <text:p>5</text:p>
          </table:table-cell>
          <table:table-cell office:value-type="string" calcext:value-type="string">
            <text:p>Хронический интерстициальный нефрит, дисметаболический вариант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1-06-01" calcext:value-type="date">
            <text:p>06/01/2001</text:p>
          </table:table-cell>
          <table:table-cell table:style-name="ce2" table:formula="of:=ROUND((DATE(2015;1;1)-[.E230])/365.25)" office:value-type="float" office:value="14" calcext:value-type="float">
            <text:p>14</text:p>
          </table:table-cell>
          <table:table-cell office:value-type="string" calcext:value-type="string">
            <text:p>ул.9 Сосневская, 64/47</text:p>
          </table:table-cell>
          <table:table-cell office:value-type="string" calcext:value-type="string">
            <text:p>Россия, Иваново, 9-я Сосневская улица, 64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9774" calcext:value-type="float">
            <text:p>56.99774</text:p>
          </table:table-cell>
          <table:table-cell office:value-type="float" office:value="41.034458" calcext:value-type="float">
            <text:p>41.034458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82.8" calcext:value-type="float">
            <text:p>82.8</text:p>
          </table:table-cell>
          <table:table-cell table:formula="of:=IF([.F230]&lt;[Лист2.$A$1];ROUND([.O230]/[Лист2.$C$1];2);IF([.F230]&lt;[Лист2.$A$2];ROUND([.O230]/[Лист2.$C$2];2);IF([.F230]&lt;[Лист2.$A$3];ROUND([.O230]/[Лист2.$C$3];2);IF([.F230]&lt;[Лист2.$A$4];ROUND([.O230]/[Лист2.$C$4];2);ROUND([.O230]/[Лист2.$C$5];2)))))" office:value-type="float" office:value="2.63" calcext:value-type="float">
            <text:p>2.63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да</text:p>
          </table:table-cell>
          <table:table-cell office:value-type="float" office:value="2005" calcext:value-type="float">
            <text:p>2005</text:p>
          </table:table-cell>
          <table:table-cell table:style-name="Default" table:formula="of:=[.S230]-YEAR([.E230])" office:value-type="float" office:value="4" calcext:value-type="float">
            <text:p>4</text:p>
          </table:table-cell>
          <table:table-cell table:formula="of:=2014-[.S230]" office:value-type="float" office:value="9" calcext:value-type="float">
            <text:p>9</text:p>
          </table:table-cell>
          <table:table-cell office:value-type="string" calcext:value-type="string">
            <text:p>Хронический интерстициальный нефрит, дисметаболический вариант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6-04-08" calcext:value-type="date">
            <text:p>04/08/2006</text:p>
          </table:table-cell>
          <table:table-cell table:style-name="ce2" table:formula="of:=ROUND((DATE(2015;1;1)-[.E231])/365.25)" office:value-type="float" office:value="9" calcext:value-type="float">
            <text:p>9</text:p>
          </table:table-cell>
          <table:table-cell office:value-type="string" calcext:value-type="string">
            <text:p>г. Иваново, Ул.Б-Хмельницкого, 95-7</text:p>
          </table:table-cell>
          <table:table-cell office:value-type="string" calcext:value-type="string">
            <text:p>Россия, Иваново, улица Богдана Хмельницкого, 95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80214" calcext:value-type="float">
            <text:p>56.980214</text:p>
          </table:table-cell>
          <table:table-cell office:value-type="float" office:value="40.95458" calcext:value-type="float">
            <text:p>40.95458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8" calcext:value-type="float">
            <text:p>18</text:p>
          </table:table-cell>
          <table:table-cell table:formula="of:=IF([.F231]&lt;[Лист2.$A$1];ROUND([.O231]/[Лист2.$C$1];2);IF([.F231]&lt;[Лист2.$A$2];ROUND([.O231]/[Лист2.$C$2];2);IF([.F231]&lt;[Лист2.$A$3];ROUND([.O231]/[Лист2.$C$3];2);IF([.F231]&lt;[Лист2.$A$4];ROUND([.O231]/[Лист2.$C$4];2);ROUND([.O231]/[Лист2.$C$5];2)))))" office:value-type="float" office:value="1.48" calcext:value-type="float">
            <text:p>1.48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да</text:p>
          </table:table-cell>
          <table:table-cell office:value-type="float" office:value="2010" calcext:value-type="float">
            <text:p>2010</text:p>
          </table:table-cell>
          <table:table-cell table:style-name="Default" table:formula="of:=[.S231]-YEAR([.E231])" office:value-type="float" office:value="4" calcext:value-type="float">
            <text:p>4</text:p>
          </table:table-cell>
          <table:table-cell table:formula="of:=2014-[.S231]" office:value-type="float" office:value="4" calcext:value-type="float">
            <text:p>4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7-02-19" calcext:value-type="date">
            <text:p>02/19/2007</text:p>
          </table:table-cell>
          <table:table-cell table:style-name="ce2" table:formula="of:=ROUND((DATE(2015;1;1)-[.E232])/365.25)" office:value-type="float" office:value="8" calcext:value-type="float">
            <text:p>8</text:p>
          </table:table-cell>
          <table:table-cell office:value-type="string" calcext:value-type="string">
            <text:p>Ул.4 Меланжевая, 12-59</text:p>
          </table:table-cell>
          <table:table-cell office:value-type="string" calcext:value-type="string">
            <text:p>Россия, Иваново, 4-я Меланжевая улица, 12</text:p>
          </table:table-cell>
          <table:table-cell office:value-type="string" calcext:value-type="string">
            <text:p>Соснево</text:p>
          </table:table-cell>
          <table:table-cell office:value-type="string" calcext:value-type="string">
            <text:p>ОНВС-2</text:p>
          </table:table-cell>
          <table:table-cell office:value-type="float" office:value="56.986889" calcext:value-type="float">
            <text:p>56.986889</text:p>
          </table:table-cell>
          <table:table-cell office:value-type="float" office:value="41.032482" calcext:value-type="float">
            <text:p>41.032482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8.9" calcext:value-type="float">
            <text:p>18.9</text:p>
          </table:table-cell>
          <table:table-cell table:formula="of:=IF([.F232]&lt;[Лист2.$A$1];ROUND([.O232]/[Лист2.$C$1];2);IF([.F232]&lt;[Лист2.$A$2];ROUND([.O232]/[Лист2.$C$2];2);IF([.F232]&lt;[Лист2.$A$3];ROUND([.O232]/[Лист2.$C$3];2);IF([.F232]&lt;[Лист2.$A$4];ROUND([.O232]/[Лист2.$C$4];2);ROUND([.O232]/[Лист2.$C$5];2)))))" office:value-type="float" office:value="1.56" calcext:value-type="float">
            <text:p>1.56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232]-YEAR([.E232])" office:value-type="float" office:value="7" calcext:value-type="float">
            <text:p>7</text:p>
          </table:table-cell>
          <table:table-cell table:formula="of:=2014-[.S232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1-06-07" calcext:value-type="date">
            <text:p>06/07/2001</text:p>
          </table:table-cell>
          <table:table-cell table:style-name="ce2" table:formula="of:=ROUND((DATE(2015;1;1)-[.E233])/365.25)" office:value-type="float" office:value="14" calcext:value-type="float">
            <text:p>14</text:p>
          </table:table-cell>
          <table:table-cell office:value-type="string" calcext:value-type="string">
            <text:p>Г.Фурманов, ул.Ивановская, 9-88</text:p>
          </table:table-cell>
          <table:table-cell office:value-type="string" calcext:value-type="string">
            <text:p>Россия, Ивановская область, Фурмановский район, город Фурманов, Ивановская улица, 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241625" calcext:value-type="float">
            <text:p>57.241625</text:p>
          </table:table-cell>
          <table:table-cell office:value-type="float" office:value="41.097664" calcext:value-type="float">
            <text:p>41.097664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37.5" calcext:value-type="float">
            <text:p>37.5</text:p>
          </table:table-cell>
          <table:table-cell table:formula="of:=IF([.F233]&lt;[Лист2.$A$1];ROUND([.O233]/[Лист2.$C$1];2);IF([.F233]&lt;[Лист2.$A$2];ROUND([.O233]/[Лист2.$C$2];2);IF([.F233]&lt;[Лист2.$A$3];ROUND([.O233]/[Лист2.$C$3];2);IF([.F233]&lt;[Лист2.$A$4];ROUND([.O233]/[Лист2.$C$4];2);ROUND([.O233]/[Лист2.$C$5];2)))))" office:value-type="float" office:value="1.19" calcext:value-type="float">
            <text:p>1.19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2" calcext:value-type="float">
            <text:p>2012</text:p>
          </table:table-cell>
          <table:table-cell table:style-name="Default" table:formula="of:=[.S233]-YEAR([.E233])" office:value-type="float" office:value="11" calcext:value-type="float">
            <text:p>11</text:p>
          </table:table-cell>
          <table:table-cell table:formula="of:=2014-[.S233]" office:value-type="float" office:value="2" calcext:value-type="float">
            <text:p>2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2-08-13" calcext:value-type="date">
            <text:p>08/13/2002</text:p>
          </table:table-cell>
          <table:table-cell table:style-name="ce2" table:formula="of:=ROUND((DATE(2015;1;1)-[.E234])/365.25)" office:value-type="float" office:value="12" calcext:value-type="float">
            <text:p>12</text:p>
          </table:table-cell>
          <table:table-cell office:value-type="string" calcext:value-type="string">
            <text:p>г. Иваново, Ул.Я.-Черемна, 80-21</text:p>
          </table:table-cell>
          <table:table-cell office:value-type="string" calcext:value-type="string">
            <text:p>Россия, Иваново, 10-я Сосневская улица, 80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97759" calcext:value-type="float">
            <text:p>56.997759</text:p>
          </table:table-cell>
          <table:table-cell office:value-type="float" office:value="41.035554" calcext:value-type="float">
            <text:p>41.035554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52.7" calcext:value-type="float">
            <text:p>52.7</text:p>
          </table:table-cell>
          <table:table-cell table:formula="of:=IF([.F234]&lt;[Лист2.$A$1];ROUND([.O234]/[Лист2.$C$1];2);IF([.F234]&lt;[Лист2.$A$2];ROUND([.O234]/[Лист2.$C$2];2);IF([.F234]&lt;[Лист2.$A$3];ROUND([.O234]/[Лист2.$C$3];2);IF([.F234]&lt;[Лист2.$A$4];ROUND([.O234]/[Лист2.$C$4];2);ROUND([.O234]/[Лист2.$C$5];2)))))" office:value-type="float" office:value="4.34" calcext:value-type="float">
            <text:p>4.34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09" calcext:value-type="float">
            <text:p>2009</text:p>
          </table:table-cell>
          <table:table-cell table:style-name="Default" table:formula="of:=[.S234]-YEAR([.E234])" office:value-type="float" office:value="7" calcext:value-type="float">
            <text:p>7</text:p>
          </table:table-cell>
          <table:table-cell table:formula="of:=2014-[.S234]" office:value-type="float" office:value="5" calcext:value-type="float">
            <text:p>5</text:p>
          </table:table-cell>
          <table:table-cell office:value-type="string" calcext:value-type="string">
            <text:p>Хронический интерстициальный нефрит, дисметаболический вариант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7-10-07" calcext:value-type="date">
            <text:p>10/07/2007</text:p>
          </table:table-cell>
          <table:table-cell table:style-name="ce2" table:formula="of:=ROUND((DATE(2015;1;1)-[.E235])/365.25)" office:value-type="float" office:value="7" calcext:value-type="float">
            <text:p>7</text:p>
          </table:table-cell>
          <table:table-cell office:value-type="string" calcext:value-type="string">
            <text:p>Пр.Текстильщиков, 119-56</text:p>
          </table:table-cell>
          <table:table-cell office:value-type="string" calcext:value-type="string">
            <text:p>Россия, Иваново, проспект Текстильщиков, 119</text:p>
          </table:table-cell>
          <table:table-cell office:value-type="string" calcext:value-type="string">
            <text:p>№ 7</text:p>
          </table:table-cell>
          <table:table-cell office:value-type="string" calcext:value-type="string">
            <text:p>ОНВС-2</text:p>
          </table:table-cell>
          <table:table-cell office:value-type="float" office:value="56.9576" calcext:value-type="float">
            <text:p>56.9576</text:p>
          </table:table-cell>
          <table:table-cell office:value-type="float" office:value="40.98382" calcext:value-type="float">
            <text:p>40.98382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36" calcext:value-type="float">
            <text:p>36</text:p>
          </table:table-cell>
          <table:table-cell table:formula="of:=IF([.F235]&lt;[Лист2.$A$1];ROUND([.O235]/[Лист2.$C$1];2);IF([.F235]&lt;[Лист2.$A$2];ROUND([.O235]/[Лист2.$C$2];2);IF([.F235]&lt;[Лист2.$A$3];ROUND([.O235]/[Лист2.$C$3];2);IF([.F235]&lt;[Лист2.$A$4];ROUND([.O235]/[Лист2.$C$4];2);ROUND([.O235]/[Лист2.$C$5];2)))))" office:value-type="float" office:value="2.97" calcext:value-type="float">
            <text:p>2.97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235]-YEAR([.E235])" office:value-type="float" office:value="7" calcext:value-type="float">
            <text:p>7</text:p>
          </table:table-cell>
          <table:table-cell table:formula="of:=2014-[.S235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1999-11-29" calcext:value-type="date">
            <text:p>11/29/1999</text:p>
          </table:table-cell>
          <table:table-cell table:style-name="ce2" table:formula="of:=ROUND((DATE(2015;1;1)-[.E236])/365.25)" office:value-type="float" office:value="15" calcext:value-type="float">
            <text:p>15</text:p>
          </table:table-cell>
          <table:table-cell office:value-type="string" calcext:value-type="string">
            <text:p>Г.Южа,ул.Текстильщиков, 4-1</text:p>
          </table:table-cell>
          <table:table-cell office:value-type="string" calcext:value-type="string">
            <text:p>Россия, Ивановская область, Южа, улица Текстильщиков, 4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580729" calcext:value-type="float">
            <text:p>56.580729</text:p>
          </table:table-cell>
          <table:table-cell office:value-type="float" office:value="42.011655" calcext:value-type="float">
            <text:p>42.011655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22.8" calcext:value-type="float">
            <text:p>22.8</text:p>
          </table:table-cell>
          <table:table-cell table:formula="of:=IF([.F236]&lt;[Лист2.$A$1];ROUND([.O236]/[Лист2.$C$1];2);IF([.F236]&lt;[Лист2.$A$2];ROUND([.O236]/[Лист2.$C$2];2);IF([.F236]&lt;[Лист2.$A$3];ROUND([.O236]/[Лист2.$C$3];2);IF([.F236]&lt;[Лист2.$A$4];ROUND([.O236]/[Лист2.$C$4];2);ROUND([.O236]/[Лист2.$C$5];2)))))" office:value-type="float" office:value="0.72" calcext:value-type="float">
            <text:p>0.72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236]-YEAR([.E236])" office:value-type="float" office:value="15" calcext:value-type="float">
            <text:p>15</text:p>
          </table:table-cell>
          <table:table-cell table:formula="of:=2014-[.S236]" office:value-type="float" office:value="0" calcext:value-type="float">
            <text:p>0</text:p>
          </table:table-cell>
          <table:table-cell office:value-type="string" calcext:value-type="string">
            <text:p>Хронический интерстициальный нефрит, дисметаболический вариант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5-06-20" calcext:value-type="date">
            <text:p>06/20/2005</text:p>
          </table:table-cell>
          <table:table-cell table:style-name="ce2" table:formula="of:=ROUND((DATE(2015;1;1)-[.E237])/365.25)" office:value-type="float" office:value="10" calcext:value-type="float">
            <text:p>10</text:p>
          </table:table-cell>
          <table:table-cell office:value-type="string" calcext:value-type="string">
            <text:p>Палехский р-н, с.Майданово, ул.Заводская, 23-8</text:p>
          </table:table-cell>
          <table:table-cell office:value-type="string" calcext:value-type="string">
            <text:p>Россия, Ивановская область, Палехский район, поселок Майдаково, Заводская улица, 23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900943" calcext:value-type="float">
            <text:p>56.900943</text:p>
          </table:table-cell>
          <table:table-cell office:value-type="float" office:value="41.809435" calcext:value-type="float">
            <text:p>41.809435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42.9" calcext:value-type="float">
            <text:p>42.9</text:p>
          </table:table-cell>
          <table:table-cell table:formula="of:=IF([.F237]&lt;[Лист2.$A$1];ROUND([.O237]/[Лист2.$C$1];2);IF([.F237]&lt;[Лист2.$A$2];ROUND([.O237]/[Лист2.$C$2];2);IF([.F237]&lt;[Лист2.$A$3];ROUND([.O237]/[Лист2.$C$3];2);IF([.F237]&lt;[Лист2.$A$4];ROUND([.O237]/[Лист2.$C$4];2);ROUND([.O237]/[Лист2.$C$5];2)))))" office:value-type="float" office:value="3.54" calcext:value-type="float">
            <text:p>3.54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237]-YEAR([.E237])" office:value-type="float" office:value="9" calcext:value-type="float">
            <text:p>9</text:p>
          </table:table-cell>
          <table:table-cell table:formula="of:=2014-[.S237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1-03-13" calcext:value-type="date">
            <text:p>03/13/2001</text:p>
          </table:table-cell>
          <table:table-cell table:style-name="ce2" table:formula="of:=ROUND((DATE(2015;1;1)-[.E238])/365.25)" office:value-type="float" office:value="14" calcext:value-type="float">
            <text:p>14</text:p>
          </table:table-cell>
          <table:table-cell office:value-type="string" calcext:value-type="string">
            <text:p>Г.Кохма, ул.Полевая,9</text:p>
          </table:table-cell>
          <table:table-cell office:value-type="string" calcext:value-type="string">
            <text:p>Россия, Ивановская область, Кохма, Полевая улица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919455" calcext:value-type="float">
            <text:p>56.919455</text:p>
          </table:table-cell>
          <table:table-cell office:value-type="float" office:value="41.077667" calcext:value-type="float">
            <text:p>41.077667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40" calcext:value-type="float">
            <text:p>40</text:p>
          </table:table-cell>
          <table:table-cell table:formula="of:=IF([.F238]&lt;[Лист2.$A$1];ROUND([.O238]/[Лист2.$C$1];2);IF([.F238]&lt;[Лист2.$A$2];ROUND([.O238]/[Лист2.$C$2];2);IF([.F238]&lt;[Лист2.$A$3];ROUND([.O238]/[Лист2.$C$3];2);IF([.F238]&lt;[Лист2.$A$4];ROUND([.O238]/[Лист2.$C$4];2);ROUND([.O238]/[Лист2.$C$5];2)))))" office:value-type="float" office:value="1.27" calcext:value-type="float">
            <text:p>1.27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238]-YEAR([.E238])" office:value-type="float" office:value="13" calcext:value-type="float">
            <text:p>13</text:p>
          </table:table-cell>
          <table:table-cell table:formula="of:=2014-[.S238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9-10-15" calcext:value-type="date">
            <text:p>10/15/2009</text:p>
          </table:table-cell>
          <table:table-cell table:style-name="ce2" table:formula="of:=ROUND((DATE(2015;1;1)-[.E239])/365.25)" office:value-type="float" office:value="5" calcext:value-type="float">
            <text:p>5</text:p>
          </table:table-cell>
          <table:table-cell office:value-type="string" calcext:value-type="string">
            <text:p>г. Иваново, Ул.Свободы, 47-28</text:p>
          </table:table-cell>
          <table:table-cell office:value-type="string" calcext:value-type="string">
            <text:p>Россия, Иваново, улица Свободы, 47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14425" calcext:value-type="float">
            <text:p>57.014425</text:p>
          </table:table-cell>
          <table:table-cell office:value-type="float" office:value="41.00617" calcext:value-type="float">
            <text:p>41.00617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33.2" calcext:value-type="float">
            <text:p>33.2</text:p>
          </table:table-cell>
          <table:table-cell table:formula="of:=IF([.F239]&lt;[Лист2.$A$1];ROUND([.O239]/[Лист2.$C$1];2);IF([.F239]&lt;[Лист2.$A$2];ROUND([.O239]/[Лист2.$C$2];2);IF([.F239]&lt;[Лист2.$A$3];ROUND([.O239]/[Лист2.$C$3];2);IF([.F239]&lt;[Лист2.$A$4];ROUND([.O239]/[Лист2.$C$4];2);ROUND([.O239]/[Лист2.$C$5];2)))))" office:value-type="float" office:value="3.21" calcext:value-type="float">
            <text:p>3.21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да</text:p>
          </table:table-cell>
          <table:table-cell office:value-type="float" office:value="2012" calcext:value-type="float">
            <text:p>2012</text:p>
          </table:table-cell>
          <table:table-cell table:style-name="Default" table:formula="of:=[.S239]-YEAR([.E239])" office:value-type="float" office:value="3" calcext:value-type="float">
            <text:p>3</text:p>
          </table:table-cell>
          <table:table-cell table:formula="of:=2014-[.S239]" office:value-type="float" office:value="2" calcext:value-type="float">
            <text:p>2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2-11-08" calcext:value-type="date">
            <text:p>11/08/2002</text:p>
          </table:table-cell>
          <table:table-cell table:style-name="ce2" table:formula="of:=ROUND((DATE(2015;1;1)-[.E240])/365.25)" office:value-type="float" office:value="12" calcext:value-type="float">
            <text:p>12</text:p>
          </table:table-cell>
          <table:table-cell office:value-type="string" calcext:value-type="string">
            <text:p>г. Иваново, Ул.Свободы, 47-28</text:p>
          </table:table-cell>
          <table:table-cell office:value-type="string" calcext:value-type="string">
            <text:p>Россия, Иваново, улица Свободы, 47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14425" calcext:value-type="float">
            <text:p>57.014425</text:p>
          </table:table-cell>
          <table:table-cell office:value-type="float" office:value="41.00617" calcext:value-type="float">
            <text:p>41.00617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26" calcext:value-type="float">
            <text:p>26</text:p>
          </table:table-cell>
          <table:table-cell table:formula="of:=IF([.F240]&lt;[Лист2.$A$1];ROUND([.O240]/[Лист2.$C$1];2);IF([.F240]&lt;[Лист2.$A$2];ROUND([.O240]/[Лист2.$C$2];2);IF([.F240]&lt;[Лист2.$A$3];ROUND([.O240]/[Лист2.$C$3];2);IF([.F240]&lt;[Лист2.$A$4];ROUND([.O240]/[Лист2.$C$4];2);ROUND([.O240]/[Лист2.$C$5];2)))))" office:value-type="float" office:value="2.14" calcext:value-type="float">
            <text:p>2.14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да</text:p>
          </table:table-cell>
          <table:table-cell office:value-type="float" office:value="2007" calcext:value-type="float">
            <text:p>2007</text:p>
          </table:table-cell>
          <table:table-cell table:style-name="Default" table:formula="of:=[.S240]-YEAR([.E240])" office:value-type="float" office:value="5" calcext:value-type="float">
            <text:p>5</text:p>
          </table:table-cell>
          <table:table-cell table:formula="of:=2014-[.S240]" office:value-type="float" office:value="7" calcext:value-type="float">
            <text:p>7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3-10-03" calcext:value-type="date">
            <text:p>10/03/2003</text:p>
          </table:table-cell>
          <table:table-cell table:style-name="ce2" table:formula="of:=ROUND((DATE(2015;1;1)-[.E241])/365.25)" office:value-type="float" office:value="11" calcext:value-type="float">
            <text:p>11</text:p>
          </table:table-cell>
          <table:table-cell office:value-type="string" calcext:value-type="string">
            <text:p>Ул.Хлебитова,65</text:p>
          </table:table-cell>
          <table:table-cell office:value-type="string" calcext:value-type="string">
            <text:p>Россия, Иваново, улица Генерала Хлебникова, 65</text:p>
          </table:table-cell>
          <table:table-cell office:value-type="string" calcext:value-type="string">
            <text:p>№ 3</text:p>
          </table:table-cell>
          <table:table-cell office:value-type="string" calcext:value-type="string">
            <text:p>ОНВС-2</text:p>
          </table:table-cell>
          <table:table-cell office:value-type="float" office:value="56.972095" calcext:value-type="float">
            <text:p>56.972095</text:p>
          </table:table-cell>
          <table:table-cell office:value-type="float" office:value="40.994348" calcext:value-type="float">
            <text:p>40.994348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25" calcext:value-type="float">
            <text:p>25</text:p>
          </table:table-cell>
          <table:table-cell table:formula="of:=IF([.F241]&lt;[Лист2.$A$1];ROUND([.O241]/[Лист2.$C$1];2);IF([.F241]&lt;[Лист2.$A$2];ROUND([.O241]/[Лист2.$C$2];2);IF([.F241]&lt;[Лист2.$A$3];ROUND([.O241]/[Лист2.$C$3];2);IF([.F241]&lt;[Лист2.$A$4];ROUND([.O241]/[Лист2.$C$4];2);ROUND([.O241]/[Лист2.$C$5];2)))))" office:value-type="float" office:value="2.06" calcext:value-type="float">
            <text:p>2.06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241]-YEAR([.E241])" office:value-type="float" office:value="11" calcext:value-type="float">
            <text:p>11</text:p>
          </table:table-cell>
          <table:table-cell table:formula="of:=2014-[.S241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4-03-04" calcext:value-type="date">
            <text:p>03/04/2004</text:p>
          </table:table-cell>
          <table:table-cell table:style-name="ce2" table:formula="of:=ROUND((DATE(2015;1;1)-[.E242])/365.25)" office:value-type="float" office:value="11" calcext:value-type="float">
            <text:p>11</text:p>
          </table:table-cell>
          <table:table-cell office:value-type="string" calcext:value-type="string">
            <text:p>Большой Транспортный пер, 6</text:p>
          </table:table-cell>
          <table:table-cell office:value-type="string" calcext:value-type="string">
            <text:p>Россия, Иваново, Большой Транспортный переулок, 4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13646" calcext:value-type="float">
            <text:p>57.013646</text:p>
          </table:table-cell>
          <table:table-cell office:value-type="float" office:value="40.986686" calcext:value-type="float">
            <text:p>40.986686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37.8" calcext:value-type="float">
            <text:p>37.8</text:p>
          </table:table-cell>
          <table:table-cell table:formula="of:=IF([.F242]&lt;[Лист2.$A$1];ROUND([.O242]/[Лист2.$C$1];2);IF([.F242]&lt;[Лист2.$A$2];ROUND([.O242]/[Лист2.$C$2];2);IF([.F242]&lt;[Лист2.$A$3];ROUND([.O242]/[Лист2.$C$3];2);IF([.F242]&lt;[Лист2.$A$4];ROUND([.O242]/[Лист2.$C$4];2);ROUND([.O242]/[Лист2.$C$5];2)))))" office:value-type="float" office:value="3.12" calcext:value-type="float">
            <text:p>3.12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да</text:p>
          </table:table-cell>
          <table:table-cell office:value-type="float" office:value="2007" calcext:value-type="float">
            <text:p>2007</text:p>
          </table:table-cell>
          <table:table-cell table:style-name="Default" table:formula="of:=[.S242]-YEAR([.E242])" office:value-type="float" office:value="3" calcext:value-type="float">
            <text:p>3</text:p>
          </table:table-cell>
          <table:table-cell table:formula="of:=2014-[.S242]" office:value-type="float" office:value="7" calcext:value-type="float">
            <text:p>7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9-06-07" calcext:value-type="date">
            <text:p>06/07/2009</text:p>
          </table:table-cell>
          <table:table-cell table:style-name="ce2" table:formula="of:=ROUND((DATE(2015;1;1)-[.E243])/365.25)" office:value-type="float" office:value="6" calcext:value-type="float">
            <text:p>6</text:p>
          </table:table-cell>
          <table:table-cell office:value-type="string" calcext:value-type="string">
            <text:p>Ивановский район, п. Верхний Ландех, ул.Восточная,9</text:p>
          </table:table-cell>
          <table:table-cell office:value-type="string" calcext:value-type="string">
            <text:p>Россия, Челябинская область, Катав-Ивановск, Восточная улица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4.761612" calcext:value-type="float">
            <text:p>54.761612</text:p>
          </table:table-cell>
          <table:table-cell office:value-type="float" office:value="58.243269" calcext:value-type="float">
            <text:p>58.243269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27" calcext:value-type="float">
            <text:p>27</text:p>
          </table:table-cell>
          <table:table-cell table:formula="of:=IF([.F243]&lt;[Лист2.$A$1];ROUND([.O243]/[Лист2.$C$1];2);IF([.F243]&lt;[Лист2.$A$2];ROUND([.O243]/[Лист2.$C$2];2);IF([.F243]&lt;[Лист2.$A$3];ROUND([.O243]/[Лист2.$C$3];2);IF([.F243]&lt;[Лист2.$A$4];ROUND([.O243]/[Лист2.$C$4];2);ROUND([.O243]/[Лист2.$C$5];2)))))" office:value-type="float" office:value="2.61" calcext:value-type="float">
            <text:p>2.61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243]-YEAR([.E243])" office:value-type="float" office:value="4" calcext:value-type="float">
            <text:p>4</text:p>
          </table:table-cell>
          <table:table-cell table:formula="of:=2014-[.S243]" office:value-type="float" office:value="1" calcext:value-type="float">
            <text:p>1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2-12-05" calcext:value-type="date">
            <text:p>12/05/2002</text:p>
          </table:table-cell>
          <table:table-cell table:style-name="ce2" table:formula="of:=ROUND((DATE(2015;1;1)-[.E244])/365.25)" office:value-type="float" office:value="12" calcext:value-type="float">
            <text:p>12</text:p>
          </table:table-cell>
          <table:table-cell office:value-type="string" calcext:value-type="string">
            <text:p>Тейковский р-н, д.Зиново,23</text:p>
          </table:table-cell>
          <table:table-cell office:value-type="string" calcext:value-type="string">
            <text:p>Россия, Ивановская область, Тейковский район, село Зиново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898225" calcext:value-type="float">
            <text:p>56.898225</text:p>
          </table:table-cell>
          <table:table-cell office:value-type="float" office:value="40.668574" calcext:value-type="float">
            <text:p>40.668574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65" calcext:value-type="float">
            <text:p>65</text:p>
          </table:table-cell>
          <table:table-cell table:formula="of:=IF([.F244]&lt;[Лист2.$A$1];ROUND([.O244]/[Лист2.$C$1];2);IF([.F244]&lt;[Лист2.$A$2];ROUND([.O244]/[Лист2.$C$2];2);IF([.F244]&lt;[Лист2.$A$3];ROUND([.O244]/[Лист2.$C$3];2);IF([.F244]&lt;[Лист2.$A$4];ROUND([.O244]/[Лист2.$C$4];2);ROUND([.O244]/[Лист2.$C$5];2)))))" office:value-type="float" office:value="5.36" calcext:value-type="float">
            <text:p>5.36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244]-YEAR([.E244])" office:value-type="float" office:value="12" calcext:value-type="float">
            <text:p>12</text:p>
          </table:table-cell>
          <table:table-cell table:formula="of:=2014-[.S244]" office:value-type="float" office:value="0" calcext:value-type="float">
            <text:p>0</text:p>
          </table:table-cell>
          <table:table-cell office:value-type="string" calcext:value-type="string">
            <text:p>Хронический интерстициальный нефрит, дисметаболический вариант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10-03-11" calcext:value-type="date">
            <text:p>03/11/2010</text:p>
          </table:table-cell>
          <table:table-cell table:style-name="ce2" table:formula="of:=ROUND((DATE(2015;1;1)-[.E245])/365.25)" office:value-type="float" office:value="5" calcext:value-type="float">
            <text:p>5</text:p>
          </table:table-cell>
          <table:table-cell office:value-type="string" calcext:value-type="string">
            <text:p>Гаврилово-Посадский р-н, с. Непотягово, 3-9</text:p>
          </table:table-cell>
          <table:table-cell office:value-type="string" calcext:value-type="string">
            <text:p>Россия, Ивановская область, Гаврилово-Посадский район, село Непотягово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476041" calcext:value-type="float">
            <text:p>56.476041</text:p>
          </table:table-cell>
          <table:table-cell office:value-type="float" office:value="40.138407" calcext:value-type="float">
            <text:p>40.138407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24.3" calcext:value-type="float">
            <text:p>24.3</text:p>
          </table:table-cell>
          <table:table-cell table:formula="of:=IF([.F245]&lt;[Лист2.$A$1];ROUND([.O245]/[Лист2.$C$1];2);IF([.F245]&lt;[Лист2.$A$2];ROUND([.O245]/[Лист2.$C$2];2);IF([.F245]&lt;[Лист2.$A$3];ROUND([.O245]/[Лист2.$C$3];2);IF([.F245]&lt;[Лист2.$A$4];ROUND([.O245]/[Лист2.$C$4];2);ROUND([.O245]/[Лист2.$C$5];2)))))" office:value-type="float" office:value="2.35" calcext:value-type="float">
            <text:p>2.35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245]-YEAR([.E245])" office:value-type="float" office:value="4" calcext:value-type="float">
            <text:p>4</text:p>
          </table:table-cell>
          <table:table-cell table:formula="of:=2014-[.S245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2-01-30" calcext:value-type="date">
            <text:p>01/30/2002</text:p>
          </table:table-cell>
          <table:table-cell table:style-name="ce2" table:formula="of:=ROUND((DATE(2015;1;1)-[.E246])/365.25)" office:value-type="float" office:value="13" calcext:value-type="float">
            <text:p>13</text:p>
          </table:table-cell>
          <table:table-cell office:value-type="string" calcext:value-type="string">
            <text:p>г. Иваново, Ул.Верхушовская, 24</text:p>
          </table:table-cell>
          <table:table-cell office:value-type="string" calcext:value-type="string">
            <text:p>Беларусь, Брестская область, Иваново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2.146552" calcext:value-type="float">
            <text:p>52.146552</text:p>
          </table:table-cell>
          <table:table-cell office:value-type="float" office:value="25.53445" calcext:value-type="float">
            <text:p>25.53445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45" calcext:value-type="float">
            <text:p>45</text:p>
          </table:table-cell>
          <table:table-cell table:formula="of:=IF([.F246]&lt;[Лист2.$A$1];ROUND([.O246]/[Лист2.$C$1];2);IF([.F246]&lt;[Лист2.$A$2];ROUND([.O246]/[Лист2.$C$2];2);IF([.F246]&lt;[Лист2.$A$3];ROUND([.O246]/[Лист2.$C$3];2);IF([.F246]&lt;[Лист2.$A$4];ROUND([.O246]/[Лист2.$C$4];2);ROUND([.O246]/[Лист2.$C$5];2)))))" office:value-type="float" office:value="3.71" calcext:value-type="float">
            <text:p>3.71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05" calcext:value-type="float">
            <text:p>2005</text:p>
          </table:table-cell>
          <table:table-cell table:style-name="Default" table:formula="of:=[.S246]-YEAR([.E246])" office:value-type="float" office:value="3" calcext:value-type="float">
            <text:p>3</text:p>
          </table:table-cell>
          <table:table-cell table:formula="of:=2014-[.S246]" office:value-type="float" office:value="9" calcext:value-type="float">
            <text:p>9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1-10-31" calcext:value-type="date">
            <text:p>10/31/2001</text:p>
          </table:table-cell>
          <table:table-cell table:style-name="ce2" table:formula="of:=ROUND((DATE(2015;1;1)-[.E247])/365.25)" office:value-type="float" office:value="13" calcext:value-type="float">
            <text:p>13</text:p>
          </table:table-cell>
          <table:table-cell office:value-type="string" calcext:value-type="string">
            <text:p>С.Богородское,ул.Парковая, 54-48 </text:p>
          </table:table-cell>
          <table:table-cell office:value-type="string" calcext:value-type="string">
            <text:p>Россия, Ивановская область, Ивановский район, поселок Богородское, Парковая улица, 5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046993" calcext:value-type="float">
            <text:p>57.046993</text:p>
          </table:table-cell>
          <table:table-cell office:value-type="float" office:value="41.004428" calcext:value-type="float">
            <text:p>41.004428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60" calcext:value-type="float">
            <text:p>60</text:p>
          </table:table-cell>
          <table:table-cell table:formula="of:=IF([.F247]&lt;[Лист2.$A$1];ROUND([.O247]/[Лист2.$C$1];2);IF([.F247]&lt;[Лист2.$A$2];ROUND([.O247]/[Лист2.$C$2];2);IF([.F247]&lt;[Лист2.$A$3];ROUND([.O247]/[Лист2.$C$3];2);IF([.F247]&lt;[Лист2.$A$4];ROUND([.O247]/[Лист2.$C$4];2);ROUND([.O247]/[Лист2.$C$5];2)))))" office:value-type="float" office:value="4.95" calcext:value-type="float">
            <text:p>4.95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03" calcext:value-type="float">
            <text:p>2003</text:p>
          </table:table-cell>
          <table:table-cell table:style-name="Default" table:formula="of:=[.S247]-YEAR([.E247])" office:value-type="float" office:value="2" calcext:value-type="float">
            <text:p>2</text:p>
          </table:table-cell>
          <table:table-cell table:formula="of:=2014-[.S247]" office:value-type="float" office:value="11" calcext:value-type="float">
            <text:p>11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2-07-15" calcext:value-type="date">
            <text:p>07/15/2002</text:p>
          </table:table-cell>
          <table:table-cell table:style-name="ce2" table:formula="of:=ROUND((DATE(2015;1;1)-[.E248])/365.25)" office:value-type="float" office:value="12" calcext:value-type="float">
            <text:p>12</text:p>
          </table:table-cell>
          <table:table-cell office:value-type="string" calcext:value-type="string">
            <text:p>Шуйский р-н, п.Колобково, ул.1 Фабричная, 33</text:p>
          </table:table-cell>
          <table:table-cell office:value-type="string" calcext:value-type="string">
            <text:p>Россия, Ивановская область, Шуйский район, поселок Колобово, 1-я Фабричная улица, 3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702881" calcext:value-type="float">
            <text:p>56.702881</text:p>
          </table:table-cell>
          <table:table-cell office:value-type="float" office:value="41.353863" calcext:value-type="float">
            <text:p>41.353863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61.2" calcext:value-type="float">
            <text:p>61.2</text:p>
          </table:table-cell>
          <table:table-cell table:formula="of:=IF([.F248]&lt;[Лист2.$A$1];ROUND([.O248]/[Лист2.$C$1];2);IF([.F248]&lt;[Лист2.$A$2];ROUND([.O248]/[Лист2.$C$2];2);IF([.F248]&lt;[Лист2.$A$3];ROUND([.O248]/[Лист2.$C$3];2);IF([.F248]&lt;[Лист2.$A$4];ROUND([.O248]/[Лист2.$C$4];2);ROUND([.O248]/[Лист2.$C$5];2)))))" office:value-type="float" office:value="5.04" calcext:value-type="float">
            <text:p>5.04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06" calcext:value-type="float">
            <text:p>2006</text:p>
          </table:table-cell>
          <table:table-cell table:style-name="Default" table:formula="of:=[.S248]-YEAR([.E248])" office:value-type="float" office:value="4" calcext:value-type="float">
            <text:p>4</text:p>
          </table:table-cell>
          <table:table-cell table:formula="of:=2014-[.S248]" office:value-type="float" office:value="8" calcext:value-type="float">
            <text:p>8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3-12-01" calcext:value-type="date">
            <text:p>12/01/2003</text:p>
          </table:table-cell>
          <table:table-cell table:style-name="ce2" table:formula="of:=ROUND((DATE(2015;1;1)-[.E249])/365.25)" office:value-type="float" office:value="11" calcext:value-type="float">
            <text:p>11</text:p>
          </table:table-cell>
          <table:table-cell office:value-type="string" calcext:value-type="string">
            <text:p>г. Иваново, Ул.Сакко, 41-28</text:p>
          </table:table-cell>
          <table:table-cell office:value-type="string" calcext:value-type="string">
            <text:p>Россия, Иваново, улица Сакко, 41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98578" calcext:value-type="float">
            <text:p>56.998578</text:p>
          </table:table-cell>
          <table:table-cell office:value-type="float" office:value="40.998355" calcext:value-type="float">
            <text:p>40.998355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42.5" calcext:value-type="float">
            <text:p>42.5</text:p>
          </table:table-cell>
          <table:table-cell table:formula="of:=IF([.F249]&lt;[Лист2.$A$1];ROUND([.O249]/[Лист2.$C$1];2);IF([.F249]&lt;[Лист2.$A$2];ROUND([.O249]/[Лист2.$C$2];2);IF([.F249]&lt;[Лист2.$A$3];ROUND([.O249]/[Лист2.$C$3];2);IF([.F249]&lt;[Лист2.$A$4];ROUND([.O249]/[Лист2.$C$4];2);ROUND([.O249]/[Лист2.$C$5];2)))))" office:value-type="float" office:value="3.5" calcext:value-type="float">
            <text:p>3.5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08" calcext:value-type="float">
            <text:p>2008</text:p>
          </table:table-cell>
          <table:table-cell table:style-name="Default" table:formula="of:=[.S249]-YEAR([.E249])" office:value-type="float" office:value="5" calcext:value-type="float">
            <text:p>5</text:p>
          </table:table-cell>
          <table:table-cell table:formula="of:=2014-[.S249]" office:value-type="float" office:value="6" calcext:value-type="float">
            <text:p>6</text:p>
          </table:table-cell>
          <table:table-cell office:value-type="string" calcext:value-type="string">
            <text:p>Хронический интерстициальный нефрит, дисметаболический вариант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5-10-02" calcext:value-type="date">
            <text:p>10/02/2005</text:p>
          </table:table-cell>
          <table:table-cell table:style-name="ce2" table:formula="of:=ROUND((DATE(2015;1;1)-[.E250])/365.25)" office:value-type="float" office:value="9" calcext:value-type="float">
            <text:p>9</text:p>
          </table:table-cell>
          <table:table-cell office:value-type="string" calcext:value-type="string">
            <text:p>г. Иваново, Ул.Суворова, 13-8</text:p>
          </table:table-cell>
          <table:table-cell office:value-type="string" calcext:value-type="string">
            <text:p>Россия, Иваново, улица Суворова, 13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94715" calcext:value-type="float">
            <text:p>56.994715</text:p>
          </table:table-cell>
          <table:table-cell office:value-type="float" office:value="41.004679" calcext:value-type="float">
            <text:p>41.004679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28.2" calcext:value-type="float">
            <text:p>28.2</text:p>
          </table:table-cell>
          <table:table-cell table:formula="of:=IF([.F250]&lt;[Лист2.$A$1];ROUND([.O250]/[Лист2.$C$1];2);IF([.F250]&lt;[Лист2.$A$2];ROUND([.O250]/[Лист2.$C$2];2);IF([.F250]&lt;[Лист2.$A$3];ROUND([.O250]/[Лист2.$C$3];2);IF([.F250]&lt;[Лист2.$A$4];ROUND([.O250]/[Лист2.$C$4];2);ROUND([.O250]/[Лист2.$C$5];2)))))" office:value-type="float" office:value="2.32" calcext:value-type="float">
            <text:p>2.32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250]-YEAR([.E250])" office:value-type="float" office:value="9" calcext:value-type="float">
            <text:p>9</text:p>
          </table:table-cell>
          <table:table-cell table:formula="of:=2014-[.S250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10-03-11" calcext:value-type="date">
            <text:p>03/11/2010</text:p>
          </table:table-cell>
          <table:table-cell table:style-name="ce2" table:formula="of:=ROUND((DATE(2015;1;1)-[.E251])/365.25)" office:value-type="float" office:value="5" calcext:value-type="float">
            <text:p>5</text:p>
          </table:table-cell>
          <table:table-cell office:value-type="string" calcext:value-type="string">
            <text:p>Ул.Шубиных, 31-35</text:p>
          </table:table-cell>
          <table:table-cell office:value-type="string" calcext:value-type="string">
            <text:p>Россия, Иваново, улица Шубиных, 31</text:p>
          </table:table-cell>
          <table:table-cell office:value-type="string" calcext:value-type="string">
            <text:p>№ 10</text:p>
          </table:table-cell>
          <table:table-cell office:value-type="string" calcext:value-type="string">
            <text:p>ОНВС-2</text:p>
          </table:table-cell>
          <table:table-cell office:value-type="float" office:value="56.958223" calcext:value-type="float">
            <text:p>56.958223</text:p>
          </table:table-cell>
          <table:table-cell office:value-type="float" office:value="41.01492" calcext:value-type="float">
            <text:p>41.01492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27" calcext:value-type="float">
            <text:p>27</text:p>
          </table:table-cell>
          <table:table-cell table:formula="of:=IF([.F251]&lt;[Лист2.$A$1];ROUND([.O251]/[Лист2.$C$1];2);IF([.F251]&lt;[Лист2.$A$2];ROUND([.O251]/[Лист2.$C$2];2);IF([.F251]&lt;[Лист2.$A$3];ROUND([.O251]/[Лист2.$C$3];2);IF([.F251]&lt;[Лист2.$A$4];ROUND([.O251]/[Лист2.$C$4];2);ROUND([.O251]/[Лист2.$C$5];2)))))" office:value-type="float" office:value="2.61" calcext:value-type="float">
            <text:p>2.61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251]-YEAR([.E251])" office:value-type="float" office:value="4" calcext:value-type="float">
            <text:p>4</text:p>
          </table:table-cell>
          <table:table-cell table:formula="of:=2014-[.S251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2-03-27" calcext:value-type="date">
            <text:p>03/27/2002</text:p>
          </table:table-cell>
          <table:table-cell table:style-name="ce2" table:formula="of:=ROUND((DATE(2015;1;1)-[.E252])/365.25)" office:value-type="float" office:value="13" calcext:value-type="float">
            <text:p>13</text:p>
          </table:table-cell>
          <table:table-cell office:value-type="string" calcext:value-type="string">
            <text:p>г. Иваново, 30-й микрорайон, 7-66</text:p>
          </table:table-cell>
          <table:table-cell office:value-type="string" calcext:value-type="string">
            <text:p>Россия, Иваново, 30-й микрорайон, 7</text:p>
          </table:table-cell>
          <table:table-cell office:value-type="string" calcext:value-type="string">
            <text:p>№ 3</text:p>
          </table:table-cell>
          <table:table-cell office:value-type="string" calcext:value-type="string">
            <text:p>ОНВС-2</text:p>
          </table:table-cell>
          <table:table-cell office:value-type="float" office:value="56.968651" calcext:value-type="float">
            <text:p>56.968651</text:p>
          </table:table-cell>
          <table:table-cell office:value-type="float" office:value="41.003287" calcext:value-type="float">
            <text:p>41.003287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64" calcext:value-type="float">
            <text:p>64</text:p>
          </table:table-cell>
          <table:table-cell table:formula="of:=IF([.F252]&lt;[Лист2.$A$1];ROUND([.O252]/[Лист2.$C$1];2);IF([.F252]&lt;[Лист2.$A$2];ROUND([.O252]/[Лист2.$C$2];2);IF([.F252]&lt;[Лист2.$A$3];ROUND([.O252]/[Лист2.$C$3];2);IF([.F252]&lt;[Лист2.$A$4];ROUND([.O252]/[Лист2.$C$4];2);ROUND([.O252]/[Лист2.$C$5];2)))))" office:value-type="float" office:value="5.28" calcext:value-type="float">
            <text:p>5.28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06" calcext:value-type="float">
            <text:p>2006</text:p>
          </table:table-cell>
          <table:table-cell table:style-name="Default" table:formula="of:=[.S252]-YEAR([.E252])" office:value-type="float" office:value="4" calcext:value-type="float">
            <text:p>4</text:p>
          </table:table-cell>
          <table:table-cell table:formula="of:=2014-[.S252]" office:value-type="float" office:value="8" calcext:value-type="float">
            <text:p>8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1-12-06" calcext:value-type="date">
            <text:p>12/06/2001</text:p>
          </table:table-cell>
          <table:table-cell table:style-name="ce2" table:formula="of:=ROUND((DATE(2015;1;1)-[.E253])/365.25)" office:value-type="float" office:value="13" calcext:value-type="float">
            <text:p>13</text:p>
          </table:table-cell>
          <table:table-cell office:value-type="string" calcext:value-type="string">
            <text:p>Ул.Лежневская, 138-61</text:p>
          </table:table-cell>
          <table:table-cell office:value-type="string" calcext:value-type="string">
            <text:p>Россия, Иваново, Лежневская улица, 138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69279" calcext:value-type="float">
            <text:p>56.969279</text:p>
          </table:table-cell>
          <table:table-cell office:value-type="float" office:value="40.972789" calcext:value-type="float">
            <text:p>40.972789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56" calcext:value-type="float">
            <text:p>56</text:p>
          </table:table-cell>
          <table:table-cell table:formula="of:=IF([.F253]&lt;[Лист2.$A$1];ROUND([.O253]/[Лист2.$C$1];2);IF([.F253]&lt;[Лист2.$A$2];ROUND([.O253]/[Лист2.$C$2];2);IF([.F253]&lt;[Лист2.$A$3];ROUND([.O253]/[Лист2.$C$3];2);IF([.F253]&lt;[Лист2.$A$4];ROUND([.O253]/[Лист2.$C$4];2);ROUND([.O253]/[Лист2.$C$5];2)))))" office:value-type="float" office:value="4.62" calcext:value-type="float">
            <text:p>4.62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253]-YEAR([.E253])" office:value-type="float" office:value="13" calcext:value-type="float">
            <text:p>13</text:p>
          </table:table-cell>
          <table:table-cell table:formula="of:=2014-[.S253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2-10-30" calcext:value-type="date">
            <text:p>10/30/2002</text:p>
          </table:table-cell>
          <table:table-cell table:style-name="ce2" table:formula="of:=ROUND((DATE(2015;1;1)-[.E254])/365.25)" office:value-type="float" office:value="12" calcext:value-type="float">
            <text:p>12</text:p>
          </table:table-cell>
          <table:table-cell office:value-type="string" calcext:value-type="string">
            <text:p>Владмирская область, с.Князьминское</text:p>
          </table:table-cell>
          <table:table-cell office:value-type="string" calcext:value-type="string">
            <text:p>Россия, Владимирская область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013588" calcext:value-type="float">
            <text:p>56.013588</text:p>
          </table:table-cell>
          <table:table-cell office:value-type="float" office:value="40.679166" calcext:value-type="float">
            <text:p>40.6791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4.7" calcext:value-type="float">
            <text:p>54.7</text:p>
          </table:table-cell>
          <table:table-cell table:formula="of:=IF([.F254]&lt;[Лист2.$A$1];ROUND([.O254]/[Лист2.$C$1];2);IF([.F254]&lt;[Лист2.$A$2];ROUND([.O254]/[Лист2.$C$2];2);IF([.F254]&lt;[Лист2.$A$3];ROUND([.O254]/[Лист2.$C$3];2);IF([.F254]&lt;[Лист2.$A$4];ROUND([.O254]/[Лист2.$C$4];2);ROUND([.O254]/[Лист2.$C$5];2)))))" office:value-type="float" office:value="4.51" calcext:value-type="float">
            <text:p>4.51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254]-YEAR([.E254])" office:value-type="float" office:value="11" calcext:value-type="float">
            <text:p>11</text:p>
          </table:table-cell>
          <table:table-cell table:formula="of:=2014-[.S254]" office:value-type="float" office:value="1" calcext:value-type="float">
            <text:p>1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6-11-21" calcext:value-type="date">
            <text:p>11/21/2006</text:p>
          </table:table-cell>
          <table:table-cell table:style-name="ce2" table:formula="of:=ROUND((DATE(2015;1;1)-[.E255])/365.25)" office:value-type="float" office:value="8" calcext:value-type="float">
            <text:p>8</text:p>
          </table:table-cell>
          <table:table-cell office:value-type="string" calcext:value-type="string">
            <text:p>г. Иваново, Ул.Московская 5/1</text:p>
          </table:table-cell>
          <table:table-cell office:value-type="string" calcext:value-type="string">
            <text:p>Россия, Иваново, Московская улица, 3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92744" calcext:value-type="float">
            <text:p>56.992744</text:p>
          </table:table-cell>
          <table:table-cell office:value-type="float" office:value="40.982751" calcext:value-type="float">
            <text:p>40.982751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29.6" calcext:value-type="float">
            <text:p>29.6</text:p>
          </table:table-cell>
          <table:table-cell table:formula="of:=IF([.F255]&lt;[Лист2.$A$1];ROUND([.O255]/[Лист2.$C$1];2);IF([.F255]&lt;[Лист2.$A$2];ROUND([.O255]/[Лист2.$C$2];2);IF([.F255]&lt;[Лист2.$A$3];ROUND([.O255]/[Лист2.$C$3];2);IF([.F255]&lt;[Лист2.$A$4];ROUND([.O255]/[Лист2.$C$4];2);ROUND([.O255]/[Лист2.$C$5];2)))))" office:value-type="float" office:value="2.44" calcext:value-type="float">
            <text:p>2.44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10" calcext:value-type="float">
            <text:p>2010</text:p>
          </table:table-cell>
          <table:table-cell table:style-name="Default" table:formula="of:=[.S255]-YEAR([.E255])" office:value-type="float" office:value="4" calcext:value-type="float">
            <text:p>4</text:p>
          </table:table-cell>
          <table:table-cell table:formula="of:=2014-[.S255]" office:value-type="float" office:value="4" calcext:value-type="float">
            <text:p>4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1-04-04" calcext:value-type="date">
            <text:p>04/04/2001</text:p>
          </table:table-cell>
          <table:table-cell table:style-name="ce2" table:formula="of:=ROUND((DATE(2015;1;1)-[.E256])/365.25)" office:value-type="float" office:value="14" calcext:value-type="float">
            <text:p>14</text:p>
          </table:table-cell>
          <table:table-cell office:value-type="string" calcext:value-type="string">
            <text:p>П.Палех, ул.Садовая, 1-11</text:p>
          </table:table-cell>
          <table:table-cell office:value-type="string" calcext:value-type="string">
            <text:p>Россия, Ивановская область, Палехский район, поселок Палех, 1-я Садовая улица, 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807058" calcext:value-type="float">
            <text:p>56.807058</text:p>
          </table:table-cell>
          <table:table-cell office:value-type="float" office:value="41.871634" calcext:value-type="float">
            <text:p>41.871634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57.3" calcext:value-type="float">
            <text:p>57.3</text:p>
          </table:table-cell>
          <table:table-cell table:formula="of:=IF([.F256]&lt;[Лист2.$A$1];ROUND([.O256]/[Лист2.$C$1];2);IF([.F256]&lt;[Лист2.$A$2];ROUND([.O256]/[Лист2.$C$2];2);IF([.F256]&lt;[Лист2.$A$3];ROUND([.O256]/[Лист2.$C$3];2);IF([.F256]&lt;[Лист2.$A$4];ROUND([.O256]/[Лист2.$C$4];2);ROUND([.O256]/[Лист2.$C$5];2)))))" office:value-type="float" office:value="1.82" calcext:value-type="float">
            <text:p>1.82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256]-YEAR([.E256])" office:value-type="float" office:value="12" calcext:value-type="float">
            <text:p>12</text:p>
          </table:table-cell>
          <table:table-cell table:formula="of:=2014-[.S256]" office:value-type="float" office:value="1" calcext:value-type="float">
            <text:p>1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8-05-10" calcext:value-type="date">
            <text:p>05/10/2008</text:p>
          </table:table-cell>
          <table:table-cell table:style-name="ce2" table:formula="of:=ROUND((DATE(2015;1;1)-[.E257])/365.25)" office:value-type="float" office:value="7" calcext:value-type="float">
            <text:p>7</text:p>
          </table:table-cell>
          <table:table-cell office:value-type="string" calcext:value-type="string">
            <text:p>г. Иваново, Ул.2 Чайковская, 36-2</text:p>
          </table:table-cell>
          <table:table-cell office:value-type="string" calcext:value-type="string">
            <text:p>Россия, Иваново, 2-я Лагерная улица, 42</text:p>
          </table:table-cell>
          <table:table-cell office:value-type="string" calcext:value-type="string">
            <text:p>Соснево</text:p>
          </table:table-cell>
          <table:table-cell office:value-type="string" calcext:value-type="string">
            <text:p>ОНВС-2</text:p>
          </table:table-cell>
          <table:table-cell office:value-type="float" office:value="56.974744" calcext:value-type="float">
            <text:p>56.974744</text:p>
          </table:table-cell>
          <table:table-cell office:value-type="float" office:value="41.048283" calcext:value-type="float">
            <text:p>41.048283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38.5" calcext:value-type="float">
            <text:p>38.5</text:p>
          </table:table-cell>
          <table:table-cell table:formula="of:=IF([.F257]&lt;[Лист2.$A$1];ROUND([.O257]/[Лист2.$C$1];2);IF([.F257]&lt;[Лист2.$A$2];ROUND([.O257]/[Лист2.$C$2];2);IF([.F257]&lt;[Лист2.$A$3];ROUND([.O257]/[Лист2.$C$3];2);IF([.F257]&lt;[Лист2.$A$4];ROUND([.O257]/[Лист2.$C$4];2);ROUND([.O257]/[Лист2.$C$5];2)))))" office:value-type="float" office:value="3.17" calcext:value-type="float">
            <text:p>3.17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257]-YEAR([.E257])" office:value-type="float" office:value="6" calcext:value-type="float">
            <text:p>6</text:p>
          </table:table-cell>
          <table:table-cell table:formula="of:=2014-[.S257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8-06-16" calcext:value-type="date">
            <text:p>06/16/2008</text:p>
          </table:table-cell>
          <table:table-cell table:style-name="ce2" table:formula="of:=ROUND((DATE(2015;1;1)-[.E258])/365.25)" office:value-type="float" office:value="7" calcext:value-type="float">
            <text:p>7</text:p>
          </table:table-cell>
          <table:table-cell office:value-type="string" calcext:value-type="string">
            <text:p>Ул.Шубиных, 14Б-5</text:p>
          </table:table-cell>
          <table:table-cell office:value-type="string" calcext:value-type="string">
            <text:p>Россия, Иваново, улица Шубиных, 14б</text:p>
          </table:table-cell>
          <table:table-cell office:value-type="string" calcext:value-type="string">
            <text:p>№ 10</text:p>
          </table:table-cell>
          <table:table-cell office:value-type="string" calcext:value-type="string">
            <text:p>ОНВС-2</text:p>
          </table:table-cell>
          <table:table-cell office:value-type="float" office:value="56.9608" calcext:value-type="float">
            <text:p>56.9608</text:p>
          </table:table-cell>
          <table:table-cell office:value-type="float" office:value="41.004949" calcext:value-type="float">
            <text:p>41.004949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34.3" calcext:value-type="float">
            <text:p>34.3</text:p>
          </table:table-cell>
          <table:table-cell table:formula="of:=IF([.F258]&lt;[Лист2.$A$1];ROUND([.O258]/[Лист2.$C$1];2);IF([.F258]&lt;[Лист2.$A$2];ROUND([.O258]/[Лист2.$C$2];2);IF([.F258]&lt;[Лист2.$A$3];ROUND([.O258]/[Лист2.$C$3];2);IF([.F258]&lt;[Лист2.$A$4];ROUND([.O258]/[Лист2.$C$4];2);ROUND([.O258]/[Лист2.$C$5];2)))))" office:value-type="float" office:value="2.83" calcext:value-type="float">
            <text:p>2.83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08" calcext:value-type="float">
            <text:p>2008</text:p>
          </table:table-cell>
          <table:table-cell table:style-name="Default" table:formula="of:=[.S258]-YEAR([.E258])" office:value-type="float" office:value="0" calcext:value-type="float">
            <text:p>0</text:p>
          </table:table-cell>
          <table:table-cell table:formula="of:=2014-[.S258]" office:value-type="float" office:value="6" calcext:value-type="float">
            <text:p>6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2-09-09" calcext:value-type="date">
            <text:p>09/09/2002</text:p>
          </table:table-cell>
          <table:table-cell table:style-name="ce2" table:formula="of:=ROUND((DATE(2015;1;1)-[.E259])/365.25)" office:value-type="float" office:value="12" calcext:value-type="float">
            <text:p>12</text:p>
          </table:table-cell>
          <table:table-cell office:value-type="string" calcext:value-type="string">
            <text:p>г. Иваново, Ул.М.Василевского, 17-25</text:p>
          </table:table-cell>
          <table:table-cell office:value-type="string" calcext:value-type="string">
            <text:p>Россия, Иваново, улица Маршала Василевского, 17</text:p>
          </table:table-cell>
          <table:table-cell office:value-type="string" calcext:value-type="string">
            <text:p>№ 10</text:p>
          </table:table-cell>
          <table:table-cell office:value-type="string" calcext:value-type="string">
            <text:p>ОНВС-2</text:p>
          </table:table-cell>
          <table:table-cell office:value-type="float" office:value="56.955587" calcext:value-type="float">
            <text:p>56.955587</text:p>
          </table:table-cell>
          <table:table-cell office:value-type="float" office:value="40.994645" calcext:value-type="float">
            <text:p>40.994645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53" calcext:value-type="float">
            <text:p>53</text:p>
          </table:table-cell>
          <table:table-cell table:formula="of:=IF([.F259]&lt;[Лист2.$A$1];ROUND([.O259]/[Лист2.$C$1];2);IF([.F259]&lt;[Лист2.$A$2];ROUND([.O259]/[Лист2.$C$2];2);IF([.F259]&lt;[Лист2.$A$3];ROUND([.O259]/[Лист2.$C$3];2);IF([.F259]&lt;[Лист2.$A$4];ROUND([.O259]/[Лист2.$C$4];2);ROUND([.O259]/[Лист2.$C$5];2)))))" office:value-type="float" office:value="4.37" calcext:value-type="float">
            <text:p>4.37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09" calcext:value-type="float">
            <text:p>2009</text:p>
          </table:table-cell>
          <table:table-cell table:style-name="Default" table:formula="of:=[.S259]-YEAR([.E259])" office:value-type="float" office:value="7" calcext:value-type="float">
            <text:p>7</text:p>
          </table:table-cell>
          <table:table-cell table:formula="of:=2014-[.S259]" office:value-type="float" office:value="5" calcext:value-type="float">
            <text:p>5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1-08-19" calcext:value-type="date">
            <text:p>08/19/2001</text:p>
          </table:table-cell>
          <table:table-cell table:style-name="ce2" table:formula="of:=ROUND((DATE(2015;1;1)-[.E260])/365.25)" office:value-type="float" office:value="13" calcext:value-type="float">
            <text:p>13</text:p>
          </table:table-cell>
          <table:table-cell office:value-type="string" calcext:value-type="string">
            <text:p>г. Иваново, Ул.Ноздрина, 7-35</text:p>
          </table:table-cell>
          <table:table-cell office:value-type="string" calcext:value-type="string">
            <text:p>Россия, Иваново, улица Поэта Ноздрина, 7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9874" calcext:value-type="float">
            <text:p>56.99874</text:p>
          </table:table-cell>
          <table:table-cell office:value-type="float" office:value="40.987935" calcext:value-type="float">
            <text:p>40.987935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34.4" calcext:value-type="float">
            <text:p>34.4</text:p>
          </table:table-cell>
          <table:table-cell table:formula="of:=IF([.F260]&lt;[Лист2.$A$1];ROUND([.O260]/[Лист2.$C$1];2);IF([.F260]&lt;[Лист2.$A$2];ROUND([.O260]/[Лист2.$C$2];2);IF([.F260]&lt;[Лист2.$A$3];ROUND([.O260]/[Лист2.$C$3];2);IF([.F260]&lt;[Лист2.$A$4];ROUND([.O260]/[Лист2.$C$4];2);ROUND([.O260]/[Лист2.$C$5];2)))))" office:value-type="float" office:value="2.84" calcext:value-type="float">
            <text:p>2.84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02" calcext:value-type="float">
            <text:p>2002</text:p>
          </table:table-cell>
          <table:table-cell table:style-name="Default" table:formula="of:=[.S260]-YEAR([.E260])" office:value-type="float" office:value="1" calcext:value-type="float">
            <text:p>1</text:p>
          </table:table-cell>
          <table:table-cell table:formula="of:=2014-[.S260]" office:value-type="float" office:value="12" calcext:value-type="float">
            <text:p>12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9-10-15" calcext:value-type="date">
            <text:p>10/15/2009</text:p>
          </table:table-cell>
          <table:table-cell table:style-name="ce2" table:formula="of:=ROUND((DATE(2015;1;1)-[.E261])/365.25)" office:value-type="float" office:value="5" calcext:value-type="float">
            <text:p>5</text:p>
          </table:table-cell>
          <table:table-cell office:value-type="string" calcext:value-type="string">
            <text:p>г. Иваново, Ул.Свободы, 47-28</text:p>
          </table:table-cell>
          <table:table-cell office:value-type="string" calcext:value-type="string">
            <text:p>Россия, Иваново, улица Свободы, 47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14425" calcext:value-type="float">
            <text:p>57.014425</text:p>
          </table:table-cell>
          <table:table-cell office:value-type="float" office:value="41.00617" calcext:value-type="float">
            <text:p>41.00617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43.6" calcext:value-type="float">
            <text:p>43.6</text:p>
          </table:table-cell>
          <table:table-cell table:formula="of:=IF([.F261]&lt;[Лист2.$A$1];ROUND([.O261]/[Лист2.$C$1];2);IF([.F261]&lt;[Лист2.$A$2];ROUND([.O261]/[Лист2.$C$2];2);IF([.F261]&lt;[Лист2.$A$3];ROUND([.O261]/[Лист2.$C$3];2);IF([.F261]&lt;[Лист2.$A$4];ROUND([.O261]/[Лист2.$C$4];2);ROUND([.O261]/[Лист2.$C$5];2)))))" office:value-type="float" office:value="4.21" calcext:value-type="float">
            <text:p>4.21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09" calcext:value-type="float">
            <text:p>2009</text:p>
          </table:table-cell>
          <table:table-cell table:style-name="Default" table:formula="of:=[.S261]-YEAR([.E261])" office:value-type="float" office:value="0" calcext:value-type="float">
            <text:p>0</text:p>
          </table:table-cell>
          <table:table-cell table:formula="of:=2014-[.S261]" office:value-type="float" office:value="5" calcext:value-type="float">
            <text:p>5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0-06-19" calcext:value-type="date">
            <text:p>06/19/2000</text:p>
          </table:table-cell>
          <table:table-cell table:style-name="ce2" table:formula="of:=ROUND((DATE(2015;1;1)-[.E262])/365.25)" office:value-type="float" office:value="15" calcext:value-type="float">
            <text:p>15</text:p>
          </table:table-cell>
          <table:table-cell office:value-type="string" calcext:value-type="string">
            <text:p>Г.Фурманов, Ул.Тимирязева, 37-39</text:p>
          </table:table-cell>
          <table:table-cell office:value-type="string" calcext:value-type="string">
            <text:p>Россия, Ивановская область, Фурмановский район, город Фурманов, улица Тимирязева, 37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263209" calcext:value-type="float">
            <text:p>57.263209</text:p>
          </table:table-cell>
          <table:table-cell office:value-type="float" office:value="41.118963" calcext:value-type="float">
            <text:p>41.118963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38.4" calcext:value-type="float">
            <text:p>38.4</text:p>
          </table:table-cell>
          <table:table-cell table:formula="of:=IF([.F262]&lt;[Лист2.$A$1];ROUND([.O262]/[Лист2.$C$1];2);IF([.F262]&lt;[Лист2.$A$2];ROUND([.O262]/[Лист2.$C$2];2);IF([.F262]&lt;[Лист2.$A$3];ROUND([.O262]/[Лист2.$C$3];2);IF([.F262]&lt;[Лист2.$A$4];ROUND([.O262]/[Лист2.$C$4];2);ROUND([.O262]/[Лист2.$C$5];2)))))" office:value-type="float" office:value="1.22" calcext:value-type="float">
            <text:p>1.22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2" calcext:value-type="float">
            <text:p>2012</text:p>
          </table:table-cell>
          <table:table-cell table:style-name="Default" table:formula="of:=[.S262]-YEAR([.E262])" office:value-type="float" office:value="12" calcext:value-type="float">
            <text:p>12</text:p>
          </table:table-cell>
          <table:table-cell table:formula="of:=2014-[.S262]" office:value-type="float" office:value="2" calcext:value-type="float">
            <text:p>2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10-12-10" calcext:value-type="date">
            <text:p>12/10/2010</text:p>
          </table:table-cell>
          <table:table-cell table:style-name="ce2" table:formula="of:=ROUND((DATE(2015;1;1)-[.E263])/365.25)" office:value-type="float" office:value="4" calcext:value-type="float">
            <text:p>4</text:p>
          </table:table-cell>
          <table:table-cell office:value-type="string" calcext:value-type="string">
            <text:p>Ул.9 Сосневская, 54/50</text:p>
          </table:table-cell>
          <table:table-cell office:value-type="string" calcext:value-type="string">
            <text:p>Россия, Иваново, 9-я Сосневская улица, 54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98755" calcext:value-type="float">
            <text:p>56.998755</text:p>
          </table:table-cell>
          <table:table-cell office:value-type="float" office:value="41.034252" calcext:value-type="float">
            <text:p>41.034252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36.3" calcext:value-type="float">
            <text:p>36.3</text:p>
          </table:table-cell>
          <table:table-cell table:formula="of:=IF([.F263]&lt;[Лист2.$A$1];ROUND([.O263]/[Лист2.$C$1];2);IF([.F263]&lt;[Лист2.$A$2];ROUND([.O263]/[Лист2.$C$2];2);IF([.F263]&lt;[Лист2.$A$3];ROUND([.O263]/[Лист2.$C$3];2);IF([.F263]&lt;[Лист2.$A$4];ROUND([.O263]/[Лист2.$C$4];2);ROUND([.O263]/[Лист2.$C$5];2)))))" office:value-type="float" office:value="3.51" calcext:value-type="float">
            <text:p>3.51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10" calcext:value-type="float">
            <text:p>2010</text:p>
          </table:table-cell>
          <table:table-cell table:style-name="Default" table:formula="of:=[.S263]-YEAR([.E263])" office:value-type="float" office:value="0" calcext:value-type="float">
            <text:p>0</text:p>
          </table:table-cell>
          <table:table-cell table:formula="of:=2014-[.S263]" office:value-type="float" office:value="4" calcext:value-type="float">
            <text:p>4</text:p>
          </table:table-cell>
          <table:table-cell office:value-type="string" calcext:value-type="string">
            <text:p>Вторичный хронический обменный пиелонефрит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3-07-13" calcext:value-type="date">
            <text:p>07/13/2003</text:p>
          </table:table-cell>
          <table:table-cell table:style-name="ce2" table:formula="of:=ROUND((DATE(2015;1;1)-[.E264])/365.25)" office:value-type="float" office:value="11" calcext:value-type="float">
            <text:p>11</text:p>
          </table:table-cell>
          <table:table-cell office:value-type="string" calcext:value-type="string">
            <text:p>П.Савино,ул.Железнодорожная, 1</text:p>
          </table:table-cell>
          <table:table-cell office:value-type="string" calcext:value-type="string">
            <text:p>Россия, Ивановская область, Савинский район, поселок Савино, 1-я Железнодорожная улица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588442" calcext:value-type="float">
            <text:p>56.588442</text:p>
          </table:table-cell>
          <table:table-cell office:value-type="float" office:value="41.211498" calcext:value-type="float">
            <text:p>41.211498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30" calcext:value-type="float">
            <text:p>30</text:p>
          </table:table-cell>
          <table:table-cell table:formula="of:=IF([.F264]&lt;[Лист2.$A$1];ROUND([.O264]/[Лист2.$C$1];2);IF([.F264]&lt;[Лист2.$A$2];ROUND([.O264]/[Лист2.$C$2];2);IF([.F264]&lt;[Лист2.$A$3];ROUND([.O264]/[Лист2.$C$3];2);IF([.F264]&lt;[Лист2.$A$4];ROUND([.O264]/[Лист2.$C$4];2);ROUND([.O264]/[Лист2.$C$5];2)))))" office:value-type="float" office:value="2.47" calcext:value-type="float">
            <text:p>2.47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12" calcext:value-type="float">
            <text:p>2012</text:p>
          </table:table-cell>
          <table:table-cell table:style-name="Default" table:formula="of:=[.S264]-YEAR([.E264])" office:value-type="float" office:value="9" calcext:value-type="float">
            <text:p>9</text:p>
          </table:table-cell>
          <table:table-cell table:formula="of:=2014-[.S264]" office:value-type="float" office:value="2" calcext:value-type="float">
            <text:p>2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5-11-15" calcext:value-type="date">
            <text:p>11/15/2005</text:p>
          </table:table-cell>
          <table:table-cell table:style-name="ce2" table:formula="of:=ROUND((DATE(2015;1;1)-[.E265])/365.25)" office:value-type="float" office:value="9" calcext:value-type="float">
            <text:p>9</text:p>
          </table:table-cell>
          <table:table-cell office:value-type="string" calcext:value-type="string">
            <text:p>Ивановский р-н, д. Ушаковка, 16</text:p>
          </table:table-cell>
          <table:table-cell office:value-type="string" calcext:value-type="string">
            <text:p>Россия, Ивановская область, Ивановский район, деревня Ушаковка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001289" calcext:value-type="float">
            <text:p>57.001289</text:p>
          </table:table-cell>
          <table:table-cell office:value-type="float" office:value="41.252443" calcext:value-type="float">
            <text:p>41.252443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65" calcext:value-type="float">
            <text:p>65</text:p>
          </table:table-cell>
          <table:table-cell table:formula="of:=IF([.F265]&lt;[Лист2.$A$1];ROUND([.O265]/[Лист2.$C$1];2);IF([.F265]&lt;[Лист2.$A$2];ROUND([.O265]/[Лист2.$C$2];2);IF([.F265]&lt;[Лист2.$A$3];ROUND([.O265]/[Лист2.$C$3];2);IF([.F265]&lt;[Лист2.$A$4];ROUND([.O265]/[Лист2.$C$4];2);ROUND([.O265]/[Лист2.$C$5];2)))))" office:value-type="float" office:value="5.36" calcext:value-type="float">
            <text:p>5.36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2" calcext:value-type="float">
            <text:p>2012</text:p>
          </table:table-cell>
          <table:table-cell table:style-name="Default" table:formula="of:=[.S265]-YEAR([.E265])" office:value-type="float" office:value="7" calcext:value-type="float">
            <text:p>7</text:p>
          </table:table-cell>
          <table:table-cell table:formula="of:=2014-[.S265]" office:value-type="float" office:value="2" calcext:value-type="float">
            <text:p>2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1-11-04" calcext:value-type="date">
            <text:p>11/04/2001</text:p>
          </table:table-cell>
          <table:table-cell table:style-name="ce2" table:formula="of:=ROUND((DATE(2015;1;1)-[.E266])/365.25)" office:value-type="float" office:value="13" calcext:value-type="float">
            <text:p>13</text:p>
          </table:table-cell>
          <table:table-cell office:value-type="string" calcext:value-type="string">
            <text:p>Ул.Шубиных, 9-36</text:p>
          </table:table-cell>
          <table:table-cell office:value-type="string" calcext:value-type="string">
            <text:p>Россия, Иваново, улица Шубиных, 9</text:p>
          </table:table-cell>
          <table:table-cell office:value-type="string" calcext:value-type="string">
            <text:p>№ 10</text:p>
          </table:table-cell>
          <table:table-cell office:value-type="string" calcext:value-type="string">
            <text:p>ОНВС-2</text:p>
          </table:table-cell>
          <table:table-cell office:value-type="float" office:value="56.96239" calcext:value-type="float">
            <text:p>56.96239</text:p>
          </table:table-cell>
          <table:table-cell office:value-type="float" office:value="41.00679" calcext:value-type="float">
            <text:p>41.00679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51" calcext:value-type="float">
            <text:p>51</text:p>
          </table:table-cell>
          <table:table-cell table:formula="of:=IF([.F266]&lt;[Лист2.$A$1];ROUND([.O266]/[Лист2.$C$1];2);IF([.F266]&lt;[Лист2.$A$2];ROUND([.O266]/[Лист2.$C$2];2);IF([.F266]&lt;[Лист2.$A$3];ROUND([.O266]/[Лист2.$C$3];2);IF([.F266]&lt;[Лист2.$A$4];ROUND([.O266]/[Лист2.$C$4];2);ROUND([.O266]/[Лист2.$C$5];2)))))" office:value-type="float" office:value="4.2" calcext:value-type="float">
            <text:p>4.2</text:p>
          </table:table-cell>
          <table:table-cell office:value-type="string" calcext:value-type="string">
            <text:p>0xFF0000</text:p>
          </table:table-cell>
          <table:table-cell office:value-type="string" calcext:value-type="string">
            <text:p>нет</text:p>
          </table:table-cell>
          <table:table-cell office:value-type="float" office:value="2011" calcext:value-type="float">
            <text:p>2011</text:p>
          </table:table-cell>
          <table:table-cell table:style-name="Default" table:formula="of:=[.S266]-YEAR([.E266])" office:value-type="float" office:value="10" calcext:value-type="float">
            <text:p>10</text:p>
          </table:table-cell>
          <table:table-cell table:formula="of:=2014-[.S266]" office:value-type="float" office:value="3" calcext:value-type="float">
            <text:p>3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6-07-01" calcext:value-type="date">
            <text:p>07/01/2006</text:p>
          </table:table-cell>
          <table:table-cell table:style-name="ce2" table:formula="of:=ROUND((DATE(2015;1;1)-[.E267])/365.25)" office:value-type="float" office:value="9" calcext:value-type="float">
            <text:p>9</text:p>
          </table:table-cell>
          <table:table-cell office:value-type="string" calcext:value-type="string">
            <text:p>Г.Фурманов, Социальный проезд, 6-17</text:p>
          </table:table-cell>
          <table:table-cell office:value-type="string" calcext:value-type="string">
            <text:p>Россия, Ивановская область, Фурманов, Социальный проезд, 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24723" calcext:value-type="float">
            <text:p>57.24723</text:p>
          </table:table-cell>
          <table:table-cell office:value-type="float" office:value="41.113959" calcext:value-type="float">
            <text:p>41.113959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37" calcext:value-type="float">
            <text:p>37</text:p>
          </table:table-cell>
          <table:table-cell table:formula="of:=IF([.F267]&lt;[Лист2.$A$1];ROUND([.O267]/[Лист2.$C$1];2);IF([.F267]&lt;[Лист2.$A$2];ROUND([.O267]/[Лист2.$C$2];2);IF([.F267]&lt;[Лист2.$A$3];ROUND([.O267]/[Лист2.$C$3];2);IF([.F267]&lt;[Лист2.$A$4];ROUND([.O267]/[Лист2.$C$4];2);ROUND([.O267]/[Лист2.$C$5];2)))))" office:value-type="float" office:value="3.05" calcext:value-type="float">
            <text:p>3.05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06" calcext:value-type="float">
            <text:p>2006</text:p>
          </table:table-cell>
          <table:table-cell table:style-name="Default" table:formula="of:=[.S267]-YEAR([.E267])" office:value-type="float" office:value="0" calcext:value-type="float">
            <text:p>0</text:p>
          </table:table-cell>
          <table:table-cell table:formula="of:=2014-[.S267]" office:value-type="float" office:value="8" calcext:value-type="float">
            <text:p>8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2-05-07" calcext:value-type="date">
            <text:p>05/07/2002</text:p>
          </table:table-cell>
          <table:table-cell table:style-name="ce2" table:formula="of:=ROUND((DATE(2015;1;1)-[.E268])/365.25)" office:value-type="float" office:value="13" calcext:value-type="float">
            <text:p>13</text:p>
          </table:table-cell>
          <table:table-cell office:value-type="string" calcext:value-type="string">
            <text:p>Вичужский р-н, п.Новописцово, ул.Гагарина,26</text:p>
          </table:table-cell>
          <table:table-cell office:value-type="string" calcext:value-type="string">
            <text:p>Россия, Ивановская область, Вичугский район, поселок Новописцово, улица Гагарина, 2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314962" calcext:value-type="float">
            <text:p>57.314962</text:p>
          </table:table-cell>
          <table:table-cell office:value-type="float" office:value="41.838855" calcext:value-type="float">
            <text:p>41.838855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34.6" calcext:value-type="float">
            <text:p>34.6</text:p>
          </table:table-cell>
          <table:table-cell table:formula="of:=IF([.F268]&lt;[Лист2.$A$1];ROUND([.O268]/[Лист2.$C$1];2);IF([.F268]&lt;[Лист2.$A$2];ROUND([.O268]/[Лист2.$C$2];2);IF([.F268]&lt;[Лист2.$A$3];ROUND([.O268]/[Лист2.$C$3];2);IF([.F268]&lt;[Лист2.$A$4];ROUND([.O268]/[Лист2.$C$4];2);ROUND([.O268]/[Лист2.$C$5];2)))))" office:value-type="float" office:value="2.85" calcext:value-type="float">
            <text:p>2.85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268]-YEAR([.E268])" office:value-type="float" office:value="12" calcext:value-type="float">
            <text:p>12</text:p>
          </table:table-cell>
          <table:table-cell table:formula="of:=2014-[.S268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1999-04-24" calcext:value-type="date">
            <text:p>04/24/1999</text:p>
          </table:table-cell>
          <table:table-cell table:style-name="ce2" table:formula="of:=ROUND((DATE(2015;1;1)-[.E269])/365.25)" office:value-type="float" office:value="16" calcext:value-type="float">
            <text:p>16</text:p>
          </table:table-cell>
          <table:table-cell office:value-type="string" calcext:value-type="string">
            <text:p>П. Савино, ул.2 Восточная,35</text:p>
          </table:table-cell>
          <table:table-cell office:value-type="string" calcext:value-type="string">
            <text:p>Россия, Ивановская область, Савинский район, поселок Савино, 2-я Восточная улица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595817" calcext:value-type="float">
            <text:p>56.595817</text:p>
          </table:table-cell>
          <table:table-cell office:value-type="float" office:value="41.219673" calcext:value-type="float">
            <text:p>41.219673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45" calcext:value-type="float">
            <text:p>45</text:p>
          </table:table-cell>
          <table:table-cell table:formula="of:=IF([.F269]&lt;[Лист2.$A$1];ROUND([.O269]/[Лист2.$C$1];2);IF([.F269]&lt;[Лист2.$A$2];ROUND([.O269]/[Лист2.$C$2];2);IF([.F269]&lt;[Лист2.$A$3];ROUND([.O269]/[Лист2.$C$3];2);IF([.F269]&lt;[Лист2.$A$4];ROUND([.O269]/[Лист2.$C$4];2);ROUND([.O269]/[Лист2.$C$5];2)))))" office:value-type="float" office:value="1.43" calcext:value-type="float">
            <text:p>1.43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2" calcext:value-type="float">
            <text:p>2012</text:p>
          </table:table-cell>
          <table:table-cell table:style-name="Default" table:formula="of:=[.S269]-YEAR([.E269])" office:value-type="float" office:value="13" calcext:value-type="float">
            <text:p>13</text:p>
          </table:table-cell>
          <table:table-cell table:formula="of:=2014-[.S269]" office:value-type="float" office:value="2" calcext:value-type="float">
            <text:p>2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1999-02-04" calcext:value-type="date">
            <text:p>02/04/1999</text:p>
          </table:table-cell>
          <table:table-cell table:style-name="ce2" table:formula="of:=ROUND((DATE(2015;1;1)-[.E270])/365.25)" office:value-type="float" office:value="16" calcext:value-type="float">
            <text:p>16</text:p>
          </table:table-cell>
          <table:table-cell office:value-type="string" calcext:value-type="string">
            <text:p>Ивановская область, п. Савино, ул. Полевая, 6</text:p>
          </table:table-cell>
          <table:table-cell office:value-type="string" calcext:value-type="string">
            <text:p>Россия, Ивановская область, Савинский район, поселок Савино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596981" calcext:value-type="float">
            <text:p>56.596981</text:p>
          </table:table-cell>
          <table:table-cell office:value-type="float" office:value="41.187244" calcext:value-type="float">
            <text:p>41.187244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45" calcext:value-type="float">
            <text:p>45</text:p>
          </table:table-cell>
          <table:table-cell table:formula="of:=IF([.F270]&lt;[Лист2.$A$1];ROUND([.O270]/[Лист2.$C$1];2);IF([.F270]&lt;[Лист2.$A$2];ROUND([.O270]/[Лист2.$C$2];2);IF([.F270]&lt;[Лист2.$A$3];ROUND([.O270]/[Лист2.$C$3];2);IF([.F270]&lt;[Лист2.$A$4];ROUND([.O270]/[Лист2.$C$4];2);ROUND([.O270]/[Лист2.$C$5];2)))))" office:value-type="float" office:value="1.43" calcext:value-type="float">
            <text:p>1.43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2" calcext:value-type="float">
            <text:p>2012</text:p>
          </table:table-cell>
          <table:table-cell table:style-name="Default" table:formula="of:=[.S270]-YEAR([.E270])" office:value-type="float" office:value="13" calcext:value-type="float">
            <text:p>13</text:p>
          </table:table-cell>
          <table:table-cell table:formula="of:=2014-[.S270]" office:value-type="float" office:value="2" calcext:value-type="float">
            <text:p>2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8-12-14" calcext:value-type="date">
            <text:p>12/14/2008</text:p>
          </table:table-cell>
          <table:table-cell table:style-name="ce2" table:formula="of:=ROUND((DATE(2015;1;1)-[.E271])/365.25)" office:value-type="float" office:value="6" calcext:value-type="float">
            <text:p>6</text:p>
          </table:table-cell>
          <table:table-cell office:value-type="string" calcext:value-type="string">
            <text:p>Пр.Текстильщиков, 2-31</text:p>
          </table:table-cell>
          <table:table-cell office:value-type="string" calcext:value-type="string">
            <text:p>Россия, Иваново, проспект Текстильщиков, 2</text:p>
          </table:table-cell>
          <table:table-cell office:value-type="string" calcext:value-type="string">
            <text:p>№ 10</text:p>
          </table:table-cell>
          <table:table-cell office:value-type="string" calcext:value-type="string">
            <text:p>ОНВС-2</text:p>
          </table:table-cell>
          <table:table-cell office:value-type="float" office:value="56.963901" calcext:value-type="float">
            <text:p>56.963901</text:p>
          </table:table-cell>
          <table:table-cell office:value-type="float" office:value="41.015657" calcext:value-type="float">
            <text:p>41.015657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20.7" calcext:value-type="float">
            <text:p>20.7</text:p>
          </table:table-cell>
          <table:table-cell table:formula="of:=IF([.F271]&lt;[Лист2.$A$1];ROUND([.O271]/[Лист2.$C$1];2);IF([.F271]&lt;[Лист2.$A$2];ROUND([.O271]/[Лист2.$C$2];2);IF([.F271]&lt;[Лист2.$A$3];ROUND([.O271]/[Лист2.$C$3];2);IF([.F271]&lt;[Лист2.$A$4];ROUND([.O271]/[Лист2.$C$4];2);ROUND([.O271]/[Лист2.$C$5];2)))))" office:value-type="float" office:value="2" calcext:value-type="float">
            <text:p>2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271]-YEAR([.E271])" office:value-type="float" office:value="6" calcext:value-type="float">
            <text:p>6</text:p>
          </table:table-cell>
          <table:table-cell table:formula="of:=2014-[.S271]" office:value-type="float" office:value="0" calcext:value-type="float">
            <text:p>0</text:p>
          </table:table-cell>
          <table:table-cell office:value-type="string" calcext:value-type="string">
            <text:p>Поликистоз почек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1-08-24" calcext:value-type="date">
            <text:p>08/24/2001</text:p>
          </table:table-cell>
          <table:table-cell table:style-name="ce2" table:formula="of:=ROUND((DATE(2015;1;1)-[.E272])/365.25)" office:value-type="float" office:value="13" calcext:value-type="float">
            <text:p>13</text:p>
          </table:table-cell>
          <table:table-cell office:value-type="string" calcext:value-type="string">
            <text:p>Ул.Шубиных, 16В-24</text:p>
          </table:table-cell>
          <table:table-cell office:value-type="string" calcext:value-type="string">
            <text:p>Россия, Иваново, улица Шубиных, 16в</text:p>
          </table:table-cell>
          <table:table-cell office:value-type="string" calcext:value-type="string">
            <text:p>№ 10</text:p>
          </table:table-cell>
          <table:table-cell office:value-type="string" calcext:value-type="string">
            <text:p>ОНВС-2</text:p>
          </table:table-cell>
          <table:table-cell office:value-type="float" office:value="56.960957" calcext:value-type="float">
            <text:p>56.960957</text:p>
          </table:table-cell>
          <table:table-cell office:value-type="float" office:value="41.007069" calcext:value-type="float">
            <text:p>41.007069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36" calcext:value-type="float">
            <text:p>36</text:p>
          </table:table-cell>
          <table:table-cell table:formula="of:=IF([.F272]&lt;[Лист2.$A$1];ROUND([.O272]/[Лист2.$C$1];2);IF([.F272]&lt;[Лист2.$A$2];ROUND([.O272]/[Лист2.$C$2];2);IF([.F272]&lt;[Лист2.$A$3];ROUND([.O272]/[Лист2.$C$3];2);IF([.F272]&lt;[Лист2.$A$4];ROUND([.O272]/[Лист2.$C$4];2);ROUND([.O272]/[Лист2.$C$5];2)))))" office:value-type="float" office:value="2.97" calcext:value-type="float">
            <text:p>2.97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06" calcext:value-type="float">
            <text:p>2006</text:p>
          </table:table-cell>
          <table:table-cell table:style-name="Default" table:formula="of:=[.S272]-YEAR([.E272])" office:value-type="float" office:value="5" calcext:value-type="float">
            <text:p>5</text:p>
          </table:table-cell>
          <table:table-cell table:formula="of:=2014-[.S272]" office:value-type="float" office:value="8" calcext:value-type="float">
            <text:p>8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2-08-23" calcext:value-type="date">
            <text:p>08/23/2002</text:p>
          </table:table-cell>
          <table:table-cell table:style-name="ce2" table:formula="of:=ROUND((DATE(2015;1;1)-[.E273])/365.25)" office:value-type="float" office:value="12" calcext:value-type="float">
            <text:p>12</text:p>
          </table:table-cell>
          <table:table-cell office:value-type="string" calcext:value-type="string">
            <text:p>Д.Бухарово, ул.Арбатская, 15</text:p>
          </table:table-cell>
          <table:table-cell office:value-type="string" calcext:value-type="string">
            <text:p>Россия, Ивановская область, Ивановский район, поселок Бухарово, Арбатская улица, 1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945593" calcext:value-type="float">
            <text:p>56.945593</text:p>
          </table:table-cell>
          <table:table-cell office:value-type="float" office:value="40.98585" calcext:value-type="float">
            <text:p>40.98585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село</text:p>
          </table:table-cell>
          <table:table-cell office:value-type="float" office:value="32.7" calcext:value-type="float">
            <text:p>32.7</text:p>
          </table:table-cell>
          <table:table-cell table:formula="of:=IF([.F273]&lt;[Лист2.$A$1];ROUND([.O273]/[Лист2.$C$1];2);IF([.F273]&lt;[Лист2.$A$2];ROUND([.O273]/[Лист2.$C$2];2);IF([.F273]&lt;[Лист2.$A$3];ROUND([.O273]/[Лист2.$C$3];2);IF([.F273]&lt;[Лист2.$A$4];ROUND([.O273]/[Лист2.$C$4];2);ROUND([.O273]/[Лист2.$C$5];2)))))" office:value-type="float" office:value="2.7" calcext:value-type="float">
            <text:p>2.7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12" calcext:value-type="float">
            <text:p>2012</text:p>
          </table:table-cell>
          <table:table-cell table:style-name="Default" table:formula="of:=[.S273]-YEAR([.E273])" office:value-type="float" office:value="10" calcext:value-type="float">
            <text:p>10</text:p>
          </table:table-cell>
          <table:table-cell table:formula="of:=2014-[.S273]" office:value-type="float" office:value="2" calcext:value-type="float">
            <text:p>2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6-09-30" calcext:value-type="date">
            <text:p>09/30/2006</text:p>
          </table:table-cell>
          <table:table-cell table:style-name="ce2" table:formula="of:=ROUND((DATE(2015;1;1)-[.E274])/365.25)" office:value-type="float" office:value="8" calcext:value-type="float">
            <text:p>8</text:p>
          </table:table-cell>
          <table:table-cell office:value-type="string" calcext:value-type="string">
            <text:p>Г.Фурманов, Социальный проезд, 65</text:p>
          </table:table-cell>
          <table:table-cell office:value-type="string" calcext:value-type="string">
            <text:p>Россия, Ивановская область, Фурманов, Социальный проезд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7.247011" calcext:value-type="float">
            <text:p>57.247011</text:p>
          </table:table-cell>
          <table:table-cell office:value-type="float" office:value="41.111543" calcext:value-type="float">
            <text:p>41.111543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18" calcext:value-type="float">
            <text:p>18</text:p>
          </table:table-cell>
          <table:table-cell table:formula="of:=IF([.F274]&lt;[Лист2.$A$1];ROUND([.O274]/[Лист2.$C$1];2);IF([.F274]&lt;[Лист2.$A$2];ROUND([.O274]/[Лист2.$C$2];2);IF([.F274]&lt;[Лист2.$A$3];ROUND([.O274]/[Лист2.$C$3];2);IF([.F274]&lt;[Лист2.$A$4];ROUND([.O274]/[Лист2.$C$4];2);ROUND([.O274]/[Лист2.$C$5];2)))))" office:value-type="float" office:value="1.48" calcext:value-type="float">
            <text:p>1.48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2" calcext:value-type="float">
            <text:p>2012</text:p>
          </table:table-cell>
          <table:table-cell table:style-name="Default" table:formula="of:=[.S274]-YEAR([.E274])" office:value-type="float" office:value="6" calcext:value-type="float">
            <text:p>6</text:p>
          </table:table-cell>
          <table:table-cell table:formula="of:=2014-[.S274]" office:value-type="float" office:value="2" calcext:value-type="float">
            <text:p>2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11-06-18" calcext:value-type="date">
            <text:p>06/18/2011</text:p>
          </table:table-cell>
          <table:table-cell table:style-name="ce2" table:formula="of:=ROUND((DATE(2015;1;1)-[.E275])/365.25)" office:value-type="float" office:value="4" calcext:value-type="float">
            <text:p>4</text:p>
          </table:table-cell>
          <table:table-cell office:value-type="string" calcext:value-type="string">
            <text:p>Ул.Родниковская, 44-32</text:p>
          </table:table-cell>
          <table:table-cell office:value-type="string" calcext:value-type="string">
            <text:p>Россия, Иваново, Родниковская улица, 44</text:p>
          </table:table-cell>
          <table:table-cell office:value-type="string" calcext:value-type="string">
            <text:p>№ 10</text:p>
          </table:table-cell>
          <table:table-cell office:value-type="string" calcext:value-type="string">
            <text:p>ОНВС-2</text:p>
          </table:table-cell>
          <table:table-cell office:value-type="float" office:value="56.957673" calcext:value-type="float">
            <text:p>56.957673</text:p>
          </table:table-cell>
          <table:table-cell office:value-type="float" office:value="41.007455" calcext:value-type="float">
            <text:p>41.007455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2.6" calcext:value-type="float">
            <text:p>12.6</text:p>
          </table:table-cell>
          <table:table-cell table:formula="of:=IF([.F275]&lt;[Лист2.$A$1];ROUND([.O275]/[Лист2.$C$1];2);IF([.F275]&lt;[Лист2.$A$2];ROUND([.O275]/[Лист2.$C$2];2);IF([.F275]&lt;[Лист2.$A$3];ROUND([.O275]/[Лист2.$C$3];2);IF([.F275]&lt;[Лист2.$A$4];ROUND([.O275]/[Лист2.$C$4];2);ROUND([.O275]/[Лист2.$C$5];2)))))" office:value-type="float" office:value="1.22" calcext:value-type="float">
            <text:p>1.22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275]-YEAR([.E275])" office:value-type="float" office:value="3" calcext:value-type="float">
            <text:p>3</text:p>
          </table:table-cell>
          <table:table-cell table:formula="of:=2014-[.S275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г. Иваново, Ул.3 Авиаотряд, 15-27</text:p>
          </table:table-cell>
          <table:table-cell office:value-type="string" calcext:value-type="string">
            <text:p>Россия, Иваново, 3-я Межевая улица, 15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88389" calcext:value-type="float">
            <text:p>56.988389</text:p>
          </table:table-cell>
          <table:table-cell office:value-type="float" office:value="40.959943" calcext:value-type="float">
            <text:p>40.959943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36" calcext:value-type="float">
            <text:p>36</text:p>
          </table:table-cell>
          <table:table-cell table:formula="of:=IF([.F276]&lt;[Лист2.$A$1];ROUND([.O276]/[Лист2.$C$1];2);IF([.F276]&lt;[Лист2.$A$2];ROUND([.O276]/[Лист2.$C$2];2);IF([.F276]&lt;[Лист2.$A$3];ROUND([.O276]/[Лист2.$C$3];2);IF([.F276]&lt;[Лист2.$A$4];ROUND([.O276]/[Лист2.$C$4];2);ROUND([.O276]/[Лист2.$C$5];2)))))" office:value-type="float" office:value="2.97" calcext:value-type="float">
            <text:p>2.97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/>
          <table:table-cell table:formula="of:=2014-[.S276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0-08-03" calcext:value-type="date">
            <text:p>08/03/2000</text:p>
          </table:table-cell>
          <table:table-cell table:style-name="ce2" table:formula="of:=ROUND((DATE(2015;1;1)-[.E277])/365.25)" office:value-type="float" office:value="14" calcext:value-type="float">
            <text:p>14</text:p>
          </table:table-cell>
          <table:table-cell office:value-type="string" calcext:value-type="string">
            <text:p>Бакинский проезд, 57-52</text:p>
          </table:table-cell>
          <table:table-cell office:value-type="string" calcext:value-type="string">
            <text:p>Россия, Иваново, Бакинский проезд, 57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8914" calcext:value-type="float">
            <text:p>56.98914</text:p>
          </table:table-cell>
          <table:table-cell office:value-type="float" office:value="40.934557" calcext:value-type="float">
            <text:p>40.934557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40.6" calcext:value-type="float">
            <text:p>40.6</text:p>
          </table:table-cell>
          <table:table-cell table:formula="of:=IF([.F277]&lt;[Лист2.$A$1];ROUND([.O277]/[Лист2.$C$1];2);IF([.F277]&lt;[Лист2.$A$2];ROUND([.O277]/[Лист2.$C$2];2);IF([.F277]&lt;[Лист2.$A$3];ROUND([.O277]/[Лист2.$C$3];2);IF([.F277]&lt;[Лист2.$A$4];ROUND([.O277]/[Лист2.$C$4];2);ROUND([.O277]/[Лист2.$C$5];2)))))" office:value-type="float" office:value="1.29" calcext:value-type="float">
            <text:p>1.29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03" calcext:value-type="float">
            <text:p>2003</text:p>
          </table:table-cell>
          <table:table-cell table:style-name="Default" table:formula="of:=[.S277]-YEAR([.E277])" office:value-type="float" office:value="3" calcext:value-type="float">
            <text:p>3</text:p>
          </table:table-cell>
          <table:table-cell table:formula="of:=2014-[.S277]" office:value-type="float" office:value="11" calcext:value-type="float">
            <text:p>11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1-04-06" calcext:value-type="date">
            <text:p>04/06/2001</text:p>
          </table:table-cell>
          <table:table-cell table:style-name="ce2" table:formula="of:=ROUND((DATE(2015;1;1)-[.E278])/365.25)" office:value-type="float" office:value="14" calcext:value-type="float">
            <text:p>14</text:p>
          </table:table-cell>
          <table:table-cell office:value-type="string" calcext:value-type="string">
            <text:p>Г.Кохма, ул.Ивановская, 69-24</text:p>
          </table:table-cell>
          <table:table-cell office:value-type="string" calcext:value-type="string">
            <text:p>Россия, Ивановская область, Кохма, Ивановская улица, 69к3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56.941282" calcext:value-type="float">
            <text:p>56.941282</text:p>
          </table:table-cell>
          <table:table-cell office:value-type="float" office:value="41.058551" calcext:value-type="float">
            <text:p>41.058551</text:p>
          </table:table-cell>
          <table:table-cell office:value-type="string" calcext:value-type="string">
            <text:p>область</text:p>
          </table:table-cell>
          <table:table-cell office:value-type="string" calcext:value-type="string">
            <text:p>город</text:p>
          </table:table-cell>
          <table:table-cell office:value-type="float" office:value="16.2" calcext:value-type="float">
            <text:p>16.2</text:p>
          </table:table-cell>
          <table:table-cell table:formula="of:=IF([.F278]&lt;[Лист2.$A$1];ROUND([.O278]/[Лист2.$C$1];2);IF([.F278]&lt;[Лист2.$A$2];ROUND([.O278]/[Лист2.$C$2];2);IF([.F278]&lt;[Лист2.$A$3];ROUND([.O278]/[Лист2.$C$3];2);IF([.F278]&lt;[Лист2.$A$4];ROUND([.O278]/[Лист2.$C$4];2);ROUND([.O278]/[Лист2.$C$5];2)))))" office:value-type="float" office:value="0.51" calcext:value-type="float">
            <text:p>0.51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278]-YEAR([.E278])" office:value-type="float" office:value="13" calcext:value-type="float">
            <text:p>13</text:p>
          </table:table-cell>
          <table:table-cell table:formula="of:=2014-[.S278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5-11-30" calcext:value-type="date">
            <text:p>11/30/2005</text:p>
          </table:table-cell>
          <table:table-cell table:style-name="ce2" table:formula="of:=ROUND((DATE(2015;1;1)-[.E279])/365.25)" office:value-type="float" office:value="9" calcext:value-type="float">
            <text:p>9</text:p>
          </table:table-cell>
          <table:table-cell office:value-type="string" calcext:value-type="string">
            <text:p>Ул.2 Сосневская, 19</text:p>
          </table:table-cell>
          <table:table-cell office:value-type="string" calcext:value-type="string">
            <text:p>Россия, Иваново, 2-я Сосневская улица, 19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01333" calcext:value-type="float">
            <text:p>57.001333</text:p>
          </table:table-cell>
          <table:table-cell office:value-type="float" office:value="41.018711" calcext:value-type="float">
            <text:p>41.018711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39" calcext:value-type="float">
            <text:p>39</text:p>
          </table:table-cell>
          <table:table-cell table:formula="of:=IF([.F279]&lt;[Лист2.$A$1];ROUND([.O279]/[Лист2.$C$1];2);IF([.F279]&lt;[Лист2.$A$2];ROUND([.O279]/[Лист2.$C$2];2);IF([.F279]&lt;[Лист2.$A$3];ROUND([.O279]/[Лист2.$C$3];2);IF([.F279]&lt;[Лист2.$A$4];ROUND([.O279]/[Лист2.$C$4];2);ROUND([.O279]/[Лист2.$C$5];2)))))" office:value-type="float" office:value="3.21" calcext:value-type="float">
            <text:p>3.21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table:style-name="Default" table:formula="of:=[.S279]-YEAR([.E279])" office:value-type="float" office:value="9" calcext:value-type="float">
            <text:p>9</text:p>
          </table:table-cell>
          <table:table-cell table:formula="of:=2014-[.S279]" office:value-type="float" office:value="0" calcext:value-type="float">
            <text:p>0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3-12-19" calcext:value-type="date">
            <text:p>12/19/2003</text:p>
          </table:table-cell>
          <table:table-cell table:style-name="ce2" table:formula="of:=ROUND((DATE(2015;1;1)-[.E280])/365.25)" office:value-type="float" office:value="11" calcext:value-type="float">
            <text:p>11</text:p>
          </table:table-cell>
          <table:table-cell office:value-type="string" calcext:value-type="string">
            <text:p>г. Иваново, Ул.22 Линия, 20</text:p>
          </table:table-cell>
          <table:table-cell office:value-type="string" calcext:value-type="string">
            <text:p>Россия, Иваново, 22-я линия, 20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93107" calcext:value-type="float">
            <text:p>56.993107</text:p>
          </table:table-cell>
          <table:table-cell office:value-type="float" office:value="40.923435" calcext:value-type="float">
            <text:p>40.923435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45" calcext:value-type="float">
            <text:p>45</text:p>
          </table:table-cell>
          <table:table-cell table:formula="of:=IF([.F280]&lt;[Лист2.$A$1];ROUND([.O280]/[Лист2.$C$1];2);IF([.F280]&lt;[Лист2.$A$2];ROUND([.O280]/[Лист2.$C$2];2);IF([.F280]&lt;[Лист2.$A$3];ROUND([.O280]/[Лист2.$C$3];2);IF([.F280]&lt;[Лист2.$A$4];ROUND([.O280]/[Лист2.$C$4];2);ROUND([.O280]/[Лист2.$C$5];2)))))" office:value-type="float" office:value="3.71" calcext:value-type="float">
            <text:p>3.71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10" calcext:value-type="float">
            <text:p>2010</text:p>
          </table:table-cell>
          <table:table-cell table:style-name="Default" table:formula="of:=[.S280]-YEAR([.E280])" office:value-type="float" office:value="7" calcext:value-type="float">
            <text:p>7</text:p>
          </table:table-cell>
          <table:table-cell table:formula="of:=2014-[.S280]" office:value-type="float" office:value="4" calcext:value-type="float">
            <text:p>4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5-02-10" calcext:value-type="date">
            <text:p>02/10/2005</text:p>
          </table:table-cell>
          <table:table-cell table:style-name="ce2" table:formula="of:=ROUND((DATE(2015;1;1)-[.E281])/365.25)" office:value-type="float" office:value="10" calcext:value-type="float">
            <text:p>10</text:p>
          </table:table-cell>
          <table:table-cell office:value-type="string" calcext:value-type="string">
            <text:p>г. Иваново, Ул.Московская, 13-14</text:p>
          </table:table-cell>
          <table:table-cell office:value-type="string" calcext:value-type="string">
            <text:p>Россия, Иваново, Московская улица, 13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91469" calcext:value-type="float">
            <text:p>56.991469</text:p>
          </table:table-cell>
          <table:table-cell office:value-type="float" office:value="40.982176" calcext:value-type="float">
            <text:p>40.982176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41" calcext:value-type="float">
            <text:p>41</text:p>
          </table:table-cell>
          <table:table-cell table:formula="of:=IF([.F281]&lt;[Лист2.$A$1];ROUND([.O281]/[Лист2.$C$1];2);IF([.F281]&lt;[Лист2.$A$2];ROUND([.O281]/[Лист2.$C$2];2);IF([.F281]&lt;[Лист2.$A$3];ROUND([.O281]/[Лист2.$C$3];2);IF([.F281]&lt;[Лист2.$A$4];ROUND([.O281]/[Лист2.$C$4];2);ROUND([.O281]/[Лист2.$C$5];2)))))" office:value-type="float" office:value="3.38" calcext:value-type="float">
            <text:p>3.38</text:p>
          </table:table-cell>
          <table:table-cell office:value-type="string" calcext:value-type="string">
            <text:p>0xFF9900</text:p>
          </table:table-cell>
          <table:table-cell office:value-type="string" calcext:value-type="string">
            <text:p>нет</text:p>
          </table:table-cell>
          <table:table-cell office:value-type="float" office:value="2013" calcext:value-type="float">
            <text:p>2013</text:p>
          </table:table-cell>
          <table:table-cell table:style-name="Default" table:formula="of:=[.S281]-YEAR([.E281])" office:value-type="float" office:value="8" calcext:value-type="float">
            <text:p>8</text:p>
          </table:table-cell>
          <table:table-cell table:formula="of:=2014-[.S281]" office:value-type="float" office:value="1" calcext:value-type="float">
            <text:p>1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женский</text:p>
          </table:table-cell>
          <table:table-cell office:value-type="date" office:date-value="2004-01-22" calcext:value-type="date">
            <text:p>01/22/2004</text:p>
          </table:table-cell>
          <table:table-cell table:style-name="ce2" table:formula="of:=ROUND((DATE(2015;1;1)-[.E282])/365.25)" office:value-type="float" office:value="11" calcext:value-type="float">
            <text:p>11</text:p>
          </table:table-cell>
          <table:table-cell office:value-type="string" calcext:value-type="string">
            <text:p>Ул.4 Деревенская, 56-55</text:p>
          </table:table-cell>
          <table:table-cell office:value-type="string" calcext:value-type="string">
            <text:p>Россия, Иваново, 4-я Деревенская улица, 56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7.036113" calcext:value-type="float">
            <text:p>57.036113</text:p>
          </table:table-cell>
          <table:table-cell office:value-type="float" office:value="40.989821" calcext:value-type="float">
            <text:p>40.989821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7.5" calcext:value-type="float">
            <text:p>17.5</text:p>
          </table:table-cell>
          <table:table-cell table:formula="of:=IF([.F282]&lt;[Лист2.$A$1];ROUND([.O282]/[Лист2.$C$1];2);IF([.F282]&lt;[Лист2.$A$2];ROUND([.O282]/[Лист2.$C$2];2);IF([.F282]&lt;[Лист2.$A$3];ROUND([.O282]/[Лист2.$C$3];2);IF([.F282]&lt;[Лист2.$A$4];ROUND([.O282]/[Лист2.$C$4];2);ROUND([.O282]/[Лист2.$C$5];2)))))" office:value-type="float" office:value="1.44" calcext:value-type="float">
            <text:p>1.44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0" calcext:value-type="float">
            <text:p>2010</text:p>
          </table:table-cell>
          <table:table-cell table:style-name="Default" table:formula="of:=[.S282]-YEAR([.E282])" office:value-type="float" office:value="6" calcext:value-type="float">
            <text:p>6</text:p>
          </table:table-cell>
          <table:table-cell table:formula="of:=2014-[.S282]" office:value-type="float" office:value="4" calcext:value-type="float">
            <text:p>4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ОКБ</text:p>
          </table:table-cell>
          <table:table-cell office:value-type="string" calcext:value-type="string">
            <text:p>мужской</text:p>
          </table:table-cell>
          <table:table-cell office:value-type="date" office:date-value="2009-09-05" calcext:value-type="date">
            <text:p>09/05/2009</text:p>
          </table:table-cell>
          <table:table-cell table:style-name="ce2" table:formula="of:=ROUND((DATE(2015;1;1)-[.E283])/365.25)" office:value-type="float" office:value="5" calcext:value-type="float">
            <text:p>5</text:p>
          </table:table-cell>
          <table:table-cell office:value-type="string" calcext:value-type="string">
            <text:p>г. Иваново, Ул.Московская, 23-17</text:p>
          </table:table-cell>
          <table:table-cell office:value-type="string" calcext:value-type="string">
            <text:p>Россия, Иваново, Московская улица, 23</text:p>
          </table:table-cell>
          <table:table-cell/>
          <table:table-cell office:value-type="string" calcext:value-type="string">
            <text:p>ОНВС-1</text:p>
          </table:table-cell>
          <table:table-cell office:value-type="float" office:value="56.990263" calcext:value-type="float">
            <text:p>56.990263</text:p>
          </table:table-cell>
          <table:table-cell office:value-type="float" office:value="40.981691" calcext:value-type="float">
            <text:p>40.981691</text:p>
          </table:table-cell>
          <table:table-cell table:number-columns-repeated="2" office:value-type="string" calcext:value-type="string">
            <text:p>город</text:p>
          </table:table-cell>
          <table:table-cell office:value-type="float" office:value="12.8" calcext:value-type="float">
            <text:p>12.8</text:p>
          </table:table-cell>
          <table:table-cell table:formula="of:=IF([.F283]&lt;[Лист2.$A$1];ROUND([.O283]/[Лист2.$C$1];2);IF([.F283]&lt;[Лист2.$A$2];ROUND([.O283]/[Лист2.$C$2];2);IF([.F283]&lt;[Лист2.$A$3];ROUND([.O283]/[Лист2.$C$3];2);IF([.F283]&lt;[Лист2.$A$4];ROUND([.O283]/[Лист2.$C$4];2);ROUND([.O283]/[Лист2.$C$5];2)))))" office:value-type="float" office:value="1.24" calcext:value-type="float">
            <text:p>1.24</text:p>
          </table:table-cell>
          <table:table-cell office:value-type="string" calcext:value-type="string">
            <text:p>0x00FF00</text:p>
          </table:table-cell>
          <table:table-cell office:value-type="string" calcext:value-type="string">
            <text:p>нет</text:p>
          </table:table-cell>
          <table:table-cell office:value-type="float" office:value="2012" calcext:value-type="float">
            <text:p>2012</text:p>
          </table:table-cell>
          <table:table-cell table:style-name="Default" table:formula="of:=[.S283]-YEAR([.E283])" office:value-type="float" office:value="3" calcext:value-type="float">
            <text:p>3</text:p>
          </table:table-cell>
          <table:table-cell table:formula="of:=2014-[.S283]" office:value-type="float" office:value="2" calcext:value-type="float">
            <text:p>2</text:p>
          </table:table-cell>
          <table:table-cell office:value-type="string" calcext:value-type="string">
            <text:p>Дисметаболическая оксалатная нефропатия</text:p>
          </table:table-cell>
        </table:table-row>
        <table:table-row table:style-name="ro1" table:number-rows-repeated="1048292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Лист2" table:style-name="ta1">
        <table:table-column table:style-name="co13" table:number-columns-repeated="2" table:default-cell-style-name="ce4"/>
        <table:table-column table:style-name="co1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.6" calcext:value-type="float">
            <text:p>39.6</text:p>
          </table:table-cell>
          <table:table-cell table:formula="of:=[.B1]*0.09" office:value-type="float" office:value="3.564" calcext:value-type="float">
            <text:p>3.56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8.8" calcext:value-type="float">
            <text:p>88.8</text:p>
          </table:table-cell>
          <table:table-cell table:formula="of:=[.B2]*0.09" office:value-type="float" office:value="7.992" calcext:value-type="float">
            <text:p>7.99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formula="of:=[.B3]*0.09" office:value-type="float" office:value="10.35" calcext:value-type="float">
            <text:p>10.3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34.8" calcext:value-type="float">
            <text:p>134.8</text:p>
          </table:table-cell>
          <table:table-cell table:formula="of:=[.B4]*0.09" office:value-type="float" office:value="12.132" calcext:value-type="float">
            <text:p>12.13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50" calcext:value-type="float">
            <text:p>350</text:p>
          </table:table-cell>
          <table:table-cell table:formula="of:=[.B5]*0.09" office:value-type="float" office:value="31.5" calcext:value-type="float">
            <text:p>31.5</text:p>
          </table:table-cell>
        </table:table-row>
      </table:table>
      <table:named-expressions/>
      <table:database-ranges>
        <table:database-range table:name="__Anonymous_Sheet_DB__0" table:target-range-address="baza_po_oxalatam.A1:baza_po_oxalatam.V283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12:57:56.12687431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9T14:59:26.852875305</dc:date>
    <meta:editing-duration>P1DT4H29M50S</meta:editing-duration>
    <meta:editing-cycles>50</meta:editing-cycles>
    <meta:generator>LibreOffice/5.1.6.2$Linux_X86_64 LibreOffice_project/10m0$Build-2</meta:generator>
    <meta:document-statistic meta:table-count="2" meta:cell-count="5983" meta:object-count="0"/>
  </office:meta>
</office:document-meta>
</file>